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49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49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49">
      <style:table-cell-properties fo:border-bottom="none" fo:background-color="#ff0000" fo:border-left="2.01pt solid #000000" fo:border-right="0.99pt solid #000000" fo:border-top="none"/>
    </style:style>
    <style:style style:name="ce6" style:family="table-cell" style:parent-style-name="Pivot_20_Table_20_Category" style:data-style-name="N49">
      <style:table-cell-properties fo:border-bottom="2.01pt solid #000000" fo:background-color="#ff0000" fo:border-left="2.01pt solid #000000" fo:border-right="0.99pt solid #000000" fo:border-top="none"/>
    </style:style>
    <style:style style:name="ce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0" style:family="table-cell" style:parent-style-name="Pivot_20_Table_20_Value" style:data-style-name="N0">
      <style:table-cell-properties fo:border-bottom="none" fo:background-color="#ff0000" fo:border-left="0.99pt solid #000000" fo:border-right="2.01pt solid #000000" fo:border-top="none"/>
    </style:style>
    <style:style style:name="ce11" style:family="table-cell" style:parent-style-name="Pivot_20_Table_20_Value" style:data-style-name="N0">
      <style:table-cell-properties fo:border-bottom="2.01pt solid #000000" fo:background-color="#ff0000" fo:border-left="0.99pt solid #000000" fo:border-right="2.01pt solid #000000" fo:border-top="none"/>
    </style:style>
    <style:style style:name="ce22" style:family="table-cell" style:parent-style-name="Default" style:data-style-name="N49">
      <style:table-cell-properties fo:background-color="#ffff38"/>
    </style:style>
    <style:style style:name="ce23" style:family="table-cell" style:parent-style-name="Pivot_20_Table_20_Corner" style:data-style-name="N0">
      <style:table-cell-properties fo:border-bottom="0.99pt solid #000000" fo:border-left="0.99pt solid #000000" fo:border-right="2.01pt solid #000000" fo:border-top="2.01pt solid #000000"/>
    </style:style>
    <style:style style:name="ce24" style:family="table-cell" style:parent-style-name="Default" style:data-style-name="N0">
      <style:table-cell-properties fo:background-color="#ffff38"/>
    </style:style>
    <style:style style:name="ce25" style:family="table-cell" style:parent-style-name="Default" style:data-style-name="N0"/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XIS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Week </text:p>
          </table:table-cell>
          <table:table-cell office:value-type="string" calcext:value-type="string">
            <table:cell-range-source table:name="CSV_all" xlink:type="simple" xlink:href="../../my_life_strategy_funds/LifeStrategy%20Income%20Fund.csv" table:filter-name="Text - txt - csv (StarCalc)" table:filter-options="44,34,12,1,,0,false,false,true,false,false,0,false,false,true" table:last-column-spanned="2" table:last-row-spanned="509"/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ounded</text:p>
          </table:table-cell>
          <table:table-cell table:number-columns-repeated="2"/>
        </table:table-row>
        <table:table-row table:style-name="ro1">
          <table:table-cell table:formula="of:=[.B2] - WEEKDAY([.B2];2) + 1" office:value-type="date" office:date-value="2024-01-01" calcext:value-type="date">
            <text:p>2024-01-01</text:p>
          </table:table-cell>
          <table:table-cell table:style-name="ce1" office:value-type="date" office:date-value="2024-01-02" calcext:value-type="date">
            <text:p>2024-01-02</text:p>
          </table:table-cell>
          <table:table-cell office:value-type="float" office:value="15.0900001525879" calcext:value-type="float">
            <text:p>15.0900001525879</text:p>
          </table:table-cell>
          <table:table-cell office:value-type="float" office:value="15.1" calcext:value-type="float">
            <text:p>15.1</text:p>
          </table:table-cell>
          <table:table-cell/>
          <table:table-cell table:style-name="ce1"/>
        </table:table-row>
        <table:table-row table:style-name="ro1">
          <table:table-cell table:formula="of:=[.B3] - WEEKDAY([.B3];2) + 1" office:value-type="date" office:date-value="2024-01-01" calcext:value-type="date">
            <text:p>2024-01-01</text:p>
          </table:table-cell>
          <table:table-cell table:style-name="ce1" office:value-type="date" office:date-value="2024-01-03" calcext:value-type="date">
            <text:p>2024-01-03</text:p>
          </table:table-cell>
          <table:table-cell office:value-type="float" office:value="15.0799999237061" calcext:value-type="float">
            <text:p>15.0799999237061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4] - WEEKDAY([.B4];2) + 1" office:value-type="date" office:date-value="2024-01-01" calcext:value-type="date">
            <text:p>2024-01-01</text:p>
          </table:table-cell>
          <table:table-cell table:style-name="ce1" office:value-type="date" office:date-value="2024-01-04" calcext:value-type="date">
            <text:p>2024-01-04</text:p>
          </table:table-cell>
          <table:table-cell office:value-type="float" office:value="15.0100002288818" calcext:value-type="float">
            <text:p>15.010000228881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5] - WEEKDAY([.B5];2) + 1" office:value-type="date" office:date-value="2024-01-01" calcext:value-type="date">
            <text:p>2024-01-01</text:p>
          </table:table-cell>
          <table:table-cell table:style-name="ce1" office:value-type="date" office:date-value="2024-01-05" calcext:value-type="date">
            <text:p>2024-01-05</text:p>
          </table:table-cell>
          <table:table-cell office:value-type="float" office:value="14.9899997711182" calcext:value-type="float">
            <text:p>14.989999771118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6] - WEEKDAY([.B6];2) + 1" office:value-type="date" office:date-value="2024-01-08" calcext:value-type="date">
            <text:p>2024-01-08</text:p>
          </table:table-cell>
          <table:table-cell table:style-name="ce1" office:value-type="date" office:date-value="2024-01-08" calcext:value-type="date">
            <text:p>2024-01-08</text:p>
          </table:table-cell>
          <table:table-cell office:value-type="float" office:value="15.0699996948242" calcext:value-type="float">
            <text:p>15.0699996948242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7] - WEEKDAY([.B7];2) + 1" office:value-type="date" office:date-value="2024-01-08" calcext:value-type="date">
            <text:p>2024-01-08</text:p>
          </table:table-cell>
          <table:table-cell table:style-name="ce1" office:value-type="date" office:date-value="2024-01-09" calcext:value-type="date">
            <text:p>2024-01-09</text:p>
          </table:table-cell>
          <table:table-cell office:value-type="float" office:value="15.039999961853" calcext:value-type="float">
            <text:p>15.03999996185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8] - WEEKDAY([.B8];2) + 1" office:value-type="date" office:date-value="2024-01-08" calcext:value-type="date">
            <text:p>2024-01-08</text:p>
          </table:table-cell>
          <table:table-cell table:style-name="ce1" office:value-type="date" office:date-value="2024-01-10" calcext:value-type="date">
            <text:p>2024-01-10</text:p>
          </table:table-cell>
          <table:table-cell office:value-type="float" office:value="15.039999961853" calcext:value-type="float">
            <text:p>15.03999996185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9] - WEEKDAY([.B9];2) + 1" office:value-type="date" office:date-value="2024-01-08" calcext:value-type="date">
            <text:p>2024-01-08</text:p>
          </table:table-cell>
          <table:table-cell table:style-name="ce1" office:value-type="date" office:date-value="2024-01-11" calcext:value-type="date">
            <text:p>2024-01-11</text:p>
          </table:table-cell>
          <table:table-cell office:value-type="float" office:value="15.0799999237061" calcext:value-type="float">
            <text:p>15.0799999237061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10] - WEEKDAY([.B10];2) + 1" office:value-type="date" office:date-value="2024-01-08" calcext:value-type="date">
            <text:p>2024-01-08</text:p>
          </table:table-cell>
          <table:table-cell table:style-name="ce1" office:value-type="date" office:date-value="2024-01-12" calcext:value-type="date">
            <text:p>2024-01-12</text:p>
          </table:table-cell>
          <table:table-cell office:value-type="float" office:value="15.1099996566772" calcext:value-type="float">
            <text:p>15.1099996566772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11] - WEEKDAY([.B11];2) + 1" office:value-type="date" office:date-value="2024-01-15" calcext:value-type="date">
            <text:p>2024-01-15</text:p>
          </table:table-cell>
          <table:table-cell table:style-name="ce1" office:value-type="date" office:date-value="2024-01-16" calcext:value-type="date">
            <text:p>2024-01-16</text:p>
          </table:table-cell>
          <table:table-cell office:value-type="float" office:value="15.0200004577637" calcext:value-type="float">
            <text:p>15.020000457763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12] - WEEKDAY([.B12];2) + 1" office:value-type="date" office:date-value="2024-01-15" calcext:value-type="date">
            <text:p>2024-01-15</text:p>
          </table:table-cell>
          <table:table-cell table:style-name="ce1" office:value-type="date" office:date-value="2024-01-17" calcext:value-type="date">
            <text:p>2024-01-17</text:p>
          </table:table-cell>
          <table:table-cell office:value-type="float" office:value="14.960000038147" calcext:value-type="float">
            <text:p>14.96000003814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13] - WEEKDAY([.B13];2) + 1" office:value-type="date" office:date-value="2024-01-15" calcext:value-type="date">
            <text:p>2024-01-15</text:p>
          </table:table-cell>
          <table:table-cell table:style-name="ce1" office:value-type="date" office:date-value="2024-01-18" calcext:value-type="date">
            <text:p>2024-01-18</text:p>
          </table:table-cell>
          <table:table-cell office:value-type="float" office:value="14.9700002670288" calcext:value-type="float">
            <text:p>14.970000267028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14] - WEEKDAY([.B14];2) + 1" office:value-type="date" office:date-value="2024-01-15" calcext:value-type="date">
            <text:p>2024-01-15</text:p>
          </table:table-cell>
          <table:table-cell table:style-name="ce1" office:value-type="date" office:date-value="2024-01-19" calcext:value-type="date">
            <text:p>2024-01-1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15] - WEEKDAY([.B15];2) + 1" office:value-type="date" office:date-value="2024-01-22" calcext:value-type="date">
            <text:p>2024-01-22</text:p>
          </table:table-cell>
          <table:table-cell table:style-name="ce1" office:value-type="date" office:date-value="2024-01-22" calcext:value-type="date">
            <text:p>2024-01-22</text:p>
          </table:table-cell>
          <table:table-cell office:value-type="float" office:value="15.0299997329712" calcext:value-type="float">
            <text:p>15.029999732971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16] - WEEKDAY([.B16];2) + 1" office:value-type="date" office:date-value="2024-01-22" calcext:value-type="date">
            <text:p>2024-01-22</text:p>
          </table:table-cell>
          <table:table-cell table:style-name="ce1" office:value-type="date" office:date-value="2024-01-23" calcext:value-type="date">
            <text:p>2024-01-23</text:p>
          </table:table-cell>
          <table:table-cell office:value-type="float" office:value="15.0100002288818" calcext:value-type="float">
            <text:p>15.010000228881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17] - WEEKDAY([.B17];2) + 1" office:value-type="date" office:date-value="2024-01-22" calcext:value-type="date">
            <text:p>2024-01-22</text:p>
          </table:table-cell>
          <table:table-cell table:style-name="ce1" office:value-type="date" office:date-value="2024-01-24" calcext:value-type="date">
            <text:p>2024-01-24</text:p>
          </table:table-cell>
          <table:table-cell office:value-type="float" office:value="14.9899997711182" calcext:value-type="float">
            <text:p>14.989999771118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18] - WEEKDAY([.B18];2) + 1" office:value-type="date" office:date-value="2024-01-22" calcext:value-type="date">
            <text:p>2024-01-22</text:p>
          </table:table-cell>
          <table:table-cell table:style-name="ce1" office:value-type="date" office:date-value="2024-01-25" calcext:value-type="date">
            <text:p>2024-01-25</text:p>
          </table:table-cell>
          <table:table-cell office:value-type="float" office:value="15.0500001907349" calcext:value-type="float">
            <text:p>15.0500001907349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19] - WEEKDAY([.B19];2) + 1" office:value-type="date" office:date-value="2024-01-22" calcext:value-type="date">
            <text:p>2024-01-22</text:p>
          </table:table-cell>
          <table:table-cell table:style-name="ce1" office:value-type="date" office:date-value="2024-01-26" calcext:value-type="date">
            <text:p>2024-01-26</text:p>
          </table:table-cell>
          <table:table-cell office:value-type="float" office:value="15.039999961853" calcext:value-type="float">
            <text:p>15.03999996185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20] - WEEKDAY([.B20];2) + 1" office:value-type="date" office:date-value="2024-01-29" calcext:value-type="date">
            <text:p>2024-01-29</text:p>
          </table:table-cell>
          <table:table-cell table:style-name="ce1" office:value-type="date" office:date-value="2024-01-29" calcext:value-type="date">
            <text:p>2024-01-29</text:p>
          </table:table-cell>
          <table:table-cell office:value-type="float" office:value="15.1199998855591" calcext:value-type="float">
            <text:p>15.1199998855591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21] - WEEKDAY([.B21];2) + 1" office:value-type="date" office:date-value="2024-01-29" calcext:value-type="date">
            <text:p>2024-01-29</text:p>
          </table:table-cell>
          <table:table-cell table:style-name="ce1" office:value-type="date" office:date-value="2024-01-30" calcext:value-type="date">
            <text:p>2024-01-30</text:p>
          </table:table-cell>
          <table:table-cell office:value-type="float" office:value="15.1199998855591" calcext:value-type="float">
            <text:p>15.1199998855591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22] - WEEKDAY([.B22];2) + 1" office:value-type="date" office:date-value="2024-01-29" calcext:value-type="date">
            <text:p>2024-01-29</text:p>
          </table:table-cell>
          <table:table-cell table:style-name="ce1" office:value-type="date" office:date-value="2024-01-31" calcext:value-type="date">
            <text:p>2024-01-31</text:p>
          </table:table-cell>
          <table:table-cell office:value-type="float" office:value="15.1300001144409" calcext:value-type="float">
            <text:p>15.1300001144409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23] - WEEKDAY([.B23];2) + 1" office:value-type="date" office:date-value="2024-01-29" calcext:value-type="date">
            <text:p>2024-01-29</text:p>
          </table:table-cell>
          <table:table-cell table:style-name="ce1" office:value-type="date" office:date-value="2024-02-01" calcext:value-type="date">
            <text:p>2024-02-01</text:p>
          </table:table-cell>
          <table:table-cell office:value-type="float" office:value="15.2200002670288" calcext:value-type="float">
            <text:p>15.2200002670288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24] - WEEKDAY([.B24];2) + 1" office:value-type="date" office:date-value="2024-01-29" calcext:value-type="date">
            <text:p>2024-01-29</text:p>
          </table:table-cell>
          <table:table-cell table:style-name="ce1" office:value-type="date" office:date-value="2024-02-02" calcext:value-type="date">
            <text:p>2024-02-02</text:p>
          </table:table-cell>
          <table:table-cell office:value-type="float" office:value="15.1300001144409" calcext:value-type="float">
            <text:p>15.1300001144409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25] - WEEKDAY([.B25];2) + 1" office:value-type="date" office:date-value="2024-02-05" calcext:value-type="date">
            <text:p>2024-02-05</text:p>
          </table:table-cell>
          <table:table-cell table:style-name="ce1" office:value-type="date" office:date-value="2024-02-05" calcext:value-type="date">
            <text:p>2024-02-05</text:p>
          </table:table-cell>
          <table:table-cell office:value-type="float" office:value="15.039999961853" calcext:value-type="float">
            <text:p>15.03999996185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26] - WEEKDAY([.B26];2) + 1" office:value-type="date" office:date-value="2024-02-05" calcext:value-type="date">
            <text:p>2024-02-05</text:p>
          </table:table-cell>
          <table:table-cell table:style-name="ce1" office:value-type="date" office:date-value="2024-02-06" calcext:value-type="date">
            <text:p>2024-02-06</text:p>
          </table:table-cell>
          <table:table-cell office:value-type="float" office:value="15.1099996566772" calcext:value-type="float">
            <text:p>15.1099996566772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27] - WEEKDAY([.B27];2) + 1" office:value-type="date" office:date-value="2024-02-05" calcext:value-type="date">
            <text:p>2024-02-05</text:p>
          </table:table-cell>
          <table:table-cell table:style-name="ce1" office:value-type="date" office:date-value="2024-02-07" calcext:value-type="date">
            <text:p>2024-02-07</text:p>
          </table:table-cell>
          <table:table-cell office:value-type="float" office:value="15.1000003814697" calcext:value-type="float">
            <text:p>15.1000003814697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28] - WEEKDAY([.B28];2) + 1" office:value-type="date" office:date-value="2024-02-05" calcext:value-type="date">
            <text:p>2024-02-05</text:p>
          </table:table-cell>
          <table:table-cell table:style-name="ce1" office:value-type="date" office:date-value="2024-02-08" calcext:value-type="date">
            <text:p>2024-02-08</text:p>
          </table:table-cell>
          <table:table-cell office:value-type="float" office:value="15.0799999237061" calcext:value-type="float">
            <text:p>15.0799999237061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29] - WEEKDAY([.B29];2) + 1" office:value-type="date" office:date-value="2024-02-05" calcext:value-type="date">
            <text:p>2024-02-05</text:p>
          </table:table-cell>
          <table:table-cell table:style-name="ce1" office:value-type="date" office:date-value="2024-02-09" calcext:value-type="date">
            <text:p>2024-02-09</text:p>
          </table:table-cell>
          <table:table-cell office:value-type="float" office:value="15.0799999237061" calcext:value-type="float">
            <text:p>15.0799999237061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30] - WEEKDAY([.B30];2) + 1" office:value-type="date" office:date-value="2024-02-12" calcext:value-type="date">
            <text:p>2024-02-12</text:p>
          </table:table-cell>
          <table:table-cell table:style-name="ce1" office:value-type="date" office:date-value="2024-02-12" calcext:value-type="date">
            <text:p>2024-02-12</text:p>
          </table:table-cell>
          <table:table-cell office:value-type="float" office:value="15.0900001525879" calcext:value-type="float">
            <text:p>15.0900001525879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31] - WEEKDAY([.B31];2) + 1" office:value-type="date" office:date-value="2024-02-12" calcext:value-type="date">
            <text:p>2024-02-12</text:p>
          </table:table-cell>
          <table:table-cell table:style-name="ce1" office:value-type="date" office:date-value="2024-02-13" calcext:value-type="date">
            <text:p>2024-02-13</text:p>
          </table:table-cell>
          <table:table-cell office:value-type="float" office:value="14.960000038147" calcext:value-type="float">
            <text:p>14.96000003814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32] - WEEKDAY([.B32];2) + 1" office:value-type="date" office:date-value="2024-02-12" calcext:value-type="date">
            <text:p>2024-02-12</text:p>
          </table:table-cell>
          <table:table-cell table:style-name="ce1" office:value-type="date" office:date-value="2024-02-14" calcext:value-type="date">
            <text:p>2024-02-14</text:p>
          </table:table-cell>
          <table:table-cell office:value-type="float" office:value="15.039999961853" calcext:value-type="float">
            <text:p>15.03999996185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33] - WEEKDAY([.B33];2) + 1" office:value-type="date" office:date-value="2024-02-12" calcext:value-type="date">
            <text:p>2024-02-12</text:p>
          </table:table-cell>
          <table:table-cell table:style-name="ce1" office:value-type="date" office:date-value="2024-02-15" calcext:value-type="date">
            <text:p>2024-02-15</text:p>
          </table:table-cell>
          <table:table-cell office:value-type="float" office:value="15.0799999237061" calcext:value-type="float">
            <text:p>15.0799999237061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34] - WEEKDAY([.B34];2) + 1" office:value-type="date" office:date-value="2024-02-12" calcext:value-type="date">
            <text:p>2024-02-12</text:p>
          </table:table-cell>
          <table:table-cell table:style-name="ce1" office:value-type="date" office:date-value="2024-02-16" calcext:value-type="date">
            <text:p>2024-02-16</text:p>
          </table:table-cell>
          <table:table-cell office:value-type="float" office:value="15.039999961853" calcext:value-type="float">
            <text:p>15.03999996185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35] - WEEKDAY([.B35];2) + 1" office:value-type="date" office:date-value="2024-02-19" calcext:value-type="date">
            <text:p>2024-02-19</text:p>
          </table:table-cell>
          <table:table-cell table:style-name="ce1" office:value-type="date" office:date-value="2024-02-20" calcext:value-type="date">
            <text:p>2024-02-20</text:p>
          </table:table-cell>
          <table:table-cell office:value-type="float" office:value="15.0500001907349" calcext:value-type="float">
            <text:p>15.0500001907349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36] - WEEKDAY([.B36];2) + 1" office:value-type="date" office:date-value="2024-02-19" calcext:value-type="date">
            <text:p>2024-02-19</text:p>
          </table:table-cell>
          <table:table-cell table:style-name="ce1" office:value-type="date" office:date-value="2024-02-21" calcext:value-type="date">
            <text:p>2024-02-21</text:p>
          </table:table-cell>
          <table:table-cell office:value-type="float" office:value="15.0200004577637" calcext:value-type="float">
            <text:p>15.020000457763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37] - WEEKDAY([.B37];2) + 1" office:value-type="date" office:date-value="2024-02-19" calcext:value-type="date">
            <text:p>2024-02-19</text:p>
          </table:table-cell>
          <table:table-cell table:style-name="ce1" office:value-type="date" office:date-value="2024-02-22" calcext:value-type="date">
            <text:p>2024-02-22</text:p>
          </table:table-cell>
          <table:table-cell office:value-type="float" office:value="15.0900001525879" calcext:value-type="float">
            <text:p>15.0900001525879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38] - WEEKDAY([.B38];2) + 1" office:value-type="date" office:date-value="2024-02-19" calcext:value-type="date">
            <text:p>2024-02-19</text:p>
          </table:table-cell>
          <table:table-cell table:style-name="ce1" office:value-type="date" office:date-value="2024-02-23" calcext:value-type="date">
            <text:p>2024-02-23</text:p>
          </table:table-cell>
          <table:table-cell office:value-type="float" office:value="15.1300001144409" calcext:value-type="float">
            <text:p>15.1300001144409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39] - WEEKDAY([.B39];2) + 1" office:value-type="date" office:date-value="2024-02-26" calcext:value-type="date">
            <text:p>2024-02-26</text:p>
          </table:table-cell>
          <table:table-cell table:style-name="ce1" office:value-type="date" office:date-value="2024-02-26" calcext:value-type="date">
            <text:p>2024-02-26</text:p>
          </table:table-cell>
          <table:table-cell office:value-type="float" office:value="15.1000003814697" calcext:value-type="float">
            <text:p>15.1000003814697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40] - WEEKDAY([.B40];2) + 1" office:value-type="date" office:date-value="2024-02-26" calcext:value-type="date">
            <text:p>2024-02-26</text:p>
          </table:table-cell>
          <table:table-cell table:style-name="ce1" office:value-type="date" office:date-value="2024-02-27" calcext:value-type="date">
            <text:p>2024-02-27</text:p>
          </table:table-cell>
          <table:table-cell office:value-type="float" office:value="15.0900001525879" calcext:value-type="float">
            <text:p>15.0900001525879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41] - WEEKDAY([.B41];2) + 1" office:value-type="date" office:date-value="2024-02-26" calcext:value-type="date">
            <text:p>2024-02-26</text:p>
          </table:table-cell>
          <table:table-cell table:style-name="ce1" office:value-type="date" office:date-value="2024-02-28" calcext:value-type="date">
            <text:p>2024-02-28</text:p>
          </table:table-cell>
          <table:table-cell office:value-type="float" office:value="15.1000003814697" calcext:value-type="float">
            <text:p>15.1000003814697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42] - WEEKDAY([.B42];2) + 1" office:value-type="date" office:date-value="2024-02-26" calcext:value-type="date">
            <text:p>2024-02-26</text:p>
          </table:table-cell>
          <table:table-cell table:style-name="ce1" office:value-type="date" office:date-value="2024-02-29" calcext:value-type="date">
            <text:p>2024-02-29</text:p>
          </table:table-cell>
          <table:table-cell office:value-type="float" office:value="15.1300001144409" calcext:value-type="float">
            <text:p>15.1300001144409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43] - WEEKDAY([.B43];2) + 1" office:value-type="date" office:date-value="2024-02-26" calcext:value-type="date">
            <text:p>2024-02-26</text:p>
          </table:table-cell>
          <table:table-cell table:style-name="ce1" office:value-type="date" office:date-value="2024-03-01" calcext:value-type="date">
            <text:p>2024-03-01</text:p>
          </table:table-cell>
          <table:table-cell office:value-type="float" office:value="15.1999998092651" calcext:value-type="float">
            <text:p>15.1999998092651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44] - WEEKDAY([.B44];2) + 1" office:value-type="date" office:date-value="2024-03-04" calcext:value-type="date">
            <text:p>2024-03-04</text:p>
          </table:table-cell>
          <table:table-cell table:style-name="ce1" office:value-type="date" office:date-value="2024-03-04" calcext:value-type="date">
            <text:p>2024-03-04</text:p>
          </table:table-cell>
          <table:table-cell office:value-type="float" office:value="15.1800003051758" calcext:value-type="float">
            <text:p>15.1800003051758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45] - WEEKDAY([.B45];2) + 1" office:value-type="date" office:date-value="2024-03-04" calcext:value-type="date">
            <text:p>2024-03-04</text:p>
          </table:table-cell>
          <table:table-cell table:style-name="ce1" office:value-type="date" office:date-value="2024-03-05" calcext:value-type="date">
            <text:p>2024-03-05</text:p>
          </table:table-cell>
          <table:table-cell office:value-type="float" office:value="15.1999998092651" calcext:value-type="float">
            <text:p>15.1999998092651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46] - WEEKDAY([.B46];2) + 1" office:value-type="date" office:date-value="2024-03-04" calcext:value-type="date">
            <text:p>2024-03-04</text:p>
          </table:table-cell>
          <table:table-cell table:style-name="ce1" office:value-type="date" office:date-value="2024-03-06" calcext:value-type="date">
            <text:p>2024-03-06</text:p>
          </table:table-cell>
          <table:table-cell office:value-type="float" office:value="15.25" calcext:value-type="float">
            <text:p>15.25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47] - WEEKDAY([.B47];2) + 1" office:value-type="date" office:date-value="2024-03-04" calcext:value-type="date">
            <text:p>2024-03-04</text:p>
          </table:table-cell>
          <table:table-cell table:style-name="ce1" office:value-type="date" office:date-value="2024-03-07" calcext:value-type="date">
            <text:p>2024-03-07</text:p>
          </table:table-cell>
          <table:table-cell office:value-type="float" office:value="15.3000001907349" calcext:value-type="float">
            <text:p>15.3000001907349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48] - WEEKDAY([.B48];2) + 1" office:value-type="date" office:date-value="2024-03-04" calcext:value-type="date">
            <text:p>2024-03-04</text:p>
          </table:table-cell>
          <table:table-cell table:style-name="ce1" office:value-type="date" office:date-value="2024-03-08" calcext:value-type="date">
            <text:p>2024-03-08</text:p>
          </table:table-cell>
          <table:table-cell office:value-type="float" office:value="15.289999961853" calcext:value-type="float">
            <text:p>15.289999961853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49] - WEEKDAY([.B49];2) + 1" office:value-type="date" office:date-value="2024-03-11" calcext:value-type="date">
            <text:p>2024-03-11</text:p>
          </table:table-cell>
          <table:table-cell table:style-name="ce1" office:value-type="date" office:date-value="2024-03-11" calcext:value-type="date">
            <text:p>2024-03-11</text:p>
          </table:table-cell>
          <table:table-cell office:value-type="float" office:value="15.2799997329712" calcext:value-type="float">
            <text:p>15.2799997329712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50] - WEEKDAY([.B50];2) + 1" office:value-type="date" office:date-value="2024-03-11" calcext:value-type="date">
            <text:p>2024-03-11</text:p>
          </table:table-cell>
          <table:table-cell table:style-name="ce1" office:value-type="date" office:date-value="2024-03-12" calcext:value-type="date">
            <text:p>2024-03-12</text:p>
          </table:table-cell>
          <table:table-cell office:value-type="float" office:value="15.289999961853" calcext:value-type="float">
            <text:p>15.289999961853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51] - WEEKDAY([.B51];2) + 1" office:value-type="date" office:date-value="2024-03-11" calcext:value-type="date">
            <text:p>2024-03-11</text:p>
          </table:table-cell>
          <table:table-cell table:style-name="ce1" office:value-type="date" office:date-value="2024-03-13" calcext:value-type="date">
            <text:p>2024-03-13</text:p>
          </table:table-cell>
          <table:table-cell office:value-type="float" office:value="15.2600002288818" calcext:value-type="float">
            <text:p>15.2600002288818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52] - WEEKDAY([.B52];2) + 1" office:value-type="date" office:date-value="2024-03-11" calcext:value-type="date">
            <text:p>2024-03-11</text:p>
          </table:table-cell>
          <table:table-cell table:style-name="ce1" office:value-type="date" office:date-value="2024-03-14" calcext:value-type="date">
            <text:p>2024-03-14</text:p>
          </table:table-cell>
          <table:table-cell office:value-type="float" office:value="15.1800003051758" calcext:value-type="float">
            <text:p>15.1800003051758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53] - WEEKDAY([.B53];2) + 1" office:value-type="date" office:date-value="2024-03-11" calcext:value-type="date">
            <text:p>2024-03-11</text:p>
          </table:table-cell>
          <table:table-cell table:style-name="ce1" office:value-type="date" office:date-value="2024-03-15" calcext:value-type="date">
            <text:p>2024-03-15</text:p>
          </table:table-cell>
          <table:table-cell office:value-type="float" office:value="15.1700000762939" calcext:value-type="float">
            <text:p>15.1700000762939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54] - WEEKDAY([.B54];2) + 1" office:value-type="date" office:date-value="2024-03-18" calcext:value-type="date">
            <text:p>2024-03-18</text:p>
          </table:table-cell>
          <table:table-cell table:style-name="ce1" office:value-type="date" office:date-value="2024-03-18" calcext:value-type="date">
            <text:p>2024-03-18</text:p>
          </table:table-cell>
          <table:table-cell office:value-type="float" office:value="15.1700000762939" calcext:value-type="float">
            <text:p>15.1700000762939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55] - WEEKDAY([.B55];2) + 1" office:value-type="date" office:date-value="2024-03-18" calcext:value-type="date">
            <text:p>2024-03-18</text:p>
          </table:table-cell>
          <table:table-cell table:style-name="ce1" office:value-type="date" office:date-value="2024-03-19" calcext:value-type="date">
            <text:p>2024-03-19</text:p>
          </table:table-cell>
          <table:table-cell office:value-type="float" office:value="15.1999998092651" calcext:value-type="float">
            <text:p>15.1999998092651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56] - WEEKDAY([.B56];2) + 1" office:value-type="date" office:date-value="2024-03-18" calcext:value-type="date">
            <text:p>2024-03-18</text:p>
          </table:table-cell>
          <table:table-cell table:style-name="ce1" office:value-type="date" office:date-value="2024-03-20" calcext:value-type="date">
            <text:p>2024-03-20</text:p>
          </table:table-cell>
          <table:table-cell office:value-type="float" office:value="15.25" calcext:value-type="float">
            <text:p>15.25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57] - WEEKDAY([.B57];2) + 1" office:value-type="date" office:date-value="2024-03-18" calcext:value-type="date">
            <text:p>2024-03-18</text:p>
          </table:table-cell>
          <table:table-cell table:style-name="ce1" office:value-type="date" office:date-value="2024-03-21" calcext:value-type="date">
            <text:p>2024-03-21</text:p>
          </table:table-cell>
          <table:table-cell office:value-type="float" office:value="15.2700004577637" calcext:value-type="float">
            <text:p>15.2700004577637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58] - WEEKDAY([.B58];2) + 1" office:value-type="date" office:date-value="2024-03-18" calcext:value-type="date">
            <text:p>2024-03-18</text:p>
          </table:table-cell>
          <table:table-cell table:style-name="ce1" office:value-type="date" office:date-value="2024-03-22" calcext:value-type="date">
            <text:p>2024-03-22</text:p>
          </table:table-cell>
          <table:table-cell office:value-type="float" office:value="15.3000001907349" calcext:value-type="float">
            <text:p>15.3000001907349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59] - WEEKDAY([.B59];2) + 1" office:value-type="date" office:date-value="2024-03-25" calcext:value-type="date">
            <text:p>2024-03-25</text:p>
          </table:table-cell>
          <table:table-cell table:style-name="ce1" office:value-type="date" office:date-value="2024-03-25" calcext:value-type="date">
            <text:p>2024-03-25</text:p>
          </table:table-cell>
          <table:table-cell office:value-type="float" office:value="15.2700004577637" calcext:value-type="float">
            <text:p>15.2700004577637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60] - WEEKDAY([.B60];2) + 1" office:value-type="date" office:date-value="2024-03-25" calcext:value-type="date">
            <text:p>2024-03-25</text:p>
          </table:table-cell>
          <table:table-cell table:style-name="ce1" office:value-type="date" office:date-value="2024-03-26" calcext:value-type="date">
            <text:p>2024-03-26</text:p>
          </table:table-cell>
          <table:table-cell office:value-type="float" office:value="15.2799997329712" calcext:value-type="float">
            <text:p>15.2799997329712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61] - WEEKDAY([.B61];2) + 1" office:value-type="date" office:date-value="2024-03-25" calcext:value-type="date">
            <text:p>2024-03-25</text:p>
          </table:table-cell>
          <table:table-cell table:style-name="ce1" office:value-type="date" office:date-value="2024-03-27" calcext:value-type="date">
            <text:p>2024-03-27</text:p>
          </table:table-cell>
          <table:table-cell office:value-type="float" office:value="15.2399997711182" calcext:value-type="float">
            <text:p>15.2399997711182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62] - WEEKDAY([.B62];2) + 1" office:value-type="date" office:date-value="2024-03-25" calcext:value-type="date">
            <text:p>2024-03-25</text:p>
          </table:table-cell>
          <table:table-cell table:style-name="ce1" office:value-type="date" office:date-value="2024-03-28" calcext:value-type="date">
            <text:p>2024-03-28</text:p>
          </table:table-cell>
          <table:table-cell office:value-type="float" office:value="15.2299995422363" calcext:value-type="float">
            <text:p>15.2299995422363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63] - WEEKDAY([.B63];2) + 1" office:value-type="date" office:date-value="2024-04-01" calcext:value-type="date">
            <text:p>2024-04-01</text:p>
          </table:table-cell>
          <table:table-cell table:style-name="ce1" office:value-type="date" office:date-value="2024-04-01" calcext:value-type="date">
            <text:p>2024-04-01</text:p>
          </table:table-cell>
          <table:table-cell office:value-type="float" office:value="15.1700000762939" calcext:value-type="float">
            <text:p>15.1700000762939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64] - WEEKDAY([.B64];2) + 1" office:value-type="date" office:date-value="2024-04-01" calcext:value-type="date">
            <text:p>2024-04-01</text:p>
          </table:table-cell>
          <table:table-cell table:style-name="ce1" office:value-type="date" office:date-value="2024-04-02" calcext:value-type="date">
            <text:p>2024-04-02</text:p>
          </table:table-cell>
          <table:table-cell office:value-type="float" office:value="15.1300001144409" calcext:value-type="float">
            <text:p>15.1300001144409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65] - WEEKDAY([.B65];2) + 1" office:value-type="date" office:date-value="2024-04-01" calcext:value-type="date">
            <text:p>2024-04-01</text:p>
          </table:table-cell>
          <table:table-cell table:style-name="ce1" office:value-type="date" office:date-value="2024-04-03" calcext:value-type="date">
            <text:p>2024-04-03</text:p>
          </table:table-cell>
          <table:table-cell office:value-type="float" office:value="15.1400003433228" calcext:value-type="float">
            <text:p>15.1400003433228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66] - WEEKDAY([.B66];2) + 1" office:value-type="date" office:date-value="2024-04-01" calcext:value-type="date">
            <text:p>2024-04-01</text:p>
          </table:table-cell>
          <table:table-cell table:style-name="ce1" office:value-type="date" office:date-value="2024-04-04" calcext:value-type="date">
            <text:p>2024-04-04</text:p>
          </table:table-cell>
          <table:table-cell office:value-type="float" office:value="15.1400003433228" calcext:value-type="float">
            <text:p>15.1400003433228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67] - WEEKDAY([.B67];2) + 1" office:value-type="date" office:date-value="2024-04-01" calcext:value-type="date">
            <text:p>2024-04-01</text:p>
          </table:table-cell>
          <table:table-cell table:style-name="ce1" office:value-type="date" office:date-value="2024-04-05" calcext:value-type="date">
            <text:p>2024-04-05</text:p>
          </table:table-cell>
          <table:table-cell office:value-type="float" office:value="15.1099996566772" calcext:value-type="float">
            <text:p>15.1099996566772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68] - WEEKDAY([.B68];2) + 1" office:value-type="date" office:date-value="2024-04-08" calcext:value-type="date">
            <text:p>2024-04-08</text:p>
          </table:table-cell>
          <table:table-cell table:style-name="ce1" office:value-type="date" office:date-value="2024-04-08" calcext:value-type="date">
            <text:p>2024-04-08</text:p>
          </table:table-cell>
          <table:table-cell office:value-type="float" office:value="15.1000003814697" calcext:value-type="float">
            <text:p>15.1000003814697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69] - WEEKDAY([.B69];2) + 1" office:value-type="date" office:date-value="2024-04-08" calcext:value-type="date">
            <text:p>2024-04-08</text:p>
          </table:table-cell>
          <table:table-cell table:style-name="ce1" office:value-type="date" office:date-value="2024-04-09" calcext:value-type="date">
            <text:p>2024-04-09</text:p>
          </table:table-cell>
          <table:table-cell office:value-type="float" office:value="15.1599998474121" calcext:value-type="float">
            <text:p>15.1599998474121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70] - WEEKDAY([.B70];2) + 1" office:value-type="date" office:date-value="2024-04-08" calcext:value-type="date">
            <text:p>2024-04-08</text:p>
          </table:table-cell>
          <table:table-cell table:style-name="ce1" office:value-type="date" office:date-value="2024-04-10" calcext:value-type="date">
            <text:p>2024-04-10</text:p>
          </table:table-cell>
          <table:table-cell office:value-type="float" office:value="15.0100002288818" calcext:value-type="float">
            <text:p>15.010000228881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71] - WEEKDAY([.B71];2) + 1" office:value-type="date" office:date-value="2024-04-08" calcext:value-type="date">
            <text:p>2024-04-08</text:p>
          </table:table-cell>
          <table:table-cell table:style-name="ce1" office:value-type="date" office:date-value="2024-04-11" calcext:value-type="date">
            <text:p>2024-04-11</text:p>
          </table:table-cell>
          <table:table-cell office:value-type="float" office:value="15.0100002288818" calcext:value-type="float">
            <text:p>15.010000228881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72] - WEEKDAY([.B72];2) + 1" office:value-type="date" office:date-value="2024-04-08" calcext:value-type="date">
            <text:p>2024-04-08</text:p>
          </table:table-cell>
          <table:table-cell table:style-name="ce1" office:value-type="date" office:date-value="2024-04-12" calcext:value-type="date">
            <text:p>2024-04-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73] - WEEKDAY([.B73];2) + 1" office:value-type="date" office:date-value="2024-04-15" calcext:value-type="date">
            <text:p>2024-04-15</text:p>
          </table:table-cell>
          <table:table-cell table:style-name="ce1" office:value-type="date" office:date-value="2024-04-15" calcext:value-type="date">
            <text:p>2024-04-15</text:p>
          </table:table-cell>
          <table:table-cell office:value-type="float" office:value="14.9099998474121" calcext:value-type="float">
            <text:p>14.9099998474121</text:p>
          </table:table-cell>
          <table:table-cell office:value-type="float" office:value="14.9" calcext:value-type="float">
            <text:p>14.9</text:p>
          </table:table-cell>
          <table:table-cell table:number-columns-repeated="2"/>
        </table:table-row>
        <table:table-row table:style-name="ro1">
          <table:table-cell table:formula="of:=[.B74] - WEEKDAY([.B74];2) + 1" office:value-type="date" office:date-value="2024-04-15" calcext:value-type="date">
            <text:p>2024-04-15</text:p>
          </table:table-cell>
          <table:table-cell table:style-name="ce1" office:value-type="date" office:date-value="2024-04-16" calcext:value-type="date">
            <text:p>2024-04-16</text:p>
          </table:table-cell>
          <table:table-cell office:value-type="float" office:value="14.8599996566772" calcext:value-type="float">
            <text:p>14.8599996566772</text:p>
          </table:table-cell>
          <table:table-cell office:value-type="float" office:value="14.9" calcext:value-type="float">
            <text:p>14.9</text:p>
          </table:table-cell>
          <table:table-cell table:number-columns-repeated="2"/>
        </table:table-row>
        <table:table-row table:style-name="ro1">
          <table:table-cell table:formula="of:=[.B75] - WEEKDAY([.B75];2) + 1" office:value-type="date" office:date-value="2024-04-15" calcext:value-type="date">
            <text:p>2024-04-15</text:p>
          </table:table-cell>
          <table:table-cell table:style-name="ce1" office:value-type="date" office:date-value="2024-04-17" calcext:value-type="date">
            <text:p>2024-04-17</text:p>
          </table:table-cell>
          <table:table-cell office:value-type="float" office:value="14.8900003433228" calcext:value-type="float">
            <text:p>14.8900003433228</text:p>
          </table:table-cell>
          <table:table-cell office:value-type="float" office:value="14.9" calcext:value-type="float">
            <text:p>14.9</text:p>
          </table:table-cell>
          <table:table-cell table:number-columns-repeated="2"/>
        </table:table-row>
        <table:table-row table:style-name="ro1">
          <table:table-cell table:formula="of:=[.B76] - WEEKDAY([.B76];2) + 1" office:value-type="date" office:date-value="2024-04-15" calcext:value-type="date">
            <text:p>2024-04-15</text:p>
          </table:table-cell>
          <table:table-cell table:style-name="ce1" office:value-type="date" office:date-value="2024-04-18" calcext:value-type="date">
            <text:p>2024-04-18</text:p>
          </table:table-cell>
          <table:table-cell office:value-type="float" office:value="14.8500003814697" calcext:value-type="float">
            <text:p>14.8500003814697</text:p>
          </table:table-cell>
          <table:table-cell office:value-type="float" office:value="14.9" calcext:value-type="float">
            <text:p>14.9</text:p>
          </table:table-cell>
          <table:table-cell table:number-columns-repeated="2"/>
        </table:table-row>
        <table:table-row table:style-name="ro1">
          <table:table-cell table:formula="of:=[.B77] - WEEKDAY([.B77];2) + 1" office:value-type="date" office:date-value="2024-04-15" calcext:value-type="date">
            <text:p>2024-04-15</text:p>
          </table:table-cell>
          <table:table-cell table:style-name="ce1" office:value-type="date" office:date-value="2024-04-19" calcext:value-type="date">
            <text:p>2024-04-19</text:p>
          </table:table-cell>
          <table:table-cell office:value-type="float" office:value="14.8500003814697" calcext:value-type="float">
            <text:p>14.8500003814697</text:p>
          </table:table-cell>
          <table:table-cell office:value-type="float" office:value="14.9" calcext:value-type="float">
            <text:p>14.9</text:p>
          </table:table-cell>
          <table:table-cell table:number-columns-repeated="2"/>
        </table:table-row>
        <table:table-row table:style-name="ro1">
          <table:table-cell table:formula="of:=[.B78] - WEEKDAY([.B78];2) + 1" office:value-type="date" office:date-value="2024-04-22" calcext:value-type="date">
            <text:p>2024-04-22</text:p>
          </table:table-cell>
          <table:table-cell table:style-name="ce1" office:value-type="date" office:date-value="2024-04-22" calcext:value-type="date">
            <text:p>2024-04-22</text:p>
          </table:table-cell>
          <table:table-cell office:value-type="float" office:value="14.8999996185303" calcext:value-type="float">
            <text:p>14.8999996185303</text:p>
          </table:table-cell>
          <table:table-cell office:value-type="float" office:value="14.9" calcext:value-type="float">
            <text:p>14.9</text:p>
          </table:table-cell>
          <table:table-cell table:number-columns-repeated="2"/>
        </table:table-row>
        <table:table-row table:style-name="ro1">
          <table:table-cell table:formula="of:=[.B79] - WEEKDAY([.B79];2) + 1" office:value-type="date" office:date-value="2024-04-22" calcext:value-type="date">
            <text:p>2024-04-22</text:p>
          </table:table-cell>
          <table:table-cell table:style-name="ce1" office:value-type="date" office:date-value="2024-04-23" calcext:value-type="date">
            <text:p>2024-04-23</text:p>
          </table:table-cell>
          <table:table-cell office:value-type="float" office:value="14.9300003051758" calcext:value-type="float">
            <text:p>14.9300003051758</text:p>
          </table:table-cell>
          <table:table-cell office:value-type="float" office:value="14.9" calcext:value-type="float">
            <text:p>14.9</text:p>
          </table:table-cell>
          <table:table-cell table:number-columns-repeated="2"/>
        </table:table-row>
        <table:table-row table:style-name="ro1">
          <table:table-cell table:formula="of:=[.B80] - WEEKDAY([.B80];2) + 1" office:value-type="date" office:date-value="2024-04-22" calcext:value-type="date">
            <text:p>2024-04-22</text:p>
          </table:table-cell>
          <table:table-cell table:style-name="ce1" office:value-type="date" office:date-value="2024-04-24" calcext:value-type="date">
            <text:p>2024-04-24</text:p>
          </table:table-cell>
          <table:table-cell office:value-type="float" office:value="14.9099998474121" calcext:value-type="float">
            <text:p>14.9099998474121</text:p>
          </table:table-cell>
          <table:table-cell office:value-type="float" office:value="14.9" calcext:value-type="float">
            <text:p>14.9</text:p>
          </table:table-cell>
          <table:table-cell table:number-columns-repeated="2"/>
        </table:table-row>
        <table:table-row table:style-name="ro1">
          <table:table-cell table:formula="of:=[.B81] - WEEKDAY([.B81];2) + 1" office:value-type="date" office:date-value="2024-04-22" calcext:value-type="date">
            <text:p>2024-04-22</text:p>
          </table:table-cell>
          <table:table-cell table:style-name="ce1" office:value-type="date" office:date-value="2024-04-25" calcext:value-type="date">
            <text:p>2024-04-25</text:p>
          </table:table-cell>
          <table:table-cell office:value-type="float" office:value="14.8599996566772" calcext:value-type="float">
            <text:p>14.8599996566772</text:p>
          </table:table-cell>
          <table:table-cell office:value-type="float" office:value="14.9" calcext:value-type="float">
            <text:p>14.9</text:p>
          </table:table-cell>
          <table:table-cell table:number-columns-repeated="2"/>
        </table:table-row>
        <table:table-row table:style-name="ro1">
          <table:table-cell table:formula="of:=[.B82] - WEEKDAY([.B82];2) + 1" office:value-type="date" office:date-value="2024-04-22" calcext:value-type="date">
            <text:p>2024-04-22</text:p>
          </table:table-cell>
          <table:table-cell table:style-name="ce1" office:value-type="date" office:date-value="2024-04-26" calcext:value-type="date">
            <text:p>2024-04-26</text:p>
          </table:table-cell>
          <table:table-cell office:value-type="float" office:value="14.9099998474121" calcext:value-type="float">
            <text:p>14.9099998474121</text:p>
          </table:table-cell>
          <table:table-cell office:value-type="float" office:value="14.9" calcext:value-type="float">
            <text:p>14.9</text:p>
          </table:table-cell>
          <table:table-cell table:number-columns-repeated="2"/>
        </table:table-row>
        <table:table-row table:style-name="ro1">
          <table:table-cell table:formula="of:=[.B83] - WEEKDAY([.B83];2) + 1" office:value-type="date" office:date-value="2024-04-29" calcext:value-type="date">
            <text:p>2024-04-29</text:p>
          </table:table-cell>
          <table:table-cell table:style-name="ce1" office:value-type="date" office:date-value="2024-04-29" calcext:value-type="date">
            <text:p>2024-04-29</text:p>
          </table:table-cell>
          <table:table-cell office:value-type="float" office:value="14.960000038147" calcext:value-type="float">
            <text:p>14.96000003814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84] - WEEKDAY([.B84];2) + 1" office:value-type="date" office:date-value="2024-04-29" calcext:value-type="date">
            <text:p>2024-04-29</text:p>
          </table:table-cell>
          <table:table-cell table:style-name="ce1" office:value-type="date" office:date-value="2024-04-30" calcext:value-type="date">
            <text:p>2024-04-30</text:p>
          </table:table-cell>
          <table:table-cell office:value-type="float" office:value="14.8800001144409" calcext:value-type="float">
            <text:p>14.8800001144409</text:p>
          </table:table-cell>
          <table:table-cell office:value-type="float" office:value="14.9" calcext:value-type="float">
            <text:p>14.9</text:p>
          </table:table-cell>
          <table:table-cell table:number-columns-repeated="2"/>
        </table:table-row>
        <table:table-row table:style-name="ro1">
          <table:table-cell table:formula="of:=[.B85] - WEEKDAY([.B85];2) + 1" office:value-type="date" office:date-value="2024-04-29" calcext:value-type="date">
            <text:p>2024-04-29</text:p>
          </table:table-cell>
          <table:table-cell table:style-name="ce1" office:value-type="date" office:date-value="2024-05-01" calcext:value-type="date">
            <text:p>2024-05-01</text:p>
          </table:table-cell>
          <table:table-cell office:value-type="float" office:value="14.8999996185303" calcext:value-type="float">
            <text:p>14.8999996185303</text:p>
          </table:table-cell>
          <table:table-cell office:value-type="float" office:value="14.9" calcext:value-type="float">
            <text:p>14.9</text:p>
          </table:table-cell>
          <table:table-cell table:number-columns-repeated="2"/>
        </table:table-row>
        <table:table-row table:style-name="ro1">
          <table:table-cell table:formula="of:=[.B86] - WEEKDAY([.B86];2) + 1" office:value-type="date" office:date-value="2024-04-29" calcext:value-type="date">
            <text:p>2024-04-29</text:p>
          </table:table-cell>
          <table:table-cell table:style-name="ce1" office:value-type="date" office:date-value="2024-05-02" calcext:value-type="date">
            <text:p>2024-05-02</text:p>
          </table:table-cell>
          <table:table-cell office:value-type="float" office:value="14.9700002670288" calcext:value-type="float">
            <text:p>14.970000267028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87] - WEEKDAY([.B87];2) + 1" office:value-type="date" office:date-value="2024-04-29" calcext:value-type="date">
            <text:p>2024-04-29</text:p>
          </table:table-cell>
          <table:table-cell table:style-name="ce1" office:value-type="date" office:date-value="2024-05-03" calcext:value-type="date">
            <text:p>2024-05-03</text:p>
          </table:table-cell>
          <table:table-cell office:value-type="float" office:value="15.0699996948242" calcext:value-type="float">
            <text:p>15.0699996948242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88] - WEEKDAY([.B88];2) + 1" office:value-type="date" office:date-value="2024-05-06" calcext:value-type="date">
            <text:p>2024-05-06</text:p>
          </table:table-cell>
          <table:table-cell table:style-name="ce1" office:value-type="date" office:date-value="2024-05-06" calcext:value-type="date">
            <text:p>2024-05-06</text:p>
          </table:table-cell>
          <table:table-cell office:value-type="float" office:value="15.1000003814697" calcext:value-type="float">
            <text:p>15.1000003814697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89] - WEEKDAY([.B89];2) + 1" office:value-type="date" office:date-value="2024-05-06" calcext:value-type="date">
            <text:p>2024-05-06</text:p>
          </table:table-cell>
          <table:table-cell table:style-name="ce1" office:value-type="date" office:date-value="2024-05-07" calcext:value-type="date">
            <text:p>2024-05-07</text:p>
          </table:table-cell>
          <table:table-cell office:value-type="float" office:value="15.1300001144409" calcext:value-type="float">
            <text:p>15.1300001144409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90] - WEEKDAY([.B90];2) + 1" office:value-type="date" office:date-value="2024-05-06" calcext:value-type="date">
            <text:p>2024-05-06</text:p>
          </table:table-cell>
          <table:table-cell table:style-name="ce1" office:value-type="date" office:date-value="2024-05-08" calcext:value-type="date">
            <text:p>2024-05-08</text:p>
          </table:table-cell>
          <table:table-cell office:value-type="float" office:value="15.1000003814697" calcext:value-type="float">
            <text:p>15.1000003814697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91] - WEEKDAY([.B91];2) + 1" office:value-type="date" office:date-value="2024-05-06" calcext:value-type="date">
            <text:p>2024-05-06</text:p>
          </table:table-cell>
          <table:table-cell table:style-name="ce1" office:value-type="date" office:date-value="2024-05-09" calcext:value-type="date">
            <text:p>2024-05-09</text:p>
          </table:table-cell>
          <table:table-cell office:value-type="float" office:value="15.1400003433228" calcext:value-type="float">
            <text:p>15.1400003433228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92] - WEEKDAY([.B92];2) + 1" office:value-type="date" office:date-value="2024-05-06" calcext:value-type="date">
            <text:p>2024-05-06</text:p>
          </table:table-cell>
          <table:table-cell table:style-name="ce1" office:value-type="date" office:date-value="2024-05-10" calcext:value-type="date">
            <text:p>2024-05-10</text:p>
          </table:table-cell>
          <table:table-cell office:value-type="float" office:value="15.1199998855591" calcext:value-type="float">
            <text:p>15.1199998855591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93] - WEEKDAY([.B93];2) + 1" office:value-type="date" office:date-value="2024-05-13" calcext:value-type="date">
            <text:p>2024-05-13</text:p>
          </table:table-cell>
          <table:table-cell table:style-name="ce1" office:value-type="date" office:date-value="2024-05-13" calcext:value-type="date">
            <text:p>2024-05-13</text:p>
          </table:table-cell>
          <table:table-cell office:value-type="float" office:value="15.1300001144409" calcext:value-type="float">
            <text:p>15.1300001144409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94] - WEEKDAY([.B94];2) + 1" office:value-type="date" office:date-value="2024-05-13" calcext:value-type="date">
            <text:p>2024-05-13</text:p>
          </table:table-cell>
          <table:table-cell table:style-name="ce1" office:value-type="date" office:date-value="2024-05-14" calcext:value-type="date">
            <text:p>2024-05-14</text:p>
          </table:table-cell>
          <table:table-cell office:value-type="float" office:value="15.1599998474121" calcext:value-type="float">
            <text:p>15.1599998474121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95] - WEEKDAY([.B95];2) + 1" office:value-type="date" office:date-value="2024-05-13" calcext:value-type="date">
            <text:p>2024-05-13</text:p>
          </table:table-cell>
          <table:table-cell table:style-name="ce1" office:value-type="date" office:date-value="2024-05-15" calcext:value-type="date">
            <text:p>2024-05-15</text:p>
          </table:table-cell>
          <table:table-cell office:value-type="float" office:value="15.2799997329712" calcext:value-type="float">
            <text:p>15.2799997329712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96] - WEEKDAY([.B96];2) + 1" office:value-type="date" office:date-value="2024-05-13" calcext:value-type="date">
            <text:p>2024-05-13</text:p>
          </table:table-cell>
          <table:table-cell table:style-name="ce1" office:value-type="date" office:date-value="2024-05-16" calcext:value-type="date">
            <text:p>2024-05-16</text:p>
          </table:table-cell>
          <table:table-cell office:value-type="float" office:value="15.25" calcext:value-type="float">
            <text:p>15.25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97] - WEEKDAY([.B97];2) + 1" office:value-type="date" office:date-value="2024-05-13" calcext:value-type="date">
            <text:p>2024-05-13</text:p>
          </table:table-cell>
          <table:table-cell table:style-name="ce1" office:value-type="date" office:date-value="2024-05-17" calcext:value-type="date">
            <text:p>2024-05-17</text:p>
          </table:table-cell>
          <table:table-cell office:value-type="float" office:value="15.2299995422363" calcext:value-type="float">
            <text:p>15.2299995422363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98] - WEEKDAY([.B98];2) + 1" office:value-type="date" office:date-value="2024-05-20" calcext:value-type="date">
            <text:p>2024-05-20</text:p>
          </table:table-cell>
          <table:table-cell table:style-name="ce1" office:value-type="date" office:date-value="2024-05-20" calcext:value-type="date">
            <text:p>2024-05-20</text:p>
          </table:table-cell>
          <table:table-cell office:value-type="float" office:value="15.210000038147" calcext:value-type="float">
            <text:p>15.210000038147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99] - WEEKDAY([.B99];2) + 1" office:value-type="date" office:date-value="2024-05-20" calcext:value-type="date">
            <text:p>2024-05-20</text:p>
          </table:table-cell>
          <table:table-cell table:style-name="ce1" office:value-type="date" office:date-value="2024-05-21" calcext:value-type="date">
            <text:p>2024-05-21</text:p>
          </table:table-cell>
          <table:table-cell office:value-type="float" office:value="15.2399997711182" calcext:value-type="float">
            <text:p>15.2399997711182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100] - WEEKDAY([.B100];2) + 1" office:value-type="date" office:date-value="2024-05-20" calcext:value-type="date">
            <text:p>2024-05-20</text:p>
          </table:table-cell>
          <table:table-cell table:style-name="ce1" office:value-type="date" office:date-value="2024-05-22" calcext:value-type="date">
            <text:p>2024-05-22</text:p>
          </table:table-cell>
          <table:table-cell office:value-type="float" office:value="15.1999998092651" calcext:value-type="float">
            <text:p>15.1999998092651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101] - WEEKDAY([.B101];2) + 1" office:value-type="date" office:date-value="2024-05-20" calcext:value-type="date">
            <text:p>2024-05-20</text:p>
          </table:table-cell>
          <table:table-cell table:style-name="ce1" office:value-type="date" office:date-value="2024-05-23" calcext:value-type="date">
            <text:p>2024-05-23</text:p>
          </table:table-cell>
          <table:table-cell office:value-type="float" office:value="15.1499996185303" calcext:value-type="float">
            <text:p>15.1499996185303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102] - WEEKDAY([.B102];2) + 1" office:value-type="date" office:date-value="2024-05-20" calcext:value-type="date">
            <text:p>2024-05-20</text:p>
          </table:table-cell>
          <table:table-cell table:style-name="ce1" office:value-type="date" office:date-value="2024-05-24" calcext:value-type="date">
            <text:p>2024-05-24</text:p>
          </table:table-cell>
          <table:table-cell office:value-type="float" office:value="15.1800003051758" calcext:value-type="float">
            <text:p>15.1800003051758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103] - WEEKDAY([.B103];2) + 1" office:value-type="date" office:date-value="2024-05-27" calcext:value-type="date">
            <text:p>2024-05-27</text:p>
          </table:table-cell>
          <table:table-cell table:style-name="ce1" office:value-type="date" office:date-value="2024-05-28" calcext:value-type="date">
            <text:p>2024-05-28</text:p>
          </table:table-cell>
          <table:table-cell office:value-type="float" office:value="15.1400003433228" calcext:value-type="float">
            <text:p>15.1400003433228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104] - WEEKDAY([.B104];2) + 1" office:value-type="date" office:date-value="2024-05-27" calcext:value-type="date">
            <text:p>2024-05-27</text:p>
          </table:table-cell>
          <table:table-cell table:style-name="ce1" office:value-type="date" office:date-value="2024-05-29" calcext:value-type="date">
            <text:p>2024-05-29</text:p>
          </table:table-cell>
          <table:table-cell office:value-type="float" office:value="15.0600004196167" calcext:value-type="float">
            <text:p>15.0600004196167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105] - WEEKDAY([.B105];2) + 1" office:value-type="date" office:date-value="2024-05-27" calcext:value-type="date">
            <text:p>2024-05-27</text:p>
          </table:table-cell>
          <table:table-cell table:style-name="ce1" office:value-type="date" office:date-value="2024-05-30" calcext:value-type="date">
            <text:p>2024-05-30</text:p>
          </table:table-cell>
          <table:table-cell office:value-type="float" office:value="15.1000003814697" calcext:value-type="float">
            <text:p>15.1000003814697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106] - WEEKDAY([.B106];2) + 1" office:value-type="date" office:date-value="2024-05-27" calcext:value-type="date">
            <text:p>2024-05-27</text:p>
          </table:table-cell>
          <table:table-cell table:style-name="ce1" office:value-type="date" office:date-value="2024-05-31" calcext:value-type="date">
            <text:p>2024-05-31</text:p>
          </table:table-cell>
          <table:table-cell office:value-type="float" office:value="15.1499996185303" calcext:value-type="float">
            <text:p>15.1499996185303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107] - WEEKDAY([.B107];2) + 1" office:value-type="date" office:date-value="2024-06-03" calcext:value-type="date">
            <text:p>2024-06-03</text:p>
          </table:table-cell>
          <table:table-cell table:style-name="ce1" office:value-type="date" office:date-value="2024-06-03" calcext:value-type="date">
            <text:p>2024-06-03</text:p>
          </table:table-cell>
          <table:table-cell office:value-type="float" office:value="15.2200002670288" calcext:value-type="float">
            <text:p>15.2200002670288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108] - WEEKDAY([.B108];2) + 1" office:value-type="date" office:date-value="2024-06-03" calcext:value-type="date">
            <text:p>2024-06-03</text:p>
          </table:table-cell>
          <table:table-cell table:style-name="ce1" office:value-type="date" office:date-value="2024-06-04" calcext:value-type="date">
            <text:p>2024-06-04</text:p>
          </table:table-cell>
          <table:table-cell office:value-type="float" office:value="15.2600002288818" calcext:value-type="float">
            <text:p>15.2600002288818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109] - WEEKDAY([.B109];2) + 1" office:value-type="date" office:date-value="2024-06-03" calcext:value-type="date">
            <text:p>2024-06-03</text:p>
          </table:table-cell>
          <table:table-cell table:style-name="ce1" office:value-type="date" office:date-value="2024-06-05" calcext:value-type="date">
            <text:p>2024-06-05</text:p>
          </table:table-cell>
          <table:table-cell office:value-type="float" office:value="15.3199996948242" calcext:value-type="float">
            <text:p>15.3199996948242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110] - WEEKDAY([.B110];2) + 1" office:value-type="date" office:date-value="2024-06-03" calcext:value-type="date">
            <text:p>2024-06-03</text:p>
          </table:table-cell>
          <table:table-cell table:style-name="ce1" office:value-type="date" office:date-value="2024-06-06" calcext:value-type="date">
            <text:p>2024-06-06</text:p>
          </table:table-cell>
          <table:table-cell office:value-type="float" office:value="15.3199996948242" calcext:value-type="float">
            <text:p>15.3199996948242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111] - WEEKDAY([.B111];2) + 1" office:value-type="date" office:date-value="2024-06-03" calcext:value-type="date">
            <text:p>2024-06-03</text:p>
          </table:table-cell>
          <table:table-cell table:style-name="ce1" office:value-type="date" office:date-value="2024-06-07" calcext:value-type="date">
            <text:p>2024-06-07</text:p>
          </table:table-cell>
          <table:table-cell office:value-type="float" office:value="15.2200002670288" calcext:value-type="float">
            <text:p>15.2200002670288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112] - WEEKDAY([.B112];2) + 1" office:value-type="date" office:date-value="2024-06-10" calcext:value-type="date">
            <text:p>2024-06-10</text:p>
          </table:table-cell>
          <table:table-cell table:style-name="ce1" office:value-type="date" office:date-value="2024-06-10" calcext:value-type="date">
            <text:p>2024-06-10</text:p>
          </table:table-cell>
          <table:table-cell office:value-type="float" office:value="15.210000038147" calcext:value-type="float">
            <text:p>15.210000038147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113] - WEEKDAY([.B113];2) + 1" office:value-type="date" office:date-value="2024-06-10" calcext:value-type="date">
            <text:p>2024-06-10</text:p>
          </table:table-cell>
          <table:table-cell table:style-name="ce1" office:value-type="date" office:date-value="2024-06-11" calcext:value-type="date">
            <text:p>2024-06-11</text:p>
          </table:table-cell>
          <table:table-cell office:value-type="float" office:value="15.2399997711182" calcext:value-type="float">
            <text:p>15.2399997711182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114] - WEEKDAY([.B114];2) + 1" office:value-type="date" office:date-value="2024-06-10" calcext:value-type="date">
            <text:p>2024-06-10</text:p>
          </table:table-cell>
          <table:table-cell table:style-name="ce1" office:value-type="date" office:date-value="2024-06-12" calcext:value-type="date">
            <text:p>2024-06-12</text:p>
          </table:table-cell>
          <table:table-cell office:value-type="float" office:value="15.3100004196167" calcext:value-type="float">
            <text:p>15.3100004196167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115] - WEEKDAY([.B115];2) + 1" office:value-type="date" office:date-value="2024-06-10" calcext:value-type="date">
            <text:p>2024-06-10</text:p>
          </table:table-cell>
          <table:table-cell table:style-name="ce1" office:value-type="date" office:date-value="2024-06-13" calcext:value-type="date">
            <text:p>2024-06-13</text:p>
          </table:table-cell>
          <table:table-cell office:value-type="float" office:value="15.3599996566772" calcext:value-type="float">
            <text:p>15.3599996566772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16] - WEEKDAY([.B116];2) + 1" office:value-type="date" office:date-value="2024-06-10" calcext:value-type="date">
            <text:p>2024-06-10</text:p>
          </table:table-cell>
          <table:table-cell table:style-name="ce1" office:value-type="date" office:date-value="2024-06-14" calcext:value-type="date">
            <text:p>2024-06-14</text:p>
          </table:table-cell>
          <table:table-cell office:value-type="float" office:value="15.3699998855591" calcext:value-type="float">
            <text:p>15.3699998855591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17] - WEEKDAY([.B117];2) + 1" office:value-type="date" office:date-value="2024-06-17" calcext:value-type="date">
            <text:p>2024-06-17</text:p>
          </table:table-cell>
          <table:table-cell table:style-name="ce1" office:value-type="date" office:date-value="2024-06-17" calcext:value-type="date">
            <text:p>2024-06-17</text:p>
          </table:table-cell>
          <table:table-cell office:value-type="float" office:value="15.3500003814697" calcext:value-type="float">
            <text:p>15.3500003814697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18] - WEEKDAY([.B118];2) + 1" office:value-type="date" office:date-value="2024-06-17" calcext:value-type="date">
            <text:p>2024-06-17</text:p>
          </table:table-cell>
          <table:table-cell table:style-name="ce1" office:value-type="date" office:date-value="2024-06-18" calcext:value-type="date">
            <text:p>2024-06-18</text:p>
          </table:table-cell>
          <table:table-cell office:value-type="float" office:value="15.4099998474121" calcext:value-type="float">
            <text:p>15.4099998474121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19] - WEEKDAY([.B119];2) + 1" office:value-type="date" office:date-value="2024-06-17" calcext:value-type="date">
            <text:p>2024-06-17</text:p>
          </table:table-cell>
          <table:table-cell table:style-name="ce1" office:value-type="date" office:date-value="2024-06-20" calcext:value-type="date">
            <text:p>2024-06-20</text:p>
          </table:table-cell>
          <table:table-cell office:value-type="float" office:value="15.3800001144409" calcext:value-type="float">
            <text:p>15.3800001144409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20] - WEEKDAY([.B120];2) + 1" office:value-type="date" office:date-value="2024-06-17" calcext:value-type="date">
            <text:p>2024-06-17</text:p>
          </table:table-cell>
          <table:table-cell table:style-name="ce1" office:value-type="date" office:date-value="2024-06-21" calcext:value-type="date">
            <text:p>2024-06-21</text:p>
          </table:table-cell>
          <table:table-cell office:value-type="float" office:value="15.3599996566772" calcext:value-type="float">
            <text:p>15.3599996566772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21] - WEEKDAY([.B121];2) + 1" office:value-type="date" office:date-value="2024-06-24" calcext:value-type="date">
            <text:p>2024-06-24</text:p>
          </table:table-cell>
          <table:table-cell table:style-name="ce1" office:value-type="date" office:date-value="2024-06-24" calcext:value-type="date">
            <text:p>2024-06-24</text:p>
          </table:table-cell>
          <table:table-cell office:value-type="float" office:value="15.3800001144409" calcext:value-type="float">
            <text:p>15.3800001144409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22] - WEEKDAY([.B122];2) + 1" office:value-type="date" office:date-value="2024-06-24" calcext:value-type="date">
            <text:p>2024-06-24</text:p>
          </table:table-cell>
          <table:table-cell table:style-name="ce1" office:value-type="date" office:date-value="2024-06-25" calcext:value-type="date">
            <text:p>2024-06-25</text:p>
          </table:table-cell>
          <table:table-cell office:value-type="float" office:value="15.3900003433228" calcext:value-type="float">
            <text:p>15.3900003433228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23] - WEEKDAY([.B123];2) + 1" office:value-type="date" office:date-value="2024-06-24" calcext:value-type="date">
            <text:p>2024-06-24</text:p>
          </table:table-cell>
          <table:table-cell table:style-name="ce1" office:value-type="date" office:date-value="2024-06-26" calcext:value-type="date">
            <text:p>2024-06-26</text:p>
          </table:table-cell>
          <table:table-cell office:value-type="float" office:value="15.3299999237061" calcext:value-type="float">
            <text:p>15.3299999237061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124] - WEEKDAY([.B124];2) + 1" office:value-type="date" office:date-value="2024-06-24" calcext:value-type="date">
            <text:p>2024-06-24</text:p>
          </table:table-cell>
          <table:table-cell table:style-name="ce1" office:value-type="date" office:date-value="2024-06-27" calcext:value-type="date">
            <text:p>2024-06-27</text:p>
          </table:table-cell>
          <table:table-cell office:value-type="float" office:value="15.3500003814697" calcext:value-type="float">
            <text:p>15.3500003814697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25] - WEEKDAY([.B125];2) + 1" office:value-type="date" office:date-value="2024-06-24" calcext:value-type="date">
            <text:p>2024-06-24</text:p>
          </table:table-cell>
          <table:table-cell table:style-name="ce1" office:value-type="date" office:date-value="2024-06-28" calcext:value-type="date">
            <text:p>2024-06-28</text:p>
          </table:table-cell>
          <table:table-cell office:value-type="float" office:value="15.1700000762939" calcext:value-type="float">
            <text:p>15.1700000762939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126] - WEEKDAY([.B126];2) + 1" office:value-type="date" office:date-value="2024-07-01" calcext:value-type="date">
            <text:p>2024-07-01</text:p>
          </table:table-cell>
          <table:table-cell table:style-name="ce1" office:value-type="date" office:date-value="2024-07-01" calcext:value-type="date">
            <text:p>2024-07-01</text:p>
          </table:table-cell>
          <table:table-cell office:value-type="float" office:value="15.1099996566772" calcext:value-type="float">
            <text:p>15.1099996566772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127] - WEEKDAY([.B127];2) + 1" office:value-type="date" office:date-value="2024-07-01" calcext:value-type="date">
            <text:p>2024-07-01</text:p>
          </table:table-cell>
          <table:table-cell table:style-name="ce1" office:value-type="date" office:date-value="2024-07-02" calcext:value-type="date">
            <text:p>2024-07-02</text:p>
          </table:table-cell>
          <table:table-cell office:value-type="float" office:value="15.1599998474121" calcext:value-type="float">
            <text:p>15.1599998474121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128] - WEEKDAY([.B128];2) + 1" office:value-type="date" office:date-value="2024-07-01" calcext:value-type="date">
            <text:p>2024-07-01</text:p>
          </table:table-cell>
          <table:table-cell table:style-name="ce1" office:value-type="date" office:date-value="2024-07-03" calcext:value-type="date">
            <text:p>2024-07-03</text:p>
          </table:table-cell>
          <table:table-cell office:value-type="float" office:value="15.2399997711182" calcext:value-type="float">
            <text:p>15.2399997711182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129] - WEEKDAY([.B129];2) + 1" office:value-type="date" office:date-value="2024-07-01" calcext:value-type="date">
            <text:p>2024-07-01</text:p>
          </table:table-cell>
          <table:table-cell table:style-name="ce1" office:value-type="date" office:date-value="2024-07-05" calcext:value-type="date">
            <text:p>2024-07-05</text:p>
          </table:table-cell>
          <table:table-cell office:value-type="float" office:value="15.2399997711182" calcext:value-type="float">
            <text:p>15.2399997711182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130] - WEEKDAY([.B130];2) + 1" office:value-type="date" office:date-value="2024-07-08" calcext:value-type="date">
            <text:p>2024-07-08</text:p>
          </table:table-cell>
          <table:table-cell table:style-name="ce1" office:value-type="date" office:date-value="2024-07-08" calcext:value-type="date">
            <text:p>2024-07-08</text:p>
          </table:table-cell>
          <table:table-cell office:value-type="float" office:value="15.3100004196167" calcext:value-type="float">
            <text:p>15.3100004196167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131] - WEEKDAY([.B131];2) + 1" office:value-type="date" office:date-value="2024-07-08" calcext:value-type="date">
            <text:p>2024-07-08</text:p>
          </table:table-cell>
          <table:table-cell table:style-name="ce1" office:value-type="date" office:date-value="2024-07-09" calcext:value-type="date">
            <text:p>2024-07-09</text:p>
          </table:table-cell>
          <table:table-cell office:value-type="float" office:value="15.3000001907349" calcext:value-type="float">
            <text:p>15.3000001907349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132] - WEEKDAY([.B132];2) + 1" office:value-type="date" office:date-value="2024-07-08" calcext:value-type="date">
            <text:p>2024-07-08</text:p>
          </table:table-cell>
          <table:table-cell table:style-name="ce1" office:value-type="date" office:date-value="2024-07-10" calcext:value-type="date">
            <text:p>2024-07-10</text:p>
          </table:table-cell>
          <table:table-cell office:value-type="float" office:value="15.3400001525879" calcext:value-type="float">
            <text:p>15.3400001525879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133] - WEEKDAY([.B133];2) + 1" office:value-type="date" office:date-value="2024-07-08" calcext:value-type="date">
            <text:p>2024-07-08</text:p>
          </table:table-cell>
          <table:table-cell table:style-name="ce1" office:value-type="date" office:date-value="2024-07-11" calcext:value-type="date">
            <text:p>2024-07-11</text:p>
          </table:table-cell>
          <table:table-cell office:value-type="float" office:value="15.3900003433228" calcext:value-type="float">
            <text:p>15.3900003433228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34] - WEEKDAY([.B134];2) + 1" office:value-type="date" office:date-value="2024-07-08" calcext:value-type="date">
            <text:p>2024-07-08</text:p>
          </table:table-cell>
          <table:table-cell table:style-name="ce1" office:value-type="date" office:date-value="2024-07-12" calcext:value-type="date">
            <text:p>2024-07-12</text:p>
          </table:table-cell>
          <table:table-cell office:value-type="float" office:value="15.4399995803833" calcext:value-type="float">
            <text:p>15.4399995803833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35] - WEEKDAY([.B135];2) + 1" office:value-type="date" office:date-value="2024-07-15" calcext:value-type="date">
            <text:p>2024-07-15</text:p>
          </table:table-cell>
          <table:table-cell table:style-name="ce1" office:value-type="date" office:date-value="2024-07-15" calcext:value-type="date">
            <text:p>2024-07-15</text:p>
          </table:table-cell>
          <table:table-cell office:value-type="float" office:value="15.4200000762939" calcext:value-type="float">
            <text:p>15.4200000762939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36] - WEEKDAY([.B136];2) + 1" office:value-type="date" office:date-value="2024-07-15" calcext:value-type="date">
            <text:p>2024-07-15</text:p>
          </table:table-cell>
          <table:table-cell table:style-name="ce1" office:value-type="date" office:date-value="2024-07-16" calcext:value-type="date">
            <text:p>2024-07-16</text:p>
          </table:table-cell>
          <table:table-cell office:value-type="float" office:value="15.4899997711182" calcext:value-type="float">
            <text:p>15.4899997711182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137] - WEEKDAY([.B137];2) + 1" office:value-type="date" office:date-value="2024-07-15" calcext:value-type="date">
            <text:p>2024-07-15</text:p>
          </table:table-cell>
          <table:table-cell table:style-name="ce1" office:value-type="date" office:date-value="2024-07-17" calcext:value-type="date">
            <text:p>2024-07-17</text:p>
          </table:table-cell>
          <table:table-cell office:value-type="float" office:value="15.4499998092651" calcext:value-type="float">
            <text:p>15.4499998092651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38] - WEEKDAY([.B138];2) + 1" office:value-type="date" office:date-value="2024-07-15" calcext:value-type="date">
            <text:p>2024-07-15</text:p>
          </table:table-cell>
          <table:table-cell table:style-name="ce1" office:value-type="date" office:date-value="2024-07-18" calcext:value-type="date">
            <text:p>2024-07-18</text:p>
          </table:table-cell>
          <table:table-cell office:value-type="float" office:value="15.3999996185303" calcext:value-type="float">
            <text:p>15.3999996185303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39] - WEEKDAY([.B139];2) + 1" office:value-type="date" office:date-value="2024-07-15" calcext:value-type="date">
            <text:p>2024-07-15</text:p>
          </table:table-cell>
          <table:table-cell table:style-name="ce1" office:value-type="date" office:date-value="2024-07-19" calcext:value-type="date">
            <text:p>2024-07-19</text:p>
          </table:table-cell>
          <table:table-cell office:value-type="float" office:value="15.3500003814697" calcext:value-type="float">
            <text:p>15.3500003814697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40] - WEEKDAY([.B140];2) + 1" office:value-type="date" office:date-value="2024-07-22" calcext:value-type="date">
            <text:p>2024-07-22</text:p>
          </table:table-cell>
          <table:table-cell table:style-name="ce1" office:value-type="date" office:date-value="2024-07-22" calcext:value-type="date">
            <text:p>2024-07-22</text:p>
          </table:table-cell>
          <table:table-cell office:value-type="float" office:value="15.3699998855591" calcext:value-type="float">
            <text:p>15.3699998855591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41] - WEEKDAY([.B141];2) + 1" office:value-type="date" office:date-value="2024-07-22" calcext:value-type="date">
            <text:p>2024-07-22</text:p>
          </table:table-cell>
          <table:table-cell table:style-name="ce1" office:value-type="date" office:date-value="2024-07-23" calcext:value-type="date">
            <text:p>2024-07-23</text:p>
          </table:table-cell>
          <table:table-cell office:value-type="float" office:value="15.3699998855591" calcext:value-type="float">
            <text:p>15.3699998855591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42] - WEEKDAY([.B142];2) + 1" office:value-type="date" office:date-value="2024-07-22" calcext:value-type="date">
            <text:p>2024-07-22</text:p>
          </table:table-cell>
          <table:table-cell table:style-name="ce1" office:value-type="date" office:date-value="2024-07-24" calcext:value-type="date">
            <text:p>2024-07-24</text:p>
          </table:table-cell>
          <table:table-cell office:value-type="float" office:value="15.289999961853" calcext:value-type="float">
            <text:p>15.289999961853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143] - WEEKDAY([.B143];2) + 1" office:value-type="date" office:date-value="2024-07-22" calcext:value-type="date">
            <text:p>2024-07-22</text:p>
          </table:table-cell>
          <table:table-cell table:style-name="ce1" office:value-type="date" office:date-value="2024-07-25" calcext:value-type="date">
            <text:p>2024-07-25</text:p>
          </table:table-cell>
          <table:table-cell office:value-type="float" office:value="15.3100004196167" calcext:value-type="float">
            <text:p>15.3100004196167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144] - WEEKDAY([.B144];2) + 1" office:value-type="date" office:date-value="2024-07-22" calcext:value-type="date">
            <text:p>2024-07-22</text:p>
          </table:table-cell>
          <table:table-cell table:style-name="ce1" office:value-type="date" office:date-value="2024-07-26" calcext:value-type="date">
            <text:p>2024-07-26</text:p>
          </table:table-cell>
          <table:table-cell office:value-type="float" office:value="15.3800001144409" calcext:value-type="float">
            <text:p>15.3800001144409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45] - WEEKDAY([.B145];2) + 1" office:value-type="date" office:date-value="2024-07-29" calcext:value-type="date">
            <text:p>2024-07-29</text:p>
          </table:table-cell>
          <table:table-cell table:style-name="ce1" office:value-type="date" office:date-value="2024-07-29" calcext:value-type="date">
            <text:p>2024-07-29</text:p>
          </table:table-cell>
          <table:table-cell office:value-type="float" office:value="15.3900003433228" calcext:value-type="float">
            <text:p>15.3900003433228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46] - WEEKDAY([.B146];2) + 1" office:value-type="date" office:date-value="2024-07-29" calcext:value-type="date">
            <text:p>2024-07-29</text:p>
          </table:table-cell>
          <table:table-cell table:style-name="ce1" office:value-type="date" office:date-value="2024-07-30" calcext:value-type="date">
            <text:p>2024-07-30</text:p>
          </table:table-cell>
          <table:table-cell office:value-type="float" office:value="15.3999996185303" calcext:value-type="float">
            <text:p>15.3999996185303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47] - WEEKDAY([.B147];2) + 1" office:value-type="date" office:date-value="2024-07-29" calcext:value-type="date">
            <text:p>2024-07-29</text:p>
          </table:table-cell>
          <table:table-cell table:style-name="ce1" office:value-type="date" office:date-value="2024-07-31" calcext:value-type="date">
            <text:p>2024-07-31</text:p>
          </table:table-cell>
          <table:table-cell office:value-type="float" office:value="15.5100002288818" calcext:value-type="float">
            <text:p>15.5100002288818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148] - WEEKDAY([.B148];2) + 1" office:value-type="date" office:date-value="2024-07-29" calcext:value-type="date">
            <text:p>2024-07-29</text:p>
          </table:table-cell>
          <table:table-cell table:style-name="ce1" office:value-type="date" office:date-value="2024-08-01" calcext:value-type="date">
            <text:p>2024-08-01</text:p>
          </table:table-cell>
          <table:table-cell table:number-columns-repeated="2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149] - WEEKDAY([.B149];2) + 1" office:value-type="date" office:date-value="2024-07-29" calcext:value-type="date">
            <text:p>2024-07-29</text:p>
          </table:table-cell>
          <table:table-cell table:style-name="ce1" office:value-type="date" office:date-value="2024-08-02" calcext:value-type="date">
            <text:p>2024-08-02</text:p>
          </table:table-cell>
          <table:table-cell office:value-type="float" office:value="15.5500001907349" calcext:value-type="float">
            <text:p>15.5500001907349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150] - WEEKDAY([.B150];2) + 1" office:value-type="date" office:date-value="2024-08-05" calcext:value-type="date">
            <text:p>2024-08-05</text:p>
          </table:table-cell>
          <table:table-cell table:style-name="ce1" office:value-type="date" office:date-value="2024-08-05" calcext:value-type="date">
            <text:p>2024-08-05</text:p>
          </table:table-cell>
          <table:table-cell office:value-type="float" office:value="15.4700002670288" calcext:value-type="float">
            <text:p>15.4700002670288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151] - WEEKDAY([.B151];2) + 1" office:value-type="date" office:date-value="2024-08-05" calcext:value-type="date">
            <text:p>2024-08-05</text:p>
          </table:table-cell>
          <table:table-cell table:style-name="ce1" office:value-type="date" office:date-value="2024-08-06" calcext:value-type="date">
            <text:p>2024-08-06</text:p>
          </table:table-cell>
          <table:table-cell office:value-type="float" office:value="15.4300003051758" calcext:value-type="float">
            <text:p>15.4300003051758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52] - WEEKDAY([.B152];2) + 1" office:value-type="date" office:date-value="2024-08-05" calcext:value-type="date">
            <text:p>2024-08-05</text:p>
          </table:table-cell>
          <table:table-cell table:style-name="ce1" office:value-type="date" office:date-value="2024-08-07" calcext:value-type="date">
            <text:p>2024-08-07</text:p>
          </table:table-cell>
          <table:table-cell office:value-type="float" office:value="15.3900003433228" calcext:value-type="float">
            <text:p>15.3900003433228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53] - WEEKDAY([.B153];2) + 1" office:value-type="date" office:date-value="2024-08-05" calcext:value-type="date">
            <text:p>2024-08-05</text:p>
          </table:table-cell>
          <table:table-cell table:style-name="ce1" office:value-type="date" office:date-value="2024-08-08" calcext:value-type="date">
            <text:p>2024-08-08</text:p>
          </table:table-cell>
          <table:table-cell office:value-type="float" office:value="15.4300003051758" calcext:value-type="float">
            <text:p>15.4300003051758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154] - WEEKDAY([.B154];2) + 1" office:value-type="date" office:date-value="2024-08-05" calcext:value-type="date">
            <text:p>2024-08-05</text:p>
          </table:table-cell>
          <table:table-cell table:style-name="ce1" office:value-type="date" office:date-value="2024-08-09" calcext:value-type="date">
            <text:p>2024-08-09</text:p>
          </table:table-cell>
          <table:table-cell office:value-type="float" office:value="15.4899997711182" calcext:value-type="float">
            <text:p>15.4899997711182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155] - WEEKDAY([.B155];2) + 1" office:value-type="date" office:date-value="2024-08-12" calcext:value-type="date">
            <text:p>2024-08-12</text:p>
          </table:table-cell>
          <table:table-cell table:style-name="ce1" office:value-type="date" office:date-value="2024-08-12" calcext:value-type="date">
            <text:p>2024-08-12</text:p>
          </table:table-cell>
          <table:table-cell office:value-type="float" office:value="15.5100002288818" calcext:value-type="float">
            <text:p>15.5100002288818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156] - WEEKDAY([.B156];2) + 1" office:value-type="date" office:date-value="2024-08-12" calcext:value-type="date">
            <text:p>2024-08-12</text:p>
          </table:table-cell>
          <table:table-cell table:style-name="ce1" office:value-type="date" office:date-value="2024-08-13" calcext:value-type="date">
            <text:p>2024-08-13</text:p>
          </table:table-cell>
          <table:table-cell office:value-type="float" office:value="15.6000003814697" calcext:value-type="float">
            <text:p>15.6000003814697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157] - WEEKDAY([.B157];2) + 1" office:value-type="date" office:date-value="2024-08-12" calcext:value-type="date">
            <text:p>2024-08-12</text:p>
          </table:table-cell>
          <table:table-cell table:style-name="ce1" office:value-type="date" office:date-value="2024-08-14" calcext:value-type="date">
            <text:p>2024-08-14</text:p>
          </table:table-cell>
          <table:table-cell office:value-type="float" office:value="15.6300001144409" calcext:value-type="float">
            <text:p>15.6300001144409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158] - WEEKDAY([.B158];2) + 1" office:value-type="date" office:date-value="2024-08-12" calcext:value-type="date">
            <text:p>2024-08-12</text:p>
          </table:table-cell>
          <table:table-cell table:style-name="ce1" office:value-type="date" office:date-value="2024-08-15" calcext:value-type="date">
            <text:p>2024-08-15</text:p>
          </table:table-cell>
          <table:table-cell office:value-type="float" office:value="15.6199998855591" calcext:value-type="float">
            <text:p>15.6199998855591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159] - WEEKDAY([.B159];2) + 1" office:value-type="date" office:date-value="2024-08-12" calcext:value-type="date">
            <text:p>2024-08-12</text:p>
          </table:table-cell>
          <table:table-cell table:style-name="ce1" office:value-type="date" office:date-value="2024-08-16" calcext:value-type="date">
            <text:p>2024-08-16</text:p>
          </table:table-cell>
          <table:table-cell office:value-type="float" office:value="15.6199998855591" calcext:value-type="float">
            <text:p>15.6199998855591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160] - WEEKDAY([.B160];2) + 1" office:value-type="date" office:date-value="2024-08-19" calcext:value-type="date">
            <text:p>2024-08-19</text:p>
          </table:table-cell>
          <table:table-cell table:style-name="ce1" office:value-type="date" office:date-value="2024-08-19" calcext:value-type="date">
            <text:p>2024-08-19</text:p>
          </table:table-cell>
          <table:table-cell office:value-type="float" office:value="15.6999998092651" calcext:value-type="float">
            <text:p>15.6999998092651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161] - WEEKDAY([.B161];2) + 1" office:value-type="date" office:date-value="2024-08-19" calcext:value-type="date">
            <text:p>2024-08-19</text:p>
          </table:table-cell>
          <table:table-cell table:style-name="ce1" office:value-type="date" office:date-value="2024-08-20" calcext:value-type="date">
            <text:p>2024-08-20</text:p>
          </table:table-cell>
          <table:table-cell office:value-type="float" office:value="15.7299995422363" calcext:value-type="float">
            <text:p>15.7299995422363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162] - WEEKDAY([.B162];2) + 1" office:value-type="date" office:date-value="2024-08-19" calcext:value-type="date">
            <text:p>2024-08-19</text:p>
          </table:table-cell>
          <table:table-cell table:style-name="ce1" office:value-type="date" office:date-value="2024-08-21" calcext:value-type="date">
            <text:p>2024-08-21</text:p>
          </table:table-cell>
          <table:table-cell office:value-type="float" office:value="15.7600002288818" calcext:value-type="float">
            <text:p>15.7600002288818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163] - WEEKDAY([.B163];2) + 1" office:value-type="date" office:date-value="2024-08-19" calcext:value-type="date">
            <text:p>2024-08-19</text:p>
          </table:table-cell>
          <table:table-cell table:style-name="ce1" office:value-type="date" office:date-value="2024-08-22" calcext:value-type="date">
            <text:p>2024-08-22</text:p>
          </table:table-cell>
          <table:table-cell office:value-type="float" office:value="15.6999998092651" calcext:value-type="float">
            <text:p>15.6999998092651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164] - WEEKDAY([.B164];2) + 1" office:value-type="date" office:date-value="2024-08-19" calcext:value-type="date">
            <text:p>2024-08-19</text:p>
          </table:table-cell>
          <table:table-cell table:style-name="ce1" office:value-type="date" office:date-value="2024-08-23" calcext:value-type="date">
            <text:p>2024-08-23</text:p>
          </table:table-cell>
          <table:table-cell office:value-type="float" office:value="15.7799997329712" calcext:value-type="float">
            <text:p>15.7799997329712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165] - WEEKDAY([.B165];2) + 1" office:value-type="date" office:date-value="2024-08-26" calcext:value-type="date">
            <text:p>2024-08-26</text:p>
          </table:table-cell>
          <table:table-cell table:style-name="ce1" office:value-type="date" office:date-value="2024-08-26" calcext:value-type="date">
            <text:p>2024-08-26</text:p>
          </table:table-cell>
          <table:table-cell office:value-type="float" office:value="15.7600002288818" calcext:value-type="float">
            <text:p>15.7600002288818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166] - WEEKDAY([.B166];2) + 1" office:value-type="date" office:date-value="2024-08-26" calcext:value-type="date">
            <text:p>2024-08-26</text:p>
          </table:table-cell>
          <table:table-cell table:style-name="ce1" office:value-type="date" office:date-value="2024-08-27" calcext:value-type="date">
            <text:p>2024-08-27</text:p>
          </table:table-cell>
          <table:table-cell office:value-type="float" office:value="15.7600002288818" calcext:value-type="float">
            <text:p>15.7600002288818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167] - WEEKDAY([.B167];2) + 1" office:value-type="date" office:date-value="2024-08-26" calcext:value-type="date">
            <text:p>2024-08-26</text:p>
          </table:table-cell>
          <table:table-cell table:style-name="ce1" office:value-type="date" office:date-value="2024-08-28" calcext:value-type="date">
            <text:p>2024-08-28</text:p>
          </table:table-cell>
          <table:table-cell office:value-type="float" office:value="15.7399997711182" calcext:value-type="float">
            <text:p>15.7399997711182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168] - WEEKDAY([.B168];2) + 1" office:value-type="date" office:date-value="2024-08-26" calcext:value-type="date">
            <text:p>2024-08-26</text:p>
          </table:table-cell>
          <table:table-cell table:style-name="ce1" office:value-type="date" office:date-value="2024-08-29" calcext:value-type="date">
            <text:p>2024-08-29</text:p>
          </table:table-cell>
          <table:table-cell office:value-type="float" office:value="15.7299995422363" calcext:value-type="float">
            <text:p>15.7299995422363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169] - WEEKDAY([.B169];2) + 1" office:value-type="date" office:date-value="2024-08-26" calcext:value-type="date">
            <text:p>2024-08-26</text:p>
          </table:table-cell>
          <table:table-cell table:style-name="ce1" office:value-type="date" office:date-value="2024-08-30" calcext:value-type="date">
            <text:p>2024-08-30</text:p>
          </table:table-cell>
          <table:table-cell office:value-type="float" office:value="15.7299995422363" calcext:value-type="float">
            <text:p>15.7299995422363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170] - WEEKDAY([.B170];2) + 1" office:value-type="date" office:date-value="2024-09-02" calcext:value-type="date">
            <text:p>2024-09-02</text:p>
          </table:table-cell>
          <table:table-cell table:style-name="ce1" office:value-type="date" office:date-value="2024-09-03" calcext:value-type="date">
            <text:p>2024-09-03</text:p>
          </table:table-cell>
          <table:table-cell office:value-type="float" office:value="15.710000038147" calcext:value-type="float">
            <text:p>15.710000038147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171] - WEEKDAY([.B171];2) + 1" office:value-type="date" office:date-value="2024-09-02" calcext:value-type="date">
            <text:p>2024-09-02</text:p>
          </table:table-cell>
          <table:table-cell table:style-name="ce1" office:value-type="date" office:date-value="2024-09-04" calcext:value-type="date">
            <text:p>2024-09-04</text:p>
          </table:table-cell>
          <table:table-cell office:value-type="float" office:value="15.7600002288818" calcext:value-type="float">
            <text:p>15.7600002288818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172] - WEEKDAY([.B172];2) + 1" office:value-type="date" office:date-value="2024-09-02" calcext:value-type="date">
            <text:p>2024-09-02</text:p>
          </table:table-cell>
          <table:table-cell table:style-name="ce1" office:value-type="date" office:date-value="2024-09-05" calcext:value-type="date">
            <text:p>2024-09-05</text:p>
          </table:table-cell>
          <table:table-cell office:value-type="float" office:value="15.7799997329712" calcext:value-type="float">
            <text:p>15.7799997329712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173] - WEEKDAY([.B173];2) + 1" office:value-type="date" office:date-value="2024-09-02" calcext:value-type="date">
            <text:p>2024-09-02</text:p>
          </table:table-cell>
          <table:table-cell table:style-name="ce1" office:value-type="date" office:date-value="2024-09-06" calcext:value-type="date">
            <text:p>2024-09-06</text:p>
          </table:table-cell>
          <table:table-cell office:value-type="float" office:value="15.7399997711182" calcext:value-type="float">
            <text:p>15.7399997711182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174] - WEEKDAY([.B174];2) + 1" office:value-type="date" office:date-value="2024-09-09" calcext:value-type="date">
            <text:p>2024-09-09</text:p>
          </table:table-cell>
          <table:table-cell table:style-name="ce1" office:value-type="date" office:date-value="2024-09-09" calcext:value-type="date">
            <text:p>2024-09-09</text:p>
          </table:table-cell>
          <table:table-cell office:value-type="float" office:value="15.789999961853" calcext:value-type="float">
            <text:p>15.789999961853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175] - WEEKDAY([.B175];2) + 1" office:value-type="date" office:date-value="2024-09-09" calcext:value-type="date">
            <text:p>2024-09-09</text:p>
          </table:table-cell>
          <table:table-cell table:style-name="ce1" office:value-type="date" office:date-value="2024-09-10" calcext:value-type="date">
            <text:p>2024-09-10</text:p>
          </table:table-cell>
          <table:table-cell office:value-type="float" office:value="15.8199996948242" calcext:value-type="float">
            <text:p>15.8199996948242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176] - WEEKDAY([.B176];2) + 1" office:value-type="date" office:date-value="2024-09-09" calcext:value-type="date">
            <text:p>2024-09-09</text:p>
          </table:table-cell>
          <table:table-cell table:style-name="ce1" office:value-type="date" office:date-value="2024-09-11" calcext:value-type="date">
            <text:p>2024-09-11</text:p>
          </table:table-cell>
          <table:table-cell office:value-type="float" office:value="15.8500003814697" calcext:value-type="float">
            <text:p>15.8500003814697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177] - WEEKDAY([.B177];2) + 1" office:value-type="date" office:date-value="2024-09-09" calcext:value-type="date">
            <text:p>2024-09-09</text:p>
          </table:table-cell>
          <table:table-cell table:style-name="ce1" office:value-type="date" office:date-value="2024-09-12" calcext:value-type="date">
            <text:p>2024-09-12</text:p>
          </table:table-cell>
          <table:table-cell office:value-type="float" office:value="15.8699998855591" calcext:value-type="float">
            <text:p>15.8699998855591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178] - WEEKDAY([.B178];2) + 1" office:value-type="date" office:date-value="2024-09-09" calcext:value-type="date">
            <text:p>2024-09-09</text:p>
          </table:table-cell>
          <table:table-cell table:style-name="ce1" office:value-type="date" office:date-value="2024-09-13" calcext:value-type="date">
            <text:p>2024-09-13</text:p>
          </table:table-cell>
          <table:table-cell office:value-type="float" office:value="15.8999996185303" calcext:value-type="float">
            <text:p>15.8999996185303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179] - WEEKDAY([.B179];2) + 1" office:value-type="date" office:date-value="2024-09-16" calcext:value-type="date">
            <text:p>2024-09-16</text:p>
          </table:table-cell>
          <table:table-cell table:style-name="ce1" office:value-type="date" office:date-value="2024-09-16" calcext:value-type="date">
            <text:p>2024-09-16</text:p>
          </table:table-cell>
          <table:table-cell office:value-type="float" office:value="15.9499998092651" calcext:value-type="float">
            <text:p>15.9499998092651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180] - WEEKDAY([.B180];2) + 1" office:value-type="date" office:date-value="2024-09-16" calcext:value-type="date">
            <text:p>2024-09-16</text:p>
          </table:table-cell>
          <table:table-cell table:style-name="ce1" office:value-type="date" office:date-value="2024-09-17" calcext:value-type="date">
            <text:p>2024-09-17</text:p>
          </table:table-cell>
          <table:table-cell office:value-type="float" office:value="15.9300003051758" calcext:value-type="float">
            <text:p>15.9300003051758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181] - WEEKDAY([.B181];2) + 1" office:value-type="date" office:date-value="2024-09-16" calcext:value-type="date">
            <text:p>2024-09-16</text:p>
          </table:table-cell>
          <table:table-cell table:style-name="ce1" office:value-type="date" office:date-value="2024-09-18" calcext:value-type="date">
            <text:p>2024-09-18</text:p>
          </table:table-cell>
          <table:table-cell office:value-type="float" office:value="15.8800001144409" calcext:value-type="float">
            <text:p>15.8800001144409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182] - WEEKDAY([.B182];2) + 1" office:value-type="date" office:date-value="2024-09-16" calcext:value-type="date">
            <text:p>2024-09-16</text:p>
          </table:table-cell>
          <table:table-cell table:style-name="ce1" office:value-type="date" office:date-value="2024-09-19" calcext:value-type="date">
            <text:p>2024-09-19</text:p>
          </table:table-cell>
          <table:table-cell office:value-type="float" office:value="15.9499998092651" calcext:value-type="float">
            <text:p>15.9499998092651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183] - WEEKDAY([.B183];2) + 1" office:value-type="date" office:date-value="2024-09-16" calcext:value-type="date">
            <text:p>2024-09-16</text:p>
          </table:table-cell>
          <table:table-cell table:style-name="ce1" office:value-type="date" office:date-value="2024-09-20" calcext:value-type="date">
            <text:p>2024-09-20</text:p>
          </table:table-cell>
          <table:table-cell office:value-type="float" office:value="15.9200000762939" calcext:value-type="float">
            <text:p>15.9200000762939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184] - WEEKDAY([.B184];2) + 1" office:value-type="date" office:date-value="2024-09-23" calcext:value-type="date">
            <text:p>2024-09-23</text:p>
          </table:table-cell>
          <table:table-cell table:style-name="ce1" office:value-type="date" office:date-value="2024-09-23" calcext:value-type="date">
            <text:p>2024-09-23</text:p>
          </table:table-cell>
          <table:table-cell office:value-type="float" office:value="15.9399995803833" calcext:value-type="float">
            <text:p>15.9399995803833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185] - WEEKDAY([.B185];2) + 1" office:value-type="date" office:date-value="2024-09-23" calcext:value-type="date">
            <text:p>2024-09-23</text:p>
          </table:table-cell>
          <table:table-cell table:style-name="ce1" office:value-type="date" office:date-value="2024-09-24" calcext:value-type="date">
            <text:p>2024-09-24</text:p>
          </table:table-cell>
          <table:table-cell office:value-type="float" office:value="15.9700002670288" calcext:value-type="float">
            <text:p>15.970000267028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186] - WEEKDAY([.B186];2) + 1" office:value-type="date" office:date-value="2024-09-23" calcext:value-type="date">
            <text:p>2024-09-23</text:p>
          </table:table-cell>
          <table:table-cell table:style-name="ce1" office:value-type="date" office:date-value="2024-09-25" calcext:value-type="date">
            <text:p>2024-09-25</text:p>
          </table:table-cell>
          <table:table-cell office:value-type="float" office:value="15.9300003051758" calcext:value-type="float">
            <text:p>15.9300003051758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187] - WEEKDAY([.B187];2) + 1" office:value-type="date" office:date-value="2024-09-23" calcext:value-type="date">
            <text:p>2024-09-23</text:p>
          </table:table-cell>
          <table:table-cell table:style-name="ce1" office:value-type="date" office:date-value="2024-09-26" calcext:value-type="date">
            <text:p>2024-09-26</text:p>
          </table:table-cell>
          <table:table-cell office:value-type="float" office:value="15.960000038147" calcext:value-type="float">
            <text:p>15.96000003814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188] - WEEKDAY([.B188];2) + 1" office:value-type="date" office:date-value="2024-09-23" calcext:value-type="date">
            <text:p>2024-09-23</text:p>
          </table:table-cell>
          <table:table-cell table:style-name="ce1" office:value-type="date" office:date-value="2024-09-27" calcext:value-type="date">
            <text:p>2024-09-27</text:p>
          </table:table-cell>
          <table:table-cell office:value-type="float" office:value="15.8699998855591" calcext:value-type="float">
            <text:p>15.8699998855591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189] - WEEKDAY([.B189];2) + 1" office:value-type="date" office:date-value="2024-09-30" calcext:value-type="date">
            <text:p>2024-09-30</text:p>
          </table:table-cell>
          <table:table-cell table:style-name="ce1" office:value-type="date" office:date-value="2024-09-30" calcext:value-type="date">
            <text:p>2024-09-30</text:p>
          </table:table-cell>
          <table:table-cell office:value-type="float" office:value="15.8599996566772" calcext:value-type="float">
            <text:p>15.8599996566772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190] - WEEKDAY([.B190];2) + 1" office:value-type="date" office:date-value="2024-09-30" calcext:value-type="date">
            <text:p>2024-09-30</text:p>
          </table:table-cell>
          <table:table-cell table:style-name="ce1" office:value-type="date" office:date-value="2024-10-01" calcext:value-type="date">
            <text:p>2024-10-01</text:p>
          </table:table-cell>
          <table:table-cell office:value-type="float" office:value="15.8699998855591" calcext:value-type="float">
            <text:p>15.8699998855591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191] - WEEKDAY([.B191];2) + 1" office:value-type="date" office:date-value="2024-09-30" calcext:value-type="date">
            <text:p>2024-09-30</text:p>
          </table:table-cell>
          <table:table-cell table:style-name="ce1" office:value-type="date" office:date-value="2024-10-02" calcext:value-type="date">
            <text:p>2024-10-02</text:p>
          </table:table-cell>
          <table:table-cell office:value-type="float" office:value="15.8500003814697" calcext:value-type="float">
            <text:p>15.8500003814697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192] - WEEKDAY([.B192];2) + 1" office:value-type="date" office:date-value="2024-09-30" calcext:value-type="date">
            <text:p>2024-09-30</text:p>
          </table:table-cell>
          <table:table-cell table:style-name="ce1" office:value-type="date" office:date-value="2024-10-03" calcext:value-type="date">
            <text:p>2024-10-03</text:p>
          </table:table-cell>
          <table:table-cell office:value-type="float" office:value="15.789999961853" calcext:value-type="float">
            <text:p>15.789999961853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193] - WEEKDAY([.B193];2) + 1" office:value-type="date" office:date-value="2024-09-30" calcext:value-type="date">
            <text:p>2024-09-30</text:p>
          </table:table-cell>
          <table:table-cell table:style-name="ce1" office:value-type="date" office:date-value="2024-10-04" calcext:value-type="date">
            <text:p>2024-10-04</text:p>
          </table:table-cell>
          <table:table-cell office:value-type="float" office:value="15.7399997711182" calcext:value-type="float">
            <text:p>15.7399997711182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194] - WEEKDAY([.B194];2) + 1" office:value-type="date" office:date-value="2024-10-07" calcext:value-type="date">
            <text:p>2024-10-07</text:p>
          </table:table-cell>
          <table:table-cell table:style-name="ce1" office:value-type="date" office:date-value="2024-10-07" calcext:value-type="date">
            <text:p>2024-10-07</text:p>
          </table:table-cell>
          <table:table-cell office:value-type="float" office:value="15.6899995803833" calcext:value-type="float">
            <text:p>15.6899995803833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195] - WEEKDAY([.B195];2) + 1" office:value-type="date" office:date-value="2024-10-07" calcext:value-type="date">
            <text:p>2024-10-07</text:p>
          </table:table-cell>
          <table:table-cell table:style-name="ce1" office:value-type="date" office:date-value="2024-10-08" calcext:value-type="date">
            <text:p>2024-10-08</text:p>
          </table:table-cell>
          <table:table-cell office:value-type="float" office:value="15.6999998092651" calcext:value-type="float">
            <text:p>15.6999998092651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196] - WEEKDAY([.B196];2) + 1" office:value-type="date" office:date-value="2024-10-07" calcext:value-type="date">
            <text:p>2024-10-07</text:p>
          </table:table-cell>
          <table:table-cell table:style-name="ce1" office:value-type="date" office:date-value="2024-10-09" calcext:value-type="date">
            <text:p>2024-10-09</text:p>
          </table:table-cell>
          <table:table-cell office:value-type="float" office:value="15.6899995803833" calcext:value-type="float">
            <text:p>15.6899995803833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197] - WEEKDAY([.B197];2) + 1" office:value-type="date" office:date-value="2024-10-07" calcext:value-type="date">
            <text:p>2024-10-07</text:p>
          </table:table-cell>
          <table:table-cell table:style-name="ce1" office:value-type="date" office:date-value="2024-10-10" calcext:value-type="date">
            <text:p>2024-10-10</text:p>
          </table:table-cell>
          <table:table-cell office:value-type="float" office:value="15.6899995803833" calcext:value-type="float">
            <text:p>15.6899995803833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198] - WEEKDAY([.B198];2) + 1" office:value-type="date" office:date-value="2024-10-07" calcext:value-type="date">
            <text:p>2024-10-07</text:p>
          </table:table-cell>
          <table:table-cell table:style-name="ce1" office:value-type="date" office:date-value="2024-10-11" calcext:value-type="date">
            <text:p>2024-10-11</text:p>
          </table:table-cell>
          <table:table-cell office:value-type="float" office:value="15.710000038147" calcext:value-type="float">
            <text:p>15.710000038147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199] - WEEKDAY([.B199];2) + 1" office:value-type="date" office:date-value="2024-10-14" calcext:value-type="date">
            <text:p>2024-10-14</text:p>
          </table:table-cell>
          <table:table-cell table:style-name="ce1" office:value-type="date" office:date-value="2024-10-14" calcext:value-type="date">
            <text:p>2024-10-14</text:p>
          </table:table-cell>
          <table:table-cell office:value-type="float" office:value="15.710000038147" calcext:value-type="float">
            <text:p>15.710000038147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200] - WEEKDAY([.B200];2) + 1" office:value-type="date" office:date-value="2024-10-14" calcext:value-type="date">
            <text:p>2024-10-14</text:p>
          </table:table-cell>
          <table:table-cell table:style-name="ce1" office:value-type="date" office:date-value="2024-10-15" calcext:value-type="date">
            <text:p>2024-10-15</text:p>
          </table:table-cell>
          <table:table-cell office:value-type="float" office:value="15.7299995422363" calcext:value-type="float">
            <text:p>15.7299995422363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201] - WEEKDAY([.B201];2) + 1" office:value-type="date" office:date-value="2024-10-14" calcext:value-type="date">
            <text:p>2024-10-14</text:p>
          </table:table-cell>
          <table:table-cell table:style-name="ce1" office:value-type="date" office:date-value="2024-10-16" calcext:value-type="date">
            <text:p>2024-10-16</text:p>
          </table:table-cell>
          <table:table-cell office:value-type="float" office:value="15.7700004577637" calcext:value-type="float">
            <text:p>15.7700004577637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202] - WEEKDAY([.B202];2) + 1" office:value-type="date" office:date-value="2024-10-14" calcext:value-type="date">
            <text:p>2024-10-14</text:p>
          </table:table-cell>
          <table:table-cell table:style-name="ce1" office:value-type="date" office:date-value="2024-10-17" calcext:value-type="date">
            <text:p>2024-10-17</text:p>
          </table:table-cell>
          <table:table-cell office:value-type="float" office:value="15.7200002670288" calcext:value-type="float">
            <text:p>15.7200002670288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203] - WEEKDAY([.B203];2) + 1" office:value-type="date" office:date-value="2024-10-14" calcext:value-type="date">
            <text:p>2024-10-14</text:p>
          </table:table-cell>
          <table:table-cell table:style-name="ce1" office:value-type="date" office:date-value="2024-10-18" calcext:value-type="date">
            <text:p>2024-10-18</text:p>
          </table:table-cell>
          <table:table-cell office:value-type="float" office:value="15.75" calcext:value-type="float">
            <text:p>15.75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204] - WEEKDAY([.B204];2) + 1" office:value-type="date" office:date-value="2024-10-21" calcext:value-type="date">
            <text:p>2024-10-21</text:p>
          </table:table-cell>
          <table:table-cell table:style-name="ce1" office:value-type="date" office:date-value="2024-10-21" calcext:value-type="date">
            <text:p>2024-10-21</text:p>
          </table:table-cell>
          <table:table-cell office:value-type="float" office:value="15.6599998474121" calcext:value-type="float">
            <text:p>15.6599998474121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205] - WEEKDAY([.B205];2) + 1" office:value-type="date" office:date-value="2024-10-21" calcext:value-type="date">
            <text:p>2024-10-21</text:p>
          </table:table-cell>
          <table:table-cell table:style-name="ce1" office:value-type="date" office:date-value="2024-10-22" calcext:value-type="date">
            <text:p>2024-10-22</text:p>
          </table:table-cell>
          <table:table-cell office:value-type="float" office:value="15.6400003433228" calcext:value-type="float">
            <text:p>15.6400003433228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06] - WEEKDAY([.B206];2) + 1" office:value-type="date" office:date-value="2024-10-21" calcext:value-type="date">
            <text:p>2024-10-21</text:p>
          </table:table-cell>
          <table:table-cell table:style-name="ce1" office:value-type="date" office:date-value="2024-10-23" calcext:value-type="date">
            <text:p>2024-10-23</text:p>
          </table:table-cell>
          <table:table-cell office:value-type="float" office:value="15.5900001525879" calcext:value-type="float">
            <text:p>15.5900001525879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07] - WEEKDAY([.B207];2) + 1" office:value-type="date" office:date-value="2024-10-21" calcext:value-type="date">
            <text:p>2024-10-21</text:p>
          </table:table-cell>
          <table:table-cell table:style-name="ce1" office:value-type="date" office:date-value="2024-10-24" calcext:value-type="date">
            <text:p>2024-10-24</text:p>
          </table:table-cell>
          <table:table-cell office:value-type="float" office:value="15.6300001144409" calcext:value-type="float">
            <text:p>15.6300001144409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08] - WEEKDAY([.B208];2) + 1" office:value-type="date" office:date-value="2024-10-21" calcext:value-type="date">
            <text:p>2024-10-21</text:p>
          </table:table-cell>
          <table:table-cell table:style-name="ce1" office:value-type="date" office:date-value="2024-10-25" calcext:value-type="date">
            <text:p>2024-10-25</text:p>
          </table:table-cell>
          <table:table-cell office:value-type="float" office:value="15.6000003814697" calcext:value-type="float">
            <text:p>15.6000003814697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09] - WEEKDAY([.B209];2) + 1" office:value-type="date" office:date-value="2024-10-28" calcext:value-type="date">
            <text:p>2024-10-28</text:p>
          </table:table-cell>
          <table:table-cell table:style-name="ce1" office:value-type="date" office:date-value="2024-10-28" calcext:value-type="date">
            <text:p>2024-10-28</text:p>
          </table:table-cell>
          <table:table-cell office:value-type="float" office:value="15.6000003814697" calcext:value-type="float">
            <text:p>15.6000003814697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10] - WEEKDAY([.B210];2) + 1" office:value-type="date" office:date-value="2024-10-28" calcext:value-type="date">
            <text:p>2024-10-28</text:p>
          </table:table-cell>
          <table:table-cell table:style-name="ce1" office:value-type="date" office:date-value="2024-10-29" calcext:value-type="date">
            <text:p>2024-10-29</text:p>
          </table:table-cell>
          <table:table-cell office:value-type="float" office:value="15.6099996566772" calcext:value-type="float">
            <text:p>15.6099996566772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11] - WEEKDAY([.B211];2) + 1" office:value-type="date" office:date-value="2024-10-28" calcext:value-type="date">
            <text:p>2024-10-28</text:p>
          </table:table-cell>
          <table:table-cell table:style-name="ce1" office:value-type="date" office:date-value="2024-10-30" calcext:value-type="date">
            <text:p>2024-10-30</text:p>
          </table:table-cell>
          <table:table-cell office:value-type="float" office:value="15.5799999237061" calcext:value-type="float">
            <text:p>15.5799999237061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12] - WEEKDAY([.B212];2) + 1" office:value-type="date" office:date-value="2024-10-28" calcext:value-type="date">
            <text:p>2024-10-28</text:p>
          </table:table-cell>
          <table:table-cell table:style-name="ce1" office:value-type="date" office:date-value="2024-10-31" calcext:value-type="date">
            <text:p>2024-10-31</text:p>
          </table:table-cell>
          <table:table-cell office:value-type="float" office:value="15.539999961853" calcext:value-type="float">
            <text:p>15.539999961853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213] - WEEKDAY([.B213];2) + 1" office:value-type="date" office:date-value="2024-10-28" calcext:value-type="date">
            <text:p>2024-10-28</text:p>
          </table:table-cell>
          <table:table-cell table:style-name="ce1" office:value-type="date" office:date-value="2024-11-01" calcext:value-type="date">
            <text:p>2024-11-01</text:p>
          </table:table-cell>
          <table:table-cell table:number-columns-repeated="2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214] - WEEKDAY([.B214];2) + 1" office:value-type="date" office:date-value="2024-11-04" calcext:value-type="date">
            <text:p>2024-11-04</text:p>
          </table:table-cell>
          <table:table-cell table:style-name="ce1" office:value-type="date" office:date-value="2024-11-04" calcext:value-type="date">
            <text:p>2024-11-04</text:p>
          </table:table-cell>
          <table:table-cell office:value-type="float" office:value="15.5500001907349" calcext:value-type="float">
            <text:p>15.5500001907349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15] - WEEKDAY([.B215];2) + 1" office:value-type="date" office:date-value="2024-11-04" calcext:value-type="date">
            <text:p>2024-11-04</text:p>
          </table:table-cell>
          <table:table-cell table:style-name="ce1" office:value-type="date" office:date-value="2024-11-05" calcext:value-type="date">
            <text:p>2024-11-05</text:p>
          </table:table-cell>
          <table:table-cell office:value-type="float" office:value="15.6000003814697" calcext:value-type="float">
            <text:p>15.6000003814697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16] - WEEKDAY([.B216];2) + 1" office:value-type="date" office:date-value="2024-11-04" calcext:value-type="date">
            <text:p>2024-11-04</text:p>
          </table:table-cell>
          <table:table-cell table:style-name="ce1" office:value-type="date" office:date-value="2024-11-06" calcext:value-type="date">
            <text:p>2024-11-06</text:p>
          </table:table-cell>
          <table:table-cell office:value-type="float" office:value="15.5699996948242" calcext:value-type="float">
            <text:p>15.5699996948242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17] - WEEKDAY([.B217];2) + 1" office:value-type="date" office:date-value="2024-11-04" calcext:value-type="date">
            <text:p>2024-11-04</text:p>
          </table:table-cell>
          <table:table-cell table:style-name="ce1" office:value-type="date" office:date-value="2024-11-07" calcext:value-type="date">
            <text:p>2024-11-07</text:p>
          </table:table-cell>
          <table:table-cell office:value-type="float" office:value="15.6599998474121" calcext:value-type="float">
            <text:p>15.6599998474121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218] - WEEKDAY([.B218];2) + 1" office:value-type="date" office:date-value="2024-11-04" calcext:value-type="date">
            <text:p>2024-11-04</text:p>
          </table:table-cell>
          <table:table-cell table:style-name="ce1" office:value-type="date" office:date-value="2024-11-08" calcext:value-type="date">
            <text:p>2024-11-08</text:p>
          </table:table-cell>
          <table:table-cell office:value-type="float" office:value="15.6800003051758" calcext:value-type="float">
            <text:p>15.6800003051758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219] - WEEKDAY([.B219];2) + 1" office:value-type="date" office:date-value="2024-11-11" calcext:value-type="date">
            <text:p>2024-11-11</text:p>
          </table:table-cell>
          <table:table-cell table:style-name="ce1" office:value-type="date" office:date-value="2024-11-11" calcext:value-type="date">
            <text:p>2024-11-11</text:p>
          </table:table-cell>
          <table:table-cell office:value-type="float" office:value="15.6800003051758" calcext:value-type="float">
            <text:p>15.6800003051758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220] - WEEKDAY([.B220];2) + 1" office:value-type="date" office:date-value="2024-11-11" calcext:value-type="date">
            <text:p>2024-11-11</text:p>
          </table:table-cell>
          <table:table-cell table:style-name="ce1" office:value-type="date" office:date-value="2024-11-12" calcext:value-type="date">
            <text:p>2024-11-12</text:p>
          </table:table-cell>
          <table:table-cell office:value-type="float" office:value="15.5900001525879" calcext:value-type="float">
            <text:p>15.5900001525879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21] - WEEKDAY([.B221];2) + 1" office:value-type="date" office:date-value="2024-11-11" calcext:value-type="date">
            <text:p>2024-11-11</text:p>
          </table:table-cell>
          <table:table-cell table:style-name="ce1" office:value-type="date" office:date-value="2024-11-13" calcext:value-type="date">
            <text:p>2024-11-13</text:p>
          </table:table-cell>
          <table:table-cell office:value-type="float" office:value="15.5699996948242" calcext:value-type="float">
            <text:p>15.5699996948242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22] - WEEKDAY([.B222];2) + 1" office:value-type="date" office:date-value="2024-11-11" calcext:value-type="date">
            <text:p>2024-11-11</text:p>
          </table:table-cell>
          <table:table-cell table:style-name="ce1" office:value-type="date" office:date-value="2024-11-14" calcext:value-type="date">
            <text:p>2024-11-14</text:p>
          </table:table-cell>
          <table:table-cell office:value-type="float" office:value="15.5699996948242" calcext:value-type="float">
            <text:p>15.5699996948242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23] - WEEKDAY([.B223];2) + 1" office:value-type="date" office:date-value="2024-11-11" calcext:value-type="date">
            <text:p>2024-11-11</text:p>
          </table:table-cell>
          <table:table-cell table:style-name="ce1" office:value-type="date" office:date-value="2024-11-15" calcext:value-type="date">
            <text:p>2024-11-15</text:p>
          </table:table-cell>
          <table:table-cell office:value-type="float" office:value="15.5299997329712" calcext:value-type="float">
            <text:p>15.5299997329712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224] - WEEKDAY([.B224];2) + 1" office:value-type="date" office:date-value="2024-11-18" calcext:value-type="date">
            <text:p>2024-11-18</text:p>
          </table:table-cell>
          <table:table-cell table:style-name="ce1" office:value-type="date" office:date-value="2024-11-18" calcext:value-type="date">
            <text:p>2024-11-18</text:p>
          </table:table-cell>
          <table:table-cell office:value-type="float" office:value="15.5699996948242" calcext:value-type="float">
            <text:p>15.5699996948242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25] - WEEKDAY([.B225];2) + 1" office:value-type="date" office:date-value="2024-11-18" calcext:value-type="date">
            <text:p>2024-11-18</text:p>
          </table:table-cell>
          <table:table-cell table:style-name="ce1" office:value-type="date" office:date-value="2024-11-19" calcext:value-type="date">
            <text:p>2024-11-19</text:p>
          </table:table-cell>
          <table:table-cell office:value-type="float" office:value="15.5900001525879" calcext:value-type="float">
            <text:p>15.5900001525879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26] - WEEKDAY([.B226];2) + 1" office:value-type="date" office:date-value="2024-11-18" calcext:value-type="date">
            <text:p>2024-11-18</text:p>
          </table:table-cell>
          <table:table-cell table:style-name="ce1" office:value-type="date" office:date-value="2024-11-20" calcext:value-type="date">
            <text:p>2024-11-20</text:p>
          </table:table-cell>
          <table:table-cell office:value-type="float" office:value="15.5799999237061" calcext:value-type="float">
            <text:p>15.5799999237061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27] - WEEKDAY([.B227];2) + 1" office:value-type="date" office:date-value="2024-11-18" calcext:value-type="date">
            <text:p>2024-11-18</text:p>
          </table:table-cell>
          <table:table-cell table:style-name="ce1" office:value-type="date" office:date-value="2024-11-21" calcext:value-type="date">
            <text:p>2024-11-21</text:p>
          </table:table-cell>
          <table:table-cell office:value-type="float" office:value="15.5799999237061" calcext:value-type="float">
            <text:p>15.5799999237061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28] - WEEKDAY([.B228];2) + 1" office:value-type="date" office:date-value="2024-11-18" calcext:value-type="date">
            <text:p>2024-11-18</text:p>
          </table:table-cell>
          <table:table-cell table:style-name="ce1" office:value-type="date" office:date-value="2024-11-22" calcext:value-type="date">
            <text:p>2024-11-22</text:p>
          </table:table-cell>
          <table:table-cell office:value-type="float" office:value="15.6099996566772" calcext:value-type="float">
            <text:p>15.6099996566772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29] - WEEKDAY([.B229];2) + 1" office:value-type="date" office:date-value="2024-11-25" calcext:value-type="date">
            <text:p>2024-11-25</text:p>
          </table:table-cell>
          <table:table-cell table:style-name="ce1" office:value-type="date" office:date-value="2024-11-25" calcext:value-type="date">
            <text:p>2024-11-25</text:p>
          </table:table-cell>
          <table:table-cell office:value-type="float" office:value="15.710000038147" calcext:value-type="float">
            <text:p>15.710000038147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230] - WEEKDAY([.B230];2) + 1" office:value-type="date" office:date-value="2024-11-25" calcext:value-type="date">
            <text:p>2024-11-25</text:p>
          </table:table-cell>
          <table:table-cell table:style-name="ce1" office:value-type="date" office:date-value="2024-11-26" calcext:value-type="date">
            <text:p>2024-11-26</text:p>
          </table:table-cell>
          <table:table-cell office:value-type="float" office:value="15.6999998092651" calcext:value-type="float">
            <text:p>15.6999998092651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231] - WEEKDAY([.B231];2) + 1" office:value-type="date" office:date-value="2024-11-25" calcext:value-type="date">
            <text:p>2024-11-25</text:p>
          </table:table-cell>
          <table:table-cell table:style-name="ce1" office:value-type="date" office:date-value="2024-11-27" calcext:value-type="date">
            <text:p>2024-11-27</text:p>
          </table:table-cell>
          <table:table-cell office:value-type="float" office:value="15.7299995422363" calcext:value-type="float">
            <text:p>15.7299995422363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232] - WEEKDAY([.B232];2) + 1" office:value-type="date" office:date-value="2024-11-25" calcext:value-type="date">
            <text:p>2024-11-25</text:p>
          </table:table-cell>
          <table:table-cell table:style-name="ce1" office:value-type="date" office:date-value="2024-11-29" calcext:value-type="date">
            <text:p>2024-11-29</text:p>
          </table:table-cell>
          <table:table-cell office:value-type="float" office:value="15.8000001907349" calcext:value-type="float">
            <text:p>15.8000001907349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233] - WEEKDAY([.B233];2) + 1" office:value-type="date" office:date-value="2024-12-02" calcext:value-type="date">
            <text:p>2024-12-02</text:p>
          </table:table-cell>
          <table:table-cell table:style-name="ce1" office:value-type="date" office:date-value="2024-12-02" calcext:value-type="date">
            <text:p>2024-12-02</text:p>
          </table:table-cell>
          <table:table-cell office:value-type="float" office:value="15.8199996948242" calcext:value-type="float">
            <text:p>15.8199996948242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234] - WEEKDAY([.B234];2) + 1" office:value-type="date" office:date-value="2024-12-02" calcext:value-type="date">
            <text:p>2024-12-02</text:p>
          </table:table-cell>
          <table:table-cell table:style-name="ce1" office:value-type="date" office:date-value="2024-12-03" calcext:value-type="date">
            <text:p>2024-12-03</text:p>
          </table:table-cell>
          <table:table-cell office:value-type="float" office:value="15.8100004196167" calcext:value-type="float">
            <text:p>15.8100004196167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235] - WEEKDAY([.B235];2) + 1" office:value-type="date" office:date-value="2024-12-02" calcext:value-type="date">
            <text:p>2024-12-02</text:p>
          </table:table-cell>
          <table:table-cell table:style-name="ce1" office:value-type="date" office:date-value="2024-12-04" calcext:value-type="date">
            <text:p>2024-12-04</text:p>
          </table:table-cell>
          <table:table-cell office:value-type="float" office:value="15.8599996566772" calcext:value-type="float">
            <text:p>15.8599996566772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236] - WEEKDAY([.B236];2) + 1" office:value-type="date" office:date-value="2024-12-02" calcext:value-type="date">
            <text:p>2024-12-02</text:p>
          </table:table-cell>
          <table:table-cell table:style-name="ce1" office:value-type="date" office:date-value="2024-12-05" calcext:value-type="date">
            <text:p>2024-12-05</text:p>
          </table:table-cell>
          <table:table-cell office:value-type="float" office:value="15.8500003814697" calcext:value-type="float">
            <text:p>15.8500003814697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237] - WEEKDAY([.B237];2) + 1" office:value-type="date" office:date-value="2024-12-02" calcext:value-type="date">
            <text:p>2024-12-02</text:p>
          </table:table-cell>
          <table:table-cell table:style-name="ce1" office:value-type="date" office:date-value="2024-12-06" calcext:value-type="date">
            <text:p>2024-12-06</text:p>
          </table:table-cell>
          <table:table-cell office:value-type="float" office:value="15.8800001144409" calcext:value-type="float">
            <text:p>15.8800001144409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238] - WEEKDAY([.B238];2) + 1" office:value-type="date" office:date-value="2024-12-09" calcext:value-type="date">
            <text:p>2024-12-09</text:p>
          </table:table-cell>
          <table:table-cell table:style-name="ce1" office:value-type="date" office:date-value="2024-12-09" calcext:value-type="date">
            <text:p>2024-12-09</text:p>
          </table:table-cell>
          <table:table-cell office:value-type="float" office:value="15.8500003814697" calcext:value-type="float">
            <text:p>15.8500003814697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239] - WEEKDAY([.B239];2) + 1" office:value-type="date" office:date-value="2024-12-09" calcext:value-type="date">
            <text:p>2024-12-09</text:p>
          </table:table-cell>
          <table:table-cell table:style-name="ce1" office:value-type="date" office:date-value="2024-12-10" calcext:value-type="date">
            <text:p>2024-12-10</text:p>
          </table:table-cell>
          <table:table-cell office:value-type="float" office:value="15.8199996948242" calcext:value-type="float">
            <text:p>15.8199996948242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240] - WEEKDAY([.B240];2) + 1" office:value-type="date" office:date-value="2024-12-09" calcext:value-type="date">
            <text:p>2024-12-09</text:p>
          </table:table-cell>
          <table:table-cell table:style-name="ce1" office:value-type="date" office:date-value="2024-12-11" calcext:value-type="date">
            <text:p>2024-12-11</text:p>
          </table:table-cell>
          <table:table-cell office:value-type="float" office:value="15.8199996948242" calcext:value-type="float">
            <text:p>15.8199996948242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241] - WEEKDAY([.B241];2) + 1" office:value-type="date" office:date-value="2024-12-09" calcext:value-type="date">
            <text:p>2024-12-09</text:p>
          </table:table-cell>
          <table:table-cell table:style-name="ce1" office:value-type="date" office:date-value="2024-12-12" calcext:value-type="date">
            <text:p>2024-12-12</text:p>
          </table:table-cell>
          <table:table-cell office:value-type="float" office:value="15.7600002288818" calcext:value-type="float">
            <text:p>15.7600002288818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242] - WEEKDAY([.B242];2) + 1" office:value-type="date" office:date-value="2024-12-09" calcext:value-type="date">
            <text:p>2024-12-09</text:p>
          </table:table-cell>
          <table:table-cell table:style-name="ce1" office:value-type="date" office:date-value="2024-12-13" calcext:value-type="date">
            <text:p>2024-12-13</text:p>
          </table:table-cell>
          <table:table-cell office:value-type="float" office:value="15.7200002670288" calcext:value-type="float">
            <text:p>15.7200002670288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243] - WEEKDAY([.B243];2) + 1" office:value-type="date" office:date-value="2024-12-16" calcext:value-type="date">
            <text:p>2024-12-16</text:p>
          </table:table-cell>
          <table:table-cell table:style-name="ce1" office:value-type="date" office:date-value="2024-12-16" calcext:value-type="date">
            <text:p>2024-12-16</text:p>
          </table:table-cell>
          <table:table-cell office:value-type="float" office:value="15.7200002670288" calcext:value-type="float">
            <text:p>15.7200002670288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244] - WEEKDAY([.B244];2) + 1" office:value-type="date" office:date-value="2024-12-16" calcext:value-type="date">
            <text:p>2024-12-16</text:p>
          </table:table-cell>
          <table:table-cell table:style-name="ce1" office:value-type="date" office:date-value="2024-12-17" calcext:value-type="date">
            <text:p>2024-12-17</text:p>
          </table:table-cell>
          <table:table-cell office:value-type="float" office:value="15.710000038147" calcext:value-type="float">
            <text:p>15.710000038147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245] - WEEKDAY([.B245];2) + 1" office:value-type="date" office:date-value="2024-12-16" calcext:value-type="date">
            <text:p>2024-12-16</text:p>
          </table:table-cell>
          <table:table-cell table:style-name="ce1" office:value-type="date" office:date-value="2024-12-18" calcext:value-type="date">
            <text:p>2024-12-18</text:p>
          </table:table-cell>
          <table:table-cell office:value-type="float" office:value="15.5600004196167" calcext:value-type="float">
            <text:p>15.5600004196167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46] - WEEKDAY([.B246];2) + 1" office:value-type="date" office:date-value="2024-12-16" calcext:value-type="date">
            <text:p>2024-12-16</text:p>
          </table:table-cell>
          <table:table-cell table:style-name="ce1" office:value-type="date" office:date-value="2024-12-19" calcext:value-type="date">
            <text:p>2024-12-19</text:p>
          </table:table-cell>
          <table:table-cell office:value-type="float" office:value="15.5200004577637" calcext:value-type="float">
            <text:p>15.5200004577637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247] - WEEKDAY([.B247];2) + 1" office:value-type="date" office:date-value="2024-12-16" calcext:value-type="date">
            <text:p>2024-12-16</text:p>
          </table:table-cell>
          <table:table-cell table:style-name="ce1" office:value-type="date" office:date-value="2024-12-20" calcext:value-type="date">
            <text:p>2024-12-20</text:p>
          </table:table-cell>
          <table:table-cell office:value-type="float" office:value="15.5600004196167" calcext:value-type="float">
            <text:p>15.5600004196167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48] - WEEKDAY([.B248];2) + 1" office:value-type="date" office:date-value="2024-12-23" calcext:value-type="date">
            <text:p>2024-12-23</text:p>
          </table:table-cell>
          <table:table-cell table:style-name="ce1" office:value-type="date" office:date-value="2024-12-23" calcext:value-type="date">
            <text:p>2024-12-23</text:p>
          </table:table-cell>
          <table:table-cell office:value-type="float" office:value="15.5500001907349" calcext:value-type="float">
            <text:p>15.5500001907349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49] - WEEKDAY([.B249];2) + 1" office:value-type="date" office:date-value="2024-12-23" calcext:value-type="date">
            <text:p>2024-12-23</text:p>
          </table:table-cell>
          <table:table-cell table:style-name="ce1" office:value-type="date" office:date-value="2024-12-24" calcext:value-type="date">
            <text:p>2024-12-24</text:p>
          </table:table-cell>
          <table:table-cell office:value-type="float" office:value="15.5799999237061" calcext:value-type="float">
            <text:p>15.5799999237061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50] - WEEKDAY([.B250];2) + 1" office:value-type="date" office:date-value="2024-12-23" calcext:value-type="date">
            <text:p>2024-12-23</text:p>
          </table:table-cell>
          <table:table-cell table:style-name="ce1" office:value-type="date" office:date-value="2024-12-26" calcext:value-type="date">
            <text:p>2024-12-26</text:p>
          </table:table-cell>
          <table:table-cell office:value-type="float" office:value="15.6000003814697" calcext:value-type="float">
            <text:p>15.6000003814697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251] - WEEKDAY([.B251];2) + 1" office:value-type="date" office:date-value="2024-12-23" calcext:value-type="date">
            <text:p>2024-12-23</text:p>
          </table:table-cell>
          <table:table-cell table:style-name="ce1" office:value-type="date" office:date-value="2024-12-27" calcext:value-type="date">
            <text:p>2024-12-27</text:p>
          </table:table-cell>
          <table:table-cell office:value-type="float" office:value="15.539999961853" calcext:value-type="float">
            <text:p>15.539999961853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252] - WEEKDAY([.B252];2) + 1" office:value-type="date" office:date-value="2024-12-30" calcext:value-type="date">
            <text:p>2024-12-30</text:p>
          </table:table-cell>
          <table:table-cell table:style-name="ce1" office:value-type="date" office:date-value="2024-12-30" calcext:value-type="date">
            <text:p>2024-12-30</text:p>
          </table:table-cell>
          <table:table-cell office:value-type="float" office:value="15.0500001907349" calcext:value-type="float">
            <text:p>15.0500001907349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253] - WEEKDAY([.B253];2) + 1" office:value-type="date" office:date-value="2024-12-30" calcext:value-type="date">
            <text:p>2024-12-30</text:p>
          </table:table-cell>
          <table:table-cell table:style-name="ce1" office:value-type="date" office:date-value="2024-12-31" calcext:value-type="date">
            <text:p>2024-12-31</text:p>
          </table:table-cell>
          <table:table-cell office:value-type="float" office:value="15.0299997329712" calcext:value-type="float">
            <text:p>15.029999732971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254] - WEEKDAY([.B254];2) + 1" office:value-type="date" office:date-value="2024-12-30" calcext:value-type="date">
            <text:p>2024-12-30</text:p>
          </table:table-cell>
          <table:table-cell table:style-name="ce1" office:value-type="date" office:date-value="2025-01-02" calcext:value-type="date">
            <text:p>2025-01-02</text:p>
          </table:table-cell>
          <table:table-cell office:value-type="float" office:value="15.0299997329712" calcext:value-type="float">
            <text:p>15.029999732971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255] - WEEKDAY([.B255];2) + 1" office:value-type="date" office:date-value="2024-12-30" calcext:value-type="date">
            <text:p>2024-12-30</text:p>
          </table:table-cell>
          <table:table-cell table:style-name="ce1" office:value-type="date" office:date-value="2025-01-03" calcext:value-type="date">
            <text:p>2025-01-03</text:p>
          </table:table-cell>
          <table:table-cell office:value-type="float" office:value="15.039999961853" calcext:value-type="float">
            <text:p>15.03999996185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256] - WEEKDAY([.B256];2) + 1" office:value-type="date" office:date-value="2025-01-06" calcext:value-type="date">
            <text:p>2025-01-06</text:p>
          </table:table-cell>
          <table:table-cell table:style-name="ce1" office:value-type="date" office:date-value="2025-01-06" calcext:value-type="date">
            <text:p>2025-01-06</text:p>
          </table:table-cell>
          <table:table-cell office:value-type="float" office:value="15.0500001907349" calcext:value-type="float">
            <text:p>15.0500001907349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257] - WEEKDAY([.B257];2) + 1" office:value-type="date" office:date-value="2025-01-06" calcext:value-type="date">
            <text:p>2025-01-06</text:p>
          </table:table-cell>
          <table:table-cell table:style-name="ce1" office:value-type="date" office:date-value="2025-01-07" calcext:value-type="date">
            <text:p>2025-01-07</text:p>
          </table:table-cell>
          <table:table-cell office:value-type="float" office:value="14.9899997711182" calcext:value-type="float">
            <text:p>14.989999771118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258] - WEEKDAY([.B258];2) + 1" office:value-type="date" office:date-value="2025-01-06" calcext:value-type="date">
            <text:p>2025-01-06</text:p>
          </table:table-cell>
          <table:table-cell table:style-name="ce1" office:value-type="date" office:date-value="2025-01-08" calcext:value-type="date">
            <text:p>2025-01-08</text:p>
          </table:table-cell>
          <table:table-cell office:value-type="float" office:value="14.9899997711182" calcext:value-type="float">
            <text:p>14.989999771118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259] - WEEKDAY([.B259];2) + 1" office:value-type="date" office:date-value="2025-01-06" calcext:value-type="date">
            <text:p>2025-01-06</text:p>
          </table:table-cell>
          <table:table-cell table:style-name="ce1" office:value-type="date" office:date-value="2025-01-10" calcext:value-type="date">
            <text:p>2025-01-10</text:p>
          </table:table-cell>
          <table:table-cell office:value-type="float" office:value="14.8900003433228" calcext:value-type="float">
            <text:p>14.8900003433228</text:p>
          </table:table-cell>
          <table:table-cell office:value-type="float" office:value="14.9" calcext:value-type="float">
            <text:p>14.9</text:p>
          </table:table-cell>
          <table:table-cell table:number-columns-repeated="2"/>
        </table:table-row>
        <table:table-row table:style-name="ro1">
          <table:table-cell table:formula="of:=[.B260] - WEEKDAY([.B260];2) + 1" office:value-type="date" office:date-value="2025-01-13" calcext:value-type="date">
            <text:p>2025-01-13</text:p>
          </table:table-cell>
          <table:table-cell table:style-name="ce1" office:value-type="date" office:date-value="2025-01-13" calcext:value-type="date">
            <text:p>2025-01-13</text:p>
          </table:table-cell>
          <table:table-cell office:value-type="float" office:value="14.8699998855591" calcext:value-type="float">
            <text:p>14.8699998855591</text:p>
          </table:table-cell>
          <table:table-cell office:value-type="float" office:value="14.9" calcext:value-type="float">
            <text:p>14.9</text:p>
          </table:table-cell>
          <table:table-cell table:number-columns-repeated="2"/>
        </table:table-row>
        <table:table-row table:style-name="ro1">
          <table:table-cell table:formula="of:=[.B261] - WEEKDAY([.B261];2) + 1" office:value-type="date" office:date-value="2025-01-13" calcext:value-type="date">
            <text:p>2025-01-13</text:p>
          </table:table-cell>
          <table:table-cell table:style-name="ce1" office:value-type="date" office:date-value="2025-01-14" calcext:value-type="date">
            <text:p>2025-01-14</text:p>
          </table:table-cell>
          <table:table-cell office:value-type="float" office:value="14.8800001144409" calcext:value-type="float">
            <text:p>14.8800001144409</text:p>
          </table:table-cell>
          <table:table-cell office:value-type="float" office:value="14.9" calcext:value-type="float">
            <text:p>14.9</text:p>
          </table:table-cell>
          <table:table-cell table:number-columns-repeated="2"/>
        </table:table-row>
        <table:table-row table:style-name="ro1">
          <table:table-cell table:formula="of:=[.B262] - WEEKDAY([.B262];2) + 1" office:value-type="date" office:date-value="2025-01-13" calcext:value-type="date">
            <text:p>2025-01-13</text:p>
          </table:table-cell>
          <table:table-cell table:style-name="ce1" office:value-type="date" office:date-value="2025-01-15" calcext:value-type="date">
            <text:p>2025-01-15</text:p>
          </table:table-cell>
          <table:table-cell office:value-type="float" office:value="15.0200004577637" calcext:value-type="float">
            <text:p>15.020000457763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263] - WEEKDAY([.B263];2) + 1" office:value-type="date" office:date-value="2025-01-13" calcext:value-type="date">
            <text:p>2025-01-13</text:p>
          </table:table-cell>
          <table:table-cell table:style-name="ce1" office:value-type="date" office:date-value="2025-01-16" calcext:value-type="date">
            <text:p>2025-01-16</text:p>
          </table:table-cell>
          <table:table-cell office:value-type="float" office:value="15.039999961853" calcext:value-type="float">
            <text:p>15.03999996185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264] - WEEKDAY([.B264];2) + 1" office:value-type="date" office:date-value="2025-01-13" calcext:value-type="date">
            <text:p>2025-01-13</text:p>
          </table:table-cell>
          <table:table-cell table:style-name="ce1" office:value-type="date" office:date-value="2025-01-17" calcext:value-type="date">
            <text:p>2025-01-17</text:p>
          </table:table-cell>
          <table:table-cell office:value-type="float" office:value="15.0600004196167" calcext:value-type="float">
            <text:p>15.0600004196167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265] - WEEKDAY([.B265];2) + 1" office:value-type="date" office:date-value="2025-01-20" calcext:value-type="date">
            <text:p>2025-01-20</text:p>
          </table:table-cell>
          <table:table-cell table:style-name="ce1" office:value-type="date" office:date-value="2025-01-21" calcext:value-type="date">
            <text:p>2025-01-21</text:p>
          </table:table-cell>
          <table:table-cell office:value-type="float" office:value="15.1400003433228" calcext:value-type="float">
            <text:p>15.1400003433228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266] - WEEKDAY([.B266];2) + 1" office:value-type="date" office:date-value="2025-01-20" calcext:value-type="date">
            <text:p>2025-01-20</text:p>
          </table:table-cell>
          <table:table-cell table:style-name="ce1" office:value-type="date" office:date-value="2025-01-22" calcext:value-type="date">
            <text:p>2025-01-22</text:p>
          </table:table-cell>
          <table:table-cell office:value-type="float" office:value="15.1300001144409" calcext:value-type="float">
            <text:p>15.1300001144409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267] - WEEKDAY([.B267];2) + 1" office:value-type="date" office:date-value="2025-01-20" calcext:value-type="date">
            <text:p>2025-01-20</text:p>
          </table:table-cell>
          <table:table-cell table:style-name="ce1" office:value-type="date" office:date-value="2025-01-23" calcext:value-type="date">
            <text:p>2025-01-23</text:p>
          </table:table-cell>
          <table:table-cell office:value-type="float" office:value="15.1199998855591" calcext:value-type="float">
            <text:p>15.1199998855591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268] - WEEKDAY([.B268];2) + 1" office:value-type="date" office:date-value="2025-01-20" calcext:value-type="date">
            <text:p>2025-01-20</text:p>
          </table:table-cell>
          <table:table-cell table:style-name="ce1" office:value-type="date" office:date-value="2025-01-24" calcext:value-type="date">
            <text:p>2025-01-24</text:p>
          </table:table-cell>
          <table:table-cell office:value-type="float" office:value="15.1400003433228" calcext:value-type="float">
            <text:p>15.1400003433228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269] - WEEKDAY([.B269];2) + 1" office:value-type="date" office:date-value="2025-01-27" calcext:value-type="date">
            <text:p>2025-01-27</text:p>
          </table:table-cell>
          <table:table-cell table:style-name="ce1" office:value-type="date" office:date-value="2025-01-27" calcext:value-type="date">
            <text:p>2025-01-27</text:p>
          </table:table-cell>
          <table:table-cell office:value-type="float" office:value="15.1599998474121" calcext:value-type="float">
            <text:p>15.1599998474121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270] - WEEKDAY([.B270];2) + 1" office:value-type="date" office:date-value="2025-01-27" calcext:value-type="date">
            <text:p>2025-01-27</text:p>
          </table:table-cell>
          <table:table-cell table:style-name="ce1" office:value-type="date" office:date-value="2025-01-28" calcext:value-type="date">
            <text:p>2025-01-28</text:p>
          </table:table-cell>
          <table:table-cell office:value-type="float" office:value="15.1800003051758" calcext:value-type="float">
            <text:p>15.1800003051758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271] - WEEKDAY([.B271];2) + 1" office:value-type="date" office:date-value="2025-01-27" calcext:value-type="date">
            <text:p>2025-01-27</text:p>
          </table:table-cell>
          <table:table-cell table:style-name="ce1" office:value-type="date" office:date-value="2025-01-29" calcext:value-type="date">
            <text:p>2025-01-29</text:p>
          </table:table-cell>
          <table:table-cell office:value-type="float" office:value="15.1599998474121" calcext:value-type="float">
            <text:p>15.1599998474121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272] - WEEKDAY([.B272];2) + 1" office:value-type="date" office:date-value="2025-01-27" calcext:value-type="date">
            <text:p>2025-01-27</text:p>
          </table:table-cell>
          <table:table-cell table:style-name="ce1" office:value-type="date" office:date-value="2025-01-30" calcext:value-type="date">
            <text:p>2025-01-30</text:p>
          </table:table-cell>
          <table:table-cell office:value-type="float" office:value="15.210000038147" calcext:value-type="float">
            <text:p>15.210000038147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273] - WEEKDAY([.B273];2) + 1" office:value-type="date" office:date-value="2025-01-27" calcext:value-type="date">
            <text:p>2025-01-27</text:p>
          </table:table-cell>
          <table:table-cell table:style-name="ce1" office:value-type="date" office:date-value="2025-01-31" calcext:value-type="date">
            <text:p>2025-01-31</text:p>
          </table:table-cell>
          <table:table-cell office:value-type="float" office:value="15.1800003051758" calcext:value-type="float">
            <text:p>15.1800003051758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274] - WEEKDAY([.B274];2) + 1" office:value-type="date" office:date-value="2025-02-03" calcext:value-type="date">
            <text:p>2025-02-03</text:p>
          </table:table-cell>
          <table:table-cell table:style-name="ce1" office:value-type="date" office:date-value="2025-02-03" calcext:value-type="date">
            <text:p>2025-02-03</text:p>
          </table:table-cell>
          <table:table-cell office:value-type="float" office:value="15.1700000762939" calcext:value-type="float">
            <text:p>15.1700000762939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275] - WEEKDAY([.B275];2) + 1" office:value-type="date" office:date-value="2025-02-03" calcext:value-type="date">
            <text:p>2025-02-03</text:p>
          </table:table-cell>
          <table:table-cell table:style-name="ce1" office:value-type="date" office:date-value="2025-02-04" calcext:value-type="date">
            <text:p>2025-02-04</text:p>
          </table:table-cell>
          <table:table-cell office:value-type="float" office:value="15.2200002670288" calcext:value-type="float">
            <text:p>15.2200002670288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276] - WEEKDAY([.B276];2) + 1" office:value-type="date" office:date-value="2025-02-03" calcext:value-type="date">
            <text:p>2025-02-03</text:p>
          </table:table-cell>
          <table:table-cell table:style-name="ce1" office:value-type="date" office:date-value="2025-02-05" calcext:value-type="date">
            <text:p>2025-02-05</text:p>
          </table:table-cell>
          <table:table-cell office:value-type="float" office:value="15.2799997329712" calcext:value-type="float">
            <text:p>15.2799997329712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277] - WEEKDAY([.B277];2) + 1" office:value-type="date" office:date-value="2025-02-03" calcext:value-type="date">
            <text:p>2025-02-03</text:p>
          </table:table-cell>
          <table:table-cell table:style-name="ce1" office:value-type="date" office:date-value="2025-02-06" calcext:value-type="date">
            <text:p>2025-02-06</text:p>
          </table:table-cell>
          <table:table-cell office:value-type="float" office:value="15.289999961853" calcext:value-type="float">
            <text:p>15.289999961853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278] - WEEKDAY([.B278];2) + 1" office:value-type="date" office:date-value="2025-02-03" calcext:value-type="date">
            <text:p>2025-02-03</text:p>
          </table:table-cell>
          <table:table-cell table:style-name="ce1" office:value-type="date" office:date-value="2025-02-07" calcext:value-type="date">
            <text:p>2025-02-07</text:p>
          </table:table-cell>
          <table:table-cell office:value-type="float" office:value="15.2399997711182" calcext:value-type="float">
            <text:p>15.2399997711182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279] - WEEKDAY([.B279];2) + 1" office:value-type="date" office:date-value="2025-02-10" calcext:value-type="date">
            <text:p>2025-02-10</text:p>
          </table:table-cell>
          <table:table-cell table:style-name="ce1" office:value-type="date" office:date-value="2025-02-10" calcext:value-type="date">
            <text:p>2025-02-10</text:p>
          </table:table-cell>
          <table:table-cell office:value-type="float" office:value="15.2600002288818" calcext:value-type="float">
            <text:p>15.2600002288818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280] - WEEKDAY([.B280];2) + 1" office:value-type="date" office:date-value="2025-02-10" calcext:value-type="date">
            <text:p>2025-02-10</text:p>
          </table:table-cell>
          <table:table-cell table:style-name="ce1" office:value-type="date" office:date-value="2025-02-11" calcext:value-type="date">
            <text:p>2025-02-11</text:p>
          </table:table-cell>
          <table:table-cell office:value-type="float" office:value="15.2399997711182" calcext:value-type="float">
            <text:p>15.2399997711182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281] - WEEKDAY([.B281];2) + 1" office:value-type="date" office:date-value="2025-02-10" calcext:value-type="date">
            <text:p>2025-02-10</text:p>
          </table:table-cell>
          <table:table-cell table:style-name="ce1" office:value-type="date" office:date-value="2025-02-12" calcext:value-type="date">
            <text:p>2025-02-12</text:p>
          </table:table-cell>
          <table:table-cell office:value-type="float" office:value="15.1800003051758" calcext:value-type="float">
            <text:p>15.1800003051758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282] - WEEKDAY([.B282];2) + 1" office:value-type="date" office:date-value="2025-02-10" calcext:value-type="date">
            <text:p>2025-02-10</text:p>
          </table:table-cell>
          <table:table-cell table:style-name="ce1" office:value-type="date" office:date-value="2025-02-13" calcext:value-type="date">
            <text:p>2025-02-13</text:p>
          </table:table-cell>
          <table:table-cell office:value-type="float" office:value="15.2700004577637" calcext:value-type="float">
            <text:p>15.2700004577637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283] - WEEKDAY([.B283];2) + 1" office:value-type="date" office:date-value="2025-02-10" calcext:value-type="date">
            <text:p>2025-02-10</text:p>
          </table:table-cell>
          <table:table-cell table:style-name="ce1" office:value-type="date" office:date-value="2025-02-14" calcext:value-type="date">
            <text:p>2025-02-14</text:p>
          </table:table-cell>
          <table:table-cell office:value-type="float" office:value="15.3000001907349" calcext:value-type="float">
            <text:p>15.3000001907349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284] - WEEKDAY([.B284];2) + 1" office:value-type="date" office:date-value="2025-02-17" calcext:value-type="date">
            <text:p>2025-02-17</text:p>
          </table:table-cell>
          <table:table-cell table:style-name="ce1" office:value-type="date" office:date-value="2025-02-18" calcext:value-type="date">
            <text:p>2025-02-18</text:p>
          </table:table-cell>
          <table:table-cell office:value-type="float" office:value="15.2700004577637" calcext:value-type="float">
            <text:p>15.2700004577637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285] - WEEKDAY([.B285];2) + 1" office:value-type="date" office:date-value="2025-02-17" calcext:value-type="date">
            <text:p>2025-02-17</text:p>
          </table:table-cell>
          <table:table-cell table:style-name="ce1" office:value-type="date" office:date-value="2025-02-19" calcext:value-type="date">
            <text:p>2025-02-19</text:p>
          </table:table-cell>
          <table:table-cell office:value-type="float" office:value="15.2600002288818" calcext:value-type="float">
            <text:p>15.2600002288818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286] - WEEKDAY([.B286];2) + 1" office:value-type="date" office:date-value="2025-02-17" calcext:value-type="date">
            <text:p>2025-02-17</text:p>
          </table:table-cell>
          <table:table-cell table:style-name="ce1" office:value-type="date" office:date-value="2025-02-20" calcext:value-type="date">
            <text:p>2025-02-20</text:p>
          </table:table-cell>
          <table:table-cell office:value-type="float" office:value="15.2799997329712" calcext:value-type="float">
            <text:p>15.2799997329712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287] - WEEKDAY([.B287];2) + 1" office:value-type="date" office:date-value="2025-02-17" calcext:value-type="date">
            <text:p>2025-02-17</text:p>
          </table:table-cell>
          <table:table-cell table:style-name="ce1" office:value-type="date" office:date-value="2025-02-21" calcext:value-type="date">
            <text:p>2025-02-21</text:p>
          </table:table-cell>
          <table:table-cell office:value-type="float" office:value="15.2799997329712" calcext:value-type="float">
            <text:p>15.2799997329712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288] - WEEKDAY([.B288];2) + 1" office:value-type="date" office:date-value="2025-02-24" calcext:value-type="date">
            <text:p>2025-02-24</text:p>
          </table:table-cell>
          <table:table-cell table:style-name="ce1" office:value-type="date" office:date-value="2025-02-24" calcext:value-type="date">
            <text:p>2025-02-24</text:p>
          </table:table-cell>
          <table:table-cell office:value-type="float" office:value="15.2799997329712" calcext:value-type="float">
            <text:p>15.2799997329712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289] - WEEKDAY([.B289];2) + 1" office:value-type="date" office:date-value="2025-02-24" calcext:value-type="date">
            <text:p>2025-02-24</text:p>
          </table:table-cell>
          <table:table-cell table:style-name="ce1" office:value-type="date" office:date-value="2025-02-25" calcext:value-type="date">
            <text:p>2025-02-25</text:p>
          </table:table-cell>
          <table:table-cell office:value-type="float" office:value="15.3400001525879" calcext:value-type="float">
            <text:p>15.3400001525879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290] - WEEKDAY([.B290];2) + 1" office:value-type="date" office:date-value="2025-02-24" calcext:value-type="date">
            <text:p>2025-02-24</text:p>
          </table:table-cell>
          <table:table-cell table:style-name="ce1" office:value-type="date" office:date-value="2025-02-26" calcext:value-type="date">
            <text:p>2025-02-26</text:p>
          </table:table-cell>
          <table:table-cell office:value-type="float" office:value="15.3699998855591" calcext:value-type="float">
            <text:p>15.3699998855591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291] - WEEKDAY([.B291];2) + 1" office:value-type="date" office:date-value="2025-02-24" calcext:value-type="date">
            <text:p>2025-02-24</text:p>
          </table:table-cell>
          <table:table-cell table:style-name="ce1" office:value-type="date" office:date-value="2025-02-27" calcext:value-type="date">
            <text:p>2025-02-27</text:p>
          </table:table-cell>
          <table:table-cell office:value-type="float" office:value="15.3199996948242" calcext:value-type="float">
            <text:p>15.3199996948242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292] - WEEKDAY([.B292];2) + 1" office:value-type="date" office:date-value="2025-02-24" calcext:value-type="date">
            <text:p>2025-02-24</text:p>
          </table:table-cell>
          <table:table-cell table:style-name="ce1" office:value-type="date" office:date-value="2025-02-28" calcext:value-type="date">
            <text:p>2025-02-28</text:p>
          </table:table-cell>
          <table:table-cell office:value-type="float" office:value="15.3699998855591" calcext:value-type="float">
            <text:p>15.3699998855591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293] - WEEKDAY([.B293];2) + 1" office:value-type="date" office:date-value="2025-03-03" calcext:value-type="date">
            <text:p>2025-03-03</text:p>
          </table:table-cell>
          <table:table-cell table:style-name="ce1" office:value-type="date" office:date-value="2025-03-03" calcext:value-type="date">
            <text:p>2025-03-03</text:p>
          </table:table-cell>
          <table:table-cell office:value-type="float" office:value="15.3599996566772" calcext:value-type="float">
            <text:p>15.3599996566772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294] - WEEKDAY([.B294];2) + 1" office:value-type="date" office:date-value="2025-03-03" calcext:value-type="date">
            <text:p>2025-03-03</text:p>
          </table:table-cell>
          <table:table-cell table:style-name="ce1" office:value-type="date" office:date-value="2025-03-04" calcext:value-type="date">
            <text:p>2025-03-04</text:p>
          </table:table-cell>
          <table:table-cell office:value-type="float" office:value="15.3000001907349" calcext:value-type="float">
            <text:p>15.3000001907349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295] - WEEKDAY([.B295];2) + 1" office:value-type="date" office:date-value="2025-03-03" calcext:value-type="date">
            <text:p>2025-03-03</text:p>
          </table:table-cell>
          <table:table-cell table:style-name="ce1" office:value-type="date" office:date-value="2025-03-05" calcext:value-type="date">
            <text:p>2025-03-05</text:p>
          </table:table-cell>
          <table:table-cell office:value-type="float" office:value="15.289999961853" calcext:value-type="float">
            <text:p>15.289999961853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296] - WEEKDAY([.B296];2) + 1" office:value-type="date" office:date-value="2025-03-03" calcext:value-type="date">
            <text:p>2025-03-03</text:p>
          </table:table-cell>
          <table:table-cell table:style-name="ce1" office:value-type="date" office:date-value="2025-03-06" calcext:value-type="date">
            <text:p>2025-03-06</text:p>
          </table:table-cell>
          <table:table-cell office:value-type="float" office:value="15.2399997711182" calcext:value-type="float">
            <text:p>15.2399997711182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297] - WEEKDAY([.B297];2) + 1" office:value-type="date" office:date-value="2025-03-03" calcext:value-type="date">
            <text:p>2025-03-03</text:p>
          </table:table-cell>
          <table:table-cell table:style-name="ce1" office:value-type="date" office:date-value="2025-03-07" calcext:value-type="date">
            <text:p>2025-03-07</text:p>
          </table:table-cell>
          <table:table-cell office:value-type="float" office:value="15.2399997711182" calcext:value-type="float">
            <text:p>15.2399997711182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298] - WEEKDAY([.B298];2) + 1" office:value-type="date" office:date-value="2025-03-10" calcext:value-type="date">
            <text:p>2025-03-10</text:p>
          </table:table-cell>
          <table:table-cell table:style-name="ce1" office:value-type="date" office:date-value="2025-03-10" calcext:value-type="date">
            <text:p>2025-03-10</text:p>
          </table:table-cell>
          <table:table-cell office:value-type="float" office:value="15.210000038147" calcext:value-type="float">
            <text:p>15.210000038147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299] - WEEKDAY([.B299];2) + 1" office:value-type="date" office:date-value="2025-03-10" calcext:value-type="date">
            <text:p>2025-03-10</text:p>
          </table:table-cell>
          <table:table-cell table:style-name="ce1" office:value-type="date" office:date-value="2025-03-11" calcext:value-type="date">
            <text:p>2025-03-11</text:p>
          </table:table-cell>
          <table:table-cell office:value-type="float" office:value="15.1599998474121" calcext:value-type="float">
            <text:p>15.1599998474121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00] - WEEKDAY([.B300];2) + 1" office:value-type="date" office:date-value="2025-03-10" calcext:value-type="date">
            <text:p>2025-03-10</text:p>
          </table:table-cell>
          <table:table-cell table:style-name="ce1" office:value-type="date" office:date-value="2025-03-12" calcext:value-type="date">
            <text:p>2025-03-12</text:p>
          </table:table-cell>
          <table:table-cell office:value-type="float" office:value="15.1599998474121" calcext:value-type="float">
            <text:p>15.1599998474121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01] - WEEKDAY([.B301];2) + 1" office:value-type="date" office:date-value="2025-03-10" calcext:value-type="date">
            <text:p>2025-03-10</text:p>
          </table:table-cell>
          <table:table-cell table:style-name="ce1" office:value-type="date" office:date-value="2025-03-13" calcext:value-type="date">
            <text:p>2025-03-13</text:p>
          </table:table-cell>
          <table:table-cell office:value-type="float" office:value="15.1499996185303" calcext:value-type="float">
            <text:p>15.1499996185303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302] - WEEKDAY([.B302];2) + 1" office:value-type="date" office:date-value="2025-03-10" calcext:value-type="date">
            <text:p>2025-03-10</text:p>
          </table:table-cell>
          <table:table-cell table:style-name="ce1" office:value-type="date" office:date-value="2025-03-14" calcext:value-type="date">
            <text:p>2025-03-14</text:p>
          </table:table-cell>
          <table:table-cell office:value-type="float" office:value="15.1899995803833" calcext:value-type="float">
            <text:p>15.1899995803833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03] - WEEKDAY([.B303];2) + 1" office:value-type="date" office:date-value="2025-03-17" calcext:value-type="date">
            <text:p>2025-03-17</text:p>
          </table:table-cell>
          <table:table-cell table:style-name="ce1" office:value-type="date" office:date-value="2025-03-17" calcext:value-type="date">
            <text:p>2025-03-17</text:p>
          </table:table-cell>
          <table:table-cell office:value-type="float" office:value="15.2399997711182" calcext:value-type="float">
            <text:p>15.2399997711182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04] - WEEKDAY([.B304];2) + 1" office:value-type="date" office:date-value="2025-03-17" calcext:value-type="date">
            <text:p>2025-03-17</text:p>
          </table:table-cell>
          <table:table-cell table:style-name="ce1" office:value-type="date" office:date-value="2025-03-18" calcext:value-type="date">
            <text:p>2025-03-18</text:p>
          </table:table-cell>
          <table:table-cell office:value-type="float" office:value="15.2299995422363" calcext:value-type="float">
            <text:p>15.2299995422363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05] - WEEKDAY([.B305];2) + 1" office:value-type="date" office:date-value="2025-03-17" calcext:value-type="date">
            <text:p>2025-03-17</text:p>
          </table:table-cell>
          <table:table-cell table:style-name="ce1" office:value-type="date" office:date-value="2025-03-19" calcext:value-type="date">
            <text:p>2025-03-19</text:p>
          </table:table-cell>
          <table:table-cell office:value-type="float" office:value="15.2799997329712" calcext:value-type="float">
            <text:p>15.2799997329712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306] - WEEKDAY([.B306];2) + 1" office:value-type="date" office:date-value="2025-03-17" calcext:value-type="date">
            <text:p>2025-03-17</text:p>
          </table:table-cell>
          <table:table-cell table:style-name="ce1" office:value-type="date" office:date-value="2025-03-20" calcext:value-type="date">
            <text:p>2025-03-20</text:p>
          </table:table-cell>
          <table:table-cell office:value-type="float" office:value="15.2799997329712" calcext:value-type="float">
            <text:p>15.2799997329712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307] - WEEKDAY([.B307];2) + 1" office:value-type="date" office:date-value="2025-03-17" calcext:value-type="date">
            <text:p>2025-03-17</text:p>
          </table:table-cell>
          <table:table-cell table:style-name="ce1" office:value-type="date" office:date-value="2025-03-21" calcext:value-type="date">
            <text:p>2025-03-21</text:p>
          </table:table-cell>
          <table:table-cell office:value-type="float" office:value="15.2600002288818" calcext:value-type="float">
            <text:p>15.2600002288818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308] - WEEKDAY([.B308];2) + 1" office:value-type="date" office:date-value="2025-03-24" calcext:value-type="date">
            <text:p>2025-03-24</text:p>
          </table:table-cell>
          <table:table-cell table:style-name="ce1" office:value-type="date" office:date-value="2025-03-24" calcext:value-type="date">
            <text:p>2025-03-24</text:p>
          </table:table-cell>
          <table:table-cell office:value-type="float" office:value="15.2600002288818" calcext:value-type="float">
            <text:p>15.2600002288818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309] - WEEKDAY([.B309];2) + 1" office:value-type="date" office:date-value="2025-03-24" calcext:value-type="date">
            <text:p>2025-03-24</text:p>
          </table:table-cell>
          <table:table-cell table:style-name="ce1" office:value-type="date" office:date-value="2025-03-25" calcext:value-type="date">
            <text:p>2025-03-25</text:p>
          </table:table-cell>
          <table:table-cell office:value-type="float" office:value="15.2700004577637" calcext:value-type="float">
            <text:p>15.2700004577637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310] - WEEKDAY([.B310];2) + 1" office:value-type="date" office:date-value="2025-03-24" calcext:value-type="date">
            <text:p>2025-03-24</text:p>
          </table:table-cell>
          <table:table-cell table:style-name="ce1" office:value-type="date" office:date-value="2025-03-26" calcext:value-type="date">
            <text:p>2025-03-26</text:p>
          </table:table-cell>
          <table:table-cell office:value-type="float" office:value="15.2200002670288" calcext:value-type="float">
            <text:p>15.2200002670288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11] - WEEKDAY([.B311];2) + 1" office:value-type="date" office:date-value="2025-03-24" calcext:value-type="date">
            <text:p>2025-03-24</text:p>
          </table:table-cell>
          <table:table-cell table:style-name="ce1" office:value-type="date" office:date-value="2025-03-27" calcext:value-type="date">
            <text:p>2025-03-27</text:p>
          </table:table-cell>
          <table:table-cell office:value-type="float" office:value="15.2200002670288" calcext:value-type="float">
            <text:p>15.2200002670288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12] - WEEKDAY([.B312];2) + 1" office:value-type="date" office:date-value="2025-03-24" calcext:value-type="date">
            <text:p>2025-03-24</text:p>
          </table:table-cell>
          <table:table-cell table:style-name="ce1" office:value-type="date" office:date-value="2025-03-28" calcext:value-type="date">
            <text:p>2025-03-28</text:p>
          </table:table-cell>
          <table:table-cell office:value-type="float" office:value="15.1099996566772" calcext:value-type="float">
            <text:p>15.1099996566772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313] - WEEKDAY([.B313];2) + 1" office:value-type="date" office:date-value="2025-03-31" calcext:value-type="date">
            <text:p>2025-03-31</text:p>
          </table:table-cell>
          <table:table-cell table:style-name="ce1" office:value-type="date" office:date-value="2025-03-31" calcext:value-type="date">
            <text:p>2025-03-31</text:p>
          </table:table-cell>
          <table:table-cell office:value-type="float" office:value="15.1300001144409" calcext:value-type="float">
            <text:p>15.1300001144409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314] - WEEKDAY([.B314];2) + 1" office:value-type="date" office:date-value="2025-03-31" calcext:value-type="date">
            <text:p>2025-03-31</text:p>
          </table:table-cell>
          <table:table-cell table:style-name="ce1" office:value-type="date" office:date-value="2025-04-01" calcext:value-type="date">
            <text:p>2025-04-01</text:p>
          </table:table-cell>
          <table:table-cell office:value-type="float" office:value="15.1700000762939" calcext:value-type="float">
            <text:p>15.1700000762939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15] - WEEKDAY([.B315];2) + 1" office:value-type="date" office:date-value="2025-03-31" calcext:value-type="date">
            <text:p>2025-03-31</text:p>
          </table:table-cell>
          <table:table-cell table:style-name="ce1" office:value-type="date" office:date-value="2025-04-02" calcext:value-type="date">
            <text:p>2025-04-02</text:p>
          </table:table-cell>
          <table:table-cell office:value-type="float" office:value="15.1800003051758" calcext:value-type="float">
            <text:p>15.1800003051758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16] - WEEKDAY([.B316];2) + 1" office:value-type="date" office:date-value="2025-03-31" calcext:value-type="date">
            <text:p>2025-03-31</text:p>
          </table:table-cell>
          <table:table-cell table:style-name="ce1" office:value-type="date" office:date-value="2025-04-03" calcext:value-type="date">
            <text:p>2025-04-03</text:p>
          </table:table-cell>
          <table:table-cell office:value-type="float" office:value="15.1400003433228" calcext:value-type="float">
            <text:p>15.1400003433228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317] - WEEKDAY([.B317];2) + 1" office:value-type="date" office:date-value="2025-03-31" calcext:value-type="date">
            <text:p>2025-03-31</text:p>
          </table:table-cell>
          <table:table-cell table:style-name="ce1" office:value-type="date" office:date-value="2025-04-04" calcext:value-type="date">
            <text:p>2025-04-04</text:p>
          </table:table-cell>
          <table:table-cell office:value-type="float" office:value="14.9899997711182" calcext:value-type="float">
            <text:p>14.989999771118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318] - WEEKDAY([.B318];2) + 1" office:value-type="date" office:date-value="2025-04-07" calcext:value-type="date">
            <text:p>2025-04-07</text:p>
          </table:table-cell>
          <table:table-cell table:style-name="ce1" office:value-type="date" office:date-value="2025-04-07" calcext:value-type="date">
            <text:p>2025-04-07</text:p>
          </table:table-cell>
          <table:table-cell office:value-type="float" office:value="14.8500003814697" calcext:value-type="float">
            <text:p>14.8500003814697</text:p>
          </table:table-cell>
          <table:table-cell office:value-type="float" office:value="14.9" calcext:value-type="float">
            <text:p>14.9</text:p>
          </table:table-cell>
          <table:table-cell table:number-columns-repeated="2"/>
        </table:table-row>
        <table:table-row table:style-name="ro1">
          <table:table-cell table:formula="of:=[.B319] - WEEKDAY([.B319];2) + 1" office:value-type="date" office:date-value="2025-04-07" calcext:value-type="date">
            <text:p>2025-04-07</text:p>
          </table:table-cell>
          <table:table-cell table:style-name="ce1" office:value-type="date" office:date-value="2025-04-08" calcext:value-type="date">
            <text:p>2025-04-08</text:p>
          </table:table-cell>
          <table:table-cell office:value-type="float" office:value="14.7600002288818" calcext:value-type="float">
            <text:p>14.7600002288818</text:p>
          </table:table-cell>
          <table:table-cell office:value-type="float" office:value="14.8" calcext:value-type="float">
            <text:p>14.8</text:p>
          </table:table-cell>
          <table:table-cell table:number-columns-repeated="2"/>
        </table:table-row>
        <table:table-row table:style-name="ro1">
          <table:table-cell table:formula="of:=[.B320] - WEEKDAY([.B320];2) + 1" office:value-type="date" office:date-value="2025-04-07" calcext:value-type="date">
            <text:p>2025-04-07</text:p>
          </table:table-cell>
          <table:table-cell table:style-name="ce1" office:value-type="date" office:date-value="2025-04-09" calcext:value-type="date">
            <text:p>2025-04-09</text:p>
          </table:table-cell>
          <table:table-cell office:value-type="float" office:value="14.9300003051758" calcext:value-type="float">
            <text:p>14.9300003051758</text:p>
          </table:table-cell>
          <table:table-cell office:value-type="float" office:value="14.9" calcext:value-type="float">
            <text:p>14.9</text:p>
          </table:table-cell>
          <table:table-cell table:number-columns-repeated="2"/>
        </table:table-row>
        <table:table-row table:style-name="ro1">
          <table:table-cell table:formula="of:=[.B321] - WEEKDAY([.B321];2) + 1" office:value-type="date" office:date-value="2025-04-07" calcext:value-type="date">
            <text:p>2025-04-07</text:p>
          </table:table-cell>
          <table:table-cell table:style-name="ce1" office:value-type="date" office:date-value="2025-04-10" calcext:value-type="date">
            <text:p>2025-04-10</text:p>
          </table:table-cell>
          <table:table-cell office:value-type="float" office:value="14.8400001525879" calcext:value-type="float">
            <text:p>14.8400001525879</text:p>
          </table:table-cell>
          <table:table-cell office:value-type="float" office:value="14.8" calcext:value-type="float">
            <text:p>14.8</text:p>
          </table:table-cell>
          <table:table-cell table:number-columns-repeated="2"/>
        </table:table-row>
        <table:table-row table:style-name="ro1">
          <table:table-cell table:formula="of:=[.B322] - WEEKDAY([.B322];2) + 1" office:value-type="date" office:date-value="2025-04-07" calcext:value-type="date">
            <text:p>2025-04-07</text:p>
          </table:table-cell>
          <table:table-cell table:style-name="ce1" office:value-type="date" office:date-value="2025-04-11" calcext:value-type="date">
            <text:p>2025-04-11</text:p>
          </table:table-cell>
          <table:table-cell office:value-type="float" office:value="14.8800001144409" calcext:value-type="float">
            <text:p>14.8800001144409</text:p>
          </table:table-cell>
          <table:table-cell office:value-type="float" office:value="14.9" calcext:value-type="float">
            <text:p>14.9</text:p>
          </table:table-cell>
          <table:table-cell table:number-columns-repeated="2"/>
        </table:table-row>
        <table:table-row table:style-name="ro1">
          <table:table-cell table:formula="of:=[.B323] - WEEKDAY([.B323];2) + 1" office:value-type="date" office:date-value="2025-04-14" calcext:value-type="date">
            <text:p>2025-04-14</text:p>
          </table:table-cell>
          <table:table-cell table:style-name="ce1" office:value-type="date" office:date-value="2025-04-14" calcext:value-type="date">
            <text:p>2025-04-14</text:p>
          </table:table-cell>
          <table:table-cell office:value-type="float" office:value="14.9700002670288" calcext:value-type="float">
            <text:p>14.970000267028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324] - WEEKDAY([.B324];2) + 1" office:value-type="date" office:date-value="2025-04-14" calcext:value-type="date">
            <text:p>2025-04-14</text:p>
          </table:table-cell>
          <table:table-cell table:style-name="ce1" office:value-type="date" office:date-value="2025-04-15" calcext:value-type="date">
            <text:p>2025-04-1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325] - WEEKDAY([.B325];2) + 1" office:value-type="date" office:date-value="2025-04-14" calcext:value-type="date">
            <text:p>2025-04-14</text:p>
          </table:table-cell>
          <table:table-cell table:style-name="ce1" office:value-type="date" office:date-value="2025-04-16" calcext:value-type="date">
            <text:p>2025-04-16</text:p>
          </table:table-cell>
          <table:table-cell office:value-type="float" office:value="14.9899997711182" calcext:value-type="float">
            <text:p>14.989999771118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326] - WEEKDAY([.B326];2) + 1" office:value-type="date" office:date-value="2025-04-14" calcext:value-type="date">
            <text:p>2025-04-14</text:p>
          </table:table-cell>
          <table:table-cell table:style-name="ce1" office:value-type="date" office:date-value="2025-04-17" calcext:value-type="date">
            <text:p>2025-04-17</text:p>
          </table:table-cell>
          <table:table-cell office:value-type="float" office:value="14.9899997711182" calcext:value-type="float">
            <text:p>14.989999771118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327] - WEEKDAY([.B327];2) + 1" office:value-type="date" office:date-value="2025-04-21" calcext:value-type="date">
            <text:p>2025-04-21</text:p>
          </table:table-cell>
          <table:table-cell table:style-name="ce1" office:value-type="date" office:date-value="2025-04-21" calcext:value-type="date">
            <text:p>2025-04-21</text:p>
          </table:table-cell>
          <table:table-cell office:value-type="float" office:value="14.8999996185303" calcext:value-type="float">
            <text:p>14.8999996185303</text:p>
          </table:table-cell>
          <table:table-cell office:value-type="float" office:value="14.9" calcext:value-type="float">
            <text:p>14.9</text:p>
          </table:table-cell>
          <table:table-cell table:number-columns-repeated="2"/>
        </table:table-row>
        <table:table-row table:style-name="ro1">
          <table:table-cell table:formula="of:=[.B328] - WEEKDAY([.B328];2) + 1" office:value-type="date" office:date-value="2025-04-21" calcext:value-type="date">
            <text:p>2025-04-21</text:p>
          </table:table-cell>
          <table:table-cell table:style-name="ce1" office:value-type="date" office:date-value="2025-04-22" calcext:value-type="date">
            <text:p>2025-04-22</text:p>
          </table:table-cell>
          <table:table-cell office:value-type="float" office:value="14.9899997711182" calcext:value-type="float">
            <text:p>14.989999771118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329] - WEEKDAY([.B329];2) + 1" office:value-type="date" office:date-value="2025-04-21" calcext:value-type="date">
            <text:p>2025-04-21</text:p>
          </table:table-cell>
          <table:table-cell table:style-name="ce1" office:value-type="date" office:date-value="2025-04-23" calcext:value-type="date">
            <text:p>2025-04-23</text:p>
          </table:table-cell>
          <table:table-cell office:value-type="float" office:value="15.039999961853" calcext:value-type="float">
            <text:p>15.03999996185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B330] - WEEKDAY([.B330];2) + 1" office:value-type="date" office:date-value="2025-04-21" calcext:value-type="date">
            <text:p>2025-04-21</text:p>
          </table:table-cell>
          <table:table-cell table:style-name="ce1" office:value-type="date" office:date-value="2025-04-24" calcext:value-type="date">
            <text:p>2025-04-24</text:p>
          </table:table-cell>
          <table:table-cell office:value-type="float" office:value="15.1400003433228" calcext:value-type="float">
            <text:p>15.1400003433228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table:formula="of:=[.B331] - WEEKDAY([.B331];2) + 1" office:value-type="date" office:date-value="2025-04-21" calcext:value-type="date">
            <text:p>2025-04-21</text:p>
          </table:table-cell>
          <table:table-cell table:style-name="ce1" office:value-type="date" office:date-value="2025-04-25" calcext:value-type="date">
            <text:p>2025-04-25</text:p>
          </table:table-cell>
          <table:table-cell office:value-type="float" office:value="15.1800003051758" calcext:value-type="float">
            <text:p>15.1800003051758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32] - WEEKDAY([.B332];2) + 1" office:value-type="date" office:date-value="2025-04-28" calcext:value-type="date">
            <text:p>2025-04-28</text:p>
          </table:table-cell>
          <table:table-cell table:style-name="ce1" office:value-type="date" office:date-value="2025-04-28" calcext:value-type="date">
            <text:p>2025-04-28</text:p>
          </table:table-cell>
          <table:table-cell office:value-type="float" office:value="15.2200002670288" calcext:value-type="float">
            <text:p>15.2200002670288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33] - WEEKDAY([.B333];2) + 1" office:value-type="date" office:date-value="2025-04-28" calcext:value-type="date">
            <text:p>2025-04-28</text:p>
          </table:table-cell>
          <table:table-cell table:style-name="ce1" office:value-type="date" office:date-value="2025-04-29" calcext:value-type="date">
            <text:p>2025-04-29</text:p>
          </table:table-cell>
          <table:table-cell office:value-type="float" office:value="15.25" calcext:value-type="float">
            <text:p>15.25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334] - WEEKDAY([.B334];2) + 1" office:value-type="date" office:date-value="2025-04-28" calcext:value-type="date">
            <text:p>2025-04-28</text:p>
          </table:table-cell>
          <table:table-cell table:style-name="ce1" office:value-type="date" office:date-value="2025-04-30" calcext:value-type="date">
            <text:p>2025-04-30</text:p>
          </table:table-cell>
          <table:table-cell office:value-type="float" office:value="15.25" calcext:value-type="float">
            <text:p>15.25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335] - WEEKDAY([.B335];2) + 1" office:value-type="date" office:date-value="2025-04-28" calcext:value-type="date">
            <text:p>2025-04-28</text:p>
          </table:table-cell>
          <table:table-cell table:style-name="ce1" office:value-type="date" office:date-value="2025-05-01" calcext:value-type="date">
            <text:p>2025-05-01</text:p>
          </table:table-cell>
          <table:table-cell office:value-type="float" office:value="15.2299995422363" calcext:value-type="float">
            <text:p>15.2299995422363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36] - WEEKDAY([.B336];2) + 1" office:value-type="date" office:date-value="2025-04-28" calcext:value-type="date">
            <text:p>2025-04-28</text:p>
          </table:table-cell>
          <table:table-cell table:style-name="ce1" office:value-type="date" office:date-value="2025-05-02" calcext:value-type="date">
            <text:p>2025-05-02</text:p>
          </table:table-cell>
          <table:table-cell office:value-type="float" office:value="15.2399997711182" calcext:value-type="float">
            <text:p>15.2399997711182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37] - WEEKDAY([.B337];2) + 1" office:value-type="date" office:date-value="2025-05-05" calcext:value-type="date">
            <text:p>2025-05-05</text:p>
          </table:table-cell>
          <table:table-cell table:style-name="ce1" office:value-type="date" office:date-value="2025-05-05" calcext:value-type="date">
            <text:p>2025-05-05</text:p>
          </table:table-cell>
          <table:table-cell office:value-type="float" office:value="15.210000038147" calcext:value-type="float">
            <text:p>15.210000038147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38] - WEEKDAY([.B338];2) + 1" office:value-type="date" office:date-value="2025-05-05" calcext:value-type="date">
            <text:p>2025-05-05</text:p>
          </table:table-cell>
          <table:table-cell table:style-name="ce1" office:value-type="date" office:date-value="2025-05-06" calcext:value-type="date">
            <text:p>2025-05-06</text:p>
          </table:table-cell>
          <table:table-cell office:value-type="float" office:value="15.210000038147" calcext:value-type="float">
            <text:p>15.210000038147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39] - WEEKDAY([.B339];2) + 1" office:value-type="date" office:date-value="2025-05-05" calcext:value-type="date">
            <text:p>2025-05-05</text:p>
          </table:table-cell>
          <table:table-cell table:style-name="ce1" office:value-type="date" office:date-value="2025-05-07" calcext:value-type="date">
            <text:p>2025-05-07</text:p>
          </table:table-cell>
          <table:table-cell office:value-type="float" office:value="15.210000038147" calcext:value-type="float">
            <text:p>15.210000038147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40] - WEEKDAY([.B340];2) + 1" office:value-type="date" office:date-value="2025-05-05" calcext:value-type="date">
            <text:p>2025-05-05</text:p>
          </table:table-cell>
          <table:table-cell table:style-name="ce1" office:value-type="date" office:date-value="2025-05-08" calcext:value-type="date">
            <text:p>2025-05-08</text:p>
          </table:table-cell>
          <table:table-cell office:value-type="float" office:value="15.1999998092651" calcext:value-type="float">
            <text:p>15.1999998092651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41] - WEEKDAY([.B341];2) + 1" office:value-type="date" office:date-value="2025-05-05" calcext:value-type="date">
            <text:p>2025-05-05</text:p>
          </table:table-cell>
          <table:table-cell table:style-name="ce1" office:value-type="date" office:date-value="2025-05-09" calcext:value-type="date">
            <text:p>2025-05-09</text:p>
          </table:table-cell>
          <table:table-cell office:value-type="float" office:value="15.210000038147" calcext:value-type="float">
            <text:p>15.210000038147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42] - WEEKDAY([.B342];2) + 1" office:value-type="date" office:date-value="2025-05-12" calcext:value-type="date">
            <text:p>2025-05-12</text:p>
          </table:table-cell>
          <table:table-cell table:style-name="ce1" office:value-type="date" office:date-value="2025-05-12" calcext:value-type="date">
            <text:p>2025-05-12</text:p>
          </table:table-cell>
          <table:table-cell office:value-type="float" office:value="15.2299995422363" calcext:value-type="float">
            <text:p>15.2299995422363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43] - WEEKDAY([.B343];2) + 1" office:value-type="date" office:date-value="2025-05-12" calcext:value-type="date">
            <text:p>2025-05-12</text:p>
          </table:table-cell>
          <table:table-cell table:style-name="ce1" office:value-type="date" office:date-value="2025-05-13" calcext:value-type="date">
            <text:p>2025-05-13</text:p>
          </table:table-cell>
          <table:table-cell office:value-type="float" office:value="15.25" calcext:value-type="float">
            <text:p>15.25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344] - WEEKDAY([.B344];2) + 1" office:value-type="date" office:date-value="2025-05-12" calcext:value-type="date">
            <text:p>2025-05-12</text:p>
          </table:table-cell>
          <table:table-cell table:style-name="ce1" office:value-type="date" office:date-value="2025-05-14" calcext:value-type="date">
            <text:p>2025-05-14</text:p>
          </table:table-cell>
          <table:table-cell office:value-type="float" office:value="15.2200002670288" calcext:value-type="float">
            <text:p>15.2200002670288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45] - WEEKDAY([.B345];2) + 1" office:value-type="date" office:date-value="2025-05-12" calcext:value-type="date">
            <text:p>2025-05-12</text:p>
          </table:table-cell>
          <table:table-cell table:style-name="ce1" office:value-type="date" office:date-value="2025-05-15" calcext:value-type="date">
            <text:p>2025-05-15</text:p>
          </table:table-cell>
          <table:table-cell office:value-type="float" office:value="15.289999961853" calcext:value-type="float">
            <text:p>15.289999961853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346] - WEEKDAY([.B346];2) + 1" office:value-type="date" office:date-value="2025-05-12" calcext:value-type="date">
            <text:p>2025-05-12</text:p>
          </table:table-cell>
          <table:table-cell table:style-name="ce1" office:value-type="date" office:date-value="2025-05-16" calcext:value-type="date">
            <text:p>2025-05-16</text:p>
          </table:table-cell>
          <table:table-cell office:value-type="float" office:value="15.3100004196167" calcext:value-type="float">
            <text:p>15.3100004196167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347] - WEEKDAY([.B347];2) + 1" office:value-type="date" office:date-value="2025-05-19" calcext:value-type="date">
            <text:p>2025-05-19</text:p>
          </table:table-cell>
          <table:table-cell table:style-name="ce1" office:value-type="date" office:date-value="2025-05-19" calcext:value-type="date">
            <text:p>2025-05-19</text:p>
          </table:table-cell>
          <table:table-cell office:value-type="float" office:value="15.3299999237061" calcext:value-type="float">
            <text:p>15.3299999237061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348] - WEEKDAY([.B348];2) + 1" office:value-type="date" office:date-value="2025-05-19" calcext:value-type="date">
            <text:p>2025-05-19</text:p>
          </table:table-cell>
          <table:table-cell table:style-name="ce1" office:value-type="date" office:date-value="2025-05-20" calcext:value-type="date">
            <text:p>2025-05-20</text:p>
          </table:table-cell>
          <table:table-cell office:value-type="float" office:value="15.3000001907349" calcext:value-type="float">
            <text:p>15.3000001907349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349] - WEEKDAY([.B349];2) + 1" office:value-type="date" office:date-value="2025-05-19" calcext:value-type="date">
            <text:p>2025-05-19</text:p>
          </table:table-cell>
          <table:table-cell table:style-name="ce1" office:value-type="date" office:date-value="2025-05-21" calcext:value-type="date">
            <text:p>2025-05-21</text:p>
          </table:table-cell>
          <table:table-cell office:value-type="float" office:value="15.1999998092651" calcext:value-type="float">
            <text:p>15.1999998092651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50] - WEEKDAY([.B350];2) + 1" office:value-type="date" office:date-value="2025-05-19" calcext:value-type="date">
            <text:p>2025-05-19</text:p>
          </table:table-cell>
          <table:table-cell table:style-name="ce1" office:value-type="date" office:date-value="2025-05-22" calcext:value-type="date">
            <text:p>2025-05-22</text:p>
          </table:table-cell>
          <table:table-cell office:value-type="float" office:value="15.2200002670288" calcext:value-type="float">
            <text:p>15.2200002670288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51] - WEEKDAY([.B351];2) + 1" office:value-type="date" office:date-value="2025-05-19" calcext:value-type="date">
            <text:p>2025-05-19</text:p>
          </table:table-cell>
          <table:table-cell table:style-name="ce1" office:value-type="date" office:date-value="2025-05-23" calcext:value-type="date">
            <text:p>2025-05-23</text:p>
          </table:table-cell>
          <table:table-cell office:value-type="float" office:value="15.2299995422363" calcext:value-type="float">
            <text:p>15.2299995422363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formula="of:=[.B352] - WEEKDAY([.B352];2) + 1" office:value-type="date" office:date-value="2025-05-26" calcext:value-type="date">
            <text:p>2025-05-26</text:p>
          </table:table-cell>
          <table:table-cell table:style-name="ce1" office:value-type="date" office:date-value="2025-05-27" calcext:value-type="date">
            <text:p>2025-05-27</text:p>
          </table:table-cell>
          <table:table-cell office:value-type="float" office:value="15.3400001525879" calcext:value-type="float">
            <text:p>15.3400001525879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353] - WEEKDAY([.B353];2) + 1" office:value-type="date" office:date-value="2025-05-26" calcext:value-type="date">
            <text:p>2025-05-26</text:p>
          </table:table-cell>
          <table:table-cell table:style-name="ce1" office:value-type="date" office:date-value="2025-05-28" calcext:value-type="date">
            <text:p>2025-05-28</text:p>
          </table:table-cell>
          <table:table-cell office:value-type="float" office:value="15.3000001907349" calcext:value-type="float">
            <text:p>15.3000001907349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table:formula="of:=[.B354] - WEEKDAY([.B354];2) + 1" office:value-type="date" office:date-value="2025-05-26" calcext:value-type="date">
            <text:p>2025-05-26</text:p>
          </table:table-cell>
          <table:table-cell table:style-name="ce1" office:value-type="date" office:date-value="2025-05-29" calcext:value-type="date">
            <text:p>2025-05-29</text:p>
          </table:table-cell>
          <table:table-cell office:value-type="float" office:value="15.3500003814697" calcext:value-type="float">
            <text:p>15.3500003814697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355] - WEEKDAY([.B355];2) + 1" office:value-type="date" office:date-value="2025-05-26" calcext:value-type="date">
            <text:p>2025-05-26</text:p>
          </table:table-cell>
          <table:table-cell table:style-name="ce1" office:value-type="date" office:date-value="2025-05-30" calcext:value-type="date">
            <text:p>2025-05-30</text:p>
          </table:table-cell>
          <table:table-cell office:value-type="float" office:value="15.3699998855591" calcext:value-type="float">
            <text:p>15.3699998855591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356] - WEEKDAY([.B356];2) + 1" office:value-type="date" office:date-value="2025-06-02" calcext:value-type="date">
            <text:p>2025-06-02</text:p>
          </table:table-cell>
          <table:table-cell table:style-name="ce1" office:value-type="date" office:date-value="2025-06-02" calcext:value-type="date">
            <text:p>2025-06-02</text:p>
          </table:table-cell>
          <table:table-cell office:value-type="float" office:value="15.3599996566772" calcext:value-type="float">
            <text:p>15.3599996566772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357] - WEEKDAY([.B357];2) + 1" office:value-type="date" office:date-value="2025-06-02" calcext:value-type="date">
            <text:p>2025-06-02</text:p>
          </table:table-cell>
          <table:table-cell table:style-name="ce1" office:value-type="date" office:date-value="2025-06-03" calcext:value-type="date">
            <text:p>2025-06-03</text:p>
          </table:table-cell>
          <table:table-cell office:value-type="float" office:value="15.3699998855591" calcext:value-type="float">
            <text:p>15.3699998855591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358] - WEEKDAY([.B358];2) + 1" office:value-type="date" office:date-value="2025-06-02" calcext:value-type="date">
            <text:p>2025-06-02</text:p>
          </table:table-cell>
          <table:table-cell table:style-name="ce1" office:value-type="date" office:date-value="2025-06-04" calcext:value-type="date">
            <text:p>2025-06-04</text:p>
          </table:table-cell>
          <table:table-cell office:value-type="float" office:value="15.4300003051758" calcext:value-type="float">
            <text:p>15.4300003051758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359] - WEEKDAY([.B359];2) + 1" office:value-type="date" office:date-value="2025-06-02" calcext:value-type="date">
            <text:p>2025-06-02</text:p>
          </table:table-cell>
          <table:table-cell table:style-name="ce1" office:value-type="date" office:date-value="2025-06-05" calcext:value-type="date">
            <text:p>2025-06-05</text:p>
          </table:table-cell>
          <table:table-cell office:value-type="float" office:value="15.3900003433228" calcext:value-type="float">
            <text:p>15.3900003433228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360] - WEEKDAY([.B360];2) + 1" office:value-type="date" office:date-value="2025-06-02" calcext:value-type="date">
            <text:p>2025-06-02</text:p>
          </table:table-cell>
          <table:table-cell table:style-name="ce1" office:value-type="date" office:date-value="2025-06-06" calcext:value-type="date">
            <text:p>2025-06-06</text:p>
          </table:table-cell>
          <table:table-cell office:value-type="float" office:value="15.3699998855591" calcext:value-type="float">
            <text:p>15.3699998855591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361] - WEEKDAY([.B361];2) + 1" office:value-type="date" office:date-value="2025-06-09" calcext:value-type="date">
            <text:p>2025-06-09</text:p>
          </table:table-cell>
          <table:table-cell table:style-name="ce1" office:value-type="date" office:date-value="2025-06-09" calcext:value-type="date">
            <text:p>2025-06-09</text:p>
          </table:table-cell>
          <table:table-cell office:value-type="float" office:value="15.3999996185303" calcext:value-type="float">
            <text:p>15.3999996185303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362] - WEEKDAY([.B362];2) + 1" office:value-type="date" office:date-value="2025-06-09" calcext:value-type="date">
            <text:p>2025-06-09</text:p>
          </table:table-cell>
          <table:table-cell table:style-name="ce1" office:value-type="date" office:date-value="2025-06-10" calcext:value-type="date">
            <text:p>2025-06-10</text:p>
          </table:table-cell>
          <table:table-cell office:value-type="float" office:value="15.4399995803833" calcext:value-type="float">
            <text:p>15.4399995803833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363] - WEEKDAY([.B363];2) + 1" office:value-type="date" office:date-value="2025-06-09" calcext:value-type="date">
            <text:p>2025-06-09</text:p>
          </table:table-cell>
          <table:table-cell table:style-name="ce1" office:value-type="date" office:date-value="2025-06-11" calcext:value-type="date">
            <text:p>2025-06-11</text:p>
          </table:table-cell>
          <table:table-cell office:value-type="float" office:value="15.4499998092651" calcext:value-type="float">
            <text:p>15.4499998092651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364] - WEEKDAY([.B364];2) + 1" office:value-type="date" office:date-value="2025-06-09" calcext:value-type="date">
            <text:p>2025-06-09</text:p>
          </table:table-cell>
          <table:table-cell table:style-name="ce1" office:value-type="date" office:date-value="2025-06-12" calcext:value-type="date">
            <text:p>2025-06-12</text:p>
          </table:table-cell>
          <table:table-cell office:value-type="float" office:value="15.5100002288818" calcext:value-type="float">
            <text:p>15.5100002288818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365] - WEEKDAY([.B365];2) + 1" office:value-type="date" office:date-value="2025-06-09" calcext:value-type="date">
            <text:p>2025-06-09</text:p>
          </table:table-cell>
          <table:table-cell table:style-name="ce1" office:value-type="date" office:date-value="2025-06-13" calcext:value-type="date">
            <text:p>2025-06-13</text:p>
          </table:table-cell>
          <table:table-cell office:value-type="float" office:value="15.4200000762939" calcext:value-type="float">
            <text:p>15.4200000762939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366] - WEEKDAY([.B366];2) + 1" office:value-type="date" office:date-value="2025-06-16" calcext:value-type="date">
            <text:p>2025-06-16</text:p>
          </table:table-cell>
          <table:table-cell table:style-name="ce1" office:value-type="date" office:date-value="2025-06-16" calcext:value-type="date">
            <text:p>2025-06-16</text:p>
          </table:table-cell>
          <table:table-cell office:value-type="float" office:value="15.4399995803833" calcext:value-type="float">
            <text:p>15.4399995803833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367] - WEEKDAY([.B367];2) + 1" office:value-type="date" office:date-value="2025-06-16" calcext:value-type="date">
            <text:p>2025-06-16</text:p>
          </table:table-cell>
          <table:table-cell table:style-name="ce1" office:value-type="date" office:date-value="2025-06-17" calcext:value-type="date">
            <text:p>2025-06-17</text:p>
          </table:table-cell>
          <table:table-cell office:value-type="float" office:value="15.4399995803833" calcext:value-type="float">
            <text:p>15.4399995803833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368] - WEEKDAY([.B368];2) + 1" office:value-type="date" office:date-value="2025-06-16" calcext:value-type="date">
            <text:p>2025-06-16</text:p>
          </table:table-cell>
          <table:table-cell table:style-name="ce1" office:value-type="date" office:date-value="2025-06-18" calcext:value-type="date">
            <text:p>2025-06-18</text:p>
          </table:table-cell>
          <table:table-cell office:value-type="float" office:value="15.4499998092651" calcext:value-type="float">
            <text:p>15.4499998092651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369] - WEEKDAY([.B369];2) + 1" office:value-type="date" office:date-value="2025-06-16" calcext:value-type="date">
            <text:p>2025-06-16</text:p>
          </table:table-cell>
          <table:table-cell table:style-name="ce1" office:value-type="date" office:date-value="2025-06-20" calcext:value-type="date">
            <text:p>2025-06-20</text:p>
          </table:table-cell>
          <table:table-cell office:value-type="float" office:value="15.4399995803833" calcext:value-type="float">
            <text:p>15.4399995803833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370] - WEEKDAY([.B370];2) + 1" office:value-type="date" office:date-value="2025-06-23" calcext:value-type="date">
            <text:p>2025-06-23</text:p>
          </table:table-cell>
          <table:table-cell table:style-name="ce1" office:value-type="date" office:date-value="2025-06-23" calcext:value-type="date">
            <text:p>2025-06-23</text:p>
          </table:table-cell>
          <table:table-cell office:value-type="float" office:value="15.4799995422363" calcext:value-type="float">
            <text:p>15.4799995422363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371] - WEEKDAY([.B371];2) + 1" office:value-type="date" office:date-value="2025-06-23" calcext:value-type="date">
            <text:p>2025-06-23</text:p>
          </table:table-cell>
          <table:table-cell table:style-name="ce1" office:value-type="date" office:date-value="2025-06-24" calcext:value-type="date">
            <text:p>2025-06-24</text:p>
          </table:table-cell>
          <table:table-cell office:value-type="float" office:value="15.4799995422363" calcext:value-type="float">
            <text:p>15.4799995422363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372] - WEEKDAY([.B372];2) + 1" office:value-type="date" office:date-value="2025-06-23" calcext:value-type="date">
            <text:p>2025-06-23</text:p>
          </table:table-cell>
          <table:table-cell table:style-name="ce1" office:value-type="date" office:date-value="2025-06-25" calcext:value-type="date">
            <text:p>2025-06-25</text:p>
          </table:table-cell>
          <table:table-cell office:value-type="float" office:value="15.5500001907349" calcext:value-type="float">
            <text:p>15.5500001907349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373] - WEEKDAY([.B373];2) + 1" office:value-type="date" office:date-value="2025-06-23" calcext:value-type="date">
            <text:p>2025-06-23</text:p>
          </table:table-cell>
          <table:table-cell table:style-name="ce1" office:value-type="date" office:date-value="2025-06-26" calcext:value-type="date">
            <text:p>2025-06-26</text:p>
          </table:table-cell>
          <table:table-cell office:value-type="float" office:value="15.6199998855591" calcext:value-type="float">
            <text:p>15.6199998855591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374] - WEEKDAY([.B374];2) + 1" office:value-type="date" office:date-value="2025-06-23" calcext:value-type="date">
            <text:p>2025-06-23</text:p>
          </table:table-cell>
          <table:table-cell table:style-name="ce1" office:value-type="date" office:date-value="2025-06-27" calcext:value-type="date">
            <text:p>2025-06-27</text:p>
          </table:table-cell>
          <table:table-cell office:value-type="float" office:value="15.6099996566772" calcext:value-type="float">
            <text:p>15.6099996566772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375] - WEEKDAY([.B375];2) + 1" office:value-type="date" office:date-value="2025-06-30" calcext:value-type="date">
            <text:p>2025-06-30</text:p>
          </table:table-cell>
          <table:table-cell table:style-name="ce1" office:value-type="date" office:date-value="2025-06-30" calcext:value-type="date">
            <text:p>2025-06-30</text:p>
          </table:table-cell>
          <table:table-cell office:value-type="float" office:value="15.539999961853" calcext:value-type="float">
            <text:p>15.539999961853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376] - WEEKDAY([.B376];2) + 1" office:value-type="date" office:date-value="2025-06-30" calcext:value-type="date">
            <text:p>2025-06-30</text:p>
          </table:table-cell>
          <table:table-cell table:style-name="ce1" office:value-type="date" office:date-value="2025-07-01" calcext:value-type="date">
            <text:p>2025-07-01</text:p>
          </table:table-cell>
          <table:table-cell office:value-type="float" office:value="15.5299997329712" calcext:value-type="float">
            <text:p>15.5299997329712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377] - WEEKDAY([.B377];2) + 1" office:value-type="date" office:date-value="2025-06-30" calcext:value-type="date">
            <text:p>2025-06-30</text:p>
          </table:table-cell>
          <table:table-cell table:style-name="ce1" office:value-type="date" office:date-value="2025-07-02" calcext:value-type="date">
            <text:p>2025-07-02</text:p>
          </table:table-cell>
          <table:table-cell office:value-type="float" office:value="15.5299997329712" calcext:value-type="float">
            <text:p>15.5299997329712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378] - WEEKDAY([.B378];2) + 1" office:value-type="date" office:date-value="2025-06-30" calcext:value-type="date">
            <text:p>2025-06-30</text:p>
          </table:table-cell>
          <table:table-cell table:style-name="ce1" office:value-type="date" office:date-value="2025-07-03" calcext:value-type="date">
            <text:p>2025-07-03</text:p>
          </table:table-cell>
          <table:table-cell office:value-type="float" office:value="15.5299997329712" calcext:value-type="float">
            <text:p>15.5299997329712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379] - WEEKDAY([.B379];2) + 1" office:value-type="date" office:date-value="2025-07-07" calcext:value-type="date">
            <text:p>2025-07-07</text:p>
          </table:table-cell>
          <table:table-cell table:style-name="ce1" office:value-type="date" office:date-value="2025-07-07" calcext:value-type="date">
            <text:p>2025-07-07</text:p>
          </table:table-cell>
          <table:table-cell office:value-type="float" office:value="15.4700002670288" calcext:value-type="float">
            <text:p>15.4700002670288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380] - WEEKDAY([.B380];2) + 1" office:value-type="date" office:date-value="2025-07-07" calcext:value-type="date">
            <text:p>2025-07-07</text:p>
          </table:table-cell>
          <table:table-cell table:style-name="ce1" office:value-type="date" office:date-value="2025-07-08" calcext:value-type="date">
            <text:p>2025-07-08</text:p>
          </table:table-cell>
          <table:table-cell office:value-type="float" office:value="15.460000038147" calcext:value-type="float">
            <text:p>15.460000038147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381] - WEEKDAY([.B381];2) + 1" office:value-type="date" office:date-value="2025-07-07" calcext:value-type="date">
            <text:p>2025-07-07</text:p>
          </table:table-cell>
          <table:table-cell table:style-name="ce1" office:value-type="date" office:date-value="2025-07-09" calcext:value-type="date">
            <text:p>2025-07-09</text:p>
          </table:table-cell>
          <table:table-cell office:value-type="float" office:value="15.5200004577637" calcext:value-type="float">
            <text:p>15.5200004577637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382] - WEEKDAY([.B382];2) + 1" office:value-type="date" office:date-value="2025-07-07" calcext:value-type="date">
            <text:p>2025-07-07</text:p>
          </table:table-cell>
          <table:table-cell table:style-name="ce1" office:value-type="date" office:date-value="2025-07-10" calcext:value-type="date">
            <text:p>2025-07-10</text:p>
          </table:table-cell>
          <table:table-cell office:value-type="float" office:value="15.5200004577637" calcext:value-type="float">
            <text:p>15.5200004577637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383] - WEEKDAY([.B383];2) + 1" office:value-type="date" office:date-value="2025-07-07" calcext:value-type="date">
            <text:p>2025-07-07</text:p>
          </table:table-cell>
          <table:table-cell table:style-name="ce1" office:value-type="date" office:date-value="2025-07-11" calcext:value-type="date">
            <text:p>2025-07-11</text:p>
          </table:table-cell>
          <table:table-cell office:value-type="float" office:value="15.460000038147" calcext:value-type="float">
            <text:p>15.460000038147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384] - WEEKDAY([.B384];2) + 1" office:value-type="date" office:date-value="2025-07-14" calcext:value-type="date">
            <text:p>2025-07-14</text:p>
          </table:table-cell>
          <table:table-cell table:style-name="ce1" office:value-type="date" office:date-value="2025-07-14" calcext:value-type="date">
            <text:p>2025-07-14</text:p>
          </table:table-cell>
          <table:table-cell office:value-type="float" office:value="15.460000038147" calcext:value-type="float">
            <text:p>15.460000038147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385] - WEEKDAY([.B385];2) + 1" office:value-type="date" office:date-value="2025-07-14" calcext:value-type="date">
            <text:p>2025-07-14</text:p>
          </table:table-cell>
          <table:table-cell table:style-name="ce1" office:value-type="date" office:date-value="2025-07-15" calcext:value-type="date">
            <text:p>2025-07-15</text:p>
          </table:table-cell>
          <table:table-cell office:value-type="float" office:value="15.4300003051758" calcext:value-type="float">
            <text:p>15.4300003051758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386] - WEEKDAY([.B386];2) + 1" office:value-type="date" office:date-value="2025-07-14" calcext:value-type="date">
            <text:p>2025-07-14</text:p>
          </table:table-cell>
          <table:table-cell table:style-name="ce1" office:value-type="date" office:date-value="2025-07-16" calcext:value-type="date">
            <text:p>2025-07-16</text:p>
          </table:table-cell>
          <table:table-cell office:value-type="float" office:value="15.4499998092651" calcext:value-type="float">
            <text:p>15.4499998092651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table:formula="of:=[.B387] - WEEKDAY([.B387];2) + 1" office:value-type="date" office:date-value="2025-07-14" calcext:value-type="date">
            <text:p>2025-07-14</text:p>
          </table:table-cell>
          <table:table-cell table:style-name="ce1" office:value-type="date" office:date-value="2025-07-17" calcext:value-type="date">
            <text:p>2025-07-17</text:p>
          </table:table-cell>
          <table:table-cell office:value-type="float" office:value="15.4700002670288" calcext:value-type="float">
            <text:p>15.4700002670288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388] - WEEKDAY([.B388];2) + 1" office:value-type="date" office:date-value="2025-07-14" calcext:value-type="date">
            <text:p>2025-07-14</text:p>
          </table:table-cell>
          <table:table-cell table:style-name="ce1" office:value-type="date" office:date-value="2025-07-18" calcext:value-type="date">
            <text:p>2025-07-18</text:p>
          </table:table-cell>
          <table:table-cell office:value-type="float" office:value="15.4899997711182" calcext:value-type="float">
            <text:p>15.4899997711182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389] - WEEKDAY([.B389];2) + 1" office:value-type="date" office:date-value="2025-07-21" calcext:value-type="date">
            <text:p>2025-07-21</text:p>
          </table:table-cell>
          <table:table-cell table:style-name="ce1" office:value-type="date" office:date-value="2025-07-21" calcext:value-type="date">
            <text:p>2025-07-21</text:p>
          </table:table-cell>
          <table:table-cell office:value-type="float" office:value="15.5299997329712" calcext:value-type="float">
            <text:p>15.5299997329712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390] - WEEKDAY([.B390];2) + 1" office:value-type="date" office:date-value="2025-07-21" calcext:value-type="date">
            <text:p>2025-07-21</text:p>
          </table:table-cell>
          <table:table-cell table:style-name="ce1" office:value-type="date" office:date-value="2025-07-22" calcext:value-type="date">
            <text:p>2025-07-22</text:p>
          </table:table-cell>
          <table:table-cell office:value-type="float" office:value="15.5600004196167" calcext:value-type="float">
            <text:p>15.5600004196167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391] - WEEKDAY([.B391];2) + 1" office:value-type="date" office:date-value="2025-07-21" calcext:value-type="date">
            <text:p>2025-07-21</text:p>
          </table:table-cell>
          <table:table-cell table:style-name="ce1" office:value-type="date" office:date-value="2025-07-23" calcext:value-type="date">
            <text:p>2025-07-23</text:p>
          </table:table-cell>
          <table:table-cell office:value-type="float" office:value="15.5799999237061" calcext:value-type="float">
            <text:p>15.5799999237061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392] - WEEKDAY([.B392];2) + 1" office:value-type="date" office:date-value="2025-07-21" calcext:value-type="date">
            <text:p>2025-07-21</text:p>
          </table:table-cell>
          <table:table-cell table:style-name="ce1" office:value-type="date" office:date-value="2025-07-24" calcext:value-type="date">
            <text:p>2025-07-24</text:p>
          </table:table-cell>
          <table:table-cell office:value-type="float" office:value="15.5600004196167" calcext:value-type="float">
            <text:p>15.5600004196167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393] - WEEKDAY([.B393];2) + 1" office:value-type="date" office:date-value="2025-07-21" calcext:value-type="date">
            <text:p>2025-07-21</text:p>
          </table:table-cell>
          <table:table-cell table:style-name="ce1" office:value-type="date" office:date-value="2025-07-25" calcext:value-type="date">
            <text:p>2025-07-25</text:p>
          </table:table-cell>
          <table:table-cell office:value-type="float" office:value="15.5699996948242" calcext:value-type="float">
            <text:p>15.5699996948242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394] - WEEKDAY([.B394];2) + 1" office:value-type="date" office:date-value="2025-07-28" calcext:value-type="date">
            <text:p>2025-07-28</text:p>
          </table:table-cell>
          <table:table-cell table:style-name="ce1" office:value-type="date" office:date-value="2025-07-28" calcext:value-type="date">
            <text:p>2025-07-28</text:p>
          </table:table-cell>
          <table:table-cell office:value-type="float" office:value="15.5500001907349" calcext:value-type="float">
            <text:p>15.5500001907349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395] - WEEKDAY([.B395];2) + 1" office:value-type="date" office:date-value="2025-07-28" calcext:value-type="date">
            <text:p>2025-07-28</text:p>
          </table:table-cell>
          <table:table-cell table:style-name="ce1" office:value-type="date" office:date-value="2025-07-29" calcext:value-type="date">
            <text:p>2025-07-29</text:p>
          </table:table-cell>
          <table:table-cell office:value-type="float" office:value="15.5900001525879" calcext:value-type="float">
            <text:p>15.5900001525879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396] - WEEKDAY([.B396];2) + 1" office:value-type="date" office:date-value="2025-07-28" calcext:value-type="date">
            <text:p>2025-07-28</text:p>
          </table:table-cell>
          <table:table-cell table:style-name="ce1" office:value-type="date" office:date-value="2025-07-30" calcext:value-type="date">
            <text:p>2025-07-30</text:p>
          </table:table-cell>
          <table:table-cell office:value-type="float" office:value="15.5600004196167" calcext:value-type="float">
            <text:p>15.5600004196167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397] - WEEKDAY([.B397];2) + 1" office:value-type="date" office:date-value="2025-07-28" calcext:value-type="date">
            <text:p>2025-07-28</text:p>
          </table:table-cell>
          <table:table-cell table:style-name="ce1" office:value-type="date" office:date-value="2025-07-31" calcext:value-type="date">
            <text:p>2025-07-31</text:p>
          </table:table-cell>
          <table:table-cell office:value-type="float" office:value="15.539999961853" calcext:value-type="float">
            <text:p>15.539999961853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table:formula="of:=[.B398] - WEEKDAY([.B398];2) + 1" office:value-type="date" office:date-value="2025-07-28" calcext:value-type="date">
            <text:p>2025-07-28</text:p>
          </table:table-cell>
          <table:table-cell table:style-name="ce1" office:value-type="date" office:date-value="2025-08-01" calcext:value-type="date">
            <text:p>2025-08-01</text:p>
          </table:table-cell>
          <table:table-cell office:value-type="float" office:value="15.5799999237061" calcext:value-type="float">
            <text:p>15.5799999237061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399] - WEEKDAY([.B399];2) + 1" office:value-type="date" office:date-value="2025-08-04" calcext:value-type="date">
            <text:p>2025-08-04</text:p>
          </table:table-cell>
          <table:table-cell table:style-name="ce1" office:value-type="date" office:date-value="2025-08-04" calcext:value-type="date">
            <text:p>2025-08-04</text:p>
          </table:table-cell>
          <table:table-cell office:value-type="float" office:value="15.6400003433228" calcext:value-type="float">
            <text:p>15.6400003433228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400] - WEEKDAY([.B400];2) + 1" office:value-type="date" office:date-value="2025-08-04" calcext:value-type="date">
            <text:p>2025-08-04</text:p>
          </table:table-cell>
          <table:table-cell table:style-name="ce1" office:value-type="date" office:date-value="2025-08-05" calcext:value-type="date">
            <text:p>2025-08-05</text:p>
          </table:table-cell>
          <table:table-cell office:value-type="float" office:value="15.6400003433228" calcext:value-type="float">
            <text:p>15.6400003433228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401] - WEEKDAY([.B401];2) + 1" office:value-type="date" office:date-value="2025-08-04" calcext:value-type="date">
            <text:p>2025-08-04</text:p>
          </table:table-cell>
          <table:table-cell table:style-name="ce1" office:value-type="date" office:date-value="2025-08-06" calcext:value-type="date">
            <text:p>2025-08-06</text:p>
          </table:table-cell>
          <table:table-cell office:value-type="float" office:value="15.6599998474121" calcext:value-type="float">
            <text:p>15.6599998474121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402] - WEEKDAY([.B402];2) + 1" office:value-type="date" office:date-value="2025-08-04" calcext:value-type="date">
            <text:p>2025-08-04</text:p>
          </table:table-cell>
          <table:table-cell table:style-name="ce1" office:value-type="date" office:date-value="2025-08-07" calcext:value-type="date">
            <text:p>2025-08-07</text:p>
          </table:table-cell>
          <table:table-cell office:value-type="float" office:value="15.6599998474121" calcext:value-type="float">
            <text:p>15.6599998474121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403] - WEEKDAY([.B403];2) + 1" office:value-type="date" office:date-value="2025-08-04" calcext:value-type="date">
            <text:p>2025-08-04</text:p>
          </table:table-cell>
          <table:table-cell table:style-name="ce1" office:value-type="date" office:date-value="2025-08-08" calcext:value-type="date">
            <text:p>2025-08-08</text:p>
          </table:table-cell>
          <table:table-cell office:value-type="float" office:value="15.6499996185303" calcext:value-type="float">
            <text:p>15.6499996185303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404] - WEEKDAY([.B404];2) + 1" office:value-type="date" office:date-value="2025-08-11" calcext:value-type="date">
            <text:p>2025-08-11</text:p>
          </table:table-cell>
          <table:table-cell table:style-name="ce1" office:value-type="date" office:date-value="2025-08-11" calcext:value-type="date">
            <text:p>2025-08-11</text:p>
          </table:table-cell>
          <table:table-cell office:value-type="float" office:value="15.6599998474121" calcext:value-type="float">
            <text:p>15.6599998474121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405] - WEEKDAY([.B405];2) + 1" office:value-type="date" office:date-value="2025-08-11" calcext:value-type="date">
            <text:p>2025-08-11</text:p>
          </table:table-cell>
          <table:table-cell table:style-name="ce1" office:value-type="date" office:date-value="2025-08-12" calcext:value-type="date">
            <text:p>2025-08-12</text:p>
          </table:table-cell>
          <table:table-cell office:value-type="float" office:value="15.6800003051758" calcext:value-type="float">
            <text:p>15.6800003051758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406] - WEEKDAY([.B406];2) + 1" office:value-type="date" office:date-value="2025-08-11" calcext:value-type="date">
            <text:p>2025-08-11</text:p>
          </table:table-cell>
          <table:table-cell table:style-name="ce1" office:value-type="date" office:date-value="2025-08-13" calcext:value-type="date">
            <text:p>2025-08-13</text:p>
          </table:table-cell>
          <table:table-cell office:value-type="float" office:value="15.75" calcext:value-type="float">
            <text:p>15.75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407] - WEEKDAY([.B407];2) + 1" office:value-type="date" office:date-value="2025-08-11" calcext:value-type="date">
            <text:p>2025-08-11</text:p>
          </table:table-cell>
          <table:table-cell table:style-name="ce1" office:value-type="date" office:date-value="2025-08-14" calcext:value-type="date">
            <text:p>2025-08-14</text:p>
          </table:table-cell>
          <table:table-cell office:value-type="float" office:value="15.710000038147" calcext:value-type="float">
            <text:p>15.710000038147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408] - WEEKDAY([.B408];2) + 1" office:value-type="date" office:date-value="2025-08-11" calcext:value-type="date">
            <text:p>2025-08-11</text:p>
          </table:table-cell>
          <table:table-cell table:style-name="ce1" office:value-type="date" office:date-value="2025-08-15" calcext:value-type="date">
            <text:p>2025-08-15</text:p>
          </table:table-cell>
          <table:table-cell office:value-type="float" office:value="15.6800003051758" calcext:value-type="float">
            <text:p>15.6800003051758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409] - WEEKDAY([.B409];2) + 1" office:value-type="date" office:date-value="2025-08-18" calcext:value-type="date">
            <text:p>2025-08-18</text:p>
          </table:table-cell>
          <table:table-cell table:style-name="ce1" office:value-type="date" office:date-value="2025-08-18" calcext:value-type="date">
            <text:p>2025-08-18</text:p>
          </table:table-cell>
          <table:table-cell office:value-type="float" office:value="15.6899995803833" calcext:value-type="float">
            <text:p>15.6899995803833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410] - WEEKDAY([.B410];2) + 1" office:value-type="date" office:date-value="2025-08-18" calcext:value-type="date">
            <text:p>2025-08-18</text:p>
          </table:table-cell>
          <table:table-cell table:style-name="ce1" office:value-type="date" office:date-value="2025-08-19" calcext:value-type="date">
            <text:p>2025-08-19</text:p>
          </table:table-cell>
          <table:table-cell office:value-type="float" office:value="15.6800003051758" calcext:value-type="float">
            <text:p>15.6800003051758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411] - WEEKDAY([.B411];2) + 1" office:value-type="date" office:date-value="2025-08-18" calcext:value-type="date">
            <text:p>2025-08-18</text:p>
          </table:table-cell>
          <table:table-cell table:style-name="ce1" office:value-type="date" office:date-value="2025-08-20" calcext:value-type="date">
            <text:p>2025-08-20</text:p>
          </table:table-cell>
          <table:table-cell office:value-type="float" office:value="15.6800003051758" calcext:value-type="float">
            <text:p>15.6800003051758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412] - WEEKDAY([.B412];2) + 1" office:value-type="date" office:date-value="2025-08-18" calcext:value-type="date">
            <text:p>2025-08-18</text:p>
          </table:table-cell>
          <table:table-cell table:style-name="ce1" office:value-type="date" office:date-value="2025-08-21" calcext:value-type="date">
            <text:p>2025-08-21</text:p>
          </table:table-cell>
          <table:table-cell office:value-type="float" office:value="15.6499996185303" calcext:value-type="float">
            <text:p>15.6499996185303</text:p>
          </table:table-cell>
          <table:table-cell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formula="of:=[.B413] - WEEKDAY([.B413];2) + 1" office:value-type="date" office:date-value="2025-08-18" calcext:value-type="date">
            <text:p>2025-08-18</text:p>
          </table:table-cell>
          <table:table-cell table:style-name="ce1" office:value-type="date" office:date-value="2025-08-22" calcext:value-type="date">
            <text:p>2025-08-22</text:p>
          </table:table-cell>
          <table:table-cell office:value-type="float" office:value="15.7600002288818" calcext:value-type="float">
            <text:p>15.7600002288818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414] - WEEKDAY([.B414];2) + 1" office:value-type="date" office:date-value="2025-08-25" calcext:value-type="date">
            <text:p>2025-08-25</text:p>
          </table:table-cell>
          <table:table-cell table:style-name="ce1" office:value-type="date" office:date-value="2025-08-25" calcext:value-type="date">
            <text:p>2025-08-25</text:p>
          </table:table-cell>
          <table:table-cell office:value-type="float" office:value="15.710000038147" calcext:value-type="float">
            <text:p>15.710000038147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415] - WEEKDAY([.B415];2) + 1" office:value-type="date" office:date-value="2025-08-25" calcext:value-type="date">
            <text:p>2025-08-25</text:p>
          </table:table-cell>
          <table:table-cell table:style-name="ce1" office:value-type="date" office:date-value="2025-08-26" calcext:value-type="date">
            <text:p>2025-08-26</text:p>
          </table:table-cell>
          <table:table-cell office:value-type="float" office:value="15.7299995422363" calcext:value-type="float">
            <text:p>15.7299995422363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416] - WEEKDAY([.B416];2) + 1" office:value-type="date" office:date-value="2025-08-25" calcext:value-type="date">
            <text:p>2025-08-25</text:p>
          </table:table-cell>
          <table:table-cell table:style-name="ce1" office:value-type="date" office:date-value="2025-08-27" calcext:value-type="date">
            <text:p>2025-08-27</text:p>
          </table:table-cell>
          <table:table-cell office:value-type="float" office:value="15.75" calcext:value-type="float">
            <text:p>15.75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417] - WEEKDAY([.B417];2) + 1" office:value-type="date" office:date-value="2025-08-25" calcext:value-type="date">
            <text:p>2025-08-25</text:p>
          </table:table-cell>
          <table:table-cell table:style-name="ce1" office:value-type="date" office:date-value="2025-08-28" calcext:value-type="date">
            <text:p>2025-08-28</text:p>
          </table:table-cell>
          <table:table-cell office:value-type="float" office:value="15.7700004577637" calcext:value-type="float">
            <text:p>15.7700004577637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418] - WEEKDAY([.B418];2) + 1" office:value-type="date" office:date-value="2025-08-25" calcext:value-type="date">
            <text:p>2025-08-25</text:p>
          </table:table-cell>
          <table:table-cell table:style-name="ce1" office:value-type="date" office:date-value="2025-08-29" calcext:value-type="date">
            <text:p>2025-08-29</text:p>
          </table:table-cell>
          <table:table-cell office:value-type="float" office:value="15.7399997711182" calcext:value-type="float">
            <text:p>15.7399997711182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419] - WEEKDAY([.B419];2) + 1" office:value-type="date" office:date-value="2025-09-01" calcext:value-type="date">
            <text:p>2025-09-01</text:p>
          </table:table-cell>
          <table:table-cell table:style-name="ce1" office:value-type="date" office:date-value="2025-09-02" calcext:value-type="date">
            <text:p>2025-09-02</text:p>
          </table:table-cell>
          <table:table-cell office:value-type="float" office:value="15.6899995803833" calcext:value-type="float">
            <text:p>15.6899995803833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420] - WEEKDAY([.B420];2) + 1" office:value-type="date" office:date-value="2025-09-01" calcext:value-type="date">
            <text:p>2025-09-01</text:p>
          </table:table-cell>
          <table:table-cell table:style-name="ce1" office:value-type="date" office:date-value="2025-09-03" calcext:value-type="date">
            <text:p>2025-09-03</text:p>
          </table:table-cell>
          <table:table-cell office:value-type="float" office:value="15.7299995422363" calcext:value-type="float">
            <text:p>15.7299995422363</text:p>
          </table:table-cell>
          <table:table-cell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table:formula="of:=[.B421] - WEEKDAY([.B421];2) + 1" office:value-type="date" office:date-value="2025-09-01" calcext:value-type="date">
            <text:p>2025-09-01</text:p>
          </table:table-cell>
          <table:table-cell table:style-name="ce1" office:value-type="date" office:date-value="2025-09-04" calcext:value-type="date">
            <text:p>2025-09-04</text:p>
          </table:table-cell>
          <table:table-cell office:value-type="float" office:value="15.8000001907349" calcext:value-type="float">
            <text:p>15.8000001907349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422] - WEEKDAY([.B422];2) + 1" office:value-type="date" office:date-value="2025-09-01" calcext:value-type="date">
            <text:p>2025-09-01</text:p>
          </table:table-cell>
          <table:table-cell table:style-name="ce1" office:value-type="date" office:date-value="2025-09-05" calcext:value-type="date">
            <text:p>2025-09-05</text:p>
          </table:table-cell>
          <table:table-cell office:value-type="float" office:value="15.8599996566772" calcext:value-type="float">
            <text:p>15.8599996566772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23] - WEEKDAY([.B423];2) + 1" office:value-type="date" office:date-value="2025-09-08" calcext:value-type="date">
            <text:p>2025-09-08</text:p>
          </table:table-cell>
          <table:table-cell table:style-name="ce1" office:value-type="date" office:date-value="2025-09-08" calcext:value-type="date">
            <text:p>2025-09-08</text:p>
          </table:table-cell>
          <table:table-cell office:value-type="float" office:value="15.9099998474121" calcext:value-type="float">
            <text:p>15.9099998474121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24] - WEEKDAY([.B424];2) + 1" office:value-type="date" office:date-value="2025-09-08" calcext:value-type="date">
            <text:p>2025-09-08</text:p>
          </table:table-cell>
          <table:table-cell table:style-name="ce1" office:value-type="date" office:date-value="2025-09-09" calcext:value-type="date">
            <text:p>2025-09-09</text:p>
          </table:table-cell>
          <table:table-cell office:value-type="float" office:value="15.8900003433228" calcext:value-type="float">
            <text:p>15.8900003433228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25] - WEEKDAY([.B425];2) + 1" office:value-type="date" office:date-value="2025-09-08" calcext:value-type="date">
            <text:p>2025-09-08</text:p>
          </table:table-cell>
          <table:table-cell table:style-name="ce1" office:value-type="date" office:date-value="2025-09-10" calcext:value-type="date">
            <text:p>2025-09-10</text:p>
          </table:table-cell>
          <table:table-cell office:value-type="float" office:value="15.9200000762939" calcext:value-type="float">
            <text:p>15.9200000762939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26] - WEEKDAY([.B426];2) + 1" office:value-type="date" office:date-value="2025-09-08" calcext:value-type="date">
            <text:p>2025-09-08</text:p>
          </table:table-cell>
          <table:table-cell table:style-name="ce1" office:value-type="date" office:date-value="2025-09-11" calcext:value-type="date">
            <text:p>2025-09-11</text:p>
          </table:table-cell>
          <table:table-cell office:value-type="float" office:value="15.9700002670288" calcext:value-type="float">
            <text:p>15.970000267028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27] - WEEKDAY([.B427];2) + 1" office:value-type="date" office:date-value="2025-09-08" calcext:value-type="date">
            <text:p>2025-09-08</text:p>
          </table:table-cell>
          <table:table-cell table:style-name="ce1" office:value-type="date" office:date-value="2025-09-12" calcext:value-type="date">
            <text:p>2025-09-12</text:p>
          </table:table-cell>
          <table:table-cell office:value-type="float" office:value="15.9499998092651" calcext:value-type="float">
            <text:p>15.9499998092651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28] - WEEKDAY([.B428];2) + 1" office:value-type="date" office:date-value="2025-09-15" calcext:value-type="date">
            <text:p>2025-09-15</text:p>
          </table:table-cell>
          <table:table-cell table:style-name="ce1" office:value-type="date" office:date-value="2025-09-15" calcext:value-type="date">
            <text:p>2025-09-15</text:p>
          </table:table-cell>
          <table:table-cell office:value-type="float" office:value="15.9899997711182" calcext:value-type="float">
            <text:p>15.989999771118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29] - WEEKDAY([.B429];2) + 1" office:value-type="date" office:date-value="2025-09-15" calcext:value-type="date">
            <text:p>2025-09-15</text:p>
          </table:table-cell>
          <table:table-cell table:style-name="ce1" office:value-type="date" office:date-value="2025-09-16" calcext:value-type="date">
            <text:p>2025-09-16</text:p>
          </table:table-cell>
          <table:table-cell office:value-type="float" office:value="15.9899997711182" calcext:value-type="float">
            <text:p>15.989999771118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30] - WEEKDAY([.B430];2) + 1" office:value-type="date" office:date-value="2025-09-15" calcext:value-type="date">
            <text:p>2025-09-15</text:p>
          </table:table-cell>
          <table:table-cell table:style-name="ce1" office:value-type="date" office:date-value="2025-09-17" calcext:value-type="date">
            <text:p>2025-09-17</text:p>
          </table:table-cell>
          <table:table-cell office:value-type="float" office:value="15.9700002670288" calcext:value-type="float">
            <text:p>15.970000267028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31] - WEEKDAY([.B431];2) + 1" office:value-type="date" office:date-value="2025-09-15" calcext:value-type="date">
            <text:p>2025-09-15</text:p>
          </table:table-cell>
          <table:table-cell table:style-name="ce1" office:value-type="date" office:date-value="2025-09-18" calcext:value-type="date">
            <text:p>2025-09-18</text:p>
          </table:table-cell>
          <table:table-cell office:value-type="float" office:value="15.9700002670288" calcext:value-type="float">
            <text:p>15.970000267028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32] - WEEKDAY([.B432];2) + 1" office:value-type="date" office:date-value="2025-09-15" calcext:value-type="date">
            <text:p>2025-09-15</text:p>
          </table:table-cell>
          <table:table-cell table:style-name="ce1" office:value-type="date" office:date-value="2025-09-19" calcext:value-type="date">
            <text:p>2025-09-19</text:p>
          </table:table-cell>
          <table:table-cell office:value-type="float" office:value="15.9700002670288" calcext:value-type="float">
            <text:p>15.970000267028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33] - WEEKDAY([.B433];2) + 1" office:value-type="date" office:date-value="2025-09-22" calcext:value-type="date">
            <text:p>2025-09-22</text:p>
          </table:table-cell>
          <table:table-cell table:style-name="ce1" office:value-type="date" office:date-value="2025-09-22" calcext:value-type="date">
            <text:p>2025-09-22</text:p>
          </table:table-cell>
          <table:table-cell office:value-type="float" office:value="15.9700002670288" calcext:value-type="float">
            <text:p>15.970000267028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34] - WEEKDAY([.B434];2) + 1" office:value-type="date" office:date-value="2025-09-22" calcext:value-type="date">
            <text:p>2025-09-22</text:p>
          </table:table-cell>
          <table:table-cell table:style-name="ce1" office:value-type="date" office:date-value="2025-09-23" calcext:value-type="date">
            <text:p>2025-09-23</text:p>
          </table:table-cell>
          <table:table-cell office:value-type="float" office:value="15.9700002670288" calcext:value-type="float">
            <text:p>15.970000267028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35] - WEEKDAY([.B435];2) + 1" office:value-type="date" office:date-value="2025-09-22" calcext:value-type="date">
            <text:p>2025-09-22</text:p>
          </table:table-cell>
          <table:table-cell table:style-name="ce1" office:value-type="date" office:date-value="2025-09-24" calcext:value-type="date">
            <text:p>2025-09-24</text:p>
          </table:table-cell>
          <table:table-cell office:value-type="float" office:value="15.9399995803833" calcext:value-type="float">
            <text:p>15.9399995803833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36] - WEEKDAY([.B436];2) + 1" office:value-type="date" office:date-value="2025-09-22" calcext:value-type="date">
            <text:p>2025-09-22</text:p>
          </table:table-cell>
          <table:table-cell table:style-name="ce1" office:value-type="date" office:date-value="2025-09-25" calcext:value-type="date">
            <text:p>2025-09-25</text:p>
          </table:table-cell>
          <table:table-cell office:value-type="float" office:value="15.8999996185303" calcext:value-type="float">
            <text:p>15.8999996185303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37] - WEEKDAY([.B437];2) + 1" office:value-type="date" office:date-value="2025-09-22" calcext:value-type="date">
            <text:p>2025-09-22</text:p>
          </table:table-cell>
          <table:table-cell table:style-name="ce1" office:value-type="date" office:date-value="2025-09-26" calcext:value-type="date">
            <text:p>2025-09-26</text:p>
          </table:table-cell>
          <table:table-cell office:value-type="float" office:value="15.9200000762939" calcext:value-type="float">
            <text:p>15.9200000762939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38] - WEEKDAY([.B438];2) + 1" office:value-type="date" office:date-value="2025-09-29" calcext:value-type="date">
            <text:p>2025-09-29</text:p>
          </table:table-cell>
          <table:table-cell table:style-name="ce1" office:value-type="date" office:date-value="2025-09-29" calcext:value-type="date">
            <text:p>2025-09-29</text:p>
          </table:table-cell>
          <table:table-cell office:value-type="float" office:value="15.8400001525879" calcext:value-type="float">
            <text:p>15.8400001525879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439] - WEEKDAY([.B439];2) + 1" office:value-type="date" office:date-value="2025-09-29" calcext:value-type="date">
            <text:p>2025-09-29</text:p>
          </table:table-cell>
          <table:table-cell table:style-name="ce1" office:value-type="date" office:date-value="2025-09-30" calcext:value-type="date">
            <text:p>2025-09-30</text:p>
          </table:table-cell>
          <table:table-cell office:value-type="float" office:value="15.8599996566772" calcext:value-type="float">
            <text:p>15.8599996566772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40] - WEEKDAY([.B440];2) + 1" office:value-type="date" office:date-value="2025-09-29" calcext:value-type="date">
            <text:p>2025-09-29</text:p>
          </table:table-cell>
          <table:table-cell table:style-name="ce1" office:value-type="date" office:date-value="2025-10-01" calcext:value-type="date">
            <text:p>2025-10-01</text:p>
          </table:table-cell>
          <table:table-cell office:value-type="float" office:value="15.8900003433228" calcext:value-type="float">
            <text:p>15.8900003433228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41] - WEEKDAY([.B441];2) + 1" office:value-type="date" office:date-value="2025-09-29" calcext:value-type="date">
            <text:p>2025-09-29</text:p>
          </table:table-cell>
          <table:table-cell table:style-name="ce1" office:value-type="date" office:date-value="2025-10-02" calcext:value-type="date">
            <text:p>2025-10-02</text:p>
          </table:table-cell>
          <table:table-cell office:value-type="float" office:value="15.9099998474121" calcext:value-type="float">
            <text:p>15.9099998474121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42] - WEEKDAY([.B442];2) + 1" office:value-type="date" office:date-value="2025-09-29" calcext:value-type="date">
            <text:p>2025-09-29</text:p>
          </table:table-cell>
          <table:table-cell table:style-name="ce1" office:value-type="date" office:date-value="2025-10-03" calcext:value-type="date">
            <text:p>2025-10-03</text:p>
          </table:table-cell>
          <table:table-cell office:value-type="float" office:value="15.9099998474121" calcext:value-type="float">
            <text:p>15.9099998474121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43] - WEEKDAY([.B443];2) + 1" office:value-type="date" office:date-value="2025-10-06" calcext:value-type="date">
            <text:p>2025-10-06</text:p>
          </table:table-cell>
          <table:table-cell table:style-name="ce1" office:value-type="date" office:date-value="2025-10-06" calcext:value-type="date">
            <text:p>2025-10-06</text:p>
          </table:table-cell>
          <table:table-cell office:value-type="float" office:value="15.8999996185303" calcext:value-type="float">
            <text:p>15.8999996185303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44] - WEEKDAY([.B444];2) + 1" office:value-type="date" office:date-value="2025-10-06" calcext:value-type="date">
            <text:p>2025-10-06</text:p>
          </table:table-cell>
          <table:table-cell table:style-name="ce1" office:value-type="date" office:date-value="2025-10-07" calcext:value-type="date">
            <text:p>2025-10-07</text:p>
          </table:table-cell>
          <table:table-cell office:value-type="float" office:value="15.8999996185303" calcext:value-type="float">
            <text:p>15.8999996185303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45] - WEEKDAY([.B445];2) + 1" office:value-type="date" office:date-value="2025-10-06" calcext:value-type="date">
            <text:p>2025-10-06</text:p>
          </table:table-cell>
          <table:table-cell table:style-name="ce1" office:value-type="date" office:date-value="2025-10-08" calcext:value-type="date">
            <text:p>2025-10-08</text:p>
          </table:table-cell>
          <table:table-cell office:value-type="float" office:value="15.9200000762939" calcext:value-type="float">
            <text:p>15.9200000762939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46] - WEEKDAY([.B446];2) + 1" office:value-type="date" office:date-value="2025-10-06" calcext:value-type="date">
            <text:p>2025-10-06</text:p>
          </table:table-cell>
          <table:table-cell table:style-name="ce1" office:value-type="date" office:date-value="2025-10-09" calcext:value-type="date">
            <text:p>2025-10-09</text:p>
          </table:table-cell>
          <table:table-cell office:value-type="float" office:value="15.8900003433228" calcext:value-type="float">
            <text:p>15.8900003433228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47] - WEEKDAY([.B447];2) + 1" office:value-type="date" office:date-value="2025-10-06" calcext:value-type="date">
            <text:p>2025-10-06</text:p>
          </table:table-cell>
          <table:table-cell table:style-name="ce1" office:value-type="date" office:date-value="2025-10-10" calcext:value-type="date">
            <text:p>2025-10-10</text:p>
          </table:table-cell>
          <table:table-cell office:value-type="float" office:value="15.8500003814697" calcext:value-type="float">
            <text:p>15.8500003814697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48] - WEEKDAY([.B448];2) + 1" office:value-type="date" office:date-value="2025-10-13" calcext:value-type="date">
            <text:p>2025-10-13</text:p>
          </table:table-cell>
          <table:table-cell table:style-name="ce1" office:value-type="date" office:date-value="2025-10-13" calcext:value-type="date">
            <text:p>2025-10-13</text:p>
          </table:table-cell>
          <table:table-cell office:value-type="float" office:value="15.9200000762939" calcext:value-type="float">
            <text:p>15.9200000762939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49] - WEEKDAY([.B449];2) + 1" office:value-type="date" office:date-value="2025-10-13" calcext:value-type="date">
            <text:p>2025-10-13</text:p>
          </table:table-cell>
          <table:table-cell table:style-name="ce1" office:value-type="date" office:date-value="2025-10-14" calcext:value-type="date">
            <text:p>2025-10-14</text:p>
          </table:table-cell>
          <table:table-cell office:value-type="float" office:value="15.9399995803833" calcext:value-type="float">
            <text:p>15.9399995803833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50] - WEEKDAY([.B450];2) + 1" office:value-type="date" office:date-value="2025-10-13" calcext:value-type="date">
            <text:p>2025-10-13</text:p>
          </table:table-cell>
          <table:table-cell table:style-name="ce1" office:value-type="date" office:date-value="2025-10-15" calcext:value-type="date">
            <text:p>2025-10-15</text:p>
          </table:table-cell>
          <table:table-cell office:value-type="float" office:value="15.960000038147" calcext:value-type="float">
            <text:p>15.96000003814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51] - WEEKDAY([.B451];2) + 1" office:value-type="date" office:date-value="2025-10-13" calcext:value-type="date">
            <text:p>2025-10-13</text:p>
          </table:table-cell>
          <table:table-cell table:style-name="ce1" office:value-type="date" office:date-value="2025-10-16" calcext:value-type="date">
            <text:p>2025-10-16</text:p>
          </table:table-cell>
          <table:table-cell office:value-type="float" office:value="15.9899997711182" calcext:value-type="float">
            <text:p>15.989999771118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52] - WEEKDAY([.B452];2) + 1" office:value-type="date" office:date-value="2025-10-13" calcext:value-type="date">
            <text:p>2025-10-13</text:p>
          </table:table-cell>
          <table:table-cell table:style-name="ce1" office:value-type="date" office:date-value="2025-10-17" calcext:value-type="date">
            <text:p>2025-10-17</text:p>
          </table:table-cell>
          <table:table-cell office:value-type="float" office:value="15.9799995422363" calcext:value-type="float">
            <text:p>15.979999542236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53] - WEEKDAY([.B453];2) + 1" office:value-type="date" office:date-value="2025-10-20" calcext:value-type="date">
            <text:p>2025-10-20</text:p>
          </table:table-cell>
          <table:table-cell table:style-name="ce1" office:value-type="date" office:date-value="2025-10-20" calcext:value-type="date">
            <text:p>2025-10-20</text:p>
          </table:table-cell>
          <table:table-cell office:value-type="float" office:value="16.0300006866455" calcext:value-type="float">
            <text:p>16.030000686645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54] - WEEKDAY([.B454];2) + 1" office:value-type="date" office:date-value="2025-10-20" calcext:value-type="date">
            <text:p>2025-10-20</text:p>
          </table:table-cell>
          <table:table-cell table:style-name="ce1" office:value-type="date" office:date-value="2025-10-21" calcext:value-type="date">
            <text:p>2025-10-21</text:p>
          </table:table-cell>
          <table:table-cell office:value-type="float" office:value="16.0400009155273" calcext:value-type="float">
            <text:p>16.040000915527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55] - WEEKDAY([.B455];2) + 1" office:value-type="date" office:date-value="2025-10-20" calcext:value-type="date">
            <text:p>2025-10-20</text:p>
          </table:table-cell>
          <table:table-cell table:style-name="ce1" office:value-type="date" office:date-value="2025-10-22" calcext:value-type="date">
            <text:p>2025-10-22</text:p>
          </table:table-cell>
          <table:table-cell office:value-type="float" office:value="16.0200004577637" calcext:value-type="float">
            <text:p>16.020000457763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56] - WEEKDAY([.B456];2) + 1" office:value-type="date" office:date-value="2025-10-20" calcext:value-type="date">
            <text:p>2025-10-20</text:p>
          </table:table-cell>
          <table:table-cell table:style-name="ce1" office:value-type="date" office:date-value="2025-10-23" calcext:value-type="date">
            <text:p>2025-10-23</text:p>
          </table:table-cell>
          <table:table-cell office:value-type="float" office:value="16.0300006866455" calcext:value-type="float">
            <text:p>16.030000686645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57] - WEEKDAY([.B457];2) + 1" office:value-type="date" office:date-value="2025-10-20" calcext:value-type="date">
            <text:p>2025-10-20</text:p>
          </table:table-cell>
          <table:table-cell table:style-name="ce1" office:value-type="date" office:date-value="2025-10-24" calcext:value-type="date">
            <text:p>2025-10-24</text:p>
          </table:table-cell>
          <table:table-cell office:value-type="float" office:value="16.0499992370605" calcext:value-type="float">
            <text:p>16.049999237060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58] - WEEKDAY([.B458];2) + 1" office:value-type="date" office:date-value="2025-10-27" calcext:value-type="date">
            <text:p>2025-10-27</text:p>
          </table:table-cell>
          <table:table-cell table:style-name="ce1" office:value-type="date" office:date-value="2025-10-27" calcext:value-type="date">
            <text:p>2025-10-27</text:p>
          </table:table-cell>
          <table:table-cell office:value-type="float" office:value="16.0900001525879" calcext:value-type="float">
            <text:p>16.0900001525879</text:p>
          </table:table-cell>
          <table:table-cell office:value-type="float" office:value="16.1" calcext:value-type="float">
            <text:p>16.1</text:p>
          </table:table-cell>
          <table:table-cell table:number-columns-repeated="2"/>
        </table:table-row>
        <table:table-row table:style-name="ro1">
          <table:table-cell table:formula="of:=[.B459] - WEEKDAY([.B459];2) + 1" office:value-type="date" office:date-value="2025-10-27" calcext:value-type="date">
            <text:p>2025-10-27</text:p>
          </table:table-cell>
          <table:table-cell table:style-name="ce1" office:value-type="date" office:date-value="2025-10-28" calcext:value-type="date">
            <text:p>2025-10-28</text:p>
          </table:table-cell>
          <table:table-cell office:value-type="float" office:value="16.1100006103516" calcext:value-type="float">
            <text:p>16.1100006103516</text:p>
          </table:table-cell>
          <table:table-cell office:value-type="float" office:value="16.1" calcext:value-type="float">
            <text:p>16.1</text:p>
          </table:table-cell>
          <table:table-cell table:number-columns-repeated="2"/>
        </table:table-row>
        <table:table-row table:style-name="ro1">
          <table:table-cell table:formula="of:=[.B460] - WEEKDAY([.B460];2) + 1" office:value-type="date" office:date-value="2025-10-27" calcext:value-type="date">
            <text:p>2025-10-27</text:p>
          </table:table-cell>
          <table:table-cell table:style-name="ce1" office:value-type="date" office:date-value="2025-10-29" calcext:value-type="date">
            <text:p>2025-10-29</text:p>
          </table:table-cell>
          <table:table-cell office:value-type="float" office:value="16.0499992370605" calcext:value-type="float">
            <text:p>16.049999237060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61] - WEEKDAY([.B461];2) + 1" office:value-type="date" office:date-value="2025-10-27" calcext:value-type="date">
            <text:p>2025-10-27</text:p>
          </table:table-cell>
          <table:table-cell table:style-name="ce1" office:value-type="date" office:date-value="2025-10-30" calcext:value-type="date">
            <text:p>2025-10-30</text:p>
          </table:table-cell>
          <table:table-cell office:value-type="float" office:value="16.0100002288818" calcext:value-type="float">
            <text:p>16.01000022888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62] - WEEKDAY([.B462];2) + 1" office:value-type="date" office:date-value="2025-10-27" calcext:value-type="date">
            <text:p>2025-10-27</text:p>
          </table:table-cell>
          <table:table-cell table:style-name="ce1" office:value-type="date" office:date-value="2025-10-31" calcext:value-type="date">
            <text:p>2025-10-31</text:p>
          </table:table-cell>
          <table:table-cell office:value-type="float" office:value="16.0100002288818" calcext:value-type="float">
            <text:p>16.01000022888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63] - WEEKDAY([.B463];2) + 1" office:value-type="date" office:date-value="2025-11-03" calcext:value-type="date">
            <text:p>2025-11-03</text:p>
          </table:table-cell>
          <table:table-cell table:style-name="ce1" office:value-type="date" office:date-value="2025-11-03" calcext:value-type="date">
            <text:p>2025-11-0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64] - WEEKDAY([.B464];2) + 1" office:value-type="date" office:date-value="2025-11-03" calcext:value-type="date">
            <text:p>2025-11-03</text:p>
          </table:table-cell>
          <table:table-cell table:style-name="ce1" office:value-type="date" office:date-value="2025-11-04" calcext:value-type="date">
            <text:p>2025-11-04</text:p>
          </table:table-cell>
          <table:table-cell office:value-type="float" office:value="15.9700002670288" calcext:value-type="float">
            <text:p>15.970000267028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65] - WEEKDAY([.B465];2) + 1" office:value-type="date" office:date-value="2025-11-03" calcext:value-type="date">
            <text:p>2025-11-03</text:p>
          </table:table-cell>
          <table:table-cell table:style-name="ce1" office:value-type="date" office:date-value="2025-11-05" calcext:value-type="date">
            <text:p>2025-11-05</text:p>
          </table:table-cell>
          <table:table-cell office:value-type="float" office:value="15.9499998092651" calcext:value-type="float">
            <text:p>15.9499998092651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66] - WEEKDAY([.B466];2) + 1" office:value-type="date" office:date-value="2025-11-03" calcext:value-type="date">
            <text:p>2025-11-03</text:p>
          </table:table-cell>
          <table:table-cell table:style-name="ce1" office:value-type="date" office:date-value="2025-11-06" calcext:value-type="date">
            <text:p>2025-11-06</text:p>
          </table:table-cell>
          <table:table-cell office:value-type="float" office:value="15.960000038147" calcext:value-type="float">
            <text:p>15.96000003814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67] - WEEKDAY([.B467];2) + 1" office:value-type="date" office:date-value="2025-11-03" calcext:value-type="date">
            <text:p>2025-11-03</text:p>
          </table:table-cell>
          <table:table-cell table:style-name="ce1" office:value-type="date" office:date-value="2025-11-07" calcext:value-type="date">
            <text:p>2025-11-07</text:p>
          </table:table-cell>
          <table:table-cell office:value-type="float" office:value="15.960000038147" calcext:value-type="float">
            <text:p>15.96000003814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68] - WEEKDAY([.B468];2) + 1" office:value-type="date" office:date-value="2025-11-10" calcext:value-type="date">
            <text:p>2025-11-10</text:p>
          </table:table-cell>
          <table:table-cell table:style-name="ce1" office:value-type="date" office:date-value="2025-11-10" calcext:value-type="date">
            <text:p>2025-11-1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69] - WEEKDAY([.B469];2) + 1" office:value-type="date" office:date-value="2025-11-10" calcext:value-type="date">
            <text:p>2025-11-10</text:p>
          </table:table-cell>
          <table:table-cell table:style-name="ce1" office:value-type="date" office:date-value="2025-11-11" calcext:value-type="date">
            <text:p>2025-11-11</text:p>
          </table:table-cell>
          <table:table-cell office:value-type="float" office:value="16.0400009155273" calcext:value-type="float">
            <text:p>16.040000915527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70] - WEEKDAY([.B470];2) + 1" office:value-type="date" office:date-value="2025-11-10" calcext:value-type="date">
            <text:p>2025-11-10</text:p>
          </table:table-cell>
          <table:table-cell table:style-name="ce1" office:value-type="date" office:date-value="2025-11-12" calcext:value-type="date">
            <text:p>2025-11-12</text:p>
          </table:table-cell>
          <table:table-cell office:value-type="float" office:value="16.0499992370605" calcext:value-type="float">
            <text:p>16.049999237060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71] - WEEKDAY([.B471];2) + 1" office:value-type="date" office:date-value="2025-11-10" calcext:value-type="date">
            <text:p>2025-11-10</text:p>
          </table:table-cell>
          <table:table-cell table:style-name="ce1" office:value-type="date" office:date-value="2025-11-13" calcext:value-type="date">
            <text:p>2025-11-13</text:p>
          </table:table-cell>
          <table:table-cell office:value-type="float" office:value="15.9700002670288" calcext:value-type="float">
            <text:p>15.970000267028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72] - WEEKDAY([.B472];2) + 1" office:value-type="date" office:date-value="2025-11-10" calcext:value-type="date">
            <text:p>2025-11-10</text:p>
          </table:table-cell>
          <table:table-cell table:style-name="ce1" office:value-type="date" office:date-value="2025-11-14" calcext:value-type="date">
            <text:p>2025-11-14</text:p>
          </table:table-cell>
          <table:table-cell office:value-type="float" office:value="15.9399995803833" calcext:value-type="float">
            <text:p>15.9399995803833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73] - WEEKDAY([.B473];2) + 1" office:value-type="date" office:date-value="2025-11-17" calcext:value-type="date">
            <text:p>2025-11-17</text:p>
          </table:table-cell>
          <table:table-cell table:style-name="ce1" office:value-type="date" office:date-value="2025-11-17" calcext:value-type="date">
            <text:p>2025-11-17</text:p>
          </table:table-cell>
          <table:table-cell office:value-type="float" office:value="15.9099998474121" calcext:value-type="float">
            <text:p>15.9099998474121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74] - WEEKDAY([.B474];2) + 1" office:value-type="date" office:date-value="2025-11-17" calcext:value-type="date">
            <text:p>2025-11-17</text:p>
          </table:table-cell>
          <table:table-cell table:style-name="ce1" office:value-type="date" office:date-value="2025-11-18" calcext:value-type="date">
            <text:p>2025-11-18</text:p>
          </table:table-cell>
          <table:table-cell office:value-type="float" office:value="15.8900003433228" calcext:value-type="float">
            <text:p>15.8900003433228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75] - WEEKDAY([.B475];2) + 1" office:value-type="date" office:date-value="2025-11-17" calcext:value-type="date">
            <text:p>2025-11-17</text:p>
          </table:table-cell>
          <table:table-cell table:style-name="ce1" office:value-type="date" office:date-value="2025-11-19" calcext:value-type="date">
            <text:p>2025-11-19</text:p>
          </table:table-cell>
          <table:table-cell office:value-type="float" office:value="15.8800001144409" calcext:value-type="float">
            <text:p>15.8800001144409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76] - WEEKDAY([.B476];2) + 1" office:value-type="date" office:date-value="2025-11-17" calcext:value-type="date">
            <text:p>2025-11-17</text:p>
          </table:table-cell>
          <table:table-cell table:style-name="ce1" office:value-type="date" office:date-value="2025-11-20" calcext:value-type="date">
            <text:p>2025-11-20</text:p>
          </table:table-cell>
          <table:table-cell office:value-type="float" office:value="15.8500003814697" calcext:value-type="float">
            <text:p>15.8500003814697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77] - WEEKDAY([.B477];2) + 1" office:value-type="date" office:date-value="2025-11-17" calcext:value-type="date">
            <text:p>2025-11-17</text:p>
          </table:table-cell>
          <table:table-cell table:style-name="ce1" office:value-type="date" office:date-value="2025-11-21" calcext:value-type="date">
            <text:p>2025-11-21</text:p>
          </table:table-cell>
          <table:table-cell office:value-type="float" office:value="15.9099998474121" calcext:value-type="float">
            <text:p>15.9099998474121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478] - WEEKDAY([.B478];2) + 1" office:value-type="date" office:date-value="2025-11-24" calcext:value-type="date">
            <text:p>2025-11-24</text:p>
          </table:table-cell>
          <table:table-cell table:style-name="ce1" office:value-type="date" office:date-value="2025-11-24" calcext:value-type="date">
            <text:p>2025-11-24</text:p>
          </table:table-cell>
          <table:table-cell office:value-type="float" office:value="15.960000038147" calcext:value-type="float">
            <text:p>15.96000003814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79] - WEEKDAY([.B479];2) + 1" office:value-type="date" office:date-value="2025-11-24" calcext:value-type="date">
            <text:p>2025-11-24</text:p>
          </table:table-cell>
          <table:table-cell table:style-name="ce1" office:value-type="date" office:date-value="2025-11-25" calcext:value-type="date">
            <text:p>2025-11-25</text:p>
          </table:table-cell>
          <table:table-cell office:value-type="float" office:value="16.0200004577637" calcext:value-type="float">
            <text:p>16.020000457763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80] - WEEKDAY([.B480];2) + 1" office:value-type="date" office:date-value="2025-11-24" calcext:value-type="date">
            <text:p>2025-11-24</text:p>
          </table:table-cell>
          <table:table-cell table:style-name="ce1" office:value-type="date" office:date-value="2025-11-26" calcext:value-type="date">
            <text:p>2025-11-26</text:p>
          </table:table-cell>
          <table:table-cell office:value-type="float" office:value="16.0599994659424" calcext:value-type="float">
            <text:p>16.0599994659424</text:p>
          </table:table-cell>
          <table:table-cell office:value-type="float" office:value="16.1" calcext:value-type="float">
            <text:p>16.1</text:p>
          </table:table-cell>
          <table:table-cell table:number-columns-repeated="2"/>
        </table:table-row>
        <table:table-row table:style-name="ro1">
          <table:table-cell table:formula="of:=[.B481] - WEEKDAY([.B481];2) + 1" office:value-type="date" office:date-value="2025-11-24" calcext:value-type="date">
            <text:p>2025-11-24</text:p>
          </table:table-cell>
          <table:table-cell table:style-name="ce1" office:value-type="date" office:date-value="2025-11-28" calcext:value-type="date">
            <text:p>2025-11-28</text:p>
          </table:table-cell>
          <table:table-cell office:value-type="float" office:value="16.0599994659424" calcext:value-type="float">
            <text:p>16.0599994659424</text:p>
          </table:table-cell>
          <table:table-cell office:value-type="float" office:value="16.1" calcext:value-type="float">
            <text:p>16.1</text:p>
          </table:table-cell>
          <table:table-cell table:number-columns-repeated="2"/>
        </table:table-row>
        <table:table-row table:style-name="ro1">
          <table:table-cell table:formula="of:=[.B482] - WEEKDAY([.B482];2) + 1" office:value-type="date" office:date-value="2025-12-01" calcext:value-type="date">
            <text:p>2025-12-01</text:p>
          </table:table-cell>
          <table:table-cell table:style-name="ce1" office:value-type="date" office:date-value="2025-12-01" calcext:value-type="date">
            <text:p>2025-12-0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83] - WEEKDAY([.B483];2) + 1" office:value-type="date" office:date-value="2025-12-01" calcext:value-type="date">
            <text:p>2025-12-01</text:p>
          </table:table-cell>
          <table:table-cell table:style-name="ce1" office:value-type="date" office:date-value="2025-12-02" calcext:value-type="date">
            <text:p>2025-12-02</text:p>
          </table:table-cell>
          <table:table-cell office:value-type="float" office:value="16.0200004577637" calcext:value-type="float">
            <text:p>16.020000457763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84] - WEEKDAY([.B484];2) + 1" office:value-type="date" office:date-value="2025-12-01" calcext:value-type="date">
            <text:p>2025-12-01</text:p>
          </table:table-cell>
          <table:table-cell table:style-name="ce1" office:value-type="date" office:date-value="2025-12-03" calcext:value-type="date">
            <text:p>2025-12-03</text:p>
          </table:table-cell>
          <table:table-cell office:value-type="float" office:value="16.0599994659424" calcext:value-type="float">
            <text:p>16.0599994659424</text:p>
          </table:table-cell>
          <table:table-cell office:value-type="float" office:value="16.1" calcext:value-type="float">
            <text:p>16.1</text:p>
          </table:table-cell>
          <table:table-cell table:number-columns-repeated="2"/>
        </table:table-row>
        <table:table-row table:style-name="ro1">
          <table:table-cell table:formula="of:=[.B485] - WEEKDAY([.B485];2) + 1" office:value-type="date" office:date-value="2025-12-01" calcext:value-type="date">
            <text:p>2025-12-01</text:p>
          </table:table-cell>
          <table:table-cell table:style-name="ce1" office:value-type="date" office:date-value="2025-12-04" calcext:value-type="date">
            <text:p>2025-12-04</text:p>
          </table:table-cell>
          <table:table-cell office:value-type="float" office:value="16.0400009155273" calcext:value-type="float">
            <text:p>16.040000915527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86] - WEEKDAY([.B486];2) + 1" office:value-type="date" office:date-value="2025-12-01" calcext:value-type="date">
            <text:p>2025-12-01</text:p>
          </table:table-cell>
          <table:table-cell table:style-name="ce1" office:value-type="date" office:date-value="2025-12-05" calcext:value-type="date">
            <text:p>2025-12-05</text:p>
          </table:table-cell>
          <table:table-cell office:value-type="float" office:value="16.0200004577637" calcext:value-type="float">
            <text:p>16.020000457763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87] - WEEKDAY([.B487];2) + 1" office:value-type="date" office:date-value="2025-12-08" calcext:value-type="date">
            <text:p>2025-12-08</text:p>
          </table:table-cell>
          <table:table-cell table:style-name="ce1" office:value-type="date" office:date-value="2025-12-08" calcext:value-type="date">
            <text:p>2025-12-0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88] - WEEKDAY([.B488];2) + 1" office:value-type="date" office:date-value="2025-12-08" calcext:value-type="date">
            <text:p>2025-12-08</text:p>
          </table:table-cell>
          <table:table-cell table:style-name="ce1" office:value-type="date" office:date-value="2025-12-09" calcext:value-type="date">
            <text:p>2025-12-09</text:p>
          </table:table-cell>
          <table:table-cell office:value-type="float" office:value="15.9899997711182" calcext:value-type="float">
            <text:p>15.989999771118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89] - WEEKDAY([.B489];2) + 1" office:value-type="date" office:date-value="2025-12-08" calcext:value-type="date">
            <text:p>2025-12-08</text:p>
          </table:table-cell>
          <table:table-cell table:style-name="ce1" office:value-type="date" office:date-value="2025-12-10" calcext:value-type="date">
            <text:p>2025-12-10</text:p>
          </table:table-cell>
          <table:table-cell office:value-type="float" office:value="16.0300006866455" calcext:value-type="float">
            <text:p>16.030000686645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90] - WEEKDAY([.B490];2) + 1" office:value-type="date" office:date-value="2025-12-08" calcext:value-type="date">
            <text:p>2025-12-08</text:p>
          </table:table-cell>
          <table:table-cell table:style-name="ce1" office:value-type="date" office:date-value="2025-12-11" calcext:value-type="date">
            <text:p>2025-12-11</text:p>
          </table:table-cell>
          <table:table-cell office:value-type="float" office:value="16.0499992370605" calcext:value-type="float">
            <text:p>16.049999237060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91] - WEEKDAY([.B491];2) + 1" office:value-type="date" office:date-value="2025-12-08" calcext:value-type="date">
            <text:p>2025-12-08</text:p>
          </table:table-cell>
          <table:table-cell table:style-name="ce1" office:value-type="date" office:date-value="2025-12-12" calcext:value-type="date">
            <text:p>2025-12-12</text:p>
          </table:table-cell>
          <table:table-cell office:value-type="float" office:value="15.9899997711182" calcext:value-type="float">
            <text:p>15.989999771118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92] - WEEKDAY([.B492];2) + 1" office:value-type="date" office:date-value="2025-12-15" calcext:value-type="date">
            <text:p>2025-12-15</text:p>
          </table:table-cell>
          <table:table-cell table:style-name="ce1" office:value-type="date" office:date-value="2025-12-15" calcext:value-type="date">
            <text:p>2025-12-15</text:p>
          </table:table-cell>
          <table:table-cell office:value-type="float" office:value="16.0100002288818" calcext:value-type="float">
            <text:p>16.01000022888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93] - WEEKDAY([.B493];2) + 1" office:value-type="date" office:date-value="2025-12-15" calcext:value-type="date">
            <text:p>2025-12-15</text:p>
          </table:table-cell>
          <table:table-cell table:style-name="ce1" office:value-type="date" office:date-value="2025-12-16" calcext:value-type="date">
            <text:p>2025-12-16</text:p>
          </table:table-cell>
          <table:table-cell office:value-type="float" office:value="16.0100002288818" calcext:value-type="float">
            <text:p>16.01000022888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94] - WEEKDAY([.B494];2) + 1" office:value-type="date" office:date-value="2025-12-15" calcext:value-type="date">
            <text:p>2025-12-15</text:p>
          </table:table-cell>
          <table:table-cell table:style-name="ce1" office:value-type="date" office:date-value="2025-12-17" calcext:value-type="date">
            <text:p>2025-12-17</text:p>
          </table:table-cell>
          <table:table-cell office:value-type="float" office:value="15.9799995422363" calcext:value-type="float">
            <text:p>15.979999542236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95] - WEEKDAY([.B495];2) + 1" office:value-type="date" office:date-value="2025-12-15" calcext:value-type="date">
            <text:p>2025-12-15</text:p>
          </table:table-cell>
          <table:table-cell table:style-name="ce1" office:value-type="date" office:date-value="2025-12-18" calcext:value-type="date">
            <text:p>2025-12-18</text:p>
          </table:table-cell>
          <table:table-cell office:value-type="float" office:value="16.0200004577637" calcext:value-type="float">
            <text:p>16.020000457763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96] - WEEKDAY([.B496];2) + 1" office:value-type="date" office:date-value="2025-12-15" calcext:value-type="date">
            <text:p>2025-12-15</text:p>
          </table:table-cell>
          <table:table-cell table:style-name="ce1" office:value-type="date" office:date-value="2025-12-19" calcext:value-type="date">
            <text:p>2025-12-19</text:p>
          </table:table-cell>
          <table:table-cell office:value-type="float" office:value="16.0300006866455" calcext:value-type="float">
            <text:p>16.030000686645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97] - WEEKDAY([.B497];2) + 1" office:value-type="date" office:date-value="2025-12-22" calcext:value-type="date">
            <text:p>2025-12-22</text:p>
          </table:table-cell>
          <table:table-cell table:style-name="ce1" office:value-type="date" office:date-value="2025-12-22" calcext:value-type="date">
            <text:p>2025-12-22</text:p>
          </table:table-cell>
          <table:table-cell office:value-type="float" office:value="16.0499992370605" calcext:value-type="float">
            <text:p>16.049999237060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B498] - WEEKDAY([.B498];2) + 1" office:value-type="date" office:date-value="2025-12-22" calcext:value-type="date">
            <text:p>2025-12-22</text:p>
          </table:table-cell>
          <table:table-cell table:style-name="ce1" office:value-type="date" office:date-value="2025-12-23" calcext:value-type="date">
            <text:p>2025-12-23</text:p>
          </table:table-cell>
          <table:table-cell office:value-type="float" office:value="15.7700004577637" calcext:value-type="float">
            <text:p>15.7700004577637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499] - WEEKDAY([.B499];2) + 1" office:value-type="date" office:date-value="2025-12-22" calcext:value-type="date">
            <text:p>2025-12-22</text:p>
          </table:table-cell>
          <table:table-cell table:style-name="ce1" office:value-type="date" office:date-value="2025-12-24" calcext:value-type="date">
            <text:p>2025-12-24</text:p>
          </table:table-cell>
          <table:table-cell office:value-type="float" office:value="15.8000001907349" calcext:value-type="float">
            <text:p>15.8000001907349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500] - WEEKDAY([.B500];2) + 1" office:value-type="date" office:date-value="2025-12-22" calcext:value-type="date">
            <text:p>2025-12-22</text:p>
          </table:table-cell>
          <table:table-cell table:style-name="ce1" office:value-type="date" office:date-value="2025-12-26" calcext:value-type="date">
            <text:p>2025-12-26</text:p>
          </table:table-cell>
          <table:table-cell office:value-type="float" office:value="15.8000001907349" calcext:value-type="float">
            <text:p>15.8000001907349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501] - WEEKDAY([.B501];2) + 1" office:value-type="date" office:date-value="2025-12-29" calcext:value-type="date">
            <text:p>2025-12-29</text:p>
          </table:table-cell>
          <table:table-cell table:style-name="ce1" office:value-type="date" office:date-value="2025-12-29" calcext:value-type="date">
            <text:p>2025-12-29</text:p>
          </table:table-cell>
          <table:table-cell office:value-type="float" office:value="15.8100004196167" calcext:value-type="float">
            <text:p>15.8100004196167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502] - WEEKDAY([.B502];2) + 1" office:value-type="date" office:date-value="2025-12-29" calcext:value-type="date">
            <text:p>2025-12-29</text:p>
          </table:table-cell>
          <table:table-cell table:style-name="ce1" office:value-type="date" office:date-value="2025-12-30" calcext:value-type="date">
            <text:p>2025-12-30</text:p>
          </table:table-cell>
          <table:table-cell office:value-type="float" office:value="15.8100004196167" calcext:value-type="float">
            <text:p>15.8100004196167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503] - WEEKDAY([.B503];2) + 1" office:value-type="date" office:date-value="2025-12-29" calcext:value-type="date">
            <text:p>2025-12-29</text:p>
          </table:table-cell>
          <table:table-cell table:style-name="ce1" office:value-type="date" office:date-value="2025-12-31" calcext:value-type="date">
            <text:p>2025-12-31</text:p>
          </table:table-cell>
          <table:table-cell office:value-type="float" office:value="15.7700004577637" calcext:value-type="float">
            <text:p>15.7700004577637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504] - WEEKDAY([.B504];2) + 1" office:value-type="date" office:date-value="2025-12-29" calcext:value-type="date">
            <text:p>2025-12-29</text:p>
          </table:table-cell>
          <table:table-cell table:style-name="ce1" office:value-type="date" office:date-value="2026-01-02" calcext:value-type="date">
            <text:p>2026-01-02</text:p>
          </table:table-cell>
          <table:table-cell office:value-type="float" office:value="15.7700004577637" calcext:value-type="float">
            <text:p>15.7700004577637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505] - WEEKDAY([.B505];2) + 1" office:value-type="date" office:date-value="2026-01-05" calcext:value-type="date">
            <text:p>2026-01-05</text:p>
          </table:table-cell>
          <table:table-cell table:style-name="ce1" office:value-type="date" office:date-value="2026-01-05" calcext:value-type="date">
            <text:p>2026-01-05</text:p>
          </table:table-cell>
          <table:table-cell office:value-type="float" office:value="15.8299999237061" calcext:value-type="float">
            <text:p>15.8299999237061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506] - WEEKDAY([.B506];2) + 1" office:value-type="date" office:date-value="2026-01-05" calcext:value-type="date">
            <text:p>2026-01-05</text:p>
          </table:table-cell>
          <table:table-cell table:style-name="ce1" office:value-type="date" office:date-value="2026-01-06" calcext:value-type="date">
            <text:p>2026-01-06</text:p>
          </table:table-cell>
          <table:table-cell office:value-type="float" office:value="15.8599996566772" calcext:value-type="float">
            <text:p>15.8599996566772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507] - WEEKDAY([.B507];2) + 1" office:value-type="date" office:date-value="2026-01-05" calcext:value-type="date">
            <text:p>2026-01-05</text:p>
          </table:table-cell>
          <table:table-cell table:style-name="ce1" office:value-type="date" office:date-value="2026-01-07" calcext:value-type="date">
            <text:p>2026-01-07</text:p>
          </table:table-cell>
          <table:table-cell office:value-type="float" office:value="15.8599996566772" calcext:value-type="float">
            <text:p>15.8599996566772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table:formula="of:=[.B508] - WEEKDAY([.B508];2) + 1" office:value-type="date" office:date-value="2026-01-05" calcext:value-type="date">
            <text:p>2026-01-05</text:p>
          </table:table-cell>
          <table:table-cell table:style-name="ce1" office:value-type="date" office:date-value="2026-01-08" calcext:value-type="date">
            <text:p>2026-01-08</text:p>
          </table:table-cell>
          <table:table-cell office:value-type="float" office:value="15.8400001525879" calcext:value-type="float">
            <text:p>15.8400001525879</text:p>
          </table:table-cell>
          <table:table-cell office:value-type="float" office:value="15.8" calcext:value-type="float">
            <text:p>15.8</text:p>
          </table:table-cell>
          <table:table-cell table:number-columns-repeated="2"/>
        </table:table-row>
        <table:table-row table:style-name="ro1">
          <table:table-cell table:formula="of:=[.B509] - WEEKDAY([.B509];2) + 1" office:value-type="date" office:date-value="2026-01-05" calcext:value-type="date">
            <text:p>2026-01-05</text:p>
          </table:table-cell>
          <table:table-cell table:style-name="ce1" office:value-type="date" office:date-value="2026-01-09" calcext:value-type="date">
            <text:p>2026-01-09</text:p>
          </table:table-cell>
          <table:table-cell office:value-type="float" office:value="15.8900003433228" calcext:value-type="float">
            <text:p>15.8900003433228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 table:number-rows-repeated="10480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edian" table:style-name="ta1">
        <table:shapes>
          <draw:frame draw:z-index="0" draw:style-name="gr1" draw:text-style-name="P1" svg:width="6.2988in" svg:height="3.5429in" svg:x="2.7063in" svg:y="0.0394in">
            <draw:object draw:notify-on-update-of-ranges="Median.A2:Median.A107 Median.B1:Median.B1 Median.B2:Median.B107 Median.C1:Median.C1 Median.C2:Median.C10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4"/>
        <table:table-column table:style-name="co2" table:default-cell-style-name="ce9"/>
        <table:table-column table:style-name="co2" table:default-cell-style-name="Default"/>
        <table:table-row table:style-name="ro1">
          <table:table-cell table:style-name="ce2" office:value-type="string" calcext:value-type="string">
            <text:p>Week </text:p>
          </table:table-cell>
          <table:table-cell table:style-name="ce7" office:value-type="string" calcext:value-type="string">
            <text:p>Median - clos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table:style-name="ce3" office:value-type="date" office:date-value="2024-01-01" calcext:value-type="date">
            <text:p>2024-01-01</text:p>
          </table:table-cell>
          <table:table-cell table:style-name="ce8" office:value-type="float" office:value="15.0450000762939" calcext:value-type="float">
            <text:p>15.0450000762939</text:p>
          </table:table-cell>
          <table:table-cell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float" office:value="15.0699996948242" calcext:value-type="float">
            <text:p>15.0699996948242</text:p>
          </table:table-cell>
          <table:table-cell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float" office:value="14.9850001335144" calcext:value-type="float">
            <text:p>14.9850001335144</text:p>
          </table:table-cell>
          <table:table-cell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float" office:value="15.0299997329712" calcext:value-type="float">
            <text:p>15.0299997329712</text:p>
          </table:table-cell>
          <table:table-cell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float" office:value="15.1300001144409" calcext:value-type="float">
            <text:p>15.1300001144409</text:p>
          </table:table-cell>
          <table:table-cell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float" office:value="15.0799999237061" calcext:value-type="float">
            <text:p>15.0799999237061</text:p>
          </table:table-cell>
          <table:table-cell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float" office:value="15.039999961853" calcext:value-type="float">
            <text:p>15.039999961853</text:p>
          </table:table-cell>
          <table:table-cell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float" office:value="15.0700001716614" calcext:value-type="float">
            <text:p>15.0700001716614</text:p>
          </table:table-cell>
          <table:table-cell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float" office:value="15.1000003814697" calcext:value-type="float">
            <text:p>15.1000003814697</text:p>
          </table:table-cell>
          <table:table-cell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float" office:value="15.25" calcext:value-type="float">
            <text:p>15.25</text:p>
          </table:table-cell>
          <table:table-cell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float" office:value="15.2600002288818" calcext:value-type="float">
            <text:p>15.2600002288818</text:p>
          </table:table-cell>
          <table:table-cell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float" office:value="15.25" calcext:value-type="float">
            <text:p>15.25</text:p>
          </table:table-cell>
          <table:table-cell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float" office:value="15.2550001144409" calcext:value-type="float">
            <text:p>15.2550001144409</text:p>
          </table:table-cell>
          <table:table-cell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5.1400003433228" calcext:value-type="float">
            <text:p>15.1400003433228</text:p>
          </table:table-cell>
          <table:table-cell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5.0100002288818" calcext:value-type="float">
            <text:p>15.0100002288818</text:p>
          </table:table-cell>
          <table:table-cell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4.8599996566772" calcext:value-type="float">
            <text:p>14.8599996566772</text:p>
          </table:table-cell>
          <table:table-cell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4.9099998474121" calcext:value-type="float">
            <text:p>14.9099998474121</text:p>
          </table:table-cell>
          <table:table-cell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4.960000038147" calcext:value-type="float">
            <text:p>14.960000038147</text:p>
          </table:table-cell>
          <table:table-cell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float" office:value="15.1199998855591" calcext:value-type="float">
            <text:p>15.1199998855591</text:p>
          </table:table-cell>
          <table:table-cell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float" office:value="15.2299995422363" calcext:value-type="float">
            <text:p>15.2299995422363</text:p>
          </table:table-cell>
          <table:table-cell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float" office:value="15.1999998092651" calcext:value-type="float">
            <text:p>15.1999998092651</text:p>
          </table:table-cell>
          <table:table-cell/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float" office:value="15.1200003623962" calcext:value-type="float">
            <text:p>15.1200003623962</text:p>
          </table:table-cell>
          <table:table-cell/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float" office:value="15.2600002288818" calcext:value-type="float">
            <text:p>15.2600002288818</text:p>
          </table:table-cell>
          <table:table-cell/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float" office:value="15.3100004196167" calcext:value-type="float">
            <text:p>15.3100004196167</text:p>
          </table:table-cell>
          <table:table-cell/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float" office:value="15.3699998855591" calcext:value-type="float">
            <text:p>15.3699998855591</text:p>
          </table:table-cell>
          <table:table-cell/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float" office:value="15.3500003814697" calcext:value-type="float">
            <text:p>15.3500003814697</text:p>
          </table:table-cell>
          <table:table-cell/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float" office:value="15.1999998092651" calcext:value-type="float">
            <text:p>15.1999998092651</text:p>
          </table:table-cell>
          <table:table-cell/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float" office:value="15.3400001525879" calcext:value-type="float">
            <text:p>15.3400001525879</text:p>
          </table:table-cell>
          <table:table-cell/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float" office:value="15.4200000762939" calcext:value-type="float">
            <text:p>15.4200000762939</text:p>
          </table:table-cell>
          <table:table-cell/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float" office:value="15.3699998855591" calcext:value-type="float">
            <text:p>15.3699998855591</text:p>
          </table:table-cell>
          <table:table-cell/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float" office:value="15.4300003051758" calcext:value-type="float">
            <text:p>15.4300003051758</text:p>
          </table:table-cell>
          <table:table-cell/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float" office:value="15.6199998855591" calcext:value-type="float">
            <text:p>15.6199998855591</text:p>
          </table:table-cell>
          <table:table-cell/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float" office:value="15.7299995422363" calcext:value-type="float">
            <text:p>15.7299995422363</text:p>
          </table:table-cell>
          <table:table-cell/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float" office:value="15.7399997711182" calcext:value-type="float">
            <text:p>15.7399997711182</text:p>
          </table:table-cell>
          <table:table-cell/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float" office:value="15.75" calcext:value-type="float">
            <text:p>15.75</text:p>
          </table:table-cell>
          <table:table-cell/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float" office:value="15.8500003814697" calcext:value-type="float">
            <text:p>15.8500003814697</text:p>
          </table:table-cell>
          <table:table-cell/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float" office:value="15.9300003051758" calcext:value-type="float">
            <text:p>15.9300003051758</text:p>
          </table:table-cell>
          <table:table-cell/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float" office:value="15.9399995803833" calcext:value-type="float">
            <text:p>15.9399995803833</text:p>
          </table:table-cell>
          <table:table-cell/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float" office:value="15.8500003814697" calcext:value-type="float">
            <text:p>15.8500003814697</text:p>
          </table:table-cell>
          <table:table-cell/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float" office:value="15.6899995803833" calcext:value-type="float">
            <text:p>15.6899995803833</text:p>
          </table:table-cell>
          <table:table-cell/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float" office:value="15.7299995422363" calcext:value-type="float">
            <text:p>15.7299995422363</text:p>
          </table:table-cell>
          <table:table-cell/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float" office:value="15.6300001144409" calcext:value-type="float">
            <text:p>15.6300001144409</text:p>
          </table:table-cell>
          <table:table-cell/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float" office:value="15.5799999237061" calcext:value-type="float">
            <text:p>15.5799999237061</text:p>
          </table:table-cell>
          <table:table-cell/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float" office:value="15.6000003814697" calcext:value-type="float">
            <text:p>15.6000003814697</text:p>
          </table:table-cell>
          <table:table-cell/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float" office:value="15.5699996948242" calcext:value-type="float">
            <text:p>15.5699996948242</text:p>
          </table:table-cell>
          <table:table-cell/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float" office:value="15.5799999237061" calcext:value-type="float">
            <text:p>15.5799999237061</text:p>
          </table:table-cell>
          <table:table-cell/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float" office:value="15.7199997901917" calcext:value-type="float">
            <text:p>15.7199997901917</text:p>
          </table:table-cell>
          <table:table-cell/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float" office:value="15.8500003814697" calcext:value-type="float">
            <text:p>15.8500003814697</text:p>
          </table:table-cell>
          <table:table-cell/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float" office:value="15.8199996948242" calcext:value-type="float">
            <text:p>15.8199996948242</text:p>
          </table:table-cell>
          <table:table-cell/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float" office:value="15.5600004196167" calcext:value-type="float">
            <text:p>15.5600004196167</text:p>
          </table:table-cell>
          <table:table-cell/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float" office:value="15.5650000572205" calcext:value-type="float">
            <text:p>15.5650000572205</text:p>
          </table:table-cell>
          <table:table-cell/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float" office:value="15.0349998474121" calcext:value-type="float">
            <text:p>15.0349998474121</text:p>
          </table:table-cell>
          <table:table-cell/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float" office:value="14.9899997711182" calcext:value-type="float">
            <text:p>14.9899997711182</text:p>
          </table:table-cell>
          <table:table-cell/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float" office:value="15.0200004577637" calcext:value-type="float">
            <text:p>15.0200004577637</text:p>
          </table:table-cell>
          <table:table-cell/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float" office:value="15.1350002288818" calcext:value-type="float">
            <text:p>15.1350002288818</text:p>
          </table:table-cell>
          <table:table-cell/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float" office:value="15.1800003051758" calcext:value-type="float">
            <text:p>15.1800003051758</text:p>
          </table:table-cell>
          <table:table-cell/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float" office:value="15.2399997711182" calcext:value-type="float">
            <text:p>15.2399997711182</text:p>
          </table:table-cell>
          <table:table-cell/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float" office:value="15.2600002288818" calcext:value-type="float">
            <text:p>15.2600002288818</text:p>
          </table:table-cell>
          <table:table-cell/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float" office:value="15.2750000953674" calcext:value-type="float">
            <text:p>15.2750000953674</text:p>
          </table:table-cell>
          <table:table-cell/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float" office:value="15.3400001525879" calcext:value-type="float">
            <text:p>15.3400001525879</text:p>
          </table:table-cell>
          <table:table-cell/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float" office:value="15.289999961853" calcext:value-type="float">
            <text:p>15.289999961853</text:p>
          </table:table-cell>
          <table:table-cell/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float" office:value="15.1599998474121" calcext:value-type="float">
            <text:p>15.1599998474121</text:p>
          </table:table-cell>
          <table:table-cell/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float" office:value="15.2600002288818" calcext:value-type="float">
            <text:p>15.2600002288818</text:p>
          </table:table-cell>
          <table:table-cell/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float" office:value="15.2200002670288" calcext:value-type="float">
            <text:p>15.2200002670288</text:p>
          </table:table-cell>
          <table:table-cell/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float" office:value="15.1400003433228" calcext:value-type="float">
            <text:p>15.1400003433228</text:p>
          </table:table-cell>
          <table:table-cell/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float" office:value="14.8500003814697" calcext:value-type="float">
            <text:p>14.8500003814697</text:p>
          </table:table-cell>
          <table:table-cell/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float" office:value="14.9899997711182" calcext:value-type="float">
            <text:p>14.9899997711182</text:p>
          </table:table-cell>
          <table:table-cell/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float" office:value="15.039999961853" calcext:value-type="float">
            <text:p>15.039999961853</text:p>
          </table:table-cell>
          <table:table-cell/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float" office:value="15.2399997711182" calcext:value-type="float">
            <text:p>15.2399997711182</text:p>
          </table:table-cell>
          <table:table-cell/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float" office:value="15.210000038147" calcext:value-type="float">
            <text:p>15.210000038147</text:p>
          </table:table-cell>
          <table:table-cell/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float" office:value="15.25" calcext:value-type="float">
            <text:p>15.25</text:p>
          </table:table-cell>
          <table:table-cell/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float" office:value="15.2299995422363" calcext:value-type="float">
            <text:p>15.2299995422363</text:p>
          </table:table-cell>
          <table:table-cell/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float" office:value="15.3450002670288" calcext:value-type="float">
            <text:p>15.3450002670288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float" office:value="15.3699998855591" calcext:value-type="float">
            <text:p>15.3699998855591</text:p>
          </table:table-cell>
          <table:table-cell/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float" office:value="15.4399995803833" calcext:value-type="float">
            <text:p>15.4399995803833</text:p>
          </table:table-cell>
          <table:table-cell/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float" office:value="15.4399995803833" calcext:value-type="float">
            <text:p>15.4399995803833</text:p>
          </table:table-cell>
          <table:table-cell/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float" office:value="15.5500001907349" calcext:value-type="float">
            <text:p>15.5500001907349</text:p>
          </table:table-cell>
          <table:table-cell/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float" office:value="15.5299997329712" calcext:value-type="float">
            <text:p>15.5299997329712</text:p>
          </table:table-cell>
          <table:table-cell/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float" office:value="15.4700002670288" calcext:value-type="float">
            <text:p>15.4700002670288</text:p>
          </table:table-cell>
          <table:table-cell/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float" office:value="15.460000038147" calcext:value-type="float">
            <text:p>15.460000038147</text:p>
          </table:table-cell>
          <table:table-cell/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float" office:value="15.5600004196167" calcext:value-type="float">
            <text:p>15.5600004196167</text:p>
          </table:table-cell>
          <table:table-cell/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float" office:value="15.5600004196167" calcext:value-type="float">
            <text:p>15.5600004196167</text:p>
          </table:table-cell>
          <table:table-cell/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float" office:value="15.6499996185303" calcext:value-type="float">
            <text:p>15.6499996185303</text:p>
          </table:table-cell>
          <table:table-cell/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float" office:value="15.6800003051758" calcext:value-type="float">
            <text:p>15.6800003051758</text:p>
          </table:table-cell>
          <table:table-cell/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float" office:value="15.6800003051758" calcext:value-type="float">
            <text:p>15.6800003051758</text:p>
          </table:table-cell>
          <table:table-cell/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float" office:value="15.7399997711182" calcext:value-type="float">
            <text:p>15.7399997711182</text:p>
          </table:table-cell>
          <table:table-cell/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float" office:value="15.7649998664856" calcext:value-type="float">
            <text:p>15.7649998664856</text:p>
          </table:table-cell>
          <table:table-cell/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float" office:value="15.9200000762939" calcext:value-type="float">
            <text:p>15.9200000762939</text:p>
          </table:table-cell>
          <table:table-cell/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float" office:value="15.9700002670288" calcext:value-type="float">
            <text:p>15.9700002670288</text:p>
          </table:table-cell>
          <table:table-cell/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float" office:value="15.9399995803833" calcext:value-type="float">
            <text:p>15.9399995803833</text:p>
          </table:table-cell>
          <table:table-cell/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float" office:value="15.8900003433228" calcext:value-type="float">
            <text:p>15.8900003433228</text:p>
          </table:table-cell>
          <table:table-cell/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float" office:value="15.8999996185303" calcext:value-type="float">
            <text:p>15.8999996185303</text:p>
          </table:table-cell>
          <table:table-cell/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float" office:value="15.960000038147" calcext:value-type="float">
            <text:p>15.960000038147</text:p>
          </table:table-cell>
          <table:table-cell/>
        </table:table-row>
        <table:table-row table:style-name="ro1">
          <table:table-cell table:style-name="ce5" office:value-type="date" office:date-value="2025-10-20" calcext:value-type="date">
            <text:p>2025-10-20</text:p>
          </table:table-cell>
          <table:table-cell table:style-name="ce10" office:value-type="float" office:value="16.0300006866455" calcext:value-type="float">
            <text:p>16.0300006866455</text:p>
          </table:table-cell>
          <table:table-cell table:formula="of:=COM.MICROSOFT.FORECAST.ETS([.A95];[.B$2:.B$95];[.A$2:.A$95];1;1;1)" office:value-type="float" office:value="15.960000038147" calcext:value-type="float">
            <text:p>15.960000038147</text:p>
          </table:table-cell>
        </table:table-row>
        <table:table-row table:style-name="ro1">
          <table:table-cell table:style-name="ce5" office:value-type="date" office:date-value="2025-10-27" calcext:value-type="date">
            <text:p>2025-10-27</text:p>
          </table:table-cell>
          <table:table-cell table:style-name="ce10" office:value-type="float" office:value="16.0499992370605" calcext:value-type="float">
            <text:p>16.0499992370605</text:p>
          </table:table-cell>
          <table:table-cell table:formula="of:=COM.MICROSOFT.FORECAST.ETS([.A96];[.B$2:.B$95];[.A$2:.A$95];1;1;1)" office:value-type="float" office:value="15.9013115331993" calcext:value-type="float">
            <text:p>15.9013115331993</text:p>
          </table:table-cell>
        </table:table-row>
        <table:table-row table:style-name="ro1">
          <table:table-cell table:style-name="ce5" office:value-type="date" office:date-value="2025-11-03" calcext:value-type="date">
            <text:p>2025-11-03</text:p>
          </table:table-cell>
          <table:table-cell table:style-name="ce10" office:value-type="float" office:value="15.960000038147" calcext:value-type="float">
            <text:p>15.960000038147</text:p>
          </table:table-cell>
          <table:table-cell table:formula="of:=COM.MICROSOFT.FORECAST.ETS([.A97];[.B$2:.B$95];[.A$2:.A$95];1;1;1)" office:value-type="float" office:value="16.0257353253434" calcext:value-type="float">
            <text:p>16.0257353253434</text:p>
          </table:table-cell>
        </table:table-row>
        <table:table-row table:style-name="ro1">
          <table:table-cell table:style-name="ce5" office:value-type="date" office:date-value="2025-11-10" calcext:value-type="date">
            <text:p>2025-11-10</text:p>
          </table:table-cell>
          <table:table-cell table:style-name="ce10" office:value-type="float" office:value="16" calcext:value-type="float">
            <text:p>16</text:p>
          </table:table-cell>
          <table:table-cell table:formula="of:=COM.MICROSOFT.FORECAST.ETS([.A98];[.B$2:.B$95];[.A$2:.A$95];1;1;1)" office:value-type="float" office:value="16.0428402978669" calcext:value-type="float">
            <text:p>16.0428402978669</text:p>
          </table:table-cell>
        </table:table-row>
        <table:table-row table:style-name="ro1">
          <table:table-cell table:style-name="ce5" office:value-type="date" office:date-value="2025-11-17" calcext:value-type="date">
            <text:p>2025-11-17</text:p>
          </table:table-cell>
          <table:table-cell table:style-name="ce10" office:value-type="float" office:value="15.8900003433228" calcext:value-type="float">
            <text:p>15.8900003433228</text:p>
          </table:table-cell>
          <table:table-cell table:formula="of:=COM.MICROSOFT.FORECAST.ETS([.A99];[.B$2:.B$95];[.A$2:.A$95];1;1;1)" office:value-type="float" office:value="16.1214519242797" calcext:value-type="float">
            <text:p>16.1214519242797</text:p>
          </table:table-cell>
        </table:table-row>
        <table:table-row table:style-name="ro1">
          <table:table-cell table:style-name="ce5" office:value-type="date" office:date-value="2025-11-24" calcext:value-type="date">
            <text:p>2025-11-24</text:p>
          </table:table-cell>
          <table:table-cell table:style-name="ce10" office:value-type="float" office:value="16.039999961853" calcext:value-type="float">
            <text:p>16.039999961853</text:p>
          </table:table-cell>
          <table:table-cell table:formula="of:=COM.MICROSOFT.FORECAST.ETS([.A100];[.B$2:.B$95];[.A$2:.A$95];1;1;1)" office:value-type="float" office:value="16.041437204734" calcext:value-type="float">
            <text:p>16.041437204734</text:p>
          </table:table-cell>
        </table:table-row>
        <table:table-row table:style-name="ro1">
          <table:table-cell table:style-name="ce5" office:value-type="date" office:date-value="2025-12-01" calcext:value-type="date">
            <text:p>2025-12-01</text:p>
          </table:table-cell>
          <table:table-cell table:style-name="ce10" office:value-type="float" office:value="16.0200004577637" calcext:value-type="float">
            <text:p>16.0200004577637</text:p>
          </table:table-cell>
          <table:table-cell table:formula="of:=COM.MICROSOFT.FORECAST.ETS([.A101];[.B$2:.B$95];[.A$2:.A$95];1;1;1)" office:value-type="float" office:value="15.9761361146493" calcext:value-type="float">
            <text:p>15.9761361146493</text:p>
          </table:table-cell>
        </table:table-row>
        <table:table-row table:style-name="ro1">
          <table:table-cell table:style-name="ce5" office:value-type="date" office:date-value="2025-12-08" calcext:value-type="date">
            <text:p>2025-12-08</text:p>
          </table:table-cell>
          <table:table-cell table:style-name="ce10" office:value-type="float" office:value="16" calcext:value-type="float">
            <text:p>16</text:p>
          </table:table-cell>
          <table:table-cell table:formula="of:=COM.MICROSOFT.FORECAST.ETS([.A102];[.B$2:.B$95];[.A$2:.A$95];1;1;1)" office:value-type="float" office:value="15.9542321054535" calcext:value-type="float">
            <text:p>15.9542321054535</text:p>
          </table:table-cell>
        </table:table-row>
        <table:table-row table:style-name="ro1">
          <table:table-cell table:style-name="ce5" office:value-type="date" office:date-value="2025-12-15" calcext:value-type="date">
            <text:p>2025-12-15</text:p>
          </table:table-cell>
          <table:table-cell table:style-name="ce10" office:value-type="float" office:value="16.0100002288818" calcext:value-type="float">
            <text:p>16.0100002288818</text:p>
          </table:table-cell>
          <table:table-cell table:formula="of:=COM.MICROSOFT.FORECAST.ETS([.A103];[.B$2:.B$95];[.A$2:.A$95];1;1;1)" office:value-type="float" office:value="15.9520234688296" calcext:value-type="float">
            <text:p>15.9520234688296</text:p>
          </table:table-cell>
        </table:table-row>
        <table:table-row table:style-name="ro1">
          <table:table-cell table:style-name="ce5" office:value-type="date" office:date-value="2025-12-22" calcext:value-type="date">
            <text:p>2025-12-22</text:p>
          </table:table-cell>
          <table:table-cell table:style-name="ce10" office:value-type="float" office:value="15.8000001907349" calcext:value-type="float">
            <text:p>15.8000001907349</text:p>
          </table:table-cell>
          <table:table-cell table:formula="of:=COM.MICROSOFT.FORECAST.ETS([.A104];[.B$2:.B$95];[.A$2:.A$95];1;1;1)" office:value-type="float" office:value="16.0228907963053" calcext:value-type="float">
            <text:p>16.0228907963053</text:p>
          </table:table-cell>
        </table:table-row>
        <table:table-row table:style-name="ro1">
          <table:table-cell table:style-name="ce5" office:value-type="date" office:date-value="2025-12-29" calcext:value-type="date">
            <text:p>2025-12-29</text:p>
          </table:table-cell>
          <table:table-cell table:style-name="ce10" office:value-type="float" office:value="15.7900004386902" calcext:value-type="float">
            <text:p>15.7900004386902</text:p>
          </table:table-cell>
          <table:table-cell table:formula="of:=COM.MICROSOFT.FORECAST.ETS([.A105];[.B$2:.B$95];[.A$2:.A$95];1;1;1)" office:value-type="float" office:value="16.0549432815278" calcext:value-type="float">
            <text:p>16.0549432815278</text:p>
          </table:table-cell>
        </table:table-row>
        <table:table-row table:style-name="ro1">
          <table:table-cell table:style-name="ce6" office:value-type="date" office:date-value="2026-01-05" calcext:value-type="date">
            <text:p>2026-01-05</text:p>
          </table:table-cell>
          <table:table-cell table:style-name="ce11" office:value-type="float" office:value="15.8599996566772" calcext:value-type="float">
            <text:p>15.8599996566772</text:p>
          </table:table-cell>
          <table:table-cell table:formula="of:=COM.MICROSOFT.FORECAST.ETS([.A106];[.B$2:.B$95];[.A$2:.A$95];1;1;1)" office:value-type="float" office:value="16.0148987169986" calcext:value-type="float">
            <text:p>16.0148987169986</text:p>
          </table:table-cell>
        </table:table-row>
      </table:table>
      <table:table table:name="Average" table:style-name="ta1">
        <table:shapes>
          <draw:frame draw:z-index="0" draw:style-name="gr1" draw:text-style-name="P1" svg:width="6.5382in" svg:height="4.3445in" svg:x="5.0118in" svg:y="0.9445in">
            <draw:object draw:notify-on-update-of-ranges="Average.A1:Average.A1 Average.A2:Average.A107 Average.B1:Average.B1 Average.B2:Average.B107 Average.C1:Average.C1 Average.C2:Average.C107 Average.D1:Average.D1 Average.D2:Average.D107 Average.E1:Average.E1 Average.E2:Average.E107 Average.F1:Average.F1 Average.F2:Average.F1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25"/>
        <table:table-column table:style-name="co2" table:number-columns-repeated="2" table:default-cell-style-name="ce25"/>
        <table:table-column table:style-name="co2" table:number-columns-repeated="4" table:default-cell-style-name="Default"/>
        <table:table-row table:style-name="ro1">
          <table:table-cell table:style-name="ce2" office:value-type="string" calcext:value-type="string">
            <text:p>Week </text:p>
          </table:table-cell>
          <table:table-cell table:style-name="ce23" office:value-type="string" calcext:value-type="string">
            <text:p>Average - close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style-name="ce3" office:value-type="date" office:date-value="2024-01-01" calcext:value-type="date">
            <text:p>2024-01-01</text:p>
          </table:table-cell>
          <table:table-cell table:style-name="ce8" office:value-type="float" office:value="15.0425000190735" calcext:value-type="float">
            <text:p>15.0425000190735</text:p>
          </table:table-cell>
          <table:table-cell table:number-columns-repeated="4"/>
          <table:table-cell table:style-name="ce26" office:value-type="string" calcext:value-type="string">
            <text:p>Alpha </text:p>
          </table:table-cell>
          <table:table-cell/>
        </table:table-row>
        <table:table-row table:style-name="ro1">
          <table:table-cell table:style-name="ce4" office:value-type="date" office:date-value="2024-01-08" calcext:value-type="date">
            <text:p>2024-01-08</text:p>
          </table:table-cell>
          <table:table-cell table:style-name="ce9" office:value-type="float" office:value="15.0679998397827" calcext:value-type="float">
            <text:p>15.0679998397827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1-15" calcext:value-type="date">
            <text:p>2024-01-15</text:p>
          </table:table-cell>
          <table:table-cell table:style-name="ce9" office:value-type="float" office:value="14.9875001907349" calcext:value-type="float">
            <text:p>14.9875001907349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1-22" calcext:value-type="date">
            <text:p>2024-01-22</text:p>
          </table:table-cell>
          <table:table-cell table:style-name="ce9" office:value-type="float" office:value="15.0239999771118" calcext:value-type="float">
            <text:p>15.0239999771118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1-29" calcext:value-type="date">
            <text:p>2024-01-29</text:p>
          </table:table-cell>
          <table:table-cell table:style-name="ce9" office:value-type="float" office:value="15.1440000534058" calcext:value-type="float">
            <text:p>15.1440000534058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2-05" calcext:value-type="date">
            <text:p>2024-02-05</text:p>
          </table:table-cell>
          <table:table-cell table:style-name="ce9" office:value-type="float" office:value="15.0819999694824" calcext:value-type="float">
            <text:p>15.0819999694824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2-12" calcext:value-type="date">
            <text:p>2024-02-12</text:p>
          </table:table-cell>
          <table:table-cell table:style-name="ce9" office:value-type="float" office:value="15.0420000076294" calcext:value-type="float">
            <text:p>15.0420000076294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2-19" calcext:value-type="date">
            <text:p>2024-02-19</text:p>
          </table:table-cell>
          <table:table-cell table:style-name="ce9" office:value-type="float" office:value="15.0725002288818" calcext:value-type="float">
            <text:p>15.0725002288818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2-26" calcext:value-type="date">
            <text:p>2024-02-26</text:p>
          </table:table-cell>
          <table:table-cell table:style-name="ce9" office:value-type="float" office:value="15.1240001678467" calcext:value-type="float">
            <text:p>15.1240001678467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3-04" calcext:value-type="date">
            <text:p>2024-03-04</text:p>
          </table:table-cell>
          <table:table-cell table:style-name="ce9" office:value-type="float" office:value="15.2440000534058" calcext:value-type="float">
            <text:p>15.2440000534058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3-11" calcext:value-type="date">
            <text:p>2024-03-11</text:p>
          </table:table-cell>
          <table:table-cell table:style-name="ce9" office:value-type="float" office:value="15.2360000610352" calcext:value-type="float">
            <text:p>15.2360000610352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3-18" calcext:value-type="date">
            <text:p>2024-03-18</text:p>
          </table:table-cell>
          <table:table-cell table:style-name="ce9" office:value-type="float" office:value="15.2380001068115" calcext:value-type="float">
            <text:p>15.2380001068115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3-25" calcext:value-type="date">
            <text:p>2024-03-25</text:p>
          </table:table-cell>
          <table:table-cell table:style-name="ce9" office:value-type="float" office:value="15.2549998760223" calcext:value-type="float">
            <text:p>15.2549998760223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4-01" calcext:value-type="date">
            <text:p>2024-04-01</text:p>
          </table:table-cell>
          <table:table-cell table:style-name="ce9" office:value-type="float" office:value="15.1380001068115" calcext:value-type="float">
            <text:p>15.1380001068115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4-08" calcext:value-type="date">
            <text:p>2024-04-08</text:p>
          </table:table-cell>
          <table:table-cell table:style-name="ce9" office:value-type="float" office:value="15.0560001373291" calcext:value-type="float">
            <text:p>15.0560001373291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4-15" calcext:value-type="date">
            <text:p>2024-04-15</text:p>
          </table:table-cell>
          <table:table-cell table:style-name="ce9" office:value-type="float" office:value="14.8720001220703" calcext:value-type="float">
            <text:p>14.8720001220703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4-22" calcext:value-type="date">
            <text:p>2024-04-22</text:p>
          </table:table-cell>
          <table:table-cell table:style-name="ce9" office:value-type="float" office:value="14.9019998550415" calcext:value-type="float">
            <text:p>14.9019998550415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4-29" calcext:value-type="date">
            <text:p>2024-04-29</text:p>
          </table:table-cell>
          <table:table-cell table:style-name="ce9" office:value-type="float" office:value="14.9559999465942" calcext:value-type="float">
            <text:p>14.9559999465942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5-06" calcext:value-type="date">
            <text:p>2024-05-06</text:p>
          </table:table-cell>
          <table:table-cell table:style-name="ce9" office:value-type="float" office:value="15.1180002212524" calcext:value-type="float">
            <text:p>15.1180002212524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5-13" calcext:value-type="date">
            <text:p>2024-05-13</text:p>
          </table:table-cell>
          <table:table-cell table:style-name="ce9" office:value-type="float" office:value="15.2099998474121" calcext:value-type="float">
            <text:p>15.2099998474121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5-20" calcext:value-type="date">
            <text:p>2024-05-20</text:p>
          </table:table-cell>
          <table:table-cell table:style-name="ce9" office:value-type="float" office:value="15.1959999084473" calcext:value-type="float">
            <text:p>15.1959999084473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5-27" calcext:value-type="date">
            <text:p>2024-05-27</text:p>
          </table:table-cell>
          <table:table-cell table:style-name="ce9" office:value-type="float" office:value="15.1125001907349" calcext:value-type="float">
            <text:p>15.1125001907349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6-03" calcext:value-type="date">
            <text:p>2024-06-03</text:p>
          </table:table-cell>
          <table:table-cell table:style-name="ce9" office:value-type="float" office:value="15.2680000305176" calcext:value-type="float">
            <text:p>15.2680000305176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6-10" calcext:value-type="date">
            <text:p>2024-06-10</text:p>
          </table:table-cell>
          <table:table-cell table:style-name="ce9" office:value-type="float" office:value="15.2979999542236" calcext:value-type="float">
            <text:p>15.2979999542236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6-17" calcext:value-type="date">
            <text:p>2024-06-17</text:p>
          </table:table-cell>
          <table:table-cell table:style-name="ce9" office:value-type="float" office:value="15.375" calcext:value-type="float">
            <text:p>15.375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6-24" calcext:value-type="date">
            <text:p>2024-06-24</text:p>
          </table:table-cell>
          <table:table-cell table:style-name="ce9" office:value-type="float" office:value="15.3240001678467" calcext:value-type="float">
            <text:p>15.3240001678467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7-01" calcext:value-type="date">
            <text:p>2024-07-01</text:p>
          </table:table-cell>
          <table:table-cell table:style-name="ce9" office:value-type="float" office:value="15.1874997615814" calcext:value-type="float">
            <text:p>15.1874997615814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7-08" calcext:value-type="date">
            <text:p>2024-07-08</text:p>
          </table:table-cell>
          <table:table-cell table:style-name="ce9" office:value-type="float" office:value="15.3560001373291" calcext:value-type="float">
            <text:p>15.3560001373291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7-15" calcext:value-type="date">
            <text:p>2024-07-15</text:p>
          </table:table-cell>
          <table:table-cell table:style-name="ce9" office:value-type="float" office:value="15.4219999313355" calcext:value-type="float">
            <text:p>15.4219999313355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7-22" calcext:value-type="date">
            <text:p>2024-07-22</text:p>
          </table:table-cell>
          <table:table-cell table:style-name="ce9" office:value-type="float" office:value="15.3440000534058" calcext:value-type="float">
            <text:p>15.3440000534058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7-29" calcext:value-type="date">
            <text:p>2024-07-29</text:p>
          </table:table-cell>
          <table:table-cell table:style-name="ce9" office:value-type="float" office:value="15.4700000762939" calcext:value-type="float">
            <text:p>15.4700000762939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8-05" calcext:value-type="date">
            <text:p>2024-08-05</text:p>
          </table:table-cell>
          <table:table-cell table:style-name="ce9" office:value-type="float" office:value="15.4420001983643" calcext:value-type="float">
            <text:p>15.4420001983643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8-12" calcext:value-type="date">
            <text:p>2024-08-12</text:p>
          </table:table-cell>
          <table:table-cell table:style-name="ce9" office:value-type="float" office:value="15.5960000991821" calcext:value-type="float">
            <text:p>15.5960000991821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8-19" calcext:value-type="date">
            <text:p>2024-08-19</text:p>
          </table:table-cell>
          <table:table-cell table:style-name="ce9" office:value-type="float" office:value="15.7339998245239" calcext:value-type="float">
            <text:p>15.7339998245239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8-26" calcext:value-type="date">
            <text:p>2024-08-26</text:p>
          </table:table-cell>
          <table:table-cell table:style-name="ce9" office:value-type="float" office:value="15.7439998626709" calcext:value-type="float">
            <text:p>15.7439998626709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9-02" calcext:value-type="date">
            <text:p>2024-09-02</text:p>
          </table:table-cell>
          <table:table-cell table:style-name="ce9" office:value-type="float" office:value="15.7474999427795" calcext:value-type="float">
            <text:p>15.7474999427795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9-09" calcext:value-type="date">
            <text:p>2024-09-09</text:p>
          </table:table-cell>
          <table:table-cell table:style-name="ce9" office:value-type="float" office:value="15.8459999084473" calcext:value-type="float">
            <text:p>15.8459999084473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9-16" calcext:value-type="date">
            <text:p>2024-09-16</text:p>
          </table:table-cell>
          <table:table-cell table:style-name="ce9" office:value-type="float" office:value="15.9260000228882" calcext:value-type="float">
            <text:p>15.9260000228882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9-23" calcext:value-type="date">
            <text:p>2024-09-23</text:p>
          </table:table-cell>
          <table:table-cell table:style-name="ce9" office:value-type="float" office:value="15.9340000152588" calcext:value-type="float">
            <text:p>15.9340000152588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09-30" calcext:value-type="date">
            <text:p>2024-09-30</text:p>
          </table:table-cell>
          <table:table-cell table:style-name="ce9" office:value-type="float" office:value="15.8219999313355" calcext:value-type="float">
            <text:p>15.8219999313355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10-07" calcext:value-type="date">
            <text:p>2024-10-07</text:p>
          </table:table-cell>
          <table:table-cell table:style-name="ce9" office:value-type="float" office:value="15.6959997177124" calcext:value-type="float">
            <text:p>15.6959997177124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10-14" calcext:value-type="date">
            <text:p>2024-10-14</text:p>
          </table:table-cell>
          <table:table-cell table:style-name="ce9" office:value-type="float" office:value="15.7360000610352" calcext:value-type="float">
            <text:p>15.7360000610352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10-21" calcext:value-type="date">
            <text:p>2024-10-21</text:p>
          </table:table-cell>
          <table:table-cell table:style-name="ce9" office:value-type="float" office:value="15.6240001678467" calcext:value-type="float">
            <text:p>15.6240001678467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10-28" calcext:value-type="date">
            <text:p>2024-10-28</text:p>
          </table:table-cell>
          <table:table-cell table:style-name="ce9" office:value-type="float" office:value="15.5659999847412" calcext:value-type="float">
            <text:p>15.5659999847412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11-04" calcext:value-type="date">
            <text:p>2024-11-04</text:p>
          </table:table-cell>
          <table:table-cell table:style-name="ce9" office:value-type="float" office:value="15.6120000839233" calcext:value-type="float">
            <text:p>15.6120000839233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11-11" calcext:value-type="date">
            <text:p>2024-11-11</text:p>
          </table:table-cell>
          <table:table-cell table:style-name="ce9" office:value-type="float" office:value="15.5879999160767" calcext:value-type="float">
            <text:p>15.5879999160767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11-18" calcext:value-type="date">
            <text:p>2024-11-18</text:p>
          </table:table-cell>
          <table:table-cell table:style-name="ce9" office:value-type="float" office:value="15.5859998703003" calcext:value-type="float">
            <text:p>15.5859998703003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11-25" calcext:value-type="date">
            <text:p>2024-11-25</text:p>
          </table:table-cell>
          <table:table-cell table:style-name="ce9" office:value-type="float" office:value="15.7349998950958" calcext:value-type="float">
            <text:p>15.7349998950958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12-02" calcext:value-type="date">
            <text:p>2024-12-02</text:p>
          </table:table-cell>
          <table:table-cell table:style-name="ce9" office:value-type="float" office:value="15.8440000534058" calcext:value-type="float">
            <text:p>15.8440000534058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12-09" calcext:value-type="date">
            <text:p>2024-12-09</text:p>
          </table:table-cell>
          <table:table-cell table:style-name="ce9" office:value-type="float" office:value="15.7940000534058" calcext:value-type="float">
            <text:p>15.7940000534058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12-16" calcext:value-type="date">
            <text:p>2024-12-16</text:p>
          </table:table-cell>
          <table:table-cell table:style-name="ce9" office:value-type="float" office:value="15.6140003204346" calcext:value-type="float">
            <text:p>15.6140003204346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12-23" calcext:value-type="date">
            <text:p>2024-12-23</text:p>
          </table:table-cell>
          <table:table-cell table:style-name="ce9" office:value-type="float" office:value="15.5675001144409" calcext:value-type="float">
            <text:p>15.5675001144409</text:p>
          </table:table-cell>
          <table:table-cell table:number-columns-repeated="6"/>
        </table:table-row>
        <table:table-row table:style-name="ro1">
          <table:table-cell table:style-name="ce4" office:value-type="date" office:date-value="2024-12-30" calcext:value-type="date">
            <text:p>2024-12-30</text:p>
          </table:table-cell>
          <table:table-cell table:style-name="ce9" office:value-type="float" office:value="15.0374999046326" calcext:value-type="float">
            <text:p>15.0374999046326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1-06" calcext:value-type="date">
            <text:p>2025-01-06</text:p>
          </table:table-cell>
          <table:table-cell table:style-name="ce9" office:value-type="float" office:value="14.9800000190735" calcext:value-type="float">
            <text:p>14.9800000190735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1-13" calcext:value-type="date">
            <text:p>2025-01-13</text:p>
          </table:table-cell>
          <table:table-cell table:style-name="ce9" office:value-type="float" office:value="14.9740001678467" calcext:value-type="float">
            <text:p>14.9740001678467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1-20" calcext:value-type="date">
            <text:p>2025-01-20</text:p>
          </table:table-cell>
          <table:table-cell table:style-name="ce9" office:value-type="float" office:value="15.1325001716614" calcext:value-type="float">
            <text:p>15.1325001716614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1-27" calcext:value-type="date">
            <text:p>2025-01-27</text:p>
          </table:table-cell>
          <table:table-cell table:style-name="ce9" office:value-type="float" office:value="15.1780000686646" calcext:value-type="float">
            <text:p>15.1780000686646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2-03" calcext:value-type="date">
            <text:p>2025-02-03</text:p>
          </table:table-cell>
          <table:table-cell table:style-name="ce9" office:value-type="float" office:value="15.239999961853" calcext:value-type="float">
            <text:p>15.239999961853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2-10" calcext:value-type="date">
            <text:p>2025-02-10</text:p>
          </table:table-cell>
          <table:table-cell table:style-name="ce9" office:value-type="float" office:value="15.2500001907349" calcext:value-type="float">
            <text:p>15.2500001907349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2-17" calcext:value-type="date">
            <text:p>2025-02-17</text:p>
          </table:table-cell>
          <table:table-cell table:style-name="ce9" office:value-type="float" office:value="15.272500038147" calcext:value-type="float">
            <text:p>15.272500038147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2-24" calcext:value-type="date">
            <text:p>2025-02-24</text:p>
          </table:table-cell>
          <table:table-cell table:style-name="ce9" office:value-type="float" office:value="15.3359998703003" calcext:value-type="float">
            <text:p>15.3359998703003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3-03" calcext:value-type="date">
            <text:p>2025-03-03</text:p>
          </table:table-cell>
          <table:table-cell table:style-name="ce9" office:value-type="float" office:value="15.2859998703003" calcext:value-type="float">
            <text:p>15.2859998703003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3-10" calcext:value-type="date">
            <text:p>2025-03-10</text:p>
          </table:table-cell>
          <table:table-cell table:style-name="ce9" office:value-type="float" office:value="15.173999786377" calcext:value-type="float">
            <text:p>15.173999786377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3-17" calcext:value-type="date">
            <text:p>2025-03-17</text:p>
          </table:table-cell>
          <table:table-cell table:style-name="ce9" office:value-type="float" office:value="15.2579998016357" calcext:value-type="float">
            <text:p>15.2579998016357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3-24" calcext:value-type="date">
            <text:p>2025-03-24</text:p>
          </table:table-cell>
          <table:table-cell table:style-name="ce9" office:value-type="float" office:value="15.2160001754761" calcext:value-type="float">
            <text:p>15.2160001754761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3-31" calcext:value-type="date">
            <text:p>2025-03-31</text:p>
          </table:table-cell>
          <table:table-cell table:style-name="ce9" office:value-type="float" office:value="15.1220001220703" calcext:value-type="float">
            <text:p>15.1220001220703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4-07" calcext:value-type="date">
            <text:p>2025-04-07</text:p>
          </table:table-cell>
          <table:table-cell table:style-name="ce9" office:value-type="float" office:value="14.8520002365112" calcext:value-type="float">
            <text:p>14.8520002365112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4-14" calcext:value-type="date">
            <text:p>2025-04-14</text:p>
          </table:table-cell>
          <table:table-cell table:style-name="ce9" office:value-type="float" office:value="14.9874999523163" calcext:value-type="float">
            <text:p>14.9874999523163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4-21" calcext:value-type="date">
            <text:p>2025-04-21</text:p>
          </table:table-cell>
          <table:table-cell table:style-name="ce9" office:value-type="float" office:value="15.05" calcext:value-type="float">
            <text:p>15.05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4-28" calcext:value-type="date">
            <text:p>2025-04-28</text:p>
          </table:table-cell>
          <table:table-cell table:style-name="ce9" office:value-type="float" office:value="15.2379999160767" calcext:value-type="float">
            <text:p>15.2379999160767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5-05" calcext:value-type="date">
            <text:p>2025-05-05</text:p>
          </table:table-cell>
          <table:table-cell table:style-name="ce9" office:value-type="float" office:value="15.2079999923706" calcext:value-type="float">
            <text:p>15.2079999923706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5-12" calcext:value-type="date">
            <text:p>2025-05-12</text:p>
          </table:table-cell>
          <table:table-cell table:style-name="ce9" office:value-type="float" office:value="15.260000038147" calcext:value-type="float">
            <text:p>15.260000038147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5-19" calcext:value-type="date">
            <text:p>2025-05-19</text:p>
          </table:table-cell>
          <table:table-cell table:style-name="ce9" office:value-type="float" office:value="15.2559999465942" calcext:value-type="float">
            <text:p>15.2559999465942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5-26" calcext:value-type="date">
            <text:p>2025-05-26</text:p>
          </table:table-cell>
          <table:table-cell table:style-name="ce9" office:value-type="float" office:value="15.3400001525879" calcext:value-type="float">
            <text:p>15.3400001525879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6-02" calcext:value-type="date">
            <text:p>2025-06-02</text:p>
          </table:table-cell>
          <table:table-cell table:style-name="ce9" office:value-type="float" office:value="15.3840000152588" calcext:value-type="float">
            <text:p>15.3840000152588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6-09" calcext:value-type="date">
            <text:p>2025-06-09</text:p>
          </table:table-cell>
          <table:table-cell table:style-name="ce9" office:value-type="float" office:value="15.4439998626709" calcext:value-type="float">
            <text:p>15.4439998626709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6-16" calcext:value-type="date">
            <text:p>2025-06-16</text:p>
          </table:table-cell>
          <table:table-cell table:style-name="ce9" office:value-type="float" office:value="15.4424996376038" calcext:value-type="float">
            <text:p>15.4424996376038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6-23" calcext:value-type="date">
            <text:p>2025-06-23</text:p>
          </table:table-cell>
          <table:table-cell table:style-name="ce9" office:value-type="float" office:value="15.5479997634888" calcext:value-type="float">
            <text:p>15.5479997634888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6-30" calcext:value-type="date">
            <text:p>2025-06-30</text:p>
          </table:table-cell>
          <table:table-cell table:style-name="ce9" office:value-type="float" office:value="15.5324997901917" calcext:value-type="float">
            <text:p>15.5324997901917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7-07" calcext:value-type="date">
            <text:p>2025-07-07</text:p>
          </table:table-cell>
          <table:table-cell table:style-name="ce9" office:value-type="float" office:value="15.48600025177" calcext:value-type="float">
            <text:p>15.48600025177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7-14" calcext:value-type="date">
            <text:p>2025-07-14</text:p>
          </table:table-cell>
          <table:table-cell table:style-name="ce9" office:value-type="float" office:value="15.460000038147" calcext:value-type="float">
            <text:p>15.460000038147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7-21" calcext:value-type="date">
            <text:p>2025-07-21</text:p>
          </table:table-cell>
          <table:table-cell table:style-name="ce9" office:value-type="float" office:value="15.560000038147" calcext:value-type="float">
            <text:p>15.560000038147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7-28" calcext:value-type="date">
            <text:p>2025-07-28</text:p>
          </table:table-cell>
          <table:table-cell table:style-name="ce9" office:value-type="float" office:value="15.5640001296997" calcext:value-type="float">
            <text:p>15.5640001296997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8-04" calcext:value-type="date">
            <text:p>2025-08-04</text:p>
          </table:table-cell>
          <table:table-cell table:style-name="ce9" office:value-type="float" office:value="15.65" calcext:value-type="float">
            <text:p>15.65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8-11" calcext:value-type="date">
            <text:p>2025-08-11</text:p>
          </table:table-cell>
          <table:table-cell table:style-name="ce9" office:value-type="float" office:value="15.6960000991821" calcext:value-type="float">
            <text:p>15.6960000991821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8-18" calcext:value-type="date">
            <text:p>2025-08-18</text:p>
          </table:table-cell>
          <table:table-cell table:style-name="ce9" office:value-type="float" office:value="15.6920000076294" calcext:value-type="float">
            <text:p>15.6920000076294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8-25" calcext:value-type="date">
            <text:p>2025-08-25</text:p>
          </table:table-cell>
          <table:table-cell table:style-name="ce9" office:value-type="float" office:value="15.739999961853" calcext:value-type="float">
            <text:p>15.739999961853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9-01" calcext:value-type="date">
            <text:p>2025-09-01</text:p>
          </table:table-cell>
          <table:table-cell table:style-name="ce9" office:value-type="float" office:value="15.7699997425079" calcext:value-type="float">
            <text:p>15.7699997425079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9-08" calcext:value-type="date">
            <text:p>2025-09-08</text:p>
          </table:table-cell>
          <table:table-cell table:style-name="ce9" office:value-type="float" office:value="15.9280000686646" calcext:value-type="float">
            <text:p>15.9280000686646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9-15" calcext:value-type="date">
            <text:p>2025-09-15</text:p>
          </table:table-cell>
          <table:table-cell table:style-name="ce9" office:value-type="float" office:value="15.9780000686646" calcext:value-type="float">
            <text:p>15.9780000686646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9-22" calcext:value-type="date">
            <text:p>2025-09-22</text:p>
          </table:table-cell>
          <table:table-cell table:style-name="ce9" office:value-type="float" office:value="15.939999961853" calcext:value-type="float">
            <text:p>15.939999961853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09-29" calcext:value-type="date">
            <text:p>2025-09-29</text:p>
          </table:table-cell>
          <table:table-cell table:style-name="ce9" office:value-type="float" office:value="15.8819999694824" calcext:value-type="float">
            <text:p>15.8819999694824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10-06" calcext:value-type="date">
            <text:p>2025-10-06</text:p>
          </table:table-cell>
          <table:table-cell table:style-name="ce9" office:value-type="float" office:value="15.8920000076294" calcext:value-type="float">
            <text:p>15.8920000076294</text:p>
          </table:table-cell>
          <table:table-cell table:number-columns-repeated="6"/>
        </table:table-row>
        <table:table-row table:style-name="ro1">
          <table:table-cell table:style-name="ce4" office:value-type="date" office:date-value="2025-10-13" calcext:value-type="date">
            <text:p>2025-10-13</text:p>
          </table:table-cell>
          <table:table-cell table:style-name="ce9" office:value-type="float" office:value="15.9579998016357" calcext:value-type="float">
            <text:p>15.9579998016357</text:p>
          </table:table-cell>
          <table:table-cell table:number-columns-repeated="6"/>
        </table:table-row>
        <table:table-row table:style-name="ro1">
          <table:table-cell table:style-name="ce5" office:value-type="date" office:date-value="2025-10-20" calcext:value-type="date">
            <text:p>2025-10-20</text:p>
          </table:table-cell>
          <table:table-cell table:style-name="ce10" office:value-type="float" office:value="16.0340003967285" calcext:value-type="float">
            <text:p>16.0340003967285</text:p>
          </table:table-cell>
          <table:table-cell table:formula="of:=COM.MICROSOFT.FORECAST.ETS([.A95];[.$B$2:.$B$95];[.$A$2:.A$95];1;1;1)" office:value-type="float" office:value="15.9579998016357" calcext:value-type="float">
            <text:p>15.9579998016357</text:p>
          </table:table-cell>
          <table:table-cell table:formula="of:=COM.MICROSOFT.FORECAST.ETS.CONFINT([.A96];[.B$2:.B$95];[.A$2:.A$95];0.95;1;1;1)" office:value-type="float" office:value="0.190181400825431" calcext:value-type="float">
            <text:p>0.190181400825431</text:p>
          </table:table-cell>
          <table:table-cell table:formula="of:=[.C96]-[.D96]" office:value-type="float" office:value="15.7678184008103" calcext:value-type="float">
            <text:p>15.7678184008103</text:p>
          </table:table-cell>
          <table:table-cell table:formula="of:=[.C96]+[.D96]" office:value-type="float" office:value="16.1481812024611" calcext:value-type="float">
            <text:p>16.1481812024611</text:p>
          </table:table-cell>
          <table:table-cell table:number-columns-repeated="2"/>
        </table:table-row>
        <table:table-row table:style-name="ro1">
          <table:table-cell table:style-name="ce5" office:value-type="date" office:date-value="2025-10-27" calcext:value-type="date">
            <text:p>2025-10-27</text:p>
          </table:table-cell>
          <table:table-cell table:style-name="ce10" office:value-type="float" office:value="16.0540000915527" calcext:value-type="float">
            <text:p>16.0540000915527</text:p>
          </table:table-cell>
          <table:table-cell table:formula="of:=COM.MICROSOFT.FORECAST.ETS([.A96];[.$B$2:.$B$95];[.$A$2:.A$95];1;1;1)" office:value-type="float" office:value="15.9210698964031" calcext:value-type="float">
            <text:p>15.9210698964031</text:p>
          </table:table-cell>
          <table:table-cell table:formula="of:=COM.MICROSOFT.FORECAST.ETS.CONFINT([.A97];[.B$2:.B$95];[.A$2:.A$95];0.95;1;1;1)" office:value-type="float" office:value="0.221555166846532" calcext:value-type="float">
            <text:p>0.221555166846532</text:p>
          </table:table-cell>
          <table:table-cell table:formula="of:=[.C97]-[.D97]" office:value-type="float" office:value="15.6995147295566" calcext:value-type="float">
            <text:p>15.6995147295566</text:p>
          </table:table-cell>
          <table:table-cell table:formula="of:=[.C97]+[.D97]" office:value-type="float" office:value="16.1426250632496" calcext:value-type="float">
            <text:p>16.1426250632496</text:p>
          </table:table-cell>
          <table:table-cell table:number-columns-repeated="2"/>
        </table:table-row>
        <table:table-row table:style-name="ro1">
          <table:table-cell table:style-name="ce5" office:value-type="date" office:date-value="2025-11-03" calcext:value-type="date">
            <text:p>2025-11-03</text:p>
          </table:table-cell>
          <table:table-cell table:style-name="ce10" office:value-type="float" office:value="15.9680000305176" calcext:value-type="float">
            <text:p>15.9680000305176</text:p>
          </table:table-cell>
          <table:table-cell table:formula="of:=COM.MICROSOFT.FORECAST.ETS([.A97];[.$B$2:.$B$95];[.$A$2:.A$95];1;1;1)" office:value-type="float" office:value="16.0158601065829" calcext:value-type="float">
            <text:p>16.0158601065829</text:p>
          </table:table-cell>
          <table:table-cell table:formula="of:=COM.MICROSOFT.FORECAST.ETS.CONFINT([.A98];[.B$2:.B$95];[.A$2:.A$95];0.95;1;1;1)" office:value-type="float" office:value="0.246259653417681" calcext:value-type="float">
            <text:p>0.246259653417681</text:p>
          </table:table-cell>
          <table:table-cell table:formula="of:=[.C98]-[.D98]" office:value-type="float" office:value="15.7696004531652" calcext:value-type="float">
            <text:p>15.7696004531652</text:p>
          </table:table-cell>
          <table:table-cell table:formula="of:=[.C98]+[.D98]" office:value-type="float" office:value="16.2621197600006" calcext:value-type="float">
            <text:p>16.2621197600006</text:p>
          </table:table-cell>
          <table:table-cell table:number-columns-repeated="2"/>
        </table:table-row>
        <table:table-row table:style-name="ro1">
          <table:table-cell table:style-name="ce5" office:value-type="date" office:date-value="2025-11-10" calcext:value-type="date">
            <text:p>2025-11-10</text:p>
          </table:table-cell>
          <table:table-cell table:style-name="ce10" office:value-type="float" office:value="16" calcext:value-type="float">
            <text:p>16</text:p>
          </table:table-cell>
          <table:table-cell table:formula="of:=COM.MICROSOFT.FORECAST.ETS([.A98];[.$B$2:.$B$95];[.$A$2:.A$95];1;1;1)" office:value-type="float" office:value="16.0241301406646" calcext:value-type="float">
            <text:p>16.0241301406646</text:p>
          </table:table-cell>
          <table:table-cell table:formula="of:=COM.MICROSOFT.FORECAST.ETS.CONFINT([.A99];[.B$2:.B$95];[.A$2:.A$95];0.95;1;1;1)" office:value-type="float" office:value="0.285351189599222" calcext:value-type="float">
            <text:p>0.285351189599222</text:p>
          </table:table-cell>
          <table:table-cell table:formula="of:=[.C99]-[.D99]" office:value-type="float" office:value="15.7387789510653" calcext:value-type="float">
            <text:p>15.7387789510653</text:p>
          </table:table-cell>
          <table:table-cell table:formula="of:=[.C99]+[.D99]" office:value-type="float" office:value="16.3094813302638" calcext:value-type="float">
            <text:p>16.3094813302638</text:p>
          </table:table-cell>
          <table:table-cell table:number-columns-repeated="2"/>
        </table:table-row>
        <table:table-row table:style-name="ro1">
          <table:table-cell table:style-name="ce5" office:value-type="date" office:date-value="2025-11-17" calcext:value-type="date">
            <text:p>2025-11-17</text:p>
          </table:table-cell>
          <table:table-cell table:style-name="ce10" office:value-type="float" office:value="15.8880001068115" calcext:value-type="float">
            <text:p>15.8880001068115</text:p>
          </table:table-cell>
          <table:table-cell table:formula="of:=COM.MICROSOFT.FORECAST.ETS([.A99];[.$B$2:.$B$95];[.$A$2:.A$95];1;1;1)" office:value-type="float" office:value="16.0710010673416" calcext:value-type="float">
            <text:p>16.0710010673416</text:p>
          </table:table-cell>
          <table:table-cell table:formula="of:=COM.MICROSOFT.FORECAST.ETS.CONFINT([.A100];[.B$2:.B$95];[.A$2:.A$95];0.95;1;1;1)" office:value-type="float" office:value="0.301789660886815" calcext:value-type="float">
            <text:p>0.301789660886815</text:p>
          </table:table-cell>
          <table:table-cell table:formula="of:=[.C100]-[.D100]" office:value-type="float" office:value="15.7692114064548" calcext:value-type="float">
            <text:p>15.7692114064548</text:p>
          </table:table-cell>
          <table:table-cell table:formula="of:=[.C100]+[.D100]" office:value-type="float" office:value="16.3727907282284" calcext:value-type="float">
            <text:p>16.3727907282284</text:p>
          </table:table-cell>
          <table:table-cell table:number-columns-repeated="2"/>
        </table:table-row>
        <table:table-row table:style-name="ro1">
          <table:table-cell table:style-name="ce5" office:value-type="date" office:date-value="2025-11-24" calcext:value-type="date">
            <text:p>2025-11-24</text:p>
          </table:table-cell>
          <table:table-cell table:style-name="ce10" office:value-type="float" office:value="16.0249998569489" calcext:value-type="float">
            <text:p>16.0249998569489</text:p>
          </table:table-cell>
          <table:table-cell table:formula="of:=COM.MICROSOFT.FORECAST.ETS([.A100];[.$B$2:.$B$95];[.$A$2:.A$95];1;1;1)" office:value-type="float" office:value="15.975385549183" calcext:value-type="float">
            <text:p>15.975385549183</text:p>
          </table:table-cell>
          <table:table-cell table:formula="of:=COM.MICROSOFT.FORECAST.ETS.CONFINT([.A101];[.B$2:.B$95];[.A$2:.A$95];0.95;1;1;1)" office:value-type="float" office:value="0.308602694634875" calcext:value-type="float">
            <text:p>0.308602694634875</text:p>
          </table:table-cell>
          <table:table-cell table:formula="of:=[.C101]-[.D101]" office:value-type="float" office:value="15.6667828545481" calcext:value-type="float">
            <text:p>15.6667828545481</text:p>
          </table:table-cell>
          <table:table-cell table:formula="of:=[.C101]+[.D101]" office:value-type="float" office:value="16.2839882438179" calcext:value-type="float">
            <text:p>16.2839882438179</text:p>
          </table:table-cell>
          <table:table-cell table:number-columns-repeated="2"/>
        </table:table-row>
        <table:table-row table:style-name="ro1">
          <table:table-cell table:style-name="ce5" office:value-type="date" office:date-value="2025-12-01" calcext:value-type="date">
            <text:p>2025-12-01</text:p>
          </table:table-cell>
          <table:table-cell table:style-name="ce10" office:value-type="float" office:value="16.0280002593994" calcext:value-type="float">
            <text:p>16.0280002593994</text:p>
          </table:table-cell>
          <table:table-cell table:formula="of:=COM.MICROSOFT.FORECAST.ETS([.A101];[.$B$2:.$B$95];[.$A$2:.A$95];1;1;1)" office:value-type="float" office:value="15.9162597778588" calcext:value-type="float">
            <text:p>15.9162597778588</text:p>
          </table:table-cell>
          <table:table-cell table:formula="of:=COM.MICROSOFT.FORECAST.ETS.CONFINT([.A102];[.B$2:.B$95];[.A$2:.A$95];0.95;1;1;1)" office:value-type="float" office:value="0.329411834560357" calcext:value-type="float">
            <text:p>0.329411834560357</text:p>
          </table:table-cell>
          <table:table-cell table:formula="of:=[.C102]-[.D102]" office:value-type="float" office:value="15.5868479432985" calcext:value-type="float">
            <text:p>15.5868479432985</text:p>
          </table:table-cell>
          <table:table-cell table:formula="of:=[.C102]+[.D102]" office:value-type="float" office:value="16.2456716124192" calcext:value-type="float">
            <text:p>16.2456716124192</text:p>
          </table:table-cell>
          <table:table-cell table:number-columns-repeated="2"/>
        </table:table-row>
        <table:table-row table:style-name="ro1">
          <table:table-cell table:style-name="ce5" office:value-type="date" office:date-value="2025-12-08" calcext:value-type="date">
            <text:p>2025-12-08</text:p>
          </table:table-cell>
          <table:table-cell table:style-name="ce10" office:value-type="float" office:value="16.0119998931885" calcext:value-type="float">
            <text:p>16.0119998931885</text:p>
          </table:table-cell>
          <table:table-cell table:formula="of:=COM.MICROSOFT.FORECAST.ETS([.A102];[.$B$2:.$B$95];[.$A$2:.A$95];1;1;1)" office:value-type="float" office:value="15.8993759995916" calcext:value-type="float">
            <text:p>15.8993759995916</text:p>
          </table:table-cell>
          <table:table-cell table:formula="of:=COM.MICROSOFT.FORECAST.ETS.CONFINT([.A103];[.B$2:.B$95];[.A$2:.A$95];0.95;1;1;1)" office:value-type="float" office:value="0.378557913178845" calcext:value-type="float">
            <text:p>0.378557913178845</text:p>
          </table:table-cell>
          <table:table-cell table:formula="of:=[.C103]-[.D103]" office:value-type="float" office:value="15.5208180864128" calcext:value-type="float">
            <text:p>15.5208180864128</text:p>
          </table:table-cell>
          <table:table-cell table:formula="of:=[.C103]+[.D103]" office:value-type="float" office:value="16.2779339127704" calcext:value-type="float">
            <text:p>16.2779339127704</text:p>
          </table:table-cell>
          <table:table-cell table:number-columns-repeated="2"/>
        </table:table-row>
        <table:table-row table:style-name="ro1">
          <table:table-cell table:style-name="ce5" office:value-type="date" office:date-value="2025-12-15" calcext:value-type="date">
            <text:p>2025-12-15</text:p>
          </table:table-cell>
          <table:table-cell table:style-name="ce10" office:value-type="float" office:value="16.0100002288818" calcext:value-type="float">
            <text:p>16.0100002288818</text:p>
          </table:table-cell>
          <table:table-cell table:formula="of:=COM.MICROSOFT.FORECAST.ETS([.A103];[.$B$2:.$B$95];[.$A$2:.A$95];1;1;1)" office:value-type="float" office:value="15.8987818084589" calcext:value-type="float">
            <text:p>15.8987818084589</text:p>
          </table:table-cell>
          <table:table-cell table:formula="of:=COM.MICROSOFT.FORECAST.ETS.CONFINT([.A104];[.B$2:.B$95];[.A$2:.A$95];0.95;1;1;1)" office:value-type="float" office:value="0.406074039293703" calcext:value-type="float">
            <text:p>0.406074039293703</text:p>
          </table:table-cell>
          <table:table-cell table:formula="of:=[.C104]-[.D104]" office:value-type="float" office:value="15.4927077691652" calcext:value-type="float">
            <text:p>15.4927077691652</text:p>
          </table:table-cell>
          <table:table-cell table:formula="of:=[.C104]+[.D104]" office:value-type="float" office:value="16.3048558477526" calcext:value-type="float">
            <text:p>16.3048558477526</text:p>
          </table:table-cell>
          <table:table-cell table:number-columns-repeated="2"/>
        </table:table-row>
        <table:table-row table:style-name="ro1">
          <table:table-cell table:style-name="ce5" office:value-type="date" office:date-value="2025-12-22" calcext:value-type="date">
            <text:p>2025-12-22</text:p>
          </table:table-cell>
          <table:table-cell table:style-name="ce10" office:value-type="float" office:value="15.8550000190735" calcext:value-type="float">
            <text:p>15.8550000190735</text:p>
          </table:table-cell>
          <table:table-cell table:formula="of:=COM.MICROSOFT.FORECAST.ETS([.A104];[.$B$2:.$B$95];[.$A$2:.A$95];1;1;1)" office:value-type="float" office:value="15.98433746545" calcext:value-type="float">
            <text:p>15.98433746545</text:p>
          </table:table-cell>
          <table:table-cell table:formula="of:=COM.MICROSOFT.FORECAST.ETS.CONFINT([.A105];[.B$2:.B$95];[.A$2:.A$95];0.95;1;1;1)" office:value-type="float" office:value="0.425124077961506" calcext:value-type="float">
            <text:p>0.425124077961506</text:p>
          </table:table-cell>
          <table:table-cell table:formula="of:=[.C105]-[.D105]" office:value-type="float" office:value="15.5592133874885" calcext:value-type="float">
            <text:p>15.5592133874885</text:p>
          </table:table-cell>
          <table:table-cell table:formula="of:=[.C105]+[.D105]" office:value-type="float" office:value="16.4094615434115" calcext:value-type="float">
            <text:p>16.4094615434115</text:p>
          </table:table-cell>
          <table:table-cell table:number-columns-repeated="2"/>
        </table:table-row>
        <table:table-row table:style-name="ro1">
          <table:table-cell table:style-name="ce5" office:value-type="date" office:date-value="2025-12-29" calcext:value-type="date">
            <text:p>2025-12-29</text:p>
          </table:table-cell>
          <table:table-cell table:style-name="ce10" office:value-type="float" office:value="15.7900004386902" calcext:value-type="float">
            <text:p>15.7900004386902</text:p>
          </table:table-cell>
          <table:table-cell table:formula="of:=COM.MICROSOFT.FORECAST.ETS([.A105];[.$B$2:.$B$95];[.$A$2:.A$95];1;1;1)" office:value-type="float" office:value="16.0098228849575" calcext:value-type="float">
            <text:p>16.0098228849575</text:p>
          </table:table-cell>
          <table:table-cell table:formula="of:=COM.MICROSOFT.FORECAST.ETS.CONFINT([.A106];[.B$2:.B$95];[.A$2:.A$95];0.95;1;1;1)" office:value-type="float" office:value="0.422200177828614" calcext:value-type="float">
            <text:p>0.422200177828614</text:p>
          </table:table-cell>
          <table:table-cell table:formula="of:=[.C106]-[.D106]" office:value-type="float" office:value="15.5876227071289" calcext:value-type="float">
            <text:p>15.5876227071289</text:p>
          </table:table-cell>
          <table:table-cell table:formula="of:=[.C106]+[.D106]" office:value-type="float" office:value="16.4320230627861" calcext:value-type="float">
            <text:p>16.4320230627861</text:p>
          </table:table-cell>
          <table:table-cell table:number-columns-repeated="2"/>
        </table:table-row>
        <table:table-row table:style-name="ro1">
          <table:table-cell table:style-name="ce6" office:value-type="date" office:date-value="2026-01-05" calcext:value-type="date">
            <text:p>2026-01-05</text:p>
          </table:table-cell>
          <table:table-cell table:style-name="ce11" office:value-type="float" office:value="15.8559999465942" calcext:value-type="float">
            <text:p>15.8559999465942</text:p>
          </table:table-cell>
          <table:table-cell table:formula="of:=COM.MICROSOFT.FORECAST.ETS([.A106];[.$B$2:.$B$95];[.$A$2:.A$95];1;1;1)" office:value-type="float" office:value="15.9554784416802" calcext:value-type="float">
            <text:p>15.9554784416802</text:p>
          </table:table-cell>
          <table:table-cell table:formula="of:=COM.MICROSOFT.FORECAST.ETS.CONFINT([.A107];[.B$2:.B$95];[.A$2:.A$95];0.95;1;1;1)" office:value-type="float" office:value="0.443181874810353" calcext:value-type="float">
            <text:p>0.443181874810353</text:p>
          </table:table-cell>
          <table:table-cell table:formula="of:=[.C107]-[.D107]" office:value-type="float" office:value="15.5122965668698" calcext:value-type="float">
            <text:p>15.5122965668698</text:p>
          </table:table-cell>
          <table:table-cell table:formula="of:=[.C107]+[.D107]" office:value-type="float" office:value="16.3986603164905" calcext:value-type="float">
            <text:p>16.3986603164905</text:p>
          </table:table-cell>
          <table:table-cell table:number-columns-repeated="2"/>
        </table:table-row>
        <table:table-row table:style-name="ro1">
          <table:table-cell table:style-name="ce22" table:formula="of:=[.A107]+7" office:value-type="date" office:date-value="2026-01-12" calcext:value-type="date">
            <text:p>2026-01-12</text:p>
          </table:table-cell>
          <table:table-cell table:style-name="ce24"/>
          <table:table-cell table:formula="of:=COM.MICROSOFT.FORECAST.ETS([.A107];[.$B$2:.$B$107];[.$A$2:.A$107];1;1;1)" office:value-type="float" office:value="15.8559999465942" calcext:value-type="float">
            <text:p>15.8559999465942</text:p>
          </table:table-cell>
          <table:table-cell table:formula="of:=COM.MICROSOFT.FORECAST.ETS.CONFINT([.A108];[.B$2:.B$95];[.A$2:.A$95];0.95;1;1;1)" office:value-type="float" office:value="0.474145795256224" calcext:value-type="float">
            <text:p>0.474145795256224</text:p>
          </table:table-cell>
          <table:table-cell table:formula="of:=[.C108]-[.D108]" office:value-type="float" office:value="15.381854151338" calcext:value-type="float">
            <text:p>15.381854151338</text:p>
          </table:table-cell>
          <table:table-cell table:formula="of:=[.C108]+[.D108]" office:value-type="float" office:value="16.3301457418504" calcext:value-type="float">
            <text:p>16.3301457418504</text:p>
          </table:table-cell>
          <table:table-cell table:number-columns-repeated="2"/>
        </table:table-row>
        <table:table-row table:style-name="ro1">
          <table:table-cell table:style-name="ce22" table:formula="of:=[.A108]+7" office:value-type="date" office:date-value="2026-01-19" calcext:value-type="date">
            <text:p>2026-01-19</text:p>
          </table:table-cell>
          <table:table-cell table:style-name="ce24"/>
          <table:table-cell table:formula="of:=COM.MICROSOFT.FORECAST.ETS([.A108];[.$B$2:.$B$107];[.$A$2:.A$107];1;1;1)" office:value-type="float" office:value="15.9760000228882" calcext:value-type="float">
            <text:p>15.9760000228882</text:p>
          </table:table-cell>
          <table:table-cell table:formula="of:=COM.MICROSOFT.FORECAST.ETS.CONFINT([.A109];[.B$2:.B$95];[.A$2:.A$95];0.95;1;1;1)" office:value-type="float" office:value="0.490957254076292" calcext:value-type="float">
            <text:p>0.490957254076292</text:p>
          </table:table-cell>
          <table:table-cell table:formula="of:=[.C109]-[.D109]" office:value-type="float" office:value="15.4850427688119" calcext:value-type="float">
            <text:p>15.4850427688119</text:p>
          </table:table-cell>
          <table:table-cell table:formula="of:=[.C109]+[.D109]" office:value-type="float" office:value="16.4669572769645" calcext:value-type="float">
            <text:p>16.4669572769645</text:p>
          </table:table-cell>
          <table:table-cell table:number-columns-repeated="2"/>
        </table:table-row>
        <table:table-row table:style-name="ro1">
          <table:table-cell table:style-name="ce22" table:formula="of:=[.A109]+7" office:value-type="date" office:date-value="2026-01-26" calcext:value-type="date">
            <text:p>2026-01-26</text:p>
          </table:table-cell>
          <table:table-cell table:style-name="ce24"/>
          <table:table-cell table:formula="of:=COM.MICROSOFT.FORECAST.ETS([.A109];[.$B$2:.$B$107];[.$A$2:.A$107];1;1;1)" office:value-type="float" office:value="15.9139999389648" calcext:value-type="float">
            <text:p>15.9139999389648</text:p>
          </table:table-cell>
          <table:table-cell table:formula="of:=COM.MICROSOFT.FORECAST.ETS.CONFINT([.A110];[.B$2:.B$95];[.A$2:.A$95];0.95;1;1;1)" office:value-type="float" office:value="0.468870124313824" calcext:value-type="float">
            <text:p>0.468870124313824</text:p>
          </table:table-cell>
          <table:table-cell table:formula="of:=[.C110]-[.D110]" office:value-type="float" office:value="15.445129814651" calcext:value-type="float">
            <text:p>15.445129814651</text:p>
          </table:table-cell>
          <table:table-cell table:formula="of:=[.C110]+[.D110]" office:value-type="float" office:value="16.3828700632786" calcext:value-type="float">
            <text:p>16.3828700632786</text:p>
          </table:table-cell>
          <table:table-cell table:number-columns-repeated="2"/>
        </table:table-row>
        <table:table-row table:style-name="ro1">
          <table:table-cell table:style-name="ce22" table:formula="of:=[.A110]+7" office:value-type="date" office:date-value="2026-02-02" calcext:value-type="date">
            <text:p>2026-02-02</text:p>
          </table:table-cell>
          <table:table-cell table:style-name="ce24"/>
          <table:table-cell table:formula="of:=COM.MICROSOFT.FORECAST.ETS([.A110];[.$B$2:.$B$107];[.$A$2:.A$107];1;1;1)" office:value-type="float" office:value="15.8739999771119" calcext:value-type="float">
            <text:p>15.8739999771119</text:p>
          </table:table-cell>
          <table:table-cell table:formula="of:=COM.MICROSOFT.FORECAST.ETS.CONFINT([.A111];[.B$2:.B$95];[.A$2:.A$95];0.95;1;1;1)" office:value-type="float" office:value="0.496214190126164" calcext:value-type="float">
            <text:p>0.496214190126164</text:p>
          </table:table-cell>
          <table:table-cell table:formula="of:=[.C111]-[.D111]" office:value-type="float" office:value="15.3777857869857" calcext:value-type="float">
            <text:p>15.3777857869857</text:p>
          </table:table-cell>
          <table:table-cell table:formula="of:=[.C111]+[.D111]" office:value-type="float" office:value="16.370214167238" calcext:value-type="float">
            <text:p>16.370214167238</text:p>
          </table:table-cell>
          <table:table-cell table:number-columns-repeated="2"/>
        </table:table-row>
        <table:table-row table:style-name="ro1">
          <table:table-cell table:style-name="ce22" table:formula="of:=[.A111]+7" office:value-type="date" office:date-value="2026-02-09" calcext:value-type="date">
            <text:p>2026-02-09</text:p>
          </table:table-cell>
          <table:table-cell table:style-name="ce24"/>
          <table:table-cell table:formula="of:=COM.MICROSOFT.FORECAST.ETS([.A111];[.$B$2:.$B$107];[.$A$2:.A$107];1;1;1)" office:value-type="float" office:value="15.9045001983642" calcext:value-type="float">
            <text:p>15.9045001983642</text:p>
          </table:table-cell>
          <table:table-cell table:formula="of:=COM.MICROSOFT.FORECAST.ETS.CONFINT([.A112];[.B$2:.B$95];[.A$2:.A$95];0.95;1;1;1)" office:value-type="float" office:value="0.542576607612148" calcext:value-type="float">
            <text:p>0.542576607612148</text:p>
          </table:table-cell>
          <table:table-cell table:formula="of:=[.C112]-[.D112]" office:value-type="float" office:value="15.3619235907521" calcext:value-type="float">
            <text:p>15.3619235907521</text:p>
          </table:table-cell>
          <table:table-cell table:formula="of:=[.C112]+[.D112]" office:value-type="float" office:value="16.4470768059764" calcext:value-type="float">
            <text:p>16.4470768059764</text:p>
          </table:table-cell>
          <table:table-cell table:number-columns-repeated="2"/>
        </table:table-row>
        <table:table-row table:style-name="ro1">
          <table:table-cell table:style-name="ce22" table:formula="of:=[.A112]+7" office:value-type="date" office:date-value="2026-02-16" calcext:value-type="date">
            <text:p>2026-02-16</text:p>
          </table:table-cell>
          <table:table-cell table:style-name="ce24"/>
          <table:table-cell table:formula="of:=COM.MICROSOFT.FORECAST.ETS([.A112];[.$B$2:.$B$107];[.$A$2:.A$107];1;1;1)" office:value-type="float" office:value="15.9560001373292" calcext:value-type="float">
            <text:p>15.9560001373292</text:p>
          </table:table-cell>
          <table:table-cell table:formula="of:=COM.MICROSOFT.FORECAST.ETS.CONFINT([.A113];[.B$2:.B$95];[.A$2:.A$95];0.95;1;1;1)" office:value-type="float" office:value="0.600656676065906" calcext:value-type="float">
            <text:p>0.600656676065906</text:p>
          </table:table-cell>
          <table:table-cell table:formula="of:=[.C113]-[.D113]" office:value-type="float" office:value="15.3553434612633" calcext:value-type="float">
            <text:p>15.3553434612633</text:p>
          </table:table-cell>
          <table:table-cell table:formula="of:=[.C113]+[.D113]" office:value-type="float" office:value="16.5566568133951" calcext:value-type="float">
            <text:p>16.5566568133951</text:p>
          </table:table-cell>
          <table:table-cell table:number-columns-repeated="2"/>
        </table:table-row>
        <table:table-row table:style-name="ro1">
          <table:table-cell table:style-name="ce22" table:formula="of:=[.A113]+7" office:value-type="date" office:date-value="2026-02-23" calcext:value-type="date">
            <text:p>2026-02-23</text:p>
          </table:table-cell>
          <table:table-cell table:style-name="ce24"/>
          <table:table-cell table:formula="of:=COM.MICROSOFT.FORECAST.ETS([.A113];[.$B$2:.$B$107];[.$A$2:.A$107];1;1;1)" office:value-type="float" office:value="16.0760000228884" calcext:value-type="float">
            <text:p>16.0760000228884</text:p>
          </table:table-cell>
          <table:table-cell table:formula="of:=COM.MICROSOFT.FORECAST.ETS.CONFINT([.A114];[.B$2:.B$95];[.A$2:.A$95];0.95;1;1;1)" office:value-type="float" office:value="0.574268564009891" calcext:value-type="float">
            <text:p>0.574268564009891</text:p>
          </table:table-cell>
          <table:table-cell table:formula="of:=[.C114]-[.D114]" office:value-type="float" office:value="15.5017314588785" calcext:value-type="float">
            <text:p>15.5017314588785</text:p>
          </table:table-cell>
          <table:table-cell table:formula="of:=[.C114]+[.D114]" office:value-type="float" office:value="16.6502685868983" calcext:value-type="float">
            <text:p>16.6502685868983</text:p>
          </table:table-cell>
          <table:table-cell table:number-columns-repeated="2"/>
        </table:table-row>
        <table:table-row table:style-name="ro1">
          <table:table-cell table:style-name="ce22" table:formula="of:=[.A114]+7" office:value-type="date" office:date-value="2026-03-02" calcext:value-type="date">
            <text:p>2026-03-02</text:p>
          </table:table-cell>
          <table:table-cell table:style-name="ce24"/>
          <table:table-cell table:formula="of:=COM.MICROSOFT.FORECAST.ETS([.A114];[.$B$2:.$B$107];[.$A$2:.A$107];1;1;1)" office:value-type="float" office:value="16.0680000305178" calcext:value-type="float">
            <text:p>16.0680000305178</text:p>
          </table:table-cell>
          <table:table-cell table:formula="of:=COM.MICROSOFT.FORECAST.ETS.CONFINT([.A115];[.B$2:.B$95];[.A$2:.A$95];0.95;1;1;1)" office:value-type="float" office:value="0.575034978325466" calcext:value-type="float">
            <text:p>0.575034978325466</text:p>
          </table:table-cell>
          <table:table-cell table:formula="of:=[.C115]-[.D115]" office:value-type="float" office:value="15.4929650521923" calcext:value-type="float">
            <text:p>15.4929650521923</text:p>
          </table:table-cell>
          <table:table-cell table:formula="of:=[.C115]+[.D115]" office:value-type="float" office:value="16.6430350088433" calcext:value-type="float">
            <text:p>16.6430350088433</text:p>
          </table:table-cell>
          <table:table-cell table:number-columns-repeated="2"/>
        </table:table-row>
        <table:table-row table:style-name="ro1">
          <table:table-cell table:style-name="ce22" table:formula="of:=[.A115]+7" office:value-type="date" office:date-value="2026-03-09" calcext:value-type="date">
            <text:p>2026-03-09</text:p>
          </table:table-cell>
          <table:table-cell table:style-name="ce24"/>
          <table:table-cell table:formula="of:=COM.MICROSOFT.FORECAST.ETS([.A115];[.$B$2:.$B$107];[.$A$2:.A$107];1;1;1)" office:value-type="float" office:value="16.0700000762941" calcext:value-type="float">
            <text:p>16.0700000762941</text:p>
          </table:table-cell>
          <table:table-cell table:formula="of:=COM.MICROSOFT.FORECAST.ETS.CONFINT([.A116];[.B$2:.B$95];[.A$2:.A$95];0.95;1;1;1)" office:value-type="float" office:value="0.55986518118246" calcext:value-type="float">
            <text:p>0.55986518118246</text:p>
          </table:table-cell>
          <table:table-cell table:formula="of:=[.C116]-[.D116]" office:value-type="float" office:value="15.5101348951116" calcext:value-type="float">
            <text:p>15.5101348951116</text:p>
          </table:table-cell>
          <table:table-cell table:formula="of:=[.C116]+[.D116]" office:value-type="float" office:value="16.6298652574765" calcext:value-type="float">
            <text:p>16.6298652574765</text:p>
          </table:table-cell>
          <table:table-cell table:number-columns-repeated="2"/>
        </table:table-row>
        <table:table-row table:style-name="ro1">
          <table:table-cell table:style-name="ce22" table:formula="of:=[.A116]+7" office:value-type="date" office:date-value="2026-03-16" calcext:value-type="date">
            <text:p>2026-03-16</text:p>
          </table:table-cell>
          <table:table-cell table:style-name="ce24"/>
          <table:table-cell table:formula="of:=COM.MICROSOFT.FORECAST.ETS([.A116];[.$B$2:.$B$107];[.$A$2:.A$107];1;1;1)" office:value-type="float" office:value="16.0869998455049" calcext:value-type="float">
            <text:p>16.0869998455049</text:p>
          </table:table-cell>
          <table:table-cell table:formula="of:=COM.MICROSOFT.FORECAST.ETS.CONFINT([.A117];[.B$2:.B$95];[.A$2:.A$95];0.95;1;1;1)" office:value-type="float" office:value="0.56600144209159" calcext:value-type="float">
            <text:p>0.56600144209159</text:p>
          </table:table-cell>
          <table:table-cell table:formula="of:=[.C117]-[.D117]" office:value-type="float" office:value="15.5209984034133" calcext:value-type="float">
            <text:p>15.5209984034133</text:p>
          </table:table-cell>
          <table:table-cell table:formula="of:=[.C117]+[.D117]" office:value-type="float" office:value="16.6530012875965" calcext:value-type="float">
            <text:p>16.6530012875965</text:p>
          </table:table-cell>
          <table:table-cell table:number-columns-repeated="2"/>
        </table:table-row>
        <table:table-row table:style-name="ro1">
          <table:table-cell table:style-name="ce22" table:formula="of:=[.A117]+7" office:value-type="date" office:date-value="2026-03-23" calcext:value-type="date">
            <text:p>2026-03-23</text:p>
          </table:table-cell>
          <table:table-cell table:style-name="ce24"/>
          <table:table-cell table:formula="of:=COM.MICROSOFT.FORECAST.ETS([.A117];[.$B$2:.$B$107];[.$A$2:.A$107];1;1;1)" office:value-type="float" office:value="15.970000076294" calcext:value-type="float">
            <text:p>15.970000076294</text:p>
          </table:table-cell>
          <table:table-cell table:formula="of:=COM.MICROSOFT.FORECAST.ETS.CONFINT([.A118];[.B$2:.B$95];[.A$2:.A$95];0.95;1;1;1)" office:value-type="float" office:value="0.642131378831195" calcext:value-type="float">
            <text:p>0.642131378831195</text:p>
          </table:table-cell>
          <table:table-cell table:formula="of:=[.C118]-[.D118]" office:value-type="float" office:value="15.3278686974628" calcext:value-type="float">
            <text:p>15.3278686974628</text:p>
          </table:table-cell>
          <table:table-cell table:formula="of:=[.C118]+[.D118]" office:value-type="float" office:value="16.6121314551252" calcext:value-type="float">
            <text:p>16.6121314551252</text:p>
          </table:table-cell>
          <table:table-cell table:number-columns-repeated="2"/>
        </table:table-row>
        <table:table-row table:style-name="ro1">
          <table:table-cell table:style-name="ce22" table:formula="of:=[.A118]+7" office:value-type="date" office:date-value="2026-03-30" calcext:value-type="date">
            <text:p>2026-03-30</text:p>
          </table:table-cell>
          <table:table-cell table:style-name="ce24"/>
          <table:table-cell table:formula="of:=COM.MICROSOFT.FORECAST.ETS([.A118];[.$B$2:.$B$107];[.$A$2:.A$107];1;1;1)" office:value-type="float" office:value="15.8880001068116" calcext:value-type="float">
            <text:p>15.8880001068116</text:p>
          </table:table-cell>
          <table:table-cell table:formula="of:=COM.MICROSOFT.FORECAST.ETS.CONFINT([.A119];[.B$2:.B$95];[.A$2:.A$95];0.95;1;1;1)" office:value-type="float" office:value="0.558642850691701" calcext:value-type="float">
            <text:p>0.558642850691701</text:p>
          </table:table-cell>
          <table:table-cell table:formula="of:=[.C119]-[.D119]" office:value-type="float" office:value="15.3293572561199" calcext:value-type="float">
            <text:p>15.3293572561199</text:p>
          </table:table-cell>
          <table:table-cell table:formula="of:=[.C119]+[.D119]" office:value-type="float" office:value="16.4466429575033" calcext:value-type="float">
            <text:p>16.4466429575033</text:p>
          </table:table-cell>
          <table:table-cell table:number-columns-repeated="2"/>
        </table:table-row>
        <table:table-row table:style-name="ro1" table:number-rows-repeated="104845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3" table:style-name="ta1">
        <table:shapes>
          <draw:frame draw:z-index="0" draw:style-name="gr1" draw:text-style-name="P1" svg:width="7.1567in" svg:height="4.0224in" svg:x="3.5555in" svg:y="0.5in">
            <draw:object draw:notify-on-update-of-ranges="Sheet3.A1:Sheet3.A1 Sheet3.A2:Sheet3.A119 Sheet3.B1:Sheet3.B1 Sheet3.B2:Sheet3.B119 Sheet3.C1:Sheet3.C1 Sheet3.C2:Sheet3.C119 Sheet3.D1:Sheet3.D1 Sheet3.D2:Sheet3.D119 Sheet3.E1:Sheet3.E1 Sheet3.E2:Sheet3.E119 Sheet3.F1:Sheet3.F1 Sheet3.F2:Sheet3.F1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ce4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Weekly Avg</text:p>
          </table:table-cell>
          <table:table-cell table:style-name="ce25" office:value-type="string" calcext:value-type="string">
            <text:p>Forecast</text:p>
          </table:table-cell>
          <table:table-cell table:style-name="ce25" office:value-type="string" calcext:value-type="string">
            <text:p>Confidenc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</table:table-row>
        <table:table-row table:style-name="ro1">
          <table:table-cell table:style-name="ce3" office:value-type="date" office:date-value="2024-01-01" calcext:value-type="date">
            <text:p>2024-01-01</text:p>
          </table:table-cell>
          <table:table-cell office:value-type="float" office:value="15.0425000190735" calcext:value-type="float">
            <text:p>15.0425000190735</text:p>
          </table:table-cell>
          <table:table-cell table:number-columns-repeated="4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float" office:value="15.0679998397827" calcext:value-type="float">
            <text:p>15.0679998397827</text:p>
          </table:table-cell>
          <table:table-cell table:number-columns-repeated="4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float" office:value="14.9875001907349" calcext:value-type="float">
            <text:p>14.9875001907349</text:p>
          </table:table-cell>
          <table:table-cell table:number-columns-repeated="4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float" office:value="15.0239999771118" calcext:value-type="float">
            <text:p>15.0239999771118</text:p>
          </table:table-cell>
          <table:table-cell table:number-columns-repeated="4"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float" office:value="15.1440000534058" calcext:value-type="float">
            <text:p>15.1440000534058</text:p>
          </table:table-cell>
          <table:table-cell table:number-columns-repeated="4"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float" office:value="15.0819999694824" calcext:value-type="float">
            <text:p>15.0819999694824</text:p>
          </table:table-cell>
          <table:table-cell table:number-columns-repeated="4"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float" office:value="15.0420000076294" calcext:value-type="float">
            <text:p>15.0420000076294</text:p>
          </table:table-cell>
          <table:table-cell table:number-columns-repeated="4"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float" office:value="15.0725002288818" calcext:value-type="float">
            <text:p>15.0725002288818</text:p>
          </table:table-cell>
          <table:table-cell table:number-columns-repeated="4"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float" office:value="15.1240001678467" calcext:value-type="float">
            <text:p>15.1240001678467</text:p>
          </table:table-cell>
          <table:table-cell table:number-columns-repeated="4"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float" office:value="15.2440000534058" calcext:value-type="float">
            <text:p>15.2440000534058</text:p>
          </table:table-cell>
          <table:table-cell table:number-columns-repeated="4"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float" office:value="15.2360000610352" calcext:value-type="float">
            <text:p>15.2360000610352</text:p>
          </table:table-cell>
          <table:table-cell table:number-columns-repeated="4"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float" office:value="15.2380001068115" calcext:value-type="float">
            <text:p>15.2380001068115</text:p>
          </table:table-cell>
          <table:table-cell table:number-columns-repeated="4"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float" office:value="15.2549998760223" calcext:value-type="float">
            <text:p>15.2549998760223</text:p>
          </table:table-cell>
          <table:table-cell table:number-columns-repeated="4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5.1380001068115" calcext:value-type="float">
            <text:p>15.1380001068115</text:p>
          </table:table-cell>
          <table:table-cell table:number-columns-repeated="4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5.0560001373291" calcext:value-type="float">
            <text:p>15.0560001373291</text:p>
          </table:table-cell>
          <table:table-cell table:number-columns-repeated="4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4.8720001220703" calcext:value-type="float">
            <text:p>14.8720001220703</text:p>
          </table:table-cell>
          <table:table-cell table:number-columns-repeated="4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4.9019998550415" calcext:value-type="float">
            <text:p>14.9019998550415</text:p>
          </table:table-cell>
          <table:table-cell table:number-columns-repeated="4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4.9559999465942" calcext:value-type="float">
            <text:p>14.9559999465942</text:p>
          </table:table-cell>
          <table:table-cell table:number-columns-repeated="4"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float" office:value="15.1180002212524" calcext:value-type="float">
            <text:p>15.1180002212524</text:p>
          </table:table-cell>
          <table:table-cell table:number-columns-repeated="4"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float" office:value="15.2099998474121" calcext:value-type="float">
            <text:p>15.2099998474121</text:p>
          </table:table-cell>
          <table:table-cell table:number-columns-repeated="4"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float" office:value="15.1959999084473" calcext:value-type="float">
            <text:p>15.1959999084473</text:p>
          </table:table-cell>
          <table:table-cell table:number-columns-repeated="4"/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float" office:value="15.1125001907349" calcext:value-type="float">
            <text:p>15.1125001907349</text:p>
          </table:table-cell>
          <table:table-cell table:number-columns-repeated="4"/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float" office:value="15.2680000305176" calcext:value-type="float">
            <text:p>15.2680000305176</text:p>
          </table:table-cell>
          <table:table-cell table:number-columns-repeated="4"/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float" office:value="15.2979999542236" calcext:value-type="float">
            <text:p>15.2979999542236</text:p>
          </table:table-cell>
          <table:table-cell table:number-columns-repeated="4"/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float" office:value="15.375" calcext:value-type="float">
            <text:p>15.375</text:p>
          </table:table-cell>
          <table:table-cell table:number-columns-repeated="4"/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float" office:value="15.3240001678467" calcext:value-type="float">
            <text:p>15.3240001678467</text:p>
          </table:table-cell>
          <table:table-cell table:number-columns-repeated="4"/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float" office:value="15.1874997615814" calcext:value-type="float">
            <text:p>15.1874997615814</text:p>
          </table:table-cell>
          <table:table-cell table:number-columns-repeated="4"/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float" office:value="15.3560001373291" calcext:value-type="float">
            <text:p>15.3560001373291</text:p>
          </table:table-cell>
          <table:table-cell table:number-columns-repeated="4"/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float" office:value="15.4219999313355" calcext:value-type="float">
            <text:p>15.4219999313355</text:p>
          </table:table-cell>
          <table:table-cell table:number-columns-repeated="4"/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float" office:value="15.3440000534058" calcext:value-type="float">
            <text:p>15.3440000534058</text:p>
          </table:table-cell>
          <table:table-cell table:number-columns-repeated="4"/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float" office:value="15.4700000762939" calcext:value-type="float">
            <text:p>15.4700000762939</text:p>
          </table:table-cell>
          <table:table-cell table:number-columns-repeated="4"/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float" office:value="15.4420001983643" calcext:value-type="float">
            <text:p>15.4420001983643</text:p>
          </table:table-cell>
          <table:table-cell table:number-columns-repeated="4"/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float" office:value="15.5960000991821" calcext:value-type="float">
            <text:p>15.5960000991821</text:p>
          </table:table-cell>
          <table:table-cell table:number-columns-repeated="4"/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float" office:value="15.7339998245239" calcext:value-type="float">
            <text:p>15.7339998245239</text:p>
          </table:table-cell>
          <table:table-cell table:number-columns-repeated="4"/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float" office:value="15.7439998626709" calcext:value-type="float">
            <text:p>15.7439998626709</text:p>
          </table:table-cell>
          <table:table-cell table:number-columns-repeated="4"/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float" office:value="15.7474999427795" calcext:value-type="float">
            <text:p>15.7474999427795</text:p>
          </table:table-cell>
          <table:table-cell table:number-columns-repeated="4"/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float" office:value="15.8459999084473" calcext:value-type="float">
            <text:p>15.8459999084473</text:p>
          </table:table-cell>
          <table:table-cell table:number-columns-repeated="4"/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float" office:value="15.9260000228882" calcext:value-type="float">
            <text:p>15.9260000228882</text:p>
          </table:table-cell>
          <table:table-cell table:number-columns-repeated="4"/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float" office:value="15.9340000152588" calcext:value-type="float">
            <text:p>15.9340000152588</text:p>
          </table:table-cell>
          <table:table-cell table:number-columns-repeated="4"/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float" office:value="15.8219999313355" calcext:value-type="float">
            <text:p>15.8219999313355</text:p>
          </table:table-cell>
          <table:table-cell table:number-columns-repeated="4"/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float" office:value="15.6959997177124" calcext:value-type="float">
            <text:p>15.6959997177124</text:p>
          </table:table-cell>
          <table:table-cell table:number-columns-repeated="4"/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float" office:value="15.7360000610352" calcext:value-type="float">
            <text:p>15.7360000610352</text:p>
          </table:table-cell>
          <table:table-cell table:number-columns-repeated="4"/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float" office:value="15.6240001678467" calcext:value-type="float">
            <text:p>15.6240001678467</text:p>
          </table:table-cell>
          <table:table-cell table:number-columns-repeated="4"/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float" office:value="15.5659999847412" calcext:value-type="float">
            <text:p>15.5659999847412</text:p>
          </table:table-cell>
          <table:table-cell table:number-columns-repeated="4"/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float" office:value="15.6120000839233" calcext:value-type="float">
            <text:p>15.6120000839233</text:p>
          </table:table-cell>
          <table:table-cell table:number-columns-repeated="4"/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float" office:value="15.5879999160767" calcext:value-type="float">
            <text:p>15.5879999160767</text:p>
          </table:table-cell>
          <table:table-cell table:number-columns-repeated="4"/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float" office:value="15.5859998703003" calcext:value-type="float">
            <text:p>15.5859998703003</text:p>
          </table:table-cell>
          <table:table-cell table:number-columns-repeated="4"/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float" office:value="15.7349998950958" calcext:value-type="float">
            <text:p>15.7349998950958</text:p>
          </table:table-cell>
          <table:table-cell table:number-columns-repeated="4"/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float" office:value="15.8440000534058" calcext:value-type="float">
            <text:p>15.8440000534058</text:p>
          </table:table-cell>
          <table:table-cell table:number-columns-repeated="4"/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float" office:value="15.7940000534058" calcext:value-type="float">
            <text:p>15.7940000534058</text:p>
          </table:table-cell>
          <table:table-cell table:number-columns-repeated="4"/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float" office:value="15.6140003204346" calcext:value-type="float">
            <text:p>15.6140003204346</text:p>
          </table:table-cell>
          <table:table-cell table:number-columns-repeated="4"/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float" office:value="15.5675001144409" calcext:value-type="float">
            <text:p>15.5675001144409</text:p>
          </table:table-cell>
          <table:table-cell table:number-columns-repeated="4"/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float" office:value="15.0374999046326" calcext:value-type="float">
            <text:p>15.0374999046326</text:p>
          </table:table-cell>
          <table:table-cell table:number-columns-repeated="4"/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float" office:value="14.9800000190735" calcext:value-type="float">
            <text:p>14.9800000190735</text:p>
          </table:table-cell>
          <table:table-cell table:number-columns-repeated="4"/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float" office:value="14.9740001678467" calcext:value-type="float">
            <text:p>14.9740001678467</text:p>
          </table:table-cell>
          <table:table-cell table:number-columns-repeated="4"/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float" office:value="15.1325001716614" calcext:value-type="float">
            <text:p>15.1325001716614</text:p>
          </table:table-cell>
          <table:table-cell table:number-columns-repeated="4"/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float" office:value="15.1780000686646" calcext:value-type="float">
            <text:p>15.1780000686646</text:p>
          </table:table-cell>
          <table:table-cell table:number-columns-repeated="4"/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float" office:value="15.239999961853" calcext:value-type="float">
            <text:p>15.239999961853</text:p>
          </table:table-cell>
          <table:table-cell table:number-columns-repeated="4"/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float" office:value="15.2500001907349" calcext:value-type="float">
            <text:p>15.2500001907349</text:p>
          </table:table-cell>
          <table:table-cell table:number-columns-repeated="4"/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float" office:value="15.272500038147" calcext:value-type="float">
            <text:p>15.272500038147</text:p>
          </table:table-cell>
          <table:table-cell table:number-columns-repeated="4"/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float" office:value="15.3359998703003" calcext:value-type="float">
            <text:p>15.3359998703003</text:p>
          </table:table-cell>
          <table:table-cell table:number-columns-repeated="4"/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float" office:value="15.2859998703003" calcext:value-type="float">
            <text:p>15.2859998703003</text:p>
          </table:table-cell>
          <table:table-cell table:number-columns-repeated="4"/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float" office:value="15.173999786377" calcext:value-type="float">
            <text:p>15.173999786377</text:p>
          </table:table-cell>
          <table:table-cell table:number-columns-repeated="4"/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float" office:value="15.2579998016357" calcext:value-type="float">
            <text:p>15.2579998016357</text:p>
          </table:table-cell>
          <table:table-cell table:number-columns-repeated="4"/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float" office:value="15.2160001754761" calcext:value-type="float">
            <text:p>15.2160001754761</text:p>
          </table:table-cell>
          <table:table-cell table:number-columns-repeated="4"/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float" office:value="15.1220001220703" calcext:value-type="float">
            <text:p>15.1220001220703</text:p>
          </table:table-cell>
          <table:table-cell table:number-columns-repeated="4"/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float" office:value="14.8520002365112" calcext:value-type="float">
            <text:p>14.8520002365112</text:p>
          </table:table-cell>
          <table:table-cell table:number-columns-repeated="4"/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float" office:value="14.9874999523163" calcext:value-type="float">
            <text:p>14.9874999523163</text:p>
          </table:table-cell>
          <table:table-cell table:number-columns-repeated="4"/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float" office:value="15.05" calcext:value-type="float">
            <text:p>15.05</text:p>
          </table:table-cell>
          <table:table-cell table:number-columns-repeated="4"/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float" office:value="15.2379999160767" calcext:value-type="float">
            <text:p>15.2379999160767</text:p>
          </table:table-cell>
          <table:table-cell table:number-columns-repeated="4"/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float" office:value="15.2079999923706" calcext:value-type="float">
            <text:p>15.2079999923706</text:p>
          </table:table-cell>
          <table:table-cell table:number-columns-repeated="4"/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float" office:value="15.260000038147" calcext:value-type="float">
            <text:p>15.260000038147</text:p>
          </table:table-cell>
          <table:table-cell table:number-columns-repeated="4"/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float" office:value="15.2559999465942" calcext:value-type="float">
            <text:p>15.2559999465942</text:p>
          </table:table-cell>
          <table:table-cell table:number-columns-repeated="4"/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float" office:value="15.3400001525879" calcext:value-type="float">
            <text:p>15.3400001525879</text:p>
          </table:table-cell>
          <table:table-cell table:number-columns-repeated="4"/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float" office:value="15.3840000152588" calcext:value-type="float">
            <text:p>15.3840000152588</text:p>
          </table:table-cell>
          <table:table-cell table:number-columns-repeated="4"/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float" office:value="15.4439998626709" calcext:value-type="float">
            <text:p>15.4439998626709</text:p>
          </table:table-cell>
          <table:table-cell table:number-columns-repeated="4"/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float" office:value="15.4424996376038" calcext:value-type="float">
            <text:p>15.4424996376038</text:p>
          </table:table-cell>
          <table:table-cell table:number-columns-repeated="4"/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float" office:value="15.5479997634888" calcext:value-type="float">
            <text:p>15.5479997634888</text:p>
          </table:table-cell>
          <table:table-cell table:number-columns-repeated="4"/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float" office:value="15.5324997901917" calcext:value-type="float">
            <text:p>15.5324997901917</text:p>
          </table:table-cell>
          <table:table-cell table:number-columns-repeated="4"/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float" office:value="15.48600025177" calcext:value-type="float">
            <text:p>15.48600025177</text:p>
          </table:table-cell>
          <table:table-cell table:number-columns-repeated="4"/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float" office:value="15.460000038147" calcext:value-type="float">
            <text:p>15.460000038147</text:p>
          </table:table-cell>
          <table:table-cell table:number-columns-repeated="4"/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float" office:value="15.560000038147" calcext:value-type="float">
            <text:p>15.560000038147</text:p>
          </table:table-cell>
          <table:table-cell table:number-columns-repeated="4"/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float" office:value="15.5640001296997" calcext:value-type="float">
            <text:p>15.5640001296997</text:p>
          </table:table-cell>
          <table:table-cell table:number-columns-repeated="4"/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float" office:value="15.65" calcext:value-type="float">
            <text:p>15.65</text:p>
          </table:table-cell>
          <table:table-cell table:number-columns-repeated="4"/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float" office:value="15.6960000991821" calcext:value-type="float">
            <text:p>15.6960000991821</text:p>
          </table:table-cell>
          <table:table-cell table:number-columns-repeated="4"/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float" office:value="15.6920000076294" calcext:value-type="float">
            <text:p>15.6920000076294</text:p>
          </table:table-cell>
          <table:table-cell table:number-columns-repeated="4"/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float" office:value="15.739999961853" calcext:value-type="float">
            <text:p>15.739999961853</text:p>
          </table:table-cell>
          <table:table-cell table:number-columns-repeated="4"/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float" office:value="15.7699997425079" calcext:value-type="float">
            <text:p>15.7699997425079</text:p>
          </table:table-cell>
          <table:table-cell table:number-columns-repeated="4"/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float" office:value="15.9280000686646" calcext:value-type="float">
            <text:p>15.9280000686646</text:p>
          </table:table-cell>
          <table:table-cell table:number-columns-repeated="4"/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float" office:value="15.9780000686646" calcext:value-type="float">
            <text:p>15.9780000686646</text:p>
          </table:table-cell>
          <table:table-cell table:number-columns-repeated="4"/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float" office:value="15.939999961853" calcext:value-type="float">
            <text:p>15.939999961853</text:p>
          </table:table-cell>
          <table:table-cell table:number-columns-repeated="4"/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float" office:value="15.8819999694824" calcext:value-type="float">
            <text:p>15.8819999694824</text:p>
          </table:table-cell>
          <table:table-cell table:number-columns-repeated="4"/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float" office:value="15.8920000076294" calcext:value-type="float">
            <text:p>15.8920000076294</text:p>
          </table:table-cell>
          <table:table-cell table:number-columns-repeated="4"/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float" office:value="15.9579998016357" calcext:value-type="float">
            <text:p>15.9579998016357</text:p>
          </table:table-cell>
          <table:table-cell table:number-columns-repeated="4"/>
        </table:table-row>
        <table:table-row table:style-name="ro1">
          <table:table-cell table:style-name="ce5" office:value-type="date" office:date-value="2025-10-20" calcext:value-type="date">
            <text:p>2025-10-20</text:p>
          </table:table-cell>
          <table:table-cell office:value-type="float" office:value="16.0340003967285" calcext:value-type="float">
            <text:p>16.0340003967285</text:p>
          </table:table-cell>
          <table:table-cell table:number-columns-repeated="4"/>
        </table:table-row>
        <table:table-row table:style-name="ro1">
          <table:table-cell table:style-name="ce5" office:value-type="date" office:date-value="2025-10-27" calcext:value-type="date">
            <text:p>2025-10-27</text:p>
          </table:table-cell>
          <table:table-cell office:value-type="float" office:value="16.0540000915527" calcext:value-type="float">
            <text:p>16.0540000915527</text:p>
          </table:table-cell>
          <table:table-cell table:number-columns-repeated="4"/>
        </table:table-row>
        <table:table-row table:style-name="ro1">
          <table:table-cell table:style-name="ce5" office:value-type="date" office:date-value="2025-11-03" calcext:value-type="date">
            <text:p>2025-11-03</text:p>
          </table:table-cell>
          <table:table-cell office:value-type="float" office:value="15.9680000305176" calcext:value-type="float">
            <text:p>15.9680000305176</text:p>
          </table:table-cell>
          <table:table-cell table:number-columns-repeated="4"/>
        </table:table-row>
        <table:table-row table:style-name="ro1">
          <table:table-cell table:style-name="ce5" office:value-type="date" office:date-value="2025-11-10" calcext:value-type="date">
            <text:p>2025-11-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5" office:value-type="date" office:date-value="2025-11-17" calcext:value-type="date">
            <text:p>2025-11-17</text:p>
          </table:table-cell>
          <table:table-cell office:value-type="float" office:value="15.8880001068115" calcext:value-type="float">
            <text:p>15.8880001068115</text:p>
          </table:table-cell>
          <table:table-cell table:number-columns-repeated="4"/>
        </table:table-row>
        <table:table-row table:style-name="ro1">
          <table:table-cell table:style-name="ce5" office:value-type="date" office:date-value="2025-11-24" calcext:value-type="date">
            <text:p>2025-11-24</text:p>
          </table:table-cell>
          <table:table-cell office:value-type="float" office:value="16.0249998569489" calcext:value-type="float">
            <text:p>16.0249998569489</text:p>
          </table:table-cell>
          <table:table-cell table:number-columns-repeated="4"/>
        </table:table-row>
        <table:table-row table:style-name="ro1">
          <table:table-cell table:style-name="ce5" office:value-type="date" office:date-value="2025-12-01" calcext:value-type="date">
            <text:p>2025-12-01</text:p>
          </table:table-cell>
          <table:table-cell office:value-type="float" office:value="16.0280002593994" calcext:value-type="float">
            <text:p>16.0280002593994</text:p>
          </table:table-cell>
          <table:table-cell table:number-columns-repeated="4"/>
        </table:table-row>
        <table:table-row table:style-name="ro1">
          <table:table-cell table:style-name="ce5" office:value-type="date" office:date-value="2025-12-08" calcext:value-type="date">
            <text:p>2025-12-08</text:p>
          </table:table-cell>
          <table:table-cell office:value-type="float" office:value="16.0119998931885" calcext:value-type="float">
            <text:p>16.0119998931885</text:p>
          </table:table-cell>
          <table:table-cell table:number-columns-repeated="4"/>
        </table:table-row>
        <table:table-row table:style-name="ro1">
          <table:table-cell table:style-name="ce5" office:value-type="date" office:date-value="2025-12-15" calcext:value-type="date">
            <text:p>2025-12-15</text:p>
          </table:table-cell>
          <table:table-cell office:value-type="float" office:value="16.0100002288818" calcext:value-type="float">
            <text:p>16.0100002288818</text:p>
          </table:table-cell>
          <table:table-cell table:number-columns-repeated="4"/>
        </table:table-row>
        <table:table-row table:style-name="ro1">
          <table:table-cell table:style-name="ce5" office:value-type="date" office:date-value="2025-12-22" calcext:value-type="date">
            <text:p>2025-12-22</text:p>
          </table:table-cell>
          <table:table-cell office:value-type="float" office:value="15.8550000190735" calcext:value-type="float">
            <text:p>15.8550000190735</text:p>
          </table:table-cell>
          <table:table-cell table:number-columns-repeated="4"/>
        </table:table-row>
        <table:table-row table:style-name="ro1">
          <table:table-cell table:style-name="ce5" office:value-type="date" office:date-value="2025-12-29" calcext:value-type="date">
            <text:p>2025-12-29</text:p>
          </table:table-cell>
          <table:table-cell office:value-type="float" office:value="15.7900004386902" calcext:value-type="float">
            <text:p>15.7900004386902</text:p>
          </table:table-cell>
          <table:table-cell table:number-columns-repeated="4"/>
        </table:table-row>
        <table:table-row table:style-name="ro1">
          <table:table-cell table:style-name="ce6" office:value-type="date" office:date-value="2026-01-05" calcext:value-type="date">
            <text:p>2026-01-05</text:p>
          </table:table-cell>
          <table:table-cell office:value-type="float" office:value="15.8559999465942" calcext:value-type="float">
            <text:p>15.8559999465942</text:p>
          </table:table-cell>
          <table:table-cell table:number-columns-repeated="4"/>
        </table:table-row>
        <table:table-row table:style-name="ro1">
          <table:table-cell table:style-name="ce22" table:formula="of:=[.A107]+7" office:value-type="date" office:date-value="2026-01-12" calcext:value-type="date">
            <text:p>2026-01-12</text:p>
          </table:table-cell>
          <table:table-cell/>
          <table:table-cell office:value-type="float" office:value="15.8559999465942" calcext:value-type="float">
            <text:p>15.8559999465942</text:p>
          </table:table-cell>
          <table:table-cell office:value-type="float" office:value="0.474145795256224" calcext:value-type="float">
            <text:p>0.474145795256224</text:p>
          </table:table-cell>
          <table:table-cell office:value-type="float" office:value="15.381854151338" calcext:value-type="float">
            <text:p>15.381854151338</text:p>
          </table:table-cell>
          <table:table-cell office:value-type="float" office:value="16.3301457418504" calcext:value-type="float">
            <text:p>16.3301457418504</text:p>
          </table:table-cell>
        </table:table-row>
        <table:table-row table:style-name="ro1">
          <table:table-cell table:style-name="ce22" table:formula="of:=[.A108]+7" office:value-type="date" office:date-value="2026-01-19" calcext:value-type="date">
            <text:p>2026-01-19</text:p>
          </table:table-cell>
          <table:table-cell/>
          <table:table-cell office:value-type="float" office:value="15.9760000228882" calcext:value-type="float">
            <text:p>15.9760000228882</text:p>
          </table:table-cell>
          <table:table-cell office:value-type="float" office:value="0.490957254076292" calcext:value-type="float">
            <text:p>0.490957254076292</text:p>
          </table:table-cell>
          <table:table-cell office:value-type="float" office:value="15.4850427688119" calcext:value-type="float">
            <text:p>15.4850427688119</text:p>
          </table:table-cell>
          <table:table-cell office:value-type="float" office:value="16.4669572769645" calcext:value-type="float">
            <text:p>16.4669572769645</text:p>
          </table:table-cell>
        </table:table-row>
        <table:table-row table:style-name="ro1">
          <table:table-cell table:style-name="ce22" table:formula="of:=[.A109]+7" office:value-type="date" office:date-value="2026-01-26" calcext:value-type="date">
            <text:p>2026-01-26</text:p>
          </table:table-cell>
          <table:table-cell/>
          <table:table-cell office:value-type="float" office:value="15.9139999389648" calcext:value-type="float">
            <text:p>15.9139999389648</text:p>
          </table:table-cell>
          <table:table-cell office:value-type="float" office:value="0.468870124313824" calcext:value-type="float">
            <text:p>0.468870124313824</text:p>
          </table:table-cell>
          <table:table-cell office:value-type="float" office:value="15.445129814651" calcext:value-type="float">
            <text:p>15.445129814651</text:p>
          </table:table-cell>
          <table:table-cell office:value-type="float" office:value="16.3828700632786" calcext:value-type="float">
            <text:p>16.3828700632786</text:p>
          </table:table-cell>
        </table:table-row>
        <table:table-row table:style-name="ro1">
          <table:table-cell table:style-name="ce22" table:formula="of:=[.A110]+7" office:value-type="date" office:date-value="2026-02-02" calcext:value-type="date">
            <text:p>2026-02-02</text:p>
          </table:table-cell>
          <table:table-cell/>
          <table:table-cell office:value-type="float" office:value="15.8739999771119" calcext:value-type="float">
            <text:p>15.8739999771119</text:p>
          </table:table-cell>
          <table:table-cell office:value-type="float" office:value="0.496214190126164" calcext:value-type="float">
            <text:p>0.496214190126164</text:p>
          </table:table-cell>
          <table:table-cell office:value-type="float" office:value="15.3777857869857" calcext:value-type="float">
            <text:p>15.3777857869857</text:p>
          </table:table-cell>
          <table:table-cell office:value-type="float" office:value="16.370214167238" calcext:value-type="float">
            <text:p>16.370214167238</text:p>
          </table:table-cell>
        </table:table-row>
        <table:table-row table:style-name="ro1">
          <table:table-cell table:style-name="ce22" table:formula="of:=[.A111]+7" office:value-type="date" office:date-value="2026-02-09" calcext:value-type="date">
            <text:p>2026-02-09</text:p>
          </table:table-cell>
          <table:table-cell/>
          <table:table-cell office:value-type="float" office:value="15.9045001983642" calcext:value-type="float">
            <text:p>15.9045001983642</text:p>
          </table:table-cell>
          <table:table-cell office:value-type="float" office:value="0.542576607612148" calcext:value-type="float">
            <text:p>0.542576607612148</text:p>
          </table:table-cell>
          <table:table-cell office:value-type="float" office:value="15.3619235907521" calcext:value-type="float">
            <text:p>15.3619235907521</text:p>
          </table:table-cell>
          <table:table-cell office:value-type="float" office:value="16.4470768059764" calcext:value-type="float">
            <text:p>16.4470768059764</text:p>
          </table:table-cell>
        </table:table-row>
        <table:table-row table:style-name="ro1">
          <table:table-cell table:style-name="ce22" table:formula="of:=[.A112]+7" office:value-type="date" office:date-value="2026-02-16" calcext:value-type="date">
            <text:p>2026-02-16</text:p>
          </table:table-cell>
          <table:table-cell/>
          <table:table-cell office:value-type="float" office:value="15.9560001373292" calcext:value-type="float">
            <text:p>15.9560001373292</text:p>
          </table:table-cell>
          <table:table-cell office:value-type="float" office:value="0.600656676065906" calcext:value-type="float">
            <text:p>0.600656676065906</text:p>
          </table:table-cell>
          <table:table-cell office:value-type="float" office:value="15.3553434612633" calcext:value-type="float">
            <text:p>15.3553434612633</text:p>
          </table:table-cell>
          <table:table-cell office:value-type="float" office:value="16.5566568133951" calcext:value-type="float">
            <text:p>16.5566568133951</text:p>
          </table:table-cell>
        </table:table-row>
        <table:table-row table:style-name="ro1">
          <table:table-cell table:style-name="ce22" table:formula="of:=[.A113]+7" office:value-type="date" office:date-value="2026-02-23" calcext:value-type="date">
            <text:p>2026-02-23</text:p>
          </table:table-cell>
          <table:table-cell/>
          <table:table-cell office:value-type="float" office:value="16.0760000228884" calcext:value-type="float">
            <text:p>16.0760000228884</text:p>
          </table:table-cell>
          <table:table-cell office:value-type="float" office:value="0.574268564009891" calcext:value-type="float">
            <text:p>0.574268564009891</text:p>
          </table:table-cell>
          <table:table-cell office:value-type="float" office:value="15.5017314588785" calcext:value-type="float">
            <text:p>15.5017314588785</text:p>
          </table:table-cell>
          <table:table-cell office:value-type="float" office:value="16.6502685868983" calcext:value-type="float">
            <text:p>16.6502685868983</text:p>
          </table:table-cell>
        </table:table-row>
        <table:table-row table:style-name="ro1">
          <table:table-cell table:style-name="ce22" table:formula="of:=[.A114]+7" office:value-type="date" office:date-value="2026-03-02" calcext:value-type="date">
            <text:p>2026-03-02</text:p>
          </table:table-cell>
          <table:table-cell/>
          <table:table-cell office:value-type="float" office:value="16.0680000305178" calcext:value-type="float">
            <text:p>16.0680000305178</text:p>
          </table:table-cell>
          <table:table-cell office:value-type="float" office:value="0.575034978325466" calcext:value-type="float">
            <text:p>0.575034978325466</text:p>
          </table:table-cell>
          <table:table-cell office:value-type="float" office:value="15.4929650521923" calcext:value-type="float">
            <text:p>15.4929650521923</text:p>
          </table:table-cell>
          <table:table-cell office:value-type="float" office:value="16.6430350088433" calcext:value-type="float">
            <text:p>16.6430350088433</text:p>
          </table:table-cell>
        </table:table-row>
        <table:table-row table:style-name="ro1">
          <table:table-cell table:style-name="ce22" table:formula="of:=[.A115]+7" office:value-type="date" office:date-value="2026-03-09" calcext:value-type="date">
            <text:p>2026-03-09</text:p>
          </table:table-cell>
          <table:table-cell/>
          <table:table-cell office:value-type="float" office:value="16.0700000762941" calcext:value-type="float">
            <text:p>16.0700000762941</text:p>
          </table:table-cell>
          <table:table-cell office:value-type="float" office:value="0.55986518118246" calcext:value-type="float">
            <text:p>0.55986518118246</text:p>
          </table:table-cell>
          <table:table-cell office:value-type="float" office:value="15.5101348951116" calcext:value-type="float">
            <text:p>15.5101348951116</text:p>
          </table:table-cell>
          <table:table-cell office:value-type="float" office:value="16.6298652574765" calcext:value-type="float">
            <text:p>16.6298652574765</text:p>
          </table:table-cell>
        </table:table-row>
        <table:table-row table:style-name="ro1">
          <table:table-cell table:style-name="ce22" table:formula="of:=[.A116]+7" office:value-type="date" office:date-value="2026-03-16" calcext:value-type="date">
            <text:p>2026-03-16</text:p>
          </table:table-cell>
          <table:table-cell/>
          <table:table-cell office:value-type="float" office:value="16.0869998455049" calcext:value-type="float">
            <text:p>16.0869998455049</text:p>
          </table:table-cell>
          <table:table-cell office:value-type="float" office:value="0.56600144209159" calcext:value-type="float">
            <text:p>0.56600144209159</text:p>
          </table:table-cell>
          <table:table-cell office:value-type="float" office:value="15.5209984034133" calcext:value-type="float">
            <text:p>15.5209984034133</text:p>
          </table:table-cell>
          <table:table-cell office:value-type="float" office:value="16.6530012875965" calcext:value-type="float">
            <text:p>16.6530012875965</text:p>
          </table:table-cell>
        </table:table-row>
        <table:table-row table:style-name="ro1">
          <table:table-cell table:style-name="ce22" table:formula="of:=[.A117]+7" office:value-type="date" office:date-value="2026-03-23" calcext:value-type="date">
            <text:p>2026-03-23</text:p>
          </table:table-cell>
          <table:table-cell/>
          <table:table-cell office:value-type="float" office:value="15.970000076294" calcext:value-type="float">
            <text:p>15.970000076294</text:p>
          </table:table-cell>
          <table:table-cell office:value-type="float" office:value="0.642131378831195" calcext:value-type="float">
            <text:p>0.642131378831195</text:p>
          </table:table-cell>
          <table:table-cell office:value-type="float" office:value="15.3278686974628" calcext:value-type="float">
            <text:p>15.3278686974628</text:p>
          </table:table-cell>
          <table:table-cell office:value-type="float" office:value="16.6121314551252" calcext:value-type="float">
            <text:p>16.6121314551252</text:p>
          </table:table-cell>
        </table:table-row>
        <table:table-row table:style-name="ro1">
          <table:table-cell table:style-name="ce22" table:formula="of:=[.A118]+7" office:value-type="date" office:date-value="2026-03-30" calcext:value-type="date">
            <text:p>2026-03-30</text:p>
          </table:table-cell>
          <table:table-cell/>
          <table:table-cell office:value-type="float" office:value="15.8880001068116" calcext:value-type="float">
            <text:p>15.8880001068116</text:p>
          </table:table-cell>
          <table:table-cell office:value-type="float" office:value="0.558642850691701" calcext:value-type="float">
            <text:p>0.558642850691701</text:p>
          </table:table-cell>
          <table:table-cell office:value-type="float" office:value="15.3293572561199" calcext:value-type="float">
            <text:p>15.3293572561199</text:p>
          </table:table-cell>
          <table:table-cell office:value-type="float" office:value="16.4466429575033" calcext:value-type="float">
            <text:p>16.4466429575033</text:p>
          </table:table-cell>
        </table:table-row>
      </table:table>
      <table:named-expressions/>
      <table:database-ranges>
        <table:database-range table:name="__Anonymous_Sheet_DB__0" table:target-range-address="VAXIS.A1:VAXIS.D509"/>
      </table:database-ranges>
      <table:data-pilot-tables>
        <table:data-pilot-table table:name="DataPilot1" table:application-data="" table:target-range-address="Average.A1:Average.B107" table:buttons="Average.A1" table:grand-total="column" table:show-filter-button="false" table:drill-down-on-double-click="false">
          <table:source-cell-range table:cell-range-address="VAXIS.A1:VAXIS.D50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eek " table:orientation="row" table:used-hierarchy="0" table:function="auto">
            <table:data-pilot-level table:show-empty="false" calcext:repeat-item-labels="false">
              <table:data-pilot-members>
                <table:data-pilot-member table:name="2024-01-01" table:display="true" table:show-details="true"/>
                <table:data-pilot-member table:name="2024-01-08" table:display="true" table:show-details="true"/>
                <table:data-pilot-member table:name="2024-01-15" table:display="true" table:show-details="true"/>
                <table:data-pilot-member table:name="2024-01-22" table:display="true" table:show-details="true"/>
                <table:data-pilot-member table:name="2024-01-29" table:display="true" table:show-details="true"/>
                <table:data-pilot-member table:name="2024-02-05" table:display="true" table:show-details="true"/>
                <table:data-pilot-member table:name="2024-02-12" table:display="true" table:show-details="true"/>
                <table:data-pilot-member table:name="2024-02-19" table:display="true" table:show-details="true"/>
                <table:data-pilot-member table:name="2024-02-26" table:display="true" table:show-details="true"/>
                <table:data-pilot-member table:name="2024-03-04" table:display="true" table:show-details="true"/>
                <table:data-pilot-member table:name="2024-03-11" table:display="true" table:show-details="true"/>
                <table:data-pilot-member table:name="2024-03-18" table:display="true" table:show-details="true"/>
                <table:data-pilot-member table:name="2024-03-25" table:display="true" table:show-details="true"/>
                <table:data-pilot-member table:name="2024-04-01" table:display="true" table:show-details="true"/>
                <table:data-pilot-member table:name="2024-04-08" table:display="true" table:show-details="true"/>
                <table:data-pilot-member table:name="2024-04-15" table:display="true" table:show-details="true"/>
                <table:data-pilot-member table:name="2024-04-22" table:display="true" table:show-details="true"/>
                <table:data-pilot-member table:name="2024-04-29" table:display="true" table:show-details="true"/>
                <table:data-pilot-member table:name="2024-05-06" table:display="true" table:show-details="true"/>
                <table:data-pilot-member table:name="2024-05-13" table:display="true" table:show-details="true"/>
                <table:data-pilot-member table:name="2024-05-20" table:display="true" table:show-details="true"/>
                <table:data-pilot-member table:name="2024-05-27" table:display="true" table:show-details="true"/>
                <table:data-pilot-member table:name="2024-06-03" table:display="true" table:show-details="true"/>
                <table:data-pilot-member table:name="2024-06-10" table:display="true" table:show-details="true"/>
                <table:data-pilot-member table:name="2024-06-17" table:display="true" table:show-details="true"/>
                <table:data-pilot-member table:name="2024-06-24" table:display="true" table:show-details="true"/>
                <table:data-pilot-member table:name="2024-07-01" table:display="true" table:show-details="true"/>
                <table:data-pilot-member table:name="2024-07-08" table:display="true" table:show-details="true"/>
                <table:data-pilot-member table:name="2024-07-15" table:display="true" table:show-details="true"/>
                <table:data-pilot-member table:name="2024-07-22" table:display="true" table:show-details="true"/>
                <table:data-pilot-member table:name="2024-07-29" table:display="true" table:show-details="true"/>
                <table:data-pilot-member table:name="2024-08-05" table:display="true" table:show-details="true"/>
                <table:data-pilot-member table:name="2024-08-12" table:display="true" table:show-details="true"/>
                <table:data-pilot-member table:name="2024-08-19" table:display="true" table:show-details="true"/>
                <table:data-pilot-member table:name="2024-08-26" table:display="true" table:show-details="true"/>
                <table:data-pilot-member table:name="2024-09-02" table:display="true" table:show-details="true"/>
                <table:data-pilot-member table:name="2024-09-09" table:display="true" table:show-details="true"/>
                <table:data-pilot-member table:name="2024-09-16" table:display="true" table:show-details="true"/>
                <table:data-pilot-member table:name="2024-09-23" table:display="true" table:show-details="true"/>
                <table:data-pilot-member table:name="2024-09-30" table:display="true" table:show-details="true"/>
                <table:data-pilot-member table:name="2024-10-07" table:display="true" table:show-details="true"/>
                <table:data-pilot-member table:name="2024-10-14" table:display="true" table:show-details="true"/>
                <table:data-pilot-member table:name="2024-10-21" table:display="true" table:show-details="true"/>
                <table:data-pilot-member table:name="2024-10-28" table:display="true" table:show-details="true"/>
                <table:data-pilot-member table:name="2024-11-04" table:display="true" table:show-details="true"/>
                <table:data-pilot-member table:name="2024-11-11" table:display="true" table:show-details="true"/>
                <table:data-pilot-member table:name="2024-11-18" table:display="true" table:show-details="true"/>
                <table:data-pilot-member table:name="2024-11-25" table:display="true" table:show-details="true"/>
                <table:data-pilot-member table:name="2024-12-02" table:display="true" table:show-details="true"/>
                <table:data-pilot-member table:name="2024-12-09" table:display="true" table:show-details="true"/>
                <table:data-pilot-member table:name="2024-12-16" table:display="true" table:show-details="true"/>
                <table:data-pilot-member table:name="2024-12-23" table:display="true" table:show-details="true"/>
                <table:data-pilot-member table:name="2024-12-30" table:display="true" table:show-details="true"/>
                <table:data-pilot-member table:name="2025-01-06" table:display="true" table:show-details="true"/>
                <table:data-pilot-member table:name="2025-01-13" table:display="true" table:show-details="true"/>
                <table:data-pilot-member table:name="2025-01-20" table:display="true" table:show-details="true"/>
                <table:data-pilot-member table:name="2025-01-27" table:display="true" table:show-details="true"/>
                <table:data-pilot-member table:name="2025-02-03" table:display="true" table:show-details="true"/>
                <table:data-pilot-member table:name="2025-02-10" table:display="true" table:show-details="true"/>
                <table:data-pilot-member table:name="2025-02-17" table:display="true" table:show-details="true"/>
                <table:data-pilot-member table:name="2025-02-24" table:display="true" table:show-details="true"/>
                <table:data-pilot-member table:name="2025-03-03" table:display="true" table:show-details="true"/>
                <table:data-pilot-member table:name="2025-03-10" table:display="true" table:show-details="true"/>
                <table:data-pilot-member table:name="2025-03-17" table:display="true" table:show-details="true"/>
                <table:data-pilot-member table:name="2025-03-24" table:display="true" table:show-details="true"/>
                <table:data-pilot-member table:name="2025-03-31" table:display="true" table:show-details="true"/>
                <table:data-pilot-member table:name="2025-04-07" table:display="true" table:show-details="true"/>
                <table:data-pilot-member table:name="2025-04-14" table:display="true" table:show-details="true"/>
                <table:data-pilot-member table:name="2025-04-21" table:display="true" table:show-details="true"/>
                <table:data-pilot-member table:name="2025-04-28" table:display="true" table:show-details="true"/>
                <table:data-pilot-member table:name="2025-05-05" table:display="true" table:show-details="true"/>
                <table:data-pilot-member table:name="2025-05-12" table:display="true" table:show-details="true"/>
                <table:data-pilot-member table:name="2025-05-19" table:display="true" table:show-details="true"/>
                <table:data-pilot-member table:name="2025-05-26" table:display="true" table:show-details="true"/>
                <table:data-pilot-member table:name="2025-06-02" table:display="true" table:show-details="true"/>
                <table:data-pilot-member table:name="2025-06-09" table:display="true" table:show-details="true"/>
                <table:data-pilot-member table:name="2025-06-16" table:display="true" table:show-details="true"/>
                <table:data-pilot-member table:name="2025-06-23" table:display="true" table:show-details="true"/>
                <table:data-pilot-member table:name="2025-06-30" table:display="true" table:show-details="true"/>
                <table:data-pilot-member table:name="2025-07-07" table:display="true" table:show-details="true"/>
                <table:data-pilot-member table:name="2025-07-14" table:display="true" table:show-details="true"/>
                <table:data-pilot-member table:name="2025-07-21" table:display="true" table:show-details="true"/>
                <table:data-pilot-member table:name="2025-07-28" table:display="true" table:show-details="true"/>
                <table:data-pilot-member table:name="2025-08-04" table:display="true" table:show-details="true"/>
                <table:data-pilot-member table:name="2025-08-11" table:display="true" table:show-details="true"/>
                <table:data-pilot-member table:name="2025-08-18" table:display="true" table:show-details="true"/>
                <table:data-pilot-member table:name="2025-08-25" table:display="true" table:show-details="true"/>
                <table:data-pilot-member table:name="2025-09-01" table:display="true" table:show-details="true"/>
                <table:data-pilot-member table:name="2025-09-08" table:display="true" table:show-details="true"/>
                <table:data-pilot-member table:name="2025-09-15" table:display="true" table:show-details="true"/>
                <table:data-pilot-member table:name="2025-09-22" table:display="true" table:show-details="true"/>
                <table:data-pilot-member table:name="2025-09-29" table:display="true" table:show-details="true"/>
                <table:data-pilot-member table:name="2025-10-06" table:display="true" table:show-details="true"/>
                <table:data-pilot-member table:name="2025-10-13" table:display="true" table:show-details="true"/>
                <table:data-pilot-member table:name="2025-10-20" table:display="true" table:show-details="true"/>
                <table:data-pilot-member table:name="2025-10-27" table:display="true" table:show-details="true"/>
                <table:data-pilot-member table:name="2025-11-03" table:display="true" table:show-details="true"/>
                <table:data-pilot-member table:name="2025-11-10" table:display="true" table:show-details="true"/>
                <table:data-pilot-member table:name="2025-11-17" table:display="true" table:show-details="true"/>
                <table:data-pilot-member table:name="2025-11-24" table:display="true" table:show-details="true"/>
                <table:data-pilot-member table:name="2025-12-01" table:display="true" table:show-details="true"/>
                <table:data-pilot-member table:name="2025-12-08" table:display="true" table:show-details="true"/>
                <table:data-pilot-member table:name="2025-12-15" table:display="true" table:show-details="true"/>
                <table:data-pilot-member table:name="2025-12-22" table:display="true" table:show-details="true"/>
                <table:data-pilot-member table:name="2025-12-29" table:display="true" table:show-details="true"/>
                <table:data-pilot-member table:name="2026-01-05" tableooo:display-name="=FORECAST.ETS.ADD(A107,B$2:B$107,A$2:A$107,1,1,1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ose" table:orientation="data" table:used-hierarchy="0" table:function="average">
            <table:data-pilot-level table:show-empty="false" calcext:repeat-item-labels="false">
              <table:data-pilot-members>
                <table:data-pilot-member table:name="14.7600002288818" table:display="true" table:show-details="true"/>
                <table:data-pilot-member table:name="14.8400001525879" table:display="true" table:show-details="true"/>
                <table:data-pilot-member table:name="14.8500003814697" table:display="true" table:show-details="true"/>
                <table:data-pilot-member table:name="14.8599996566772" table:display="true" table:show-details="true"/>
                <table:data-pilot-member table:name="14.8699998855591" table:display="true" table:show-details="true"/>
                <table:data-pilot-member table:name="14.8800001144409" table:display="true" table:show-details="true"/>
                <table:data-pilot-member table:name="14.8900003433228" table:display="true" table:show-details="true"/>
                <table:data-pilot-member table:name="14.8999996185303" table:display="true" table:show-details="true"/>
                <table:data-pilot-member table:name="14.9099998474121" table:display="true" table:show-details="true"/>
                <table:data-pilot-member table:name="14.9300003051758" table:display="true" table:show-details="true"/>
                <table:data-pilot-member table:name="14.960000038147" table:display="true" table:show-details="true"/>
                <table:data-pilot-member table:name="14.9700002670288" table:display="true" table:show-details="true"/>
                <table:data-pilot-member table:name="14.9899997711182" table:display="true" table:show-details="true"/>
                <table:data-pilot-member table:name="15" table:display="true" table:show-details="true"/>
                <table:data-pilot-member table:name="15.0100002288818" table:display="true" table:show-details="true"/>
                <table:data-pilot-member table:name="15.0200004577637" table:display="true" table:show-details="true"/>
                <table:data-pilot-member table:name="15.0299997329712" table:display="true" table:show-details="true"/>
                <table:data-pilot-member table:name="15.039999961853" table:display="true" table:show-details="true"/>
                <table:data-pilot-member table:name="15.0500001907349" table:display="true" table:show-details="true"/>
                <table:data-pilot-member table:name="15.0600004196167" table:display="true" table:show-details="true"/>
                <table:data-pilot-member table:name="15.0699996948242" table:display="true" table:show-details="true"/>
                <table:data-pilot-member table:name="15.0799999237061" table:display="true" table:show-details="true"/>
                <table:data-pilot-member table:name="15.0900001525879" table:display="true" table:show-details="true"/>
                <table:data-pilot-member table:name="15.1000003814697" table:display="true" table:show-details="true"/>
                <table:data-pilot-member table:name="15.1099996566772" table:display="true" table:show-details="true"/>
                <table:data-pilot-member table:name="15.1199998855591" table:display="true" table:show-details="true"/>
                <table:data-pilot-member table:name="15.1300001144409" table:display="true" table:show-details="true"/>
                <table:data-pilot-member table:name="15.1400003433228" table:display="true" table:show-details="true"/>
                <table:data-pilot-member table:name="15.1499996185303" table:display="true" table:show-details="true"/>
                <table:data-pilot-member table:name="15.1599998474121" table:display="true" table:show-details="true"/>
                <table:data-pilot-member table:name="15.1700000762939" table:display="true" table:show-details="true"/>
                <table:data-pilot-member table:name="15.1800003051758" table:display="true" table:show-details="true"/>
                <table:data-pilot-member table:name="15.1899995803833" table:display="true" table:show-details="true"/>
                <table:data-pilot-member table:name="15.1999998092651" table:display="true" table:show-details="true"/>
                <table:data-pilot-member table:name="15.210000038147" table:display="true" table:show-details="true"/>
                <table:data-pilot-member table:name="15.2200002670288" table:display="true" table:show-details="true"/>
                <table:data-pilot-member table:name="15.2299995422363" table:display="true" table:show-details="true"/>
                <table:data-pilot-member table:name="15.2399997711182" table:display="true" table:show-details="true"/>
                <table:data-pilot-member table:name="15.25" table:display="true" table:show-details="true"/>
                <table:data-pilot-member table:name="15.2600002288818" table:display="true" table:show-details="true"/>
                <table:data-pilot-member table:name="15.2700004577637" table:display="true" table:show-details="true"/>
                <table:data-pilot-member table:name="15.2799997329712" table:display="true" table:show-details="true"/>
                <table:data-pilot-member table:name="15.289999961853" table:display="true" table:show-details="true"/>
                <table:data-pilot-member table:name="15.3000001907349" table:display="true" table:show-details="true"/>
                <table:data-pilot-member table:name="15.3100004196167" table:display="true" table:show-details="true"/>
                <table:data-pilot-member table:name="15.3199996948242" table:display="true" table:show-details="true"/>
                <table:data-pilot-member table:name="15.3299999237061" table:display="true" table:show-details="true"/>
                <table:data-pilot-member table:name="15.3400001525879" table:display="true" table:show-details="true"/>
                <table:data-pilot-member table:name="15.3500003814697" table:display="true" table:show-details="true"/>
                <table:data-pilot-member table:name="15.3599996566772" table:display="true" table:show-details="true"/>
                <table:data-pilot-member table:name="15.3699998855591" table:display="true" table:show-details="true"/>
                <table:data-pilot-member table:name="15.3800001144409" table:display="true" table:show-details="true"/>
                <table:data-pilot-member table:name="15.3900003433228" table:display="true" table:show-details="true"/>
                <table:data-pilot-member table:name="15.3999996185303" table:display="true" table:show-details="true"/>
                <table:data-pilot-member table:name="15.4099998474121" table:display="true" table:show-details="true"/>
                <table:data-pilot-member table:name="15.4200000762939" table:display="true" table:show-details="true"/>
                <table:data-pilot-member table:name="15.4300003051758" table:display="true" table:show-details="true"/>
                <table:data-pilot-member table:name="15.4399995803833" table:display="true" table:show-details="true"/>
                <table:data-pilot-member table:name="15.4499998092651" table:display="true" table:show-details="true"/>
                <table:data-pilot-member table:name="15.460000038147" table:display="true" table:show-details="true"/>
                <table:data-pilot-member table:name="15.4700002670288" table:display="true" table:show-details="true"/>
                <table:data-pilot-member table:name="15.4799995422363" table:display="true" table:show-details="true"/>
                <table:data-pilot-member table:name="15.4899997711182" table:display="true" table:show-details="true"/>
                <table:data-pilot-member table:name="15.5" table:display="true" table:show-details="true"/>
                <table:data-pilot-member table:name="15.5100002288818" table:display="true" table:show-details="true"/>
                <table:data-pilot-member table:name="15.5200004577637" table:display="true" table:show-details="true"/>
                <table:data-pilot-member table:name="15.5299997329712" table:display="true" table:show-details="true"/>
                <table:data-pilot-member table:name="15.539999961853" table:display="true" table:show-details="true"/>
                <table:data-pilot-member table:name="15.5500001907349" table:display="true" table:show-details="true"/>
                <table:data-pilot-member table:name="15.5600004196167" table:display="true" table:show-details="true"/>
                <table:data-pilot-member table:name="15.5699996948242" table:display="true" table:show-details="true"/>
                <table:data-pilot-member table:name="15.5799999237061" table:display="true" table:show-details="true"/>
                <table:data-pilot-member table:name="15.5900001525879" table:display="true" table:show-details="true"/>
                <table:data-pilot-member table:name="15.6000003814697" table:display="true" table:show-details="true"/>
                <table:data-pilot-member table:name="15.6099996566772" table:display="true" table:show-details="true"/>
                <table:data-pilot-member table:name="15.6199998855591" table:display="true" table:show-details="true"/>
                <table:data-pilot-member table:name="15.6300001144409" table:display="true" table:show-details="true"/>
                <table:data-pilot-member table:name="15.6400003433228" table:display="true" table:show-details="true"/>
                <table:data-pilot-member table:name="15.6499996185303" table:display="true" table:show-details="true"/>
                <table:data-pilot-member table:name="15.6599998474121" table:display="true" table:show-details="true"/>
                <table:data-pilot-member table:name="15.6800003051758" table:display="true" table:show-details="true"/>
                <table:data-pilot-member table:name="15.6899995803833" table:display="true" table:show-details="true"/>
                <table:data-pilot-member table:name="15.6999998092651" table:display="true" table:show-details="true"/>
                <table:data-pilot-member table:name="15.710000038147" table:display="true" table:show-details="true"/>
                <table:data-pilot-member table:name="15.7200002670288" table:display="true" table:show-details="true"/>
                <table:data-pilot-member table:name="15.7299995422363" table:display="true" table:show-details="true"/>
                <table:data-pilot-member table:name="15.7399997711182" table:display="true" table:show-details="true"/>
                <table:data-pilot-member table:name="15.75" table:display="true" table:show-details="true"/>
                <table:data-pilot-member table:name="15.7600002288818" table:display="true" table:show-details="true"/>
                <table:data-pilot-member table:name="15.7700004577637" table:display="true" table:show-details="true"/>
                <table:data-pilot-member table:name="15.7799997329712" table:display="true" table:show-details="true"/>
                <table:data-pilot-member table:name="15.789999961853" table:display="true" table:show-details="true"/>
                <table:data-pilot-member table:name="15.8000001907349" table:display="true" table:show-details="true"/>
                <table:data-pilot-member table:name="15.8100004196167" table:display="true" table:show-details="true"/>
                <table:data-pilot-member table:name="15.8199996948242" table:display="true" table:show-details="true"/>
                <table:data-pilot-member table:name="15.8299999237061" table:display="true" table:show-details="true"/>
                <table:data-pilot-member table:name="15.8400001525879" table:display="true" table:show-details="true"/>
                <table:data-pilot-member table:name="15.8500003814697" table:display="true" table:show-details="true"/>
                <table:data-pilot-member table:name="15.8599996566772" table:display="true" table:show-details="true"/>
                <table:data-pilot-member table:name="15.8699998855591" table:display="true" table:show-details="true"/>
                <table:data-pilot-member table:name="15.8800001144409" table:display="true" table:show-details="true"/>
                <table:data-pilot-member table:name="15.8900003433228" table:display="true" table:show-details="true"/>
                <table:data-pilot-member table:name="15.8999996185303" table:display="true" table:show-details="true"/>
                <table:data-pilot-member table:name="15.9099998474121" table:display="true" table:show-details="true"/>
                <table:data-pilot-member table:name="15.9200000762939" table:display="true" table:show-details="true"/>
                <table:data-pilot-member table:name="15.9300003051758" table:display="true" table:show-details="true"/>
                <table:data-pilot-member table:name="15.9399995803833" table:display="true" table:show-details="true"/>
                <table:data-pilot-member table:name="15.9499998092651" table:display="true" table:show-details="true"/>
                <table:data-pilot-member table:name="15.960000038147" table:display="true" table:show-details="true"/>
                <table:data-pilot-member table:name="15.9700002670288" table:display="true" table:show-details="true"/>
                <table:data-pilot-member table:name="15.9799995422363" table:display="true" table:show-details="true"/>
                <table:data-pilot-member table:name="15.9899997711182" table:display="true" table:show-details="true"/>
                <table:data-pilot-member table:name="16" table:display="true" table:show-details="true"/>
                <table:data-pilot-member table:name="16.0100002288818" table:display="true" table:show-details="true"/>
                <table:data-pilot-member table:name="16.0200004577637" table:display="true" table:show-details="true"/>
                <table:data-pilot-member table:name="16.0300006866455" table:display="true" table:show-details="true"/>
                <table:data-pilot-member table:name="16.0400009155273" table:display="true" table:show-details="true"/>
                <table:data-pilot-member table:name="16.0499992370605" table:display="true" table:show-details="true"/>
                <table:data-pilot-member table:name="16.0599994659424" table:display="true" table:show-details="true"/>
                <table:data-pilot-member table:name="16.0900001525879" table:display="true" table:show-details="true"/>
                <table:data-pilot-member table:name="16.11000061035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Median.A1:Median.B107" table:buttons="Median.A1" table:grand-total="column" table:show-filter-button="false" table:drill-down-on-double-click="false">
          <table:source-cell-range table:cell-range-address="VAXIS.A1:VAXIS.D50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eek " table:orientation="row" table:used-hierarchy="0" table:function="auto">
            <table:data-pilot-level table:show-empty="false" calcext:repeat-item-labels="false">
              <table:data-pilot-members>
                <table:data-pilot-member table:name="2024-01-01" table:display="true" table:show-details="true"/>
                <table:data-pilot-member table:name="2024-01-08" table:display="true" table:show-details="true"/>
                <table:data-pilot-member table:name="2024-01-15" table:display="true" table:show-details="true"/>
                <table:data-pilot-member table:name="2024-01-22" table:display="true" table:show-details="true"/>
                <table:data-pilot-member table:name="2024-01-29" table:display="true" table:show-details="true"/>
                <table:data-pilot-member table:name="2024-02-05" table:display="true" table:show-details="true"/>
                <table:data-pilot-member table:name="2024-02-12" table:display="true" table:show-details="true"/>
                <table:data-pilot-member table:name="2024-02-19" table:display="true" table:show-details="true"/>
                <table:data-pilot-member table:name="2024-02-26" table:display="true" table:show-details="true"/>
                <table:data-pilot-member table:name="2024-03-04" table:display="true" table:show-details="true"/>
                <table:data-pilot-member table:name="2024-03-11" table:display="true" table:show-details="true"/>
                <table:data-pilot-member table:name="2024-03-18" table:display="true" table:show-details="true"/>
                <table:data-pilot-member table:name="2024-03-25" table:display="true" table:show-details="true"/>
                <table:data-pilot-member table:name="2024-04-01" table:display="true" table:show-details="true"/>
                <table:data-pilot-member table:name="2024-04-08" table:display="true" table:show-details="true"/>
                <table:data-pilot-member table:name="2024-04-15" table:display="true" table:show-details="true"/>
                <table:data-pilot-member table:name="2024-04-22" table:display="true" table:show-details="true"/>
                <table:data-pilot-member table:name="2024-04-29" table:display="true" table:show-details="true"/>
                <table:data-pilot-member table:name="2024-05-06" table:display="true" table:show-details="true"/>
                <table:data-pilot-member table:name="2024-05-13" table:display="true" table:show-details="true"/>
                <table:data-pilot-member table:name="2024-05-20" table:display="true" table:show-details="true"/>
                <table:data-pilot-member table:name="2024-05-27" table:display="true" table:show-details="true"/>
                <table:data-pilot-member table:name="2024-06-03" table:display="true" table:show-details="true"/>
                <table:data-pilot-member table:name="2024-06-10" table:display="true" table:show-details="true"/>
                <table:data-pilot-member table:name="2024-06-17" table:display="true" table:show-details="true"/>
                <table:data-pilot-member table:name="2024-06-24" table:display="true" table:show-details="true"/>
                <table:data-pilot-member table:name="2024-07-01" table:display="true" table:show-details="true"/>
                <table:data-pilot-member table:name="2024-07-08" table:display="true" table:show-details="true"/>
                <table:data-pilot-member table:name="2024-07-15" table:display="true" table:show-details="true"/>
                <table:data-pilot-member table:name="2024-07-22" table:display="true" table:show-details="true"/>
                <table:data-pilot-member table:name="2024-07-29" table:display="true" table:show-details="true"/>
                <table:data-pilot-member table:name="2024-08-05" table:display="true" table:show-details="true"/>
                <table:data-pilot-member table:name="2024-08-12" table:display="true" table:show-details="true"/>
                <table:data-pilot-member table:name="2024-08-19" table:display="true" table:show-details="true"/>
                <table:data-pilot-member table:name="2024-08-26" table:display="true" table:show-details="true"/>
                <table:data-pilot-member table:name="2024-09-02" table:display="true" table:show-details="true"/>
                <table:data-pilot-member table:name="2024-09-09" table:display="true" table:show-details="true"/>
                <table:data-pilot-member table:name="2024-09-16" table:display="true" table:show-details="true"/>
                <table:data-pilot-member table:name="2024-09-23" table:display="true" table:show-details="true"/>
                <table:data-pilot-member table:name="2024-09-30" table:display="true" table:show-details="true"/>
                <table:data-pilot-member table:name="2024-10-07" table:display="true" table:show-details="true"/>
                <table:data-pilot-member table:name="2024-10-14" table:display="true" table:show-details="true"/>
                <table:data-pilot-member table:name="2024-10-21" table:display="true" table:show-details="true"/>
                <table:data-pilot-member table:name="2024-10-28" table:display="true" table:show-details="true"/>
                <table:data-pilot-member table:name="2024-11-04" table:display="true" table:show-details="true"/>
                <table:data-pilot-member table:name="2024-11-11" table:display="true" table:show-details="true"/>
                <table:data-pilot-member table:name="2024-11-18" table:display="true" table:show-details="true"/>
                <table:data-pilot-member table:name="2024-11-25" table:display="true" table:show-details="true"/>
                <table:data-pilot-member table:name="2024-12-02" table:display="true" table:show-details="true"/>
                <table:data-pilot-member table:name="2024-12-09" table:display="true" table:show-details="true"/>
                <table:data-pilot-member table:name="2024-12-16" table:display="true" table:show-details="true"/>
                <table:data-pilot-member table:name="2024-12-23" table:display="true" table:show-details="true"/>
                <table:data-pilot-member table:name="2024-12-30" table:display="true" table:show-details="true"/>
                <table:data-pilot-member table:name="2025-01-06" table:display="true" table:show-details="true"/>
                <table:data-pilot-member table:name="2025-01-13" table:display="true" table:show-details="true"/>
                <table:data-pilot-member table:name="2025-01-20" table:display="true" table:show-details="true"/>
                <table:data-pilot-member table:name="2025-01-27" table:display="true" table:show-details="true"/>
                <table:data-pilot-member table:name="2025-02-03" table:display="true" table:show-details="true"/>
                <table:data-pilot-member table:name="2025-02-10" table:display="true" table:show-details="true"/>
                <table:data-pilot-member table:name="2025-02-17" table:display="true" table:show-details="true"/>
                <table:data-pilot-member table:name="2025-02-24" table:display="true" table:show-details="true"/>
                <table:data-pilot-member table:name="2025-03-03" table:display="true" table:show-details="true"/>
                <table:data-pilot-member table:name="2025-03-10" table:display="true" table:show-details="true"/>
                <table:data-pilot-member table:name="2025-03-17" table:display="true" table:show-details="true"/>
                <table:data-pilot-member table:name="2025-03-24" table:display="true" table:show-details="true"/>
                <table:data-pilot-member table:name="2025-03-31" table:display="true" table:show-details="true"/>
                <table:data-pilot-member table:name="2025-04-07" table:display="true" table:show-details="true"/>
                <table:data-pilot-member table:name="2025-04-14" table:display="true" table:show-details="true"/>
                <table:data-pilot-member table:name="2025-04-21" table:display="true" table:show-details="true"/>
                <table:data-pilot-member table:name="2025-04-28" table:display="true" table:show-details="true"/>
                <table:data-pilot-member table:name="2025-05-05" table:display="true" table:show-details="true"/>
                <table:data-pilot-member table:name="2025-05-12" table:display="true" table:show-details="true"/>
                <table:data-pilot-member table:name="2025-05-19" table:display="true" table:show-details="true"/>
                <table:data-pilot-member table:name="2025-05-26" table:display="true" table:show-details="true"/>
                <table:data-pilot-member table:name="2025-06-02" table:display="true" table:show-details="true"/>
                <table:data-pilot-member table:name="2025-06-09" table:display="true" table:show-details="true"/>
                <table:data-pilot-member table:name="2025-06-16" table:display="true" table:show-details="true"/>
                <table:data-pilot-member table:name="2025-06-23" table:display="true" table:show-details="true"/>
                <table:data-pilot-member table:name="2025-06-30" table:display="true" table:show-details="true"/>
                <table:data-pilot-member table:name="2025-07-07" table:display="true" table:show-details="true"/>
                <table:data-pilot-member table:name="2025-07-14" table:display="true" table:show-details="true"/>
                <table:data-pilot-member table:name="2025-07-21" table:display="true" table:show-details="true"/>
                <table:data-pilot-member table:name="2025-07-28" table:display="true" table:show-details="true"/>
                <table:data-pilot-member table:name="2025-08-04" table:display="true" table:show-details="true"/>
                <table:data-pilot-member table:name="2025-08-11" table:display="true" table:show-details="true"/>
                <table:data-pilot-member table:name="2025-08-18" table:display="true" table:show-details="true"/>
                <table:data-pilot-member table:name="2025-08-25" table:display="true" table:show-details="true"/>
                <table:data-pilot-member table:name="2025-09-01" table:display="true" table:show-details="true"/>
                <table:data-pilot-member table:name="2025-09-08" table:display="true" table:show-details="true"/>
                <table:data-pilot-member table:name="2025-09-15" table:display="true" table:show-details="true"/>
                <table:data-pilot-member table:name="2025-09-22" table:display="true" table:show-details="true"/>
                <table:data-pilot-member table:name="2025-09-29" table:display="true" table:show-details="true"/>
                <table:data-pilot-member table:name="2025-10-06" table:display="true" table:show-details="true"/>
                <table:data-pilot-member table:name="2025-10-13" tableooo:display-name="=FORECAST.ETS.ADD(A95,B$2:B$95,A$2:A$95,1,1,1)" table:display="true" table:show-details="true"/>
                <table:data-pilot-member table:name="2025-10-20" table:display="true" table:show-details="true"/>
                <table:data-pilot-member table:name="2025-10-27" table:display="true" table:show-details="true"/>
                <table:data-pilot-member table:name="2025-11-03" table:display="true" table:show-details="true"/>
                <table:data-pilot-member table:name="2025-11-10" table:display="true" table:show-details="true"/>
                <table:data-pilot-member table:name="2025-11-17" table:display="true" table:show-details="true"/>
                <table:data-pilot-member table:name="2025-11-24" table:display="true" table:show-details="true"/>
                <table:data-pilot-member table:name="2025-12-01" table:display="true" table:show-details="true"/>
                <table:data-pilot-member table:name="2025-12-08" table:display="true" table:show-details="true"/>
                <table:data-pilot-member table:name="2025-12-15" table:display="true" table:show-details="true"/>
                <table:data-pilot-member table:name="2025-12-22" table:display="true" table:show-details="true"/>
                <table:data-pilot-member table:name="2025-12-29" table:display="true" table:show-details="true"/>
                <table:data-pilot-member table:name="2026-01-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ose" table:orientation="data" table:used-hierarchy="0" table:function="median">
            <table:data-pilot-level table:show-empty="false" calcext:repeat-item-labels="false">
              <table:data-pilot-members>
                <table:data-pilot-member table:name="14.7600002288818" table:display="true" table:show-details="true"/>
                <table:data-pilot-member table:name="14.8400001525879" table:display="true" table:show-details="true"/>
                <table:data-pilot-member table:name="14.8500003814697" table:display="true" table:show-details="true"/>
                <table:data-pilot-member table:name="14.8599996566772" table:display="true" table:show-details="true"/>
                <table:data-pilot-member table:name="14.8699998855591" table:display="true" table:show-details="true"/>
                <table:data-pilot-member table:name="14.8800001144409" table:display="true" table:show-details="true"/>
                <table:data-pilot-member table:name="14.8900003433228" table:display="true" table:show-details="true"/>
                <table:data-pilot-member table:name="14.8999996185303" table:display="true" table:show-details="true"/>
                <table:data-pilot-member table:name="14.9099998474121" table:display="true" table:show-details="true"/>
                <table:data-pilot-member table:name="14.9300003051758" table:display="true" table:show-details="true"/>
                <table:data-pilot-member table:name="14.960000038147" table:display="true" table:show-details="true"/>
                <table:data-pilot-member table:name="14.9700002670288" table:display="true" table:show-details="true"/>
                <table:data-pilot-member table:name="14.9899997711182" table:display="true" table:show-details="true"/>
                <table:data-pilot-member table:name="15" table:display="true" table:show-details="true"/>
                <table:data-pilot-member table:name="15.0100002288818" table:display="true" table:show-details="true"/>
                <table:data-pilot-member table:name="15.0200004577637" table:display="true" table:show-details="true"/>
                <table:data-pilot-member table:name="15.0299997329712" table:display="true" table:show-details="true"/>
                <table:data-pilot-member table:name="15.039999961853" table:display="true" table:show-details="true"/>
                <table:data-pilot-member table:name="15.0500001907349" table:display="true" table:show-details="true"/>
                <table:data-pilot-member table:name="15.0600004196167" table:display="true" table:show-details="true"/>
                <table:data-pilot-member table:name="15.0699996948242" table:display="true" table:show-details="true"/>
                <table:data-pilot-member table:name="15.0799999237061" table:display="true" table:show-details="true"/>
                <table:data-pilot-member table:name="15.0900001525879" table:display="true" table:show-details="true"/>
                <table:data-pilot-member table:name="15.1000003814697" table:display="true" table:show-details="true"/>
                <table:data-pilot-member table:name="15.1099996566772" table:display="true" table:show-details="true"/>
                <table:data-pilot-member table:name="15.1199998855591" table:display="true" table:show-details="true"/>
                <table:data-pilot-member table:name="15.1300001144409" table:display="true" table:show-details="true"/>
                <table:data-pilot-member table:name="15.1400003433228" table:display="true" table:show-details="true"/>
                <table:data-pilot-member table:name="15.1499996185303" table:display="true" table:show-details="true"/>
                <table:data-pilot-member table:name="15.1599998474121" table:display="true" table:show-details="true"/>
                <table:data-pilot-member table:name="15.1700000762939" table:display="true" table:show-details="true"/>
                <table:data-pilot-member table:name="15.1800003051758" table:display="true" table:show-details="true"/>
                <table:data-pilot-member table:name="15.1899995803833" table:display="true" table:show-details="true"/>
                <table:data-pilot-member table:name="15.1999998092651" table:display="true" table:show-details="true"/>
                <table:data-pilot-member table:name="15.210000038147" table:display="true" table:show-details="true"/>
                <table:data-pilot-member table:name="15.2200002670288" table:display="true" table:show-details="true"/>
                <table:data-pilot-member table:name="15.2299995422363" table:display="true" table:show-details="true"/>
                <table:data-pilot-member table:name="15.2399997711182" table:display="true" table:show-details="true"/>
                <table:data-pilot-member table:name="15.25" table:display="true" table:show-details="true"/>
                <table:data-pilot-member table:name="15.2600002288818" table:display="true" table:show-details="true"/>
                <table:data-pilot-member table:name="15.2700004577637" table:display="true" table:show-details="true"/>
                <table:data-pilot-member table:name="15.2799997329712" table:display="true" table:show-details="true"/>
                <table:data-pilot-member table:name="15.289999961853" table:display="true" table:show-details="true"/>
                <table:data-pilot-member table:name="15.3000001907349" table:display="true" table:show-details="true"/>
                <table:data-pilot-member table:name="15.3100004196167" table:display="true" table:show-details="true"/>
                <table:data-pilot-member table:name="15.3199996948242" table:display="true" table:show-details="true"/>
                <table:data-pilot-member table:name="15.3299999237061" table:display="true" table:show-details="true"/>
                <table:data-pilot-member table:name="15.3400001525879" table:display="true" table:show-details="true"/>
                <table:data-pilot-member table:name="15.3500003814697" table:display="true" table:show-details="true"/>
                <table:data-pilot-member table:name="15.3599996566772" table:display="true" table:show-details="true"/>
                <table:data-pilot-member table:name="15.3699998855591" table:display="true" table:show-details="true"/>
                <table:data-pilot-member table:name="15.3800001144409" table:display="true" table:show-details="true"/>
                <table:data-pilot-member table:name="15.3900003433228" table:display="true" table:show-details="true"/>
                <table:data-pilot-member table:name="15.3999996185303" table:display="true" table:show-details="true"/>
                <table:data-pilot-member table:name="15.4099998474121" table:display="true" table:show-details="true"/>
                <table:data-pilot-member table:name="15.4200000762939" table:display="true" table:show-details="true"/>
                <table:data-pilot-member table:name="15.4300003051758" table:display="true" table:show-details="true"/>
                <table:data-pilot-member table:name="15.4399995803833" table:display="true" table:show-details="true"/>
                <table:data-pilot-member table:name="15.4499998092651" table:display="true" table:show-details="true"/>
                <table:data-pilot-member table:name="15.460000038147" table:display="true" table:show-details="true"/>
                <table:data-pilot-member table:name="15.4700002670288" table:display="true" table:show-details="true"/>
                <table:data-pilot-member table:name="15.4799995422363" table:display="true" table:show-details="true"/>
                <table:data-pilot-member table:name="15.4899997711182" table:display="true" table:show-details="true"/>
                <table:data-pilot-member table:name="15.5" table:display="true" table:show-details="true"/>
                <table:data-pilot-member table:name="15.5100002288818" table:display="true" table:show-details="true"/>
                <table:data-pilot-member table:name="15.5200004577637" table:display="true" table:show-details="true"/>
                <table:data-pilot-member table:name="15.5299997329712" table:display="true" table:show-details="true"/>
                <table:data-pilot-member table:name="15.539999961853" table:display="true" table:show-details="true"/>
                <table:data-pilot-member table:name="15.5500001907349" table:display="true" table:show-details="true"/>
                <table:data-pilot-member table:name="15.5600004196167" table:display="true" table:show-details="true"/>
                <table:data-pilot-member table:name="15.5699996948242" table:display="true" table:show-details="true"/>
                <table:data-pilot-member table:name="15.5799999237061" table:display="true" table:show-details="true"/>
                <table:data-pilot-member table:name="15.5900001525879" table:display="true" table:show-details="true"/>
                <table:data-pilot-member table:name="15.6000003814697" table:display="true" table:show-details="true"/>
                <table:data-pilot-member table:name="15.6099996566772" table:display="true" table:show-details="true"/>
                <table:data-pilot-member table:name="15.6199998855591" table:display="true" table:show-details="true"/>
                <table:data-pilot-member table:name="15.6300001144409" table:display="true" table:show-details="true"/>
                <table:data-pilot-member table:name="15.6400003433228" table:display="true" table:show-details="true"/>
                <table:data-pilot-member table:name="15.6499996185303" table:display="true" table:show-details="true"/>
                <table:data-pilot-member table:name="15.6599998474121" table:display="true" table:show-details="true"/>
                <table:data-pilot-member table:name="15.6800003051758" table:display="true" table:show-details="true"/>
                <table:data-pilot-member table:name="15.6899995803833" table:display="true" table:show-details="true"/>
                <table:data-pilot-member table:name="15.6999998092651" table:display="true" table:show-details="true"/>
                <table:data-pilot-member table:name="15.710000038147" table:display="true" table:show-details="true"/>
                <table:data-pilot-member table:name="15.7200002670288" table:display="true" table:show-details="true"/>
                <table:data-pilot-member table:name="15.7299995422363" table:display="true" table:show-details="true"/>
                <table:data-pilot-member table:name="15.7399997711182" table:display="true" table:show-details="true"/>
                <table:data-pilot-member table:name="15.75" table:display="true" table:show-details="true"/>
                <table:data-pilot-member table:name="15.7600002288818" table:display="true" table:show-details="true"/>
                <table:data-pilot-member table:name="15.7700004577637" table:display="true" table:show-details="true"/>
                <table:data-pilot-member table:name="15.7799997329712" table:display="true" table:show-details="true"/>
                <table:data-pilot-member table:name="15.789999961853" table:display="true" table:show-details="true"/>
                <table:data-pilot-member table:name="15.8000001907349" table:display="true" table:show-details="true"/>
                <table:data-pilot-member table:name="15.8100004196167" table:display="true" table:show-details="true"/>
                <table:data-pilot-member table:name="15.8199996948242" table:display="true" table:show-details="true"/>
                <table:data-pilot-member table:name="15.8299999237061" table:display="true" table:show-details="true"/>
                <table:data-pilot-member table:name="15.8400001525879" table:display="true" table:show-details="true"/>
                <table:data-pilot-member table:name="15.8500003814697" table:display="true" table:show-details="true"/>
                <table:data-pilot-member table:name="15.8599996566772" table:display="true" table:show-details="true"/>
                <table:data-pilot-member table:name="15.8699998855591" table:display="true" table:show-details="true"/>
                <table:data-pilot-member table:name="15.8800001144409" table:display="true" table:show-details="true"/>
                <table:data-pilot-member table:name="15.8900003433228" table:display="true" table:show-details="true"/>
                <table:data-pilot-member table:name="15.8999996185303" table:display="true" table:show-details="true"/>
                <table:data-pilot-member table:name="15.9099998474121" table:display="true" table:show-details="true"/>
                <table:data-pilot-member table:name="15.9200000762939" table:display="true" table:show-details="true"/>
                <table:data-pilot-member table:name="15.9300003051758" table:display="true" table:show-details="true"/>
                <table:data-pilot-member table:name="15.9399995803833" table:display="true" table:show-details="true"/>
                <table:data-pilot-member table:name="15.9499998092651" table:display="true" table:show-details="true"/>
                <table:data-pilot-member table:name="15.960000038147" table:display="true" table:show-details="true"/>
                <table:data-pilot-member table:name="15.9700002670288" table:display="true" table:show-details="true"/>
                <table:data-pilot-member table:name="15.9799995422363" table:display="true" table:show-details="true"/>
                <table:data-pilot-member table:name="15.9899997711182" table:display="true" table:show-details="true"/>
                <table:data-pilot-member table:name="16" table:display="true" table:show-details="true"/>
                <table:data-pilot-member table:name="16.0100002288818" table:display="true" table:show-details="true"/>
                <table:data-pilot-member table:name="16.0200004577637" table:display="true" table:show-details="true"/>
                <table:data-pilot-member table:name="16.0300006866455" table:display="true" table:show-details="true"/>
                <table:data-pilot-member table:name="16.0400009155273" table:display="true" table:show-details="true"/>
                <table:data-pilot-member table:name="16.0499992370605" table:display="true" table:show-details="true"/>
                <table:data-pilot-member table:name="16.0599994659424" table:display="true" table:show-details="true"/>
                <table:data-pilot-member table:name="16.0900001525879" table:display="true" table:show-details="true"/>
                <table:data-pilot-member table:name="16.11000061035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/00/0000</text:date>, <text:time style:data-style-name="N2" text:time-value="19:26:49.471399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0T15:45:10.663163500</meta:creation-date>
    <meta:generator>LibreOffice/25.8.4.2$Windows_X86_64 LibreOffice_project/290daaa01b999472f0c7a3890eb6a550fd74c6df</meta:generator>
    <dc:date>2026-01-10T20:18:22.076110900</dc:date>
    <meta:editing-duration>PT1H59M57S</meta:editing-duration>
    <meta:editing-cycles>21</meta:editing-cycles>
    <meta:document-statistic meta:table-count="4" meta:cell-count="287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3pt" style:font-size-asian="13pt" style:font-size-complex="13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49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4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</office:automatic-styles>
  <office:body>
    <office:chart>
      <chart:chart svg:width="16.608cm" svg:height="11.036cm" xlink:href=".." xlink:type="simple" chart:class="chart:line" chart:style-name="ch1">
        <chart:title svg:x="6.302cm" svg:y="0.521cm" chart:style-name="ch2">
          <text:p><text:span text:style-name="T1">12 Week Forecast</text:span></text:p>
        </chart:title>
        <chart:subtitle svg:x="6.16cm" svg:y="1.355cm" chart:style-name="ch3">
          <text:p><text:span text:style-name="T2">(Using weekly average)</text:span></text:p>
        </chart:subtitle>
        <chart:legend chart:legend-position="top" svg:x="3.869cm" svg:y="2.223cm" style:legend-expansion="wide" chart:style-name="ch4"/>
        <chart:plot-area chart:style-name="ch5" svg:x="1.343cm" svg:y="3.539cm" svg:width="14.933cm" svg:height="6.296cm">
          <chart:coordinate-region svg:x="2.73cm" svg:y="3.738cm" svg:width="13.546cm" svg:height="4.323cm"/>
          <chart:axis chart:dimension="x" chart:name="primary-x" chart:style-name="ch6" chartooo:axis-type="auto">
            <chartooo:date-scale/>
            <chart:title svg:x="8.416cm" svg:y="10.055cm" chart:style-name="ch3">
              <text:p><text:span text:style-name="T3">Date</text:span></text:p>
            </chart:title>
            <chart:categories table:cell-range-address="Average.A2:Average.A107"/>
          </chart:axis>
          <chart:axis chart:dimension="y" chart:name="primary-y" chart:style-name="ch7">
            <chart:title svg:x="0.451cm" svg:y="7.9cm" chart:style-name="ch8">
              <text:p><text:span text:style-name="T3">Weekly Average</text:span></text:p>
            </chart:title>
            <chart:grid chart:style-name="ch9" chart:class="major"/>
          </chart:axis>
          <chart:series chart:style-name="ch10" chart:values-cell-range-address="Average.B2:Average.B107" chart:label-cell-address="Average.B1:Average.B1" chart:class="chart:line">
            <chart:data-point chart:repeated="106"/>
          </chart:series>
          <chart:series chart:style-name="ch11" chart:values-cell-range-address="Average.C2:Average.C107" chart:label-cell-address="Average.C1:Average.C1" chart:class="chart:line">
            <chart:data-point chart:repeated="106"/>
          </chart:series>
          <chart:series chart:style-name="ch12" chart:values-cell-range-address="Average.D2:Average.D107" chart:label-cell-address="Average.D1:Average.D1" chart:class="chart:line">
            <chart:data-point chart:repeated="106"/>
          </chart:series>
          <chart:series chart:style-name="ch13" chart:values-cell-range-address="Average.E2:Average.E107" chart:label-cell-address="Average.E1:Average.E1" chart:class="chart:line">
            <chart:data-point chart:repeated="106"/>
          </chart:series>
          <chart:series chart:style-name="ch14" chart:values-cell-range-address="Average.F2:Average.F107" chart:label-cell-address="Average.F1:Average.F1" chart:class="chart:line">
            <chart:data-point chart:repeated="10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close</text:p>
                <draw:g>
                  <svg:desc>Average.B1:Average.B1</svg:desc>
                </draw:g>
              </table:table-cell>
              <table:table-cell office:value-type="string">
                <text:p>Forecast</text:p>
                <draw:g>
                  <svg:desc>Average.C1:Average.C1</svg:desc>
                </draw:g>
              </table:table-cell>
              <table:table-cell office:value-type="string">
                <text:p>Confidence</text:p>
                <draw:g>
                  <svg:desc>Average.D1:Average.D1</svg:desc>
                </draw:g>
              </table:table-cell>
              <table:table-cell office:value-type="string">
                <text:p>Lower</text:p>
                <draw:g>
                  <svg:desc>Average.E1:Average.E1</svg:desc>
                </draw:g>
              </table:table-cell>
              <table:table-cell office:value-type="string">
                <text:p>Upper</text:p>
                <draw:g>
                  <svg:desc>Average.F1:Average.F1</svg:desc>
                </draw:g>
              </table:table-cell>
            </table:table-row>
          </table:table-header-rows>
          <table:table-rows>
            <table:table-row>
              <table:table-cell office:value-type="float" office:value="45292">
                <text:p>45292</text:p>
                <draw:g>
                  <svg:desc>Average.A2:Average.A107</svg:desc>
                </draw:g>
              </table:table-cell>
              <table:table-cell office:value-type="float" office:value="15.0425000190735">
                <text:p>15.0425000190735</text:p>
                <draw:g>
                  <svg:desc>Average.B2:Average.B107</svg:desc>
                </draw:g>
              </table:table-cell>
              <table:table-cell office:value-type="float" office:value="NaN">
                <text:p>NaN</text:p>
                <draw:g>
                  <svg:desc>Average.C2:Average.C107</svg:desc>
                </draw:g>
              </table:table-cell>
              <table:table-cell office:value-type="float" office:value="NaN">
                <text:p>NaN</text:p>
                <draw:g>
                  <svg:desc>Average.D2:Average.D107</svg:desc>
                </draw:g>
              </table:table-cell>
              <table:table-cell office:value-type="float" office:value="NaN">
                <text:p>NaN</text:p>
                <draw:g>
                  <svg:desc>Average.E2:Average.E107</svg:desc>
                </draw:g>
              </table:table-cell>
              <table:table-cell office:value-type="float" office:value="NaN">
                <text:p>NaN</text:p>
                <draw:g>
                  <svg:desc>Average.F2:Average.F107</svg:desc>
                </draw:g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15.0679998397827">
                <text:p>15.0679998397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14.9875001907349">
                <text:p>14.987500190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15.0239999771118">
                <text:p>15.023999977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5.1440000534058">
                <text:p>15.144000053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5.0819999694824">
                <text:p>15.0819999694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5.0420000076294">
                <text:p>15.042000007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15.0725002288818">
                <text:p>15.0725002288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5.1240001678467">
                <text:p>15.1240001678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5.2440000534058">
                <text:p>15.244000053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5.2360000610352">
                <text:p>15.236000061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5.2380001068115">
                <text:p>15.2380001068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5.2549998760223">
                <text:p>15.2549998760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5.1380001068115">
                <text:p>15.1380001068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5.0560001373291">
                <text:p>15.056000137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4.8720001220703">
                <text:p>14.872000122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4.9019998550415">
                <text:p>14.9019998550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4.9559999465942">
                <text:p>14.955999946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5.1180002212524">
                <text:p>15.118000221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5.2099998474121">
                <text:p>15.209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5.1959999084473">
                <text:p>15.1959999084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9">
                <text:p>45439</text:p>
              </table:table-cell>
              <table:table-cell office:value-type="float" office:value="15.1125001907349">
                <text:p>15.112500190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5.2680000305176">
                <text:p>15.2680000305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5.2979999542236">
                <text:p>15.297999954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5.375">
                <text:p>15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5.3240001678467">
                <text:p>15.3240001678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5.1874997615814">
                <text:p>15.1874997615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15.3560001373291">
                <text:p>15.356000137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5.4219999313355">
                <text:p>15.421999931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5.3440000534058">
                <text:p>15.344000053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5.4700000762939">
                <text:p>15.4700000762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5.4420001983643">
                <text:p>15.4420001983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15.5960000991821">
                <text:p>15.596000099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5.7339998245239">
                <text:p>15.7339998245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5.7439998626709">
                <text:p>15.743999862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7">
                <text:p>45537</text:p>
              </table:table-cell>
              <table:table-cell office:value-type="float" office:value="15.7474999427795">
                <text:p>15.7474999427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15.8459999084473">
                <text:p>15.8459999084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15.9260000228882">
                <text:p>15.9260000228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15.9340000152588">
                <text:p>15.934000015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15.8219999313355">
                <text:p>15.821999931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15.6959997177124">
                <text:p>15.6959997177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15.7360000610352">
                <text:p>15.736000061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5.6240001678467">
                <text:p>15.6240001678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5.5659999847412">
                <text:p>15.5659999847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5.6120000839233">
                <text:p>15.6120000839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15.5879999160767">
                <text:p>15.5879999160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15.5859998703003">
                <text:p>15.585999870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5.7349998950958">
                <text:p>15.7349998950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5.8440000534058">
                <text:p>15.844000053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5.7940000534058">
                <text:p>15.794000053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5.6140003204346">
                <text:p>15.6140003204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5.5675001144409">
                <text:p>15.5675001144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5.0374999046326">
                <text:p>15.0374999046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4.9800000190735">
                <text:p>14.9800000190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4.9740001678467">
                <text:p>14.9740001678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15.1325001716614">
                <text:p>15.132500171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5.1780000686646">
                <text:p>15.1780000686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5.239999961853">
                <text:p>15.23999996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5.2500001907349">
                <text:p>15.250000190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15.272500038147">
                <text:p>15.27250003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5.3359998703003">
                <text:p>15.335999870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5.2859998703003">
                <text:p>15.285999870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5.173999786377">
                <text:p>15.173999786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5.2579998016357">
                <text:p>15.2579998016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5.2160001754761">
                <text:p>15.2160001754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5.1220001220703">
                <text:p>15.122000122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4.8520002365112">
                <text:p>14.852000236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4.9874999523163">
                <text:p>14.9874999523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5.05">
                <text:p>1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15.2379999160767">
                <text:p>15.2379999160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15.2079999923706">
                <text:p>15.2079999923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15.260000038147">
                <text:p>15.26000003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15.2559999465942">
                <text:p>15.255999946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03">
                <text:p>45803</text:p>
              </table:table-cell>
              <table:table-cell office:value-type="float" office:value="15.3400001525879">
                <text:p>15.3400001525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15.3840000152588">
                <text:p>15.384000015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15.4439998626709">
                <text:p>15.443999862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15.4424996376038">
                <text:p>15.442499637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15.5479997634888">
                <text:p>15.5479997634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15.5324997901917">
                <text:p>15.532499790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15.48600025177">
                <text:p>15.48600025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15.460000038147">
                <text:p>15.46000003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15.560000038147">
                <text:p>15.56000003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15.5640001296997">
                <text:p>15.5640001296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15.65">
                <text:p>15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15.6960000991821">
                <text:p>15.696000099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15.6920000076294">
                <text:p>15.692000007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15.739999961853">
                <text:p>15.73999996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15.7699997425079">
                <text:p>15.7699997425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15.9280000686646">
                <text:p>15.9280000686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15.9780000686646">
                <text:p>15.9780000686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15.939999961853">
                <text:p>15.93999996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15.8819999694824">
                <text:p>15.8819999694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15.8920000076294">
                <text:p>15.892000007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15.9579998016357">
                <text:p>15.9579998016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16.0340003967285">
                <text:p>16.0340003967285</text:p>
              </table:table-cell>
              <table:table-cell office:value-type="float" office:value="15.9579998016357">
                <text:p>15.9579998016357</text:p>
              </table:table-cell>
              <table:table-cell office:value-type="float" office:value="0.190181400825431">
                <text:p>0.190181400825431</text:p>
              </table:table-cell>
              <table:table-cell office:value-type="float" office:value="15.7678184008103">
                <text:p>15.7678184008103</text:p>
              </table:table-cell>
              <table:table-cell office:value-type="float" office:value="16.1481812024611">
                <text:p>16.1481812024611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16.0540000915527">
                <text:p>16.0540000915527</text:p>
              </table:table-cell>
              <table:table-cell office:value-type="float" office:value="15.9210698964031">
                <text:p>15.9210698964031</text:p>
              </table:table-cell>
              <table:table-cell office:value-type="float" office:value="0.221555166846532">
                <text:p>0.221555166846532</text:p>
              </table:table-cell>
              <table:table-cell office:value-type="float" office:value="15.6995147295566">
                <text:p>15.6995147295566</text:p>
              </table:table-cell>
              <table:table-cell office:value-type="float" office:value="16.1426250632496">
                <text:p>16.1426250632496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15.9680000305176">
                <text:p>15.9680000305176</text:p>
              </table:table-cell>
              <table:table-cell office:value-type="float" office:value="16.0158601065829">
                <text:p>16.0158601065829</text:p>
              </table:table-cell>
              <table:table-cell office:value-type="float" office:value="0.246259653417681">
                <text:p>0.246259653417681</text:p>
              </table:table-cell>
              <table:table-cell office:value-type="float" office:value="15.7696004531652">
                <text:p>15.7696004531652</text:p>
              </table:table-cell>
              <table:table-cell office:value-type="float" office:value="16.2621197600006">
                <text:p>16.2621197600006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16">
                <text:p>16</text:p>
              </table:table-cell>
              <table:table-cell office:value-type="float" office:value="16.0241301406646">
                <text:p>16.0241301406646</text:p>
              </table:table-cell>
              <table:table-cell office:value-type="float" office:value="0.285351189599222">
                <text:p>0.285351189599222</text:p>
              </table:table-cell>
              <table:table-cell office:value-type="float" office:value="15.7387789510653">
                <text:p>15.7387789510653</text:p>
              </table:table-cell>
              <table:table-cell office:value-type="float" office:value="16.3094813302638">
                <text:p>16.3094813302638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15.8880001068115">
                <text:p>15.8880001068115</text:p>
              </table:table-cell>
              <table:table-cell office:value-type="float" office:value="16.0710010673416">
                <text:p>16.0710010673416</text:p>
              </table:table-cell>
              <table:table-cell office:value-type="float" office:value="0.301789660886815">
                <text:p>0.301789660886815</text:p>
              </table:table-cell>
              <table:table-cell office:value-type="float" office:value="15.7692114064548">
                <text:p>15.7692114064548</text:p>
              </table:table-cell>
              <table:table-cell office:value-type="float" office:value="16.3727907282284">
                <text:p>16.3727907282284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16.0249998569489">
                <text:p>16.0249998569489</text:p>
              </table:table-cell>
              <table:table-cell office:value-type="float" office:value="15.975385549183">
                <text:p>15.975385549183</text:p>
              </table:table-cell>
              <table:table-cell office:value-type="float" office:value="0.308602694634875">
                <text:p>0.308602694634875</text:p>
              </table:table-cell>
              <table:table-cell office:value-type="float" office:value="15.6667828545481">
                <text:p>15.6667828545481</text:p>
              </table:table-cell>
              <table:table-cell office:value-type="float" office:value="16.2839882438179">
                <text:p>16.2839882438179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16.0280002593994">
                <text:p>16.0280002593994</text:p>
              </table:table-cell>
              <table:table-cell office:value-type="float" office:value="15.9162597778588">
                <text:p>15.9162597778588</text:p>
              </table:table-cell>
              <table:table-cell office:value-type="float" office:value="0.329411834560357">
                <text:p>0.329411834560357</text:p>
              </table:table-cell>
              <table:table-cell office:value-type="float" office:value="15.5868479432985">
                <text:p>15.5868479432985</text:p>
              </table:table-cell>
              <table:table-cell office:value-type="float" office:value="16.2456716124192">
                <text:p>16.2456716124192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16.0119998931885">
                <text:p>16.0119998931885</text:p>
              </table:table-cell>
              <table:table-cell office:value-type="float" office:value="15.8993759995916">
                <text:p>15.8993759995916</text:p>
              </table:table-cell>
              <table:table-cell office:value-type="float" office:value="0.378557913178845">
                <text:p>0.378557913178845</text:p>
              </table:table-cell>
              <table:table-cell office:value-type="float" office:value="15.5208180864128">
                <text:p>15.5208180864128</text:p>
              </table:table-cell>
              <table:table-cell office:value-type="float" office:value="16.2779339127704">
                <text:p>16.2779339127704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16.0100002288818">
                <text:p>16.0100002288818</text:p>
              </table:table-cell>
              <table:table-cell office:value-type="float" office:value="15.8987818084589">
                <text:p>15.8987818084589</text:p>
              </table:table-cell>
              <table:table-cell office:value-type="float" office:value="0.406074039293703">
                <text:p>0.406074039293703</text:p>
              </table:table-cell>
              <table:table-cell office:value-type="float" office:value="15.4927077691652">
                <text:p>15.4927077691652</text:p>
              </table:table-cell>
              <table:table-cell office:value-type="float" office:value="16.3048558477526">
                <text:p>16.3048558477526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15.8550000190735">
                <text:p>15.8550000190735</text:p>
              </table:table-cell>
              <table:table-cell office:value-type="float" office:value="15.98433746545">
                <text:p>15.98433746545</text:p>
              </table:table-cell>
              <table:table-cell office:value-type="float" office:value="0.425124077961506">
                <text:p>0.425124077961506</text:p>
              </table:table-cell>
              <table:table-cell office:value-type="float" office:value="15.5592133874885">
                <text:p>15.5592133874885</text:p>
              </table:table-cell>
              <table:table-cell office:value-type="float" office:value="16.4094615434115">
                <text:p>16.4094615434115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15.7900004386902">
                <text:p>15.7900004386902</text:p>
              </table:table-cell>
              <table:table-cell office:value-type="float" office:value="16.0098228849575">
                <text:p>16.0098228849575</text:p>
              </table:table-cell>
              <table:table-cell office:value-type="float" office:value="0.422200177828614">
                <text:p>0.422200177828614</text:p>
              </table:table-cell>
              <table:table-cell office:value-type="float" office:value="15.5876227071289">
                <text:p>15.5876227071289</text:p>
              </table:table-cell>
              <table:table-cell office:value-type="float" office:value="16.4320230627861">
                <text:p>16.4320230627861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15.8559999465942">
                <text:p>15.8559999465942</text:p>
              </table:table-cell>
              <table:table-cell office:value-type="float" office:value="15.9554784416802">
                <text:p>15.9554784416802</text:p>
              </table:table-cell>
              <table:table-cell office:value-type="float" office:value="0.443181874810353">
                <text:p>0.443181874810353</text:p>
              </table:table-cell>
              <table:table-cell office:value-type="float" office:value="15.5122965668698">
                <text:p>15.5122965668698</text:p>
              </table:table-cell>
              <table:table-cell office:value-type="float" office:value="16.3986603164905">
                <text:p>16.39866031649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19cm" svg:y="3.952cm" style:legend-expansion="high" chart:style-name="ch2"/>
        <chart:plot-area chart:style-name="ch3" svg:x="0.32cm" svg:y="0.18cm" svg:width="11.779cm" svg:height="8.64cm">
          <chart:coordinate-region svg:x="1.706cm" svg:y="0.379cm" svg:width="10.393cm" svg:height="6.667cm"/>
          <chart:axis chart:dimension="x" chart:name="primary-x" chart:style-name="ch4" chartooo:axis-type="auto">
            <chartooo:date-scale/>
            <chart:categories table:cell-range-address="Median.A2:Median.A1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dian.B2:Median.B107" chart:label-cell-address="Median.B1:Median.B1" chart:class="chart:line">
            <chart:data-point chart:repeated="106"/>
          </chart:series>
          <chart:series chart:style-name="ch8" chart:values-cell-range-address="Median.C2:Median.C107" chart:label-cell-address="Median.C1:Median.C1" chart:class="chart:line">
            <chart:data-point chart:repeated="10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- close</text:p>
                <draw:g>
                  <svg:desc>Median.B1:Median.B1</svg:desc>
                </draw:g>
              </table:table-cell>
              <table:table-cell office:value-type="string">
                <text:p>Median</text:p>
                <draw:g>
                  <svg:desc>Median.C1:Median.C1</svg:desc>
                </draw:g>
              </table:table-cell>
            </table:table-row>
          </table:table-header-rows>
          <table:table-rows>
            <table:table-row>
              <table:table-cell office:value-type="float" office:value="45292">
                <text:p>45292</text:p>
                <draw:g>
                  <svg:desc>Median.A2:Median.A107</svg:desc>
                </draw:g>
              </table:table-cell>
              <table:table-cell office:value-type="float" office:value="15.0450000762939">
                <text:p>15.0450000762939</text:p>
                <draw:g>
                  <svg:desc>Median.B2:Median.B107</svg:desc>
                </draw:g>
              </table:table-cell>
              <table:table-cell office:value-type="float" office:value="NaN">
                <text:p>NaN</text:p>
                <draw:g>
                  <svg:desc>Median.C2:Median.C107</svg:desc>
                </draw:g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15.0699996948242">
                <text:p>15.0699996948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14.9850001335144">
                <text:p>14.9850001335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15.0299997329712">
                <text:p>15.0299997329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5.1300001144409">
                <text:p>15.1300001144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5.0799999237061">
                <text:p>15.0799999237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5.039999961853">
                <text:p>15.039999961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15.0700001716614">
                <text:p>15.0700001716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5.1000003814697">
                <text:p>15.100000381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5.25">
                <text:p>15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5.2600002288818">
                <text:p>15.2600002288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5.25">
                <text:p>15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5.2550001144409">
                <text:p>15.2550001144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5.1400003433228">
                <text:p>15.1400003433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5.0100002288818">
                <text:p>15.0100002288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4.8599996566772">
                <text:p>14.8599996566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4.9099998474121">
                <text:p>14.9099998474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4.960000038147">
                <text:p>14.960000038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5.1199998855591">
                <text:p>15.119999885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5.2299995422363">
                <text:p>15.2299995422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5.1999998092651">
                <text:p>15.1999998092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9">
                <text:p>45439</text:p>
              </table:table-cell>
              <table:table-cell office:value-type="float" office:value="15.1200003623962">
                <text:p>15.1200003623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5.2600002288818">
                <text:p>15.2600002288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5.3100004196167">
                <text:p>15.3100004196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5.3699998855591">
                <text:p>15.369999885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5.3500003814697">
                <text:p>15.350000381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5.1999998092651">
                <text:p>15.1999998092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15.3400001525879">
                <text:p>15.3400001525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5.4200000762939">
                <text:p>15.4200000762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5.3699998855591">
                <text:p>15.369999885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5.4300003051758">
                <text:p>15.4300003051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15.6199998855591">
                <text:p>15.619999885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5.7299995422363">
                <text:p>15.7299995422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5.7399997711182">
                <text:p>15.739999771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7">
                <text:p>45537</text:p>
              </table:table-cell>
              <table:table-cell office:value-type="float" office:value="15.75">
                <text:p>15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15.8500003814697">
                <text:p>15.850000381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15.9300003051758">
                <text:p>15.9300003051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15.9399995803833">
                <text:p>15.9399995803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15.8500003814697">
                <text:p>15.850000381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15.6899995803833">
                <text:p>15.6899995803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15.7299995422363">
                <text:p>15.7299995422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5.6300001144409">
                <text:p>15.6300001144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5.5799999237061">
                <text:p>15.5799999237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5.6000003814697">
                <text:p>15.600000381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15.5699996948242">
                <text:p>15.5699996948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15.5799999237061">
                <text:p>15.5799999237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5.7199997901917">
                <text:p>15.7199997901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5.8500003814697">
                <text:p>15.850000381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5.8199996948242">
                <text:p>15.8199996948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5.5600004196167">
                <text:p>15.5600004196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5.5650000572205">
                <text:p>15.5650000572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5.0349998474121">
                <text:p>15.0349998474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4.9899997711182">
                <text:p>14.989999771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5.0200004577637">
                <text:p>15.0200004577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15.1350002288818">
                <text:p>15.1350002288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5.1800003051758">
                <text:p>15.1800003051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5.2399997711182">
                <text:p>15.239999771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5.2600002288818">
                <text:p>15.2600002288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15.2750000953674">
                <text:p>15.2750000953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5.3400001525879">
                <text:p>15.3400001525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5.289999961853">
                <text:p>15.289999961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5.1599998474121">
                <text:p>15.1599998474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5.2600002288818">
                <text:p>15.2600002288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5.2200002670288">
                <text:p>15.2200002670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5.1400003433228">
                <text:p>15.1400003433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4.8500003814697">
                <text:p>14.850000381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4.9899997711182">
                <text:p>14.989999771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5.039999961853">
                <text:p>15.039999961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15.2399997711182">
                <text:p>15.239999771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15.210000038147">
                <text:p>15.210000038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15.25">
                <text:p>15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15.2299995422363">
                <text:p>15.2299995422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03">
                <text:p>45803</text:p>
              </table:table-cell>
              <table:table-cell office:value-type="float" office:value="15.3450002670288">
                <text:p>15.3450002670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15.3699998855591">
                <text:p>15.369999885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15.4399995803833">
                <text:p>15.4399995803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15.4399995803833">
                <text:p>15.4399995803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15.5500001907349">
                <text:p>15.5500001907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15.5299997329712">
                <text:p>15.5299997329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15.4700002670288">
                <text:p>15.4700002670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15.460000038147">
                <text:p>15.460000038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15.5600004196167">
                <text:p>15.5600004196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15.5600004196167">
                <text:p>15.5600004196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15.6499996185303">
                <text:p>15.6499996185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15.6800003051758">
                <text:p>15.6800003051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15.6800003051758">
                <text:p>15.6800003051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15.7399997711182">
                <text:p>15.739999771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15.7649998664856">
                <text:p>15.7649998664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15.9200000762939">
                <text:p>15.9200000762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15.9700002670288">
                <text:p>15.9700002670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15.9399995803833">
                <text:p>15.9399995803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15.8900003433228">
                <text:p>15.8900003433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15.8999996185303">
                <text:p>15.8999996185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15.960000038147">
                <text:p>15.960000038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16.0300006866455">
                <text:p>16.0300006866455</text:p>
              </table:table-cell>
              <table:table-cell office:value-type="float" office:value="15.960000038147">
                <text:p>15.960000038147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16.0499992370605">
                <text:p>16.0499992370605</text:p>
              </table:table-cell>
              <table:table-cell office:value-type="float" office:value="15.9013115331993">
                <text:p>15.9013115331993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15.960000038147">
                <text:p>15.960000038147</text:p>
              </table:table-cell>
              <table:table-cell office:value-type="float" office:value="16.0257353253434">
                <text:p>16.0257353253434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16">
                <text:p>16</text:p>
              </table:table-cell>
              <table:table-cell office:value-type="float" office:value="16.0428402978669">
                <text:p>16.0428402978669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15.8900003433228">
                <text:p>15.8900003433228</text:p>
              </table:table-cell>
              <table:table-cell office:value-type="float" office:value="16.1214519242797">
                <text:p>16.1214519242797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16.039999961853">
                <text:p>16.039999961853</text:p>
              </table:table-cell>
              <table:table-cell office:value-type="float" office:value="16.041437204734">
                <text:p>16.041437204734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16.0200004577637">
                <text:p>16.0200004577637</text:p>
              </table:table-cell>
              <table:table-cell office:value-type="float" office:value="15.9761361146493">
                <text:p>15.9761361146493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16">
                <text:p>16</text:p>
              </table:table-cell>
              <table:table-cell office:value-type="float" office:value="15.9542321054535">
                <text:p>15.9542321054535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16.0100002288818">
                <text:p>16.0100002288818</text:p>
              </table:table-cell>
              <table:table-cell office:value-type="float" office:value="15.9520234688296">
                <text:p>15.9520234688296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15.8000001907349">
                <text:p>15.8000001907349</text:p>
              </table:table-cell>
              <table:table-cell office:value-type="float" office:value="16.0228907963053">
                <text:p>16.0228907963053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15.7900004386902">
                <text:p>15.7900004386902</text:p>
              </table:table-cell>
              <table:table-cell office:value-type="float" office:value="16.0549432815278">
                <text:p>16.0549432815278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15.8599996566772">
                <text:p>15.8599996566772</text:p>
              </table:table-cell>
              <table:table-cell office:value-type="float" office:value="16.0148987169986">
                <text:p>16.01489871699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4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52cm" svg:stroke-color="#ff0000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179cm" svg:height="10.218cm" xlink:href=".." xlink:type="simple" chart:class="chart:line" chart:style-name="ch1">
        <chart:legend chart:legend-position="top" svg:x="4.262cm" svg:y="0.185cm" style:legend-expansion="wide" chart:style-name="ch2"/>
        <chart:plot-area chart:style-name="ch3" svg:x="0.363cm" svg:y="1.485cm" svg:width="17.453cm" svg:height="8.529cm">
          <chart:coordinate-region svg:x="1.75cm" svg:y="1.684cm" svg:width="16.066cm" svg:height="6.556cm"/>
          <chart:axis chart:dimension="x" chart:name="primary-x" chart:style-name="ch4" chartooo:axis-type="auto">
            <chartooo:date-scale/>
            <chart:categories table:cell-range-address="Sheet3.A2:Sheet3.A1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119" chart:label-cell-address="Sheet3.B1:Sheet3.B1" chart:class="chart:line">
            <chart:regression-curve chart:style-name="ch8"/>
            <chart:data-point chart:repeated="118"/>
          </chart:series>
          <chart:series chart:style-name="ch9" chart:values-cell-range-address="Sheet3.C2:Sheet3.C119" chart:label-cell-address="Sheet3.C1:Sheet3.C1" chart:class="chart:line">
            <chart:data-point chart:repeated="118"/>
          </chart:series>
          <chart:series chart:style-name="ch10" chart:values-cell-range-address="Sheet3.D2:Sheet3.D119" chart:label-cell-address="Sheet3.D1:Sheet3.D1" chart:class="chart:line">
            <chart:data-point chart:repeated="118"/>
          </chart:series>
          <chart:series chart:style-name="ch11" chart:values-cell-range-address="Sheet3.E2:Sheet3.E119" chart:label-cell-address="Sheet3.E1:Sheet3.E1" chart:class="chart:line">
            <chart:data-point chart:repeated="118"/>
          </chart:series>
          <chart:series chart:style-name="ch12" chart:values-cell-range-address="Sheet3.F2:Sheet3.F119" chart:label-cell-address="Sheet3.F1:Sheet3.F1" chart:class="chart:line">
            <chart:data-point chart:repeated="1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ekly Avg</text:p>
                <draw:g>
                  <svg:desc>Sheet3.B1:Sheet3.B1</svg:desc>
                </draw:g>
              </table:table-cell>
              <table:table-cell office:value-type="string">
                <text:p>Forecast</text:p>
                <draw:g>
                  <svg:desc>Sheet3.C1:Sheet3.C1</svg:desc>
                </draw:g>
              </table:table-cell>
              <table:table-cell office:value-type="string">
                <text:p>Confidence</text:p>
                <draw:g>
                  <svg:desc>Sheet3.D1:Sheet3.D1</svg:desc>
                </draw:g>
              </table:table-cell>
              <table:table-cell office:value-type="string">
                <text:p>Lower</text:p>
                <draw:g>
                  <svg:desc>Sheet3.E1:Sheet3.E1</svg:desc>
                </draw:g>
              </table:table-cell>
              <table:table-cell office:value-type="string">
                <text:p>Upper</text:p>
                <draw:g>
                  <svg:desc>Sheet3.F1:Sheet3.F1</svg:desc>
                </draw:g>
              </table:table-cell>
            </table:table-row>
          </table:table-header-rows>
          <table:table-rows>
            <table:table-row>
              <table:table-cell office:value-type="float" office:value="45292">
                <text:p>45292</text:p>
                <draw:g>
                  <svg:desc>Sheet3.A2:Sheet3.A119</svg:desc>
                </draw:g>
              </table:table-cell>
              <table:table-cell office:value-type="float" office:value="15.0425000190735">
                <text:p>15.0425000190735</text:p>
                <draw:g>
                  <svg:desc>Sheet3.B2:Sheet3.B119</svg:desc>
                </draw:g>
              </table:table-cell>
              <table:table-cell office:value-type="float" office:value="NaN">
                <text:p>NaN</text:p>
                <draw:g>
                  <svg:desc>Sheet3.C2:Sheet3.C119</svg:desc>
                </draw:g>
              </table:table-cell>
              <table:table-cell office:value-type="float" office:value="NaN">
                <text:p>NaN</text:p>
                <draw:g>
                  <svg:desc>Sheet3.D2:Sheet3.D119</svg:desc>
                </draw:g>
              </table:table-cell>
              <table:table-cell office:value-type="float" office:value="NaN">
                <text:p>NaN</text:p>
                <draw:g>
                  <svg:desc>Sheet3.E2:Sheet3.E119</svg:desc>
                </draw:g>
              </table:table-cell>
              <table:table-cell office:value-type="float" office:value="NaN">
                <text:p>NaN</text:p>
                <draw:g>
                  <svg:desc>Sheet3.F2:Sheet3.F119</svg:desc>
                </draw:g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15.0679998397827">
                <text:p>15.0679998397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14.9875001907349">
                <text:p>14.987500190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15.0239999771118">
                <text:p>15.023999977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5.1440000534058">
                <text:p>15.144000053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5.0819999694824">
                <text:p>15.0819999694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5.0420000076294">
                <text:p>15.042000007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15.0725002288818">
                <text:p>15.0725002288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5.1240001678467">
                <text:p>15.1240001678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5.2440000534058">
                <text:p>15.244000053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5.2360000610352">
                <text:p>15.236000061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5.2380001068115">
                <text:p>15.2380001068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5.2549998760223">
                <text:p>15.2549998760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5.1380001068115">
                <text:p>15.1380001068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5.0560001373291">
                <text:p>15.056000137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4.8720001220703">
                <text:p>14.872000122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4.9019998550415">
                <text:p>14.9019998550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4.9559999465942">
                <text:p>14.955999946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5.1180002212524">
                <text:p>15.118000221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5.2099998474121">
                <text:p>15.209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5.1959999084473">
                <text:p>15.1959999084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9">
                <text:p>45439</text:p>
              </table:table-cell>
              <table:table-cell office:value-type="float" office:value="15.1125001907349">
                <text:p>15.112500190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5.2680000305176">
                <text:p>15.2680000305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5.2979999542236">
                <text:p>15.297999954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5.375">
                <text:p>15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5.3240001678467">
                <text:p>15.3240001678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5.1874997615814">
                <text:p>15.1874997615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15.3560001373291">
                <text:p>15.356000137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5.4219999313355">
                <text:p>15.421999931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5.3440000534058">
                <text:p>15.344000053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5.4700000762939">
                <text:p>15.4700000762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5.4420001983643">
                <text:p>15.4420001983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15.5960000991821">
                <text:p>15.596000099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5.7339998245239">
                <text:p>15.7339998245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5.7439998626709">
                <text:p>15.743999862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7">
                <text:p>45537</text:p>
              </table:table-cell>
              <table:table-cell office:value-type="float" office:value="15.7474999427795">
                <text:p>15.7474999427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15.8459999084473">
                <text:p>15.8459999084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15.9260000228882">
                <text:p>15.9260000228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15.9340000152588">
                <text:p>15.934000015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15.8219999313355">
                <text:p>15.821999931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15.6959997177124">
                <text:p>15.6959997177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15.7360000610352">
                <text:p>15.736000061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5.6240001678467">
                <text:p>15.6240001678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5.5659999847412">
                <text:p>15.5659999847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5.6120000839233">
                <text:p>15.6120000839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15.5879999160767">
                <text:p>15.5879999160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15.5859998703003">
                <text:p>15.585999870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5.7349998950958">
                <text:p>15.7349998950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5.8440000534058">
                <text:p>15.844000053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5.7940000534058">
                <text:p>15.794000053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5.6140003204346">
                <text:p>15.6140003204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5.5675001144409">
                <text:p>15.5675001144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5.0374999046326">
                <text:p>15.0374999046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4.9800000190735">
                <text:p>14.9800000190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4.9740001678467">
                <text:p>14.9740001678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15.1325001716614">
                <text:p>15.132500171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5.1780000686646">
                <text:p>15.1780000686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5.239999961853">
                <text:p>15.23999996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5.2500001907349">
                <text:p>15.250000190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15.272500038147">
                <text:p>15.27250003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5.3359998703003">
                <text:p>15.335999870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5.2859998703003">
                <text:p>15.285999870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5.173999786377">
                <text:p>15.173999786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5.2579998016357">
                <text:p>15.2579998016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5.2160001754761">
                <text:p>15.2160001754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5.1220001220703">
                <text:p>15.122000122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4.8520002365112">
                <text:p>14.852000236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4.9874999523163">
                <text:p>14.9874999523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5.05">
                <text:p>1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15.2379999160767">
                <text:p>15.2379999160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15.2079999923706">
                <text:p>15.2079999923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15.260000038147">
                <text:p>15.26000003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15.2559999465942">
                <text:p>15.255999946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03">
                <text:p>45803</text:p>
              </table:table-cell>
              <table:table-cell office:value-type="float" office:value="15.3400001525879">
                <text:p>15.3400001525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15.3840000152588">
                <text:p>15.384000015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15.4439998626709">
                <text:p>15.443999862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15.4424996376038">
                <text:p>15.442499637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15.5479997634888">
                <text:p>15.5479997634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15.5324997901917">
                <text:p>15.532499790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15.48600025177">
                <text:p>15.48600025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15.460000038147">
                <text:p>15.46000003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15.560000038147">
                <text:p>15.56000003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15.5640001296997">
                <text:p>15.5640001296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15.65">
                <text:p>15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15.6960000991821">
                <text:p>15.696000099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15.6920000076294">
                <text:p>15.692000007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15.739999961853">
                <text:p>15.73999996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15.7699997425079">
                <text:p>15.7699997425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15.9280000686646">
                <text:p>15.9280000686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15.9780000686646">
                <text:p>15.9780000686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15.939999961853">
                <text:p>15.93999996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15.8819999694824">
                <text:p>15.8819999694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15.8920000076294">
                <text:p>15.892000007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15.9579998016357">
                <text:p>15.9579998016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16.0340003967285">
                <text:p>16.0340003967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16.0540000915527">
                <text:p>16.0540000915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15.9680000305176">
                <text:p>15.9680000305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15.8880001068115">
                <text:p>15.8880001068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16.0249998569489">
                <text:p>16.0249998569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16.0280002593994">
                <text:p>16.0280002593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16.0119998931885">
                <text:p>16.011999893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16.0100002288818">
                <text:p>16.0100002288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15.8550000190735">
                <text:p>15.8550000190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15.7900004386902">
                <text:p>15.7900004386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15.8559999465942">
                <text:p>15.855999946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NaN">
                <text:p>NaN</text:p>
              </table:table-cell>
              <table:table-cell office:value-type="float" office:value="15.8559999465942">
                <text:p>15.8559999465942</text:p>
              </table:table-cell>
              <table:table-cell office:value-type="float" office:value="0.474145795256224">
                <text:p>0.474145795256224</text:p>
              </table:table-cell>
              <table:table-cell office:value-type="float" office:value="15.381854151338">
                <text:p>15.381854151338</text:p>
              </table:table-cell>
              <table:table-cell office:value-type="float" office:value="16.3301457418504">
                <text:p>16.3301457418504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NaN">
                <text:p>NaN</text:p>
              </table:table-cell>
              <table:table-cell office:value-type="float" office:value="15.9760000228882">
                <text:p>15.9760000228882</text:p>
              </table:table-cell>
              <table:table-cell office:value-type="float" office:value="0.490957254076292">
                <text:p>0.490957254076292</text:p>
              </table:table-cell>
              <table:table-cell office:value-type="float" office:value="15.4850427688119">
                <text:p>15.4850427688119</text:p>
              </table:table-cell>
              <table:table-cell office:value-type="float" office:value="16.4669572769645">
                <text:p>16.4669572769645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NaN">
                <text:p>NaN</text:p>
              </table:table-cell>
              <table:table-cell office:value-type="float" office:value="15.9139999389648">
                <text:p>15.9139999389648</text:p>
              </table:table-cell>
              <table:table-cell office:value-type="float" office:value="0.468870124313824">
                <text:p>0.468870124313824</text:p>
              </table:table-cell>
              <table:table-cell office:value-type="float" office:value="15.445129814651">
                <text:p>15.445129814651</text:p>
              </table:table-cell>
              <table:table-cell office:value-type="float" office:value="16.3828700632786">
                <text:p>16.3828700632786</text:p>
              </table:table-cell>
            </table:table-row>
            <table:table-row>
              <table:table-cell office:value-type="float" office:value="46055">
                <text:p>46055</text:p>
              </table:table-cell>
              <table:table-cell office:value-type="float" office:value="NaN">
                <text:p>NaN</text:p>
              </table:table-cell>
              <table:table-cell office:value-type="float" office:value="15.8739999771119">
                <text:p>15.8739999771119</text:p>
              </table:table-cell>
              <table:table-cell office:value-type="float" office:value="0.496214190126164">
                <text:p>0.496214190126164</text:p>
              </table:table-cell>
              <table:table-cell office:value-type="float" office:value="15.3777857869857">
                <text:p>15.3777857869857</text:p>
              </table:table-cell>
              <table:table-cell office:value-type="float" office:value="16.370214167238">
                <text:p>16.370214167238</text:p>
              </table:table-cell>
            </table:table-row>
            <table:table-row>
              <table:table-cell office:value-type="float" office:value="46062">
                <text:p>46062</text:p>
              </table:table-cell>
              <table:table-cell office:value-type="float" office:value="NaN">
                <text:p>NaN</text:p>
              </table:table-cell>
              <table:table-cell office:value-type="float" office:value="15.9045001983642">
                <text:p>15.9045001983642</text:p>
              </table:table-cell>
              <table:table-cell office:value-type="float" office:value="0.542576607612148">
                <text:p>0.542576607612148</text:p>
              </table:table-cell>
              <table:table-cell office:value-type="float" office:value="15.3619235907521">
                <text:p>15.3619235907521</text:p>
              </table:table-cell>
              <table:table-cell office:value-type="float" office:value="16.4470768059764">
                <text:p>16.4470768059764</text:p>
              </table:table-cell>
            </table:table-row>
            <table:table-row>
              <table:table-cell office:value-type="float" office:value="46069">
                <text:p>46069</text:p>
              </table:table-cell>
              <table:table-cell office:value-type="float" office:value="NaN">
                <text:p>NaN</text:p>
              </table:table-cell>
              <table:table-cell office:value-type="float" office:value="15.9560001373292">
                <text:p>15.9560001373292</text:p>
              </table:table-cell>
              <table:table-cell office:value-type="float" office:value="0.600656676065906">
                <text:p>0.600656676065906</text:p>
              </table:table-cell>
              <table:table-cell office:value-type="float" office:value="15.3553434612633">
                <text:p>15.3553434612633</text:p>
              </table:table-cell>
              <table:table-cell office:value-type="float" office:value="16.5566568133951">
                <text:p>16.5566568133951</text:p>
              </table:table-cell>
            </table:table-row>
            <table:table-row>
              <table:table-cell office:value-type="float" office:value="46076">
                <text:p>46076</text:p>
              </table:table-cell>
              <table:table-cell office:value-type="float" office:value="NaN">
                <text:p>NaN</text:p>
              </table:table-cell>
              <table:table-cell office:value-type="float" office:value="16.0760000228884">
                <text:p>16.0760000228884</text:p>
              </table:table-cell>
              <table:table-cell office:value-type="float" office:value="0.574268564009891">
                <text:p>0.574268564009891</text:p>
              </table:table-cell>
              <table:table-cell office:value-type="float" office:value="15.5017314588785">
                <text:p>15.5017314588785</text:p>
              </table:table-cell>
              <table:table-cell office:value-type="float" office:value="16.6502685868983">
                <text:p>16.6502685868983</text:p>
              </table:table-cell>
            </table:table-row>
            <table:table-row>
              <table:table-cell office:value-type="float" office:value="46083">
                <text:p>46083</text:p>
              </table:table-cell>
              <table:table-cell office:value-type="float" office:value="NaN">
                <text:p>NaN</text:p>
              </table:table-cell>
              <table:table-cell office:value-type="float" office:value="16.0680000305178">
                <text:p>16.0680000305178</text:p>
              </table:table-cell>
              <table:table-cell office:value-type="float" office:value="0.575034978325466">
                <text:p>0.575034978325466</text:p>
              </table:table-cell>
              <table:table-cell office:value-type="float" office:value="15.4929650521923">
                <text:p>15.4929650521923</text:p>
              </table:table-cell>
              <table:table-cell office:value-type="float" office:value="16.6430350088433">
                <text:p>16.6430350088433</text:p>
              </table:table-cell>
            </table:table-row>
            <table:table-row>
              <table:table-cell office:value-type="float" office:value="46090">
                <text:p>46090</text:p>
              </table:table-cell>
              <table:table-cell office:value-type="float" office:value="NaN">
                <text:p>NaN</text:p>
              </table:table-cell>
              <table:table-cell office:value-type="float" office:value="16.0700000762941">
                <text:p>16.0700000762941</text:p>
              </table:table-cell>
              <table:table-cell office:value-type="float" office:value="0.55986518118246">
                <text:p>0.55986518118246</text:p>
              </table:table-cell>
              <table:table-cell office:value-type="float" office:value="15.5101348951116">
                <text:p>15.5101348951116</text:p>
              </table:table-cell>
              <table:table-cell office:value-type="float" office:value="16.6298652574765">
                <text:p>16.6298652574765</text:p>
              </table:table-cell>
            </table:table-row>
            <table:table-row>
              <table:table-cell office:value-type="float" office:value="46097">
                <text:p>46097</text:p>
              </table:table-cell>
              <table:table-cell office:value-type="float" office:value="NaN">
                <text:p>NaN</text:p>
              </table:table-cell>
              <table:table-cell office:value-type="float" office:value="16.0869998455049">
                <text:p>16.0869998455049</text:p>
              </table:table-cell>
              <table:table-cell office:value-type="float" office:value="0.56600144209159">
                <text:p>0.56600144209159</text:p>
              </table:table-cell>
              <table:table-cell office:value-type="float" office:value="15.5209984034133">
                <text:p>15.5209984034133</text:p>
              </table:table-cell>
              <table:table-cell office:value-type="float" office:value="16.6530012875965">
                <text:p>16.6530012875965</text:p>
              </table:table-cell>
            </table:table-row>
            <table:table-row>
              <table:table-cell office:value-type="float" office:value="46104">
                <text:p>46104</text:p>
              </table:table-cell>
              <table:table-cell office:value-type="float" office:value="NaN">
                <text:p>NaN</text:p>
              </table:table-cell>
              <table:table-cell office:value-type="float" office:value="15.970000076294">
                <text:p>15.970000076294</text:p>
              </table:table-cell>
              <table:table-cell office:value-type="float" office:value="0.642131378831195">
                <text:p>0.642131378831195</text:p>
              </table:table-cell>
              <table:table-cell office:value-type="float" office:value="15.3278686974628">
                <text:p>15.3278686974628</text:p>
              </table:table-cell>
              <table:table-cell office:value-type="float" office:value="16.6121314551252">
                <text:p>16.6121314551252</text:p>
              </table:table-cell>
            </table:table-row>
            <table:table-row>
              <table:table-cell office:value-type="float" office:value="46111">
                <text:p>46111</text:p>
              </table:table-cell>
              <table:table-cell office:value-type="float" office:value="NaN">
                <text:p>NaN</text:p>
              </table:table-cell>
              <table:table-cell office:value-type="float" office:value="15.8880001068116">
                <text:p>15.8880001068116</text:p>
              </table:table-cell>
              <table:table-cell office:value-type="float" office:value="0.558642850691701">
                <text:p>0.558642850691701</text:p>
              </table:table-cell>
              <table:table-cell office:value-type="float" office:value="15.3293572561199">
                <text:p>15.3293572561199</text:p>
              </table:table-cell>
              <table:table-cell office:value-type="float" office:value="16.4466429575033">
                <text:p>16.44664295750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